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95cm"/>
    </style:style>
    <style:style style:name="co2" style:family="table-column">
      <style:table-column-properties fo:break-before="auto" style:column-width="1.087cm"/>
    </style:style>
    <style:style style:name="co3" style:family="table-column">
      <style:table-column-properties fo:break-before="auto" style:column-width="5.027cm"/>
    </style:style>
    <style:style style:name="co4" style:family="table-column">
      <style:table-column-properties fo:break-before="auto" style:column-width="10.299cm"/>
    </style:style>
    <style:style style:name="co5" style:family="table-column">
      <style:table-column-properties fo:break-before="auto" style:column-width="10.716cm"/>
    </style:style>
    <style:style style:name="co6" style:family="table-column">
      <style:table-column-properties fo:break-before="auto" style:column-width="8.885cm"/>
    </style:style>
    <style:style style:name="co7" style:family="table-column">
      <style:table-column-properties fo:break-before="auto" style:column-width="3.612cm"/>
    </style:style>
    <style:style style:name="co8" style:family="table-column">
      <style:table-column-properties fo:break-before="auto" style:column-width="1.198cm"/>
    </style:style>
    <style:style style:name="co9" style:family="table-column">
      <style:table-column-properties fo:break-before="auto" style:column-width="2.335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row table:style-name="ro1">
          <table:table-cell office:value-type="string">
            <text:p>20th Century Video Almanac (USA)</text:p>
          </table:table-cell>
          <table:table-cell office:value-type="float" office:value="1993">
            <text:p>1993</text:p>
          </table:table-cell>
          <table:table-cell office:value-type="string">
            <text:p>ESRB - E (Everyone)</text:p>
          </table:table-cell>
          <table:table-cell office:value-type="string">
            <text:p>20th Century Video Almanac</text:p>
          </table:table-cell>
          <table:table-cell table:number-columns-repeated="2" office:value-type="string">
            <text:p>The Software Toolworks</text:p>
          </table:table-cell>
          <table:table-cell office:value-type="string">
            <text:p>Multimedia</text:p>
          </table:table-cell>
          <table:table-cell office:value-type="float" office:value="3.4">
            <text:p>3.4</text:p>
          </table:table-cell>
          <table:table-cell office:value-type="string">
            <text:p>1 Player</text:p>
          </table:table-cell>
          <table:table-cell office:value-type="string">
            <text:p>In The Best of Our Century, we've taken multimedia to dizzying new heights and you control the ride! Relive the most earthshaking events of the 20th century. Touch down on the moon with the Apollo astronauts. Relive Woodstock. Attend President Kennedy's inauguration. Take a front row seat for the incredible 1916 World Series. This multimedia reference work uses one of the world's largest archives of historical video to produce a visual encyclopedia of the century, with audio, photos, and text. The 20th Century Video Almanac provides a broad look at the events that shaped our world.</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20th Century Video Almanac (USA)&quot;&gt; &lt;year&gt;1993&lt;/year&gt; &lt;rating&gt;ESRB - E (Everyone)&lt;/rating&gt; &lt;title&gt;20th Century Video Almanac&lt;/title&gt; &lt;pub&gt;The Software Toolworks&lt;/pub&gt; &lt;dev&gt;The Software Toolworks&lt;/dev&gt; &lt;genre&gt;Multimedia&lt;/genre&gt; &lt;score&gt;3.4&lt;/score&gt; &lt;player&gt;1 Player&lt;/player&gt; &lt;story&gt;In The Best of Our Century, we've taken multimedia to dizzying new heights and you control the ride! Relive the most earthshaking events of the 20th century. Touch down on the moon with the Apollo astronauts. Relive Woodstock. Attend President Kennedy's inauguration. Take a front row seat for the incredible 1916 World Series. This multimedia reference work uses one of the world's largest archives of historical video to produce a visual encyclopedia of the century, with audio, photos, and text. The 20th Century Video Almanac provides a broad look at the events that shaped our world.&lt;/story&gt; &lt;/game&gt;">
            <text:p>&lt;game name="20th Century Video Almanac (USA)"&gt; &lt;year&gt;1993&lt;/year&gt; &lt;rating&gt;ESRB - E (Everyone)&lt;/rating&gt; &lt;title&gt;20th Century Video Almanac&lt;/title&gt; &lt;pub&gt;The Software Toolworks&lt;/pub&gt; &lt;dev&gt;The Software Toolworks&lt;/dev&gt; &lt;genre&gt;Multimedia&lt;/genre&gt; &lt;score&gt;3.4&lt;/score&gt; &lt;player&gt;1 Player&lt;/player&gt; &lt;story&gt;In The Best of Our Century, we've taken multimedia to dizzying new heights and you control the ride! Relive the most earthshaking events of the 20th century. Touch down on the moon with the Apollo astronauts. Relive Woodstock. Attend President Kennedy's inauguration. Take a front row seat for the incredible 1916 World Series. This multimedia reference work uses one of the world's largest archives of historical video to produce a visual encyclopedia of the century, with audio, photos, and text. The 20th Century Video Almanac provides a broad look at the events that shaped our world.&lt;/story&gt; &lt;/game&gt;</text:p>
          </table:table-cell>
          <table:table-cell table:number-columns-repeated="1012"/>
        </table:table-row>
        <table:table-row table:style-name="ro1">
          <table:table-cell office:value-type="string">
            <text:p>3D Atlas (USA)</text:p>
          </table:table-cell>
          <table:table-cell office:value-type="float" office:value="1994">
            <text:p>1994</text:p>
          </table:table-cell>
          <table:table-cell office:value-type="string">
            <text:p>ESRB - E (Everyone)</text:p>
          </table:table-cell>
          <table:table-cell office:value-type="string">
            <text:p>3D Atlas</text:p>
          </table:table-cell>
          <table:table-cell table:number-columns-repeated="2" office:value-type="string">
            <text:p>Electronic Arts, Inc.</text:p>
          </table:table-cell>
          <table:table-cell office:value-type="string">
            <text:p>Multimedia</text:p>
          </table:table-cell>
          <table:table-cell office:value-type="float" office:value="3.9">
            <text:p>3.9</text:p>
          </table:table-cell>
          <table:table-cell office:value-type="string">
            <text:p>1 Player</text:p>
          </table:table-cell>
          <table:table-cell office:value-type="string">
            <text:p>Another one of those interesting educational pieces of software available for the Panasonic 3DO system, 3D Atlas (Electronic Arts, 1994) is not so much a game with the typical qualities to constitute a 'quality video game' in the traditional sense, rather it is an atlas-styled database of information regarding certain countries, cities, continents and so on. By selecting your criteria on what you wish to discover about certain regions of the world, you'll be able to find out some interesting information on the environmental, political and physical aspects of the location you are looking up in the gam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3D Atlas (USA)&quot;&gt; &lt;year&gt;1994&lt;/year&gt; &lt;rating&gt;ESRB - E (Everyone)&lt;/rating&gt; &lt;title&gt;3D Atlas&lt;/title&gt; &lt;pub&gt;Electronic Arts, Inc.&lt;/pub&gt; &lt;dev&gt;Electronic Arts, Inc.&lt;/dev&gt; &lt;genre&gt;Multimedia&lt;/genre&gt; &lt;score&gt;3.9&lt;/score&gt; &lt;player&gt;1 Player&lt;/player&gt; &lt;story&gt;Another one of those interesting educational pieces of software available for the Panasonic 3DO system, 3D Atlas (Electronic Arts, 1994) is not so much a game with the typical qualities to constitute a 'quality video game' in the traditional sense, rather it is an atlas-styled database of information regarding certain countries, cities, continents and so on. By selecting your criteria on what you wish to discover about certain regions of the world, you'll be able to find out some interesting information on the environmental, political and physical aspects of the location you are looking up in the game.&lt;/story&gt; &lt;/game&gt;">
            <text:p>&lt;game name="3D Atlas (USA)"&gt; &lt;year&gt;1994&lt;/year&gt; &lt;rating&gt;ESRB - E (Everyone)&lt;/rating&gt; &lt;title&gt;3D Atlas&lt;/title&gt; &lt;pub&gt;Electronic Arts, Inc.&lt;/pub&gt; &lt;dev&gt;Electronic Arts, Inc.&lt;/dev&gt; &lt;genre&gt;Multimedia&lt;/genre&gt; &lt;score&gt;3.9&lt;/score&gt; &lt;player&gt;1 Player&lt;/player&gt; &lt;story&gt;Another one of those interesting educational pieces of software available for the Panasonic 3DO system, 3D Atlas (Electronic Arts, 1994) is not so much a game with the typical qualities to constitute a 'quality video game' in the traditional sense, rather it is an atlas-styled database of information regarding certain countries, cities, continents and so on. By selecting your criteria on what you wish to discover about certain regions of the world, you'll be able to find out some interesting information on the environmental, political and physical aspects of the location you are looking up in the game.&lt;/story&gt; &lt;/game&gt;</text:p>
          </table:table-cell>
          <table:table-cell table:number-columns-repeated="1012"/>
        </table:table-row>
        <table:table-row table:style-name="ro1">
          <table:table-cell office:value-type="string">
            <text:p>Alfred Hitchcock Presents (Japan)</text:p>
          </table:table-cell>
          <table:table-cell office:value-type="float" office:value="1994">
            <text:p>1994</text:p>
          </table:table-cell>
          <table:table-cell office:value-type="string">
            <text:p>ESRB - T (Teen)</text:p>
          </table:table-cell>
          <table:table-cell office:value-type="string">
            <text:p>Alfred Hitchcock Presents</text:p>
          </table:table-cell>
          <table:table-cell office:value-type="string">
            <text:p>Panasonic Software Company</text:p>
          </table:table-cell>
          <table:table-cell office:value-type="string">
            <text:p>Toyota</text:p>
          </table:table-cell>
          <table:table-cell office:value-type="string">
            <text:p>Puzzle</text:p>
          </table:table-cell>
          <table:table-cell office:value-type="float" office:value="3.6">
            <text:p>3.6</text:p>
          </table:table-cell>
          <table:table-cell office:value-type="string">
            <text:p>1 Player</text:p>
          </table:table-cell>
          <table:table-cell office:value-type="string">
            <text:p>No Description Available!</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lfred Hitchcock Presents (Japan)&quot;&gt; &lt;year&gt;1994&lt;/year&gt; &lt;rating&gt;ESRB - T (Teen)&lt;/rating&gt; &lt;title&gt;Alfred Hitchcock Presents&lt;/title&gt; &lt;pub&gt;Panasonic Software Company&lt;/pub&gt; &lt;dev&gt;Toyota&lt;/dev&gt; &lt;genre&gt;Puzzle&lt;/genre&gt; &lt;score&gt;3.6&lt;/score&gt; &lt;player&gt;1 Player&lt;/player&gt; &lt;story&gt;No Description Available!&lt;/story&gt; &lt;/game&gt;">
            <text:p>&lt;game name="Alfred Hitchcock Presents (Japan)"&gt; &lt;year&gt;1994&lt;/year&gt; &lt;rating&gt;ESRB - T (Teen)&lt;/rating&gt; &lt;title&gt;Alfred Hitchcock Presents&lt;/title&gt; &lt;pub&gt;Panasonic Software Company&lt;/pub&gt; &lt;dev&gt;Toyota&lt;/dev&gt; &lt;genre&gt;Puzzle&lt;/genre&gt; &lt;score&gt;3.6&lt;/score&gt; &lt;player&gt;1 Player&lt;/player&gt; &lt;story&gt;No Description Available!&lt;/story&gt; &lt;/game&gt;</text:p>
          </table:table-cell>
          <table:table-cell table:number-columns-repeated="1012"/>
        </table:table-row>
        <table:table-row table:style-name="ro1">
          <table:table-cell office:value-type="string">
            <text:p>Alone in the Dark (USA)</text:p>
          </table:table-cell>
          <table:table-cell office:value-type="float" office:value="1994">
            <text:p>1994</text:p>
          </table:table-cell>
          <table:table-cell office:value-type="string">
            <text:p>ESRB - T (Teen)</text:p>
          </table:table-cell>
          <table:table-cell office:value-type="string">
            <text:p>Alone in the Dark</text:p>
          </table:table-cell>
          <table:table-cell office:value-type="string">
            <text:p>Interplay Productions, Inc.</text:p>
          </table:table-cell>
          <table:table-cell office:value-type="string">
            <text:p>Atari Europe S.A.S.U.</text:p>
          </table:table-cell>
          <table:table-cell office:value-type="string">
            <text:p>Adventure</text:p>
          </table:table-cell>
          <table:table-cell office:value-type="float" office:value="3.5">
            <text:p>3.5</text:p>
          </table:table-cell>
          <table:table-cell office:value-type="string">
            <text:p>1 Player</text:p>
          </table:table-cell>
          <table:table-cell office:value-type="string">
            <text:p>Jeremy Hartwood has committed suicide in his Louisiana mansion, Derceto. You take the role of either Edward Carnby, a private investigator, or Emily Hartwood, Jeremy's niece, and investigate the suspicious death. The three-floor mansion is reputed to be haunted by its eccentric past owner. Very quickly, you realise that it is. Warped rats, zombies and giant worms are among the foes who are after you, and you must somehow escape. ****Alone in the Dark is an action-adventure survival horror game. The action is displayed from a number of fixed viewpoints. The backgrounds are 2D painted images, while the player character, all items and monsters are rendered as 3D models. ****To escape the mansion, you'll have to solve a number of puzzles. They usually involve finding an item and using it in a proper place. Apart from items necessary for the puzzles, you can also find books and documents that can be read, healing items which can be consumed to restore hit points, and weapons. ****Weapons come in handy, since Derceto is full of various monsters. Some monsters can be killed with weapons, but others are either impossible to kill or require a bit of thinking to take down. Note also that you have limited amounts of ammunition, so you have to use firearms carefully.</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lone in the Dark (USA)&quot;&gt; &lt;year&gt;1994&lt;/year&gt; &lt;rating&gt;ESRB - T (Teen)&lt;/rating&gt; &lt;title&gt;Alone in the Dark&lt;/title&gt; &lt;pub&gt;Interplay Productions, Inc.&lt;/pub&gt; &lt;dev&gt;Atari Europe S.A.S.U.&lt;/dev&gt; &lt;genre&gt;Adventure&lt;/genre&gt; &lt;score&gt;3.5&lt;/score&gt; &lt;player&gt;1 Player&lt;/player&gt; &lt;story&gt;Jeremy Hartwood has committed suicide in his Louisiana mansion, Derceto. You take the role of either Edward Carnby, a private investigator, or Emily Hartwood, Jeremy's niece, and investigate the suspicious death. The three-floor mansion is reputed to be haunted by its eccentric past owner. Very quickly, you realise that it is. Warped rats, zombies and giant worms are among the foes who are after you, and you must somehow escape. ****Alone in the Dark is an action-adventure survival horror game. The action is displayed from a number of fixed viewpoints. The backgrounds are 2D painted images, while the player character, all items and monsters are rendered as 3D models. ****To escape the mansion, you'll have to solve a number of puzzles. They usually involve finding an item and using it in a proper place. Apart from items necessary for the puzzles, you can also find books and documents that can be read, healing items which can be consumed to restore hit points, and weapons. ****Weapons come in handy, since Derceto is full of various monsters. Some monsters can be killed with weapons, but others are either impossible to kill or require a bit of thinking to take down. Note also that you have limited amounts of ammunition, so you have to use firearms carefully.&lt;/story&gt; &lt;/game&gt;">
            <text:p>&lt;game name="Alone in the Dark (USA)"&gt; &lt;year&gt;1994&lt;/year&gt; &lt;rating&gt;ESRB - T (Teen)&lt;/rating&gt; &lt;title&gt;Alone in the Dark&lt;/title&gt; &lt;pub&gt;Interplay Productions, Inc.&lt;/pub&gt; &lt;dev&gt;Atari Europe S.A.S.U.&lt;/dev&gt; &lt;genre&gt;Adventure&lt;/genre&gt; &lt;score&gt;3.5&lt;/score&gt; &lt;player&gt;1 Player&lt;/player&gt; &lt;story&gt;Jeremy Hartwood has committed suicide in his Louisiana mansion, Derceto. You take the role of either Edward Carnby, a private investigator, or Emily Hartwood, Jeremy's niece, and investigate the suspicious death. The three-floor mansion is reputed to be haunted by its eccentric past owner. Very quickly, you realise that it is. Warped rats, zombies and giant worms are among the foes who are after you, and you must somehow escape. ****Alone in the Dark is an action-adventure survival horror game. The action is displayed from a number of fixed viewpoints. The backgrounds are 2D painted images, while the player character, all items and monsters are rendered as 3D models. ****To escape the mansion, you'll have to solve a number of puzzles. They usually involve finding an item and using it in a proper place. Apart from items necessary for the puzzles, you can also find books and documents that can be read, healing items which can be consumed to restore hit points, and weapons. ****Weapons come in handy, since Derceto is full of various monsters. Some monsters can be killed with weapons, but others are either impossible to kill or require a bit of thinking to take down. Note also that you have limited amounts of ammunition, so you have to use firearms carefully.&lt;/story&gt; &lt;/game&gt;</text:p>
          </table:table-cell>
          <table:table-cell table:number-columns-repeated="1012"/>
        </table:table-row>
        <table:table-row table:style-name="ro1">
          <table:table-cell office:value-type="string">
            <text:p>Alone in the Dark 2 (USA)</text:p>
          </table:table-cell>
          <table:table-cell office:value-type="float" office:value="1995">
            <text:p>1995</text:p>
          </table:table-cell>
          <table:table-cell office:value-type="string">
            <text:p>ESRB - T (Teen)</text:p>
          </table:table-cell>
          <table:table-cell office:value-type="string">
            <text:p>Alone in the Dark 2</text:p>
          </table:table-cell>
          <table:table-cell office:value-type="string">
            <text:p>Interplay Productions, Inc.</text:p>
          </table:table-cell>
          <table:table-cell office:value-type="string">
            <text:p>Infogrames Europe SA</text:p>
          </table:table-cell>
          <table:table-cell office:value-type="string">
            <text:p>Adventure</text:p>
          </table:table-cell>
          <table:table-cell office:value-type="float" office:value="2.9">
            <text:p>2.9</text:p>
          </table:table-cell>
          <table:table-cell office:value-type="string">
            <text:p>1 Player</text:p>
          </table:table-cell>
          <table:table-cell office:value-type="string">
            <text:p>In Alone in the Dark 2,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lone in the Dark 2 (USA)&quot;&gt; &lt;year&gt;1995&lt;/year&gt; &lt;rating&gt;ESRB - T (Teen)&lt;/rating&gt; &lt;title&gt;Alone in the Dark 2&lt;/title&gt; &lt;pub&gt;Interplay Productions, Inc.&lt;/pub&gt; &lt;dev&gt;Infogrames Europe SA&lt;/dev&gt; &lt;genre&gt;Adventure&lt;/genre&gt; &lt;score&gt;2.9&lt;/score&gt; &lt;player&gt;1 Player&lt;/player&gt; &lt;story&gt;In Alone in the Dark 2,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lt;/story&gt; &lt;/game&gt;">
            <text:p>&lt;game name="Alone in the Dark 2 (USA)"&gt; &lt;year&gt;1995&lt;/year&gt; &lt;rating&gt;ESRB - T (Teen)&lt;/rating&gt; &lt;title&gt;Alone in the Dark 2&lt;/title&gt; &lt;pub&gt;Interplay Productions, Inc.&lt;/pub&gt; &lt;dev&gt;Infogrames Europe SA&lt;/dev&gt; &lt;genre&gt;Adventure&lt;/genre&gt; &lt;score&gt;2.9&lt;/score&gt; &lt;player&gt;1 Player&lt;/player&gt; &lt;story&gt;In Alone in the Dark 2, you take the role of detective Edward Carnby, one of the two main characters in the original Alone in the Dark. Carnby is now called upon to investigate a bootlegger named One Eyed Jack after an old detective college name Stryker attributes Jack to the kidnapping of young Grace Saunders. Stryker attempts to infiltrate Jack's dilapidated mansion of Hell's Kitchen and rescue the girl, only to disappear himself. That's where Carnby comes in.****Carnby soon learns that Jack and his gangsters are really 15th century pirates who gained immortality after Jack joined forces with Elizabeth Jarret, a Voodoo witch. However the dark magic which keeps them immortal also requires Jack and his crew to regularly make human sacrifices (which explains Grace's kidnapping).****Now Carnby must battle his way through Hell's Kitchen and Jack's army of tommy-gun wielding gangsters, searching for a way to break the spell and make them stay dead. ****Alone in the Dark 2 is an action-adventure game, similar to the original Alone in the Dark. Like its predecessor, the game uses hybrid 2D-3D graphics. Completing the game requires you to solve a lot of puzzles while fighting zombie pirates along the way. Some enemies can be killed with the numerous weapons at your disposal, while others need to be defeated via trickery. ****Apart from Edward Carnby, the game also includes a short section (two sections in the CD-ROM version) where you play as the little Grace Saunders. Grace obviously cannot fight, and thus the sections featuring her are all about fast reflexes and wits to evade and outsmart the enemies.&lt;/story&gt; &lt;/game&gt;</text:p>
          </table:table-cell>
          <table:table-cell table:number-columns-repeated="1012"/>
        </table:table-row>
        <table:table-row table:style-name="ro1">
          <table:table-cell office:value-type="string">
            <text:p>Armageddon (Korea)</text:p>
          </table:table-cell>
          <table:table-cell office:value-type="float" office:value="1996">
            <text:p>1996</text:p>
          </table:table-cell>
          <table:table-cell office:value-type="string">
            <text:p>ESRB - T (Teen)</text:p>
          </table:table-cell>
          <table:table-cell office:value-type="string">
            <text:p>Armageddon</text:p>
          </table:table-cell>
          <table:table-cell office:value-type="string">
            <text:p>LG Electronics Inc.</text:p>
          </table:table-cell>
          <table:table-cell office:value-type="string">
            <text:p>Ablex</text:p>
          </table:table-cell>
          <table:table-cell office:value-type="string">
            <text:p>Shooter</text:p>
          </table:table-cell>
          <table:table-cell office:value-type="string">
            <text:p>3.0</text:p>
          </table:table-cell>
          <table:table-cell office:value-type="string">
            <text:p>1 Player</text:p>
          </table:table-cell>
          <table:table-cell office:value-type="string">
            <text:p>Armageddon is, like the Mirinae game of the same title, based on the animated movie by Lee Hyunse. The game is a pseudo-3d space shooter like Wing Commander, though its production values are nowhere near Origin's series. Previously, LG had announced a more interesting-looking polygonal 3D game in cooperation with Ablex.</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rmageddon (Korea)&quot;&gt; &lt;year&gt;1996&lt;/year&gt; &lt;rating&gt;ESRB - T (Teen)&lt;/rating&gt; &lt;title&gt;Armageddon&lt;/title&gt; &lt;pub&gt;LG Electronics Inc.&lt;/pub&gt; &lt;dev&gt;Ablex&lt;/dev&gt; &lt;genre&gt;Shooter&lt;/genre&gt; &lt;score&gt;3.0&lt;/score&gt; &lt;player&gt;1 Player&lt;/player&gt; &lt;story&gt;Armageddon is, like the Mirinae game of the same title, based on the animated movie by Lee Hyunse. The game is a pseudo-3d space shooter like Wing Commander, though its production values are nowhere near Origin's series. Previously, LG had announced a more interesting-looking polygonal 3D game in cooperation with Ablex.&lt;/story&gt; &lt;/game&gt;">
            <text:p>&lt;game name="Armageddon (Korea)"&gt; &lt;year&gt;1996&lt;/year&gt; &lt;rating&gt;ESRB - T (Teen)&lt;/rating&gt; &lt;title&gt;Armageddon&lt;/title&gt; &lt;pub&gt;LG Electronics Inc.&lt;/pub&gt; &lt;dev&gt;Ablex&lt;/dev&gt; &lt;genre&gt;Shooter&lt;/genre&gt; &lt;score&gt;3.0&lt;/score&gt; &lt;player&gt;1 Player&lt;/player&gt; &lt;story&gt;Armageddon is, like the Mirinae game of the same title, based on the animated movie by Lee Hyunse. The game is a pseudo-3d space shooter like Wing Commander, though its production values are nowhere near Origin's series. Previously, LG had announced a more interesting-looking polygonal 3D game in cooperation with Ablex.&lt;/story&gt; &lt;/game&gt;</text:p>
          </table:table-cell>
          <table:table-cell table:number-columns-repeated="1012"/>
        </table:table-row>
        <table:table-row table:style-name="ro1">
          <table:table-cell office:value-type="string">
            <text:p>AutoBahn Tokio (Japan)</text:p>
          </table:table-cell>
          <table:table-cell office:value-type="float" office:value="1995">
            <text:p>1995</text:p>
          </table:table-cell>
          <table:table-cell office:value-type="string">
            <text:p>ESRB - T (Teen)</text:p>
          </table:table-cell>
          <table:table-cell office:value-type="string">
            <text:p>AutoBahn Tokio</text:p>
          </table:table-cell>
          <table:table-cell table:number-columns-repeated="2" office:value-type="string">
            <text:p>Sanyei Shobou</text:p>
          </table:table-cell>
          <table:table-cell office:value-type="string">
            <text:p>Driving</text:p>
          </table:table-cell>
          <table:table-cell office:value-type="float" office:value="3.6">
            <text:p>3.6</text:p>
          </table:table-cell>
          <table:table-cell office:value-type="string">
            <text:p>1 Player</text:p>
          </table:table-cell>
          <table:table-cell office:value-type="string">
            <text:p>No Description Available!</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utoBahn Tokio (Japan)&quot;&gt; &lt;year&gt;1995&lt;/year&gt; &lt;rating&gt;ESRB - T (Teen)&lt;/rating&gt; &lt;title&gt;AutoBahn Tokio&lt;/title&gt; &lt;pub&gt;Sanyei Shobou&lt;/pub&gt; &lt;dev&gt;Sanyei Shobou&lt;/dev&gt; &lt;genre&gt;Driving&lt;/genre&gt; &lt;score&gt;3.6&lt;/score&gt; &lt;player&gt;1 Player&lt;/player&gt; &lt;story&gt;No Description Available!&lt;/story&gt; &lt;/game&gt;">
            <text:p>&lt;game name="AutoBahn Tokio (Japan)"&gt; &lt;year&gt;1995&lt;/year&gt; &lt;rating&gt;ESRB - T (Teen)&lt;/rating&gt; &lt;title&gt;AutoBahn Tokio&lt;/title&gt; &lt;pub&gt;Sanyei Shobou&lt;/pub&gt; &lt;dev&gt;Sanyei Shobou&lt;/dev&gt; &lt;genre&gt;Driving&lt;/genre&gt; &lt;score&gt;3.6&lt;/score&gt; &lt;player&gt;1 Player&lt;/player&gt; &lt;story&gt;No Description Available!&lt;/story&gt; &lt;/game&gt;</text:p>
          </table:table-cell>
          <table:table-cell table:number-columns-repeated="1012"/>
        </table:table-row>
        <table:table-row table:style-name="ro1">
          <table:table-cell office:value-type="string">
            <text:p>Ballz - The Director's Cut (USA)</text:p>
          </table:table-cell>
          <table:table-cell office:value-type="float" office:value="1995">
            <text:p>1995</text:p>
          </table:table-cell>
          <table:table-cell office:value-type="string">
            <text:p>ESRB - T (Teen)</text:p>
          </table:table-cell>
          <table:table-cell office:value-type="string">
            <text:p>Ballz - The Director's Cut</text:p>
          </table:table-cell>
          <table:table-cell office:value-type="string">
            <text:p>Panasonic Software Company</text:p>
          </table:table-cell>
          <table:table-cell office:value-type="string">
            <text:p>PF Magic</text:p>
          </table:table-cell>
          <table:table-cell office:value-type="string">
            <text:p>Fighter</text:p>
          </table:table-cell>
          <table:table-cell office:value-type="float" office:value="2.8">
            <text:p>2.8</text:p>
          </table:table-cell>
          <table:table-cell office:value-type="string">
            <text:p>1-2 Players</text:p>
          </table:table-cell>
          <table:table-cell office:value-type="string">
            <text:p>Ballz: The Director's Cut is an improved version of the Genesis and SNES game Ballz 3D: Fighting at its Ballziest. Like the original, it's a 3D fighting game where all the characters are made out of balls. Each character has its own moves animations and combos. In the single player mode you first have to fight against all the playable characters after which there are a variety of final bosses such as a tyrannosaurus, kangaroo, scorpion, ostrich and bull. Each boss has a unique fighting style and weak spot. In multiplayer you can fight against friend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allz - The Director's Cut (USA)&quot;&gt; &lt;year&gt;1995&lt;/year&gt; &lt;rating&gt;ESRB - T (Teen)&lt;/rating&gt; &lt;title&gt;Ballz - The Director's Cut&lt;/title&gt; &lt;pub&gt;Panasonic Software Company&lt;/pub&gt; &lt;dev&gt;PF Magic&lt;/dev&gt; &lt;genre&gt;Fighter&lt;/genre&gt; &lt;score&gt;2.8&lt;/score&gt; &lt;player&gt;1-2 Players&lt;/player&gt; &lt;story&gt;Ballz: The Director's Cut is an improved version of the Genesis and SNES game Ballz 3D: Fighting at its Ballziest. Like the original, it's a 3D fighting game where all the characters are made out of balls. Each character has its own moves animations and combos. In the single player mode you first have to fight against all the playable characters after which there are a variety of final bosses such as a tyrannosaurus, kangaroo, scorpion, ostrich and bull. Each boss has a unique fighting style and weak spot. In multiplayer you can fight against friends.&lt;/story&gt; &lt;/game&gt;">
            <text:p>&lt;game name="Ballz - The Director's Cut (USA)"&gt; &lt;year&gt;1995&lt;/year&gt; &lt;rating&gt;ESRB - T (Teen)&lt;/rating&gt; &lt;title&gt;Ballz - The Director's Cut&lt;/title&gt; &lt;pub&gt;Panasonic Software Company&lt;/pub&gt; &lt;dev&gt;PF Magic&lt;/dev&gt; &lt;genre&gt;Fighter&lt;/genre&gt; &lt;score&gt;2.8&lt;/score&gt; &lt;player&gt;1-2 Players&lt;/player&gt; &lt;story&gt;Ballz: The Director's Cut is an improved version of the Genesis and SNES game Ballz 3D: Fighting at its Ballziest. Like the original, it's a 3D fighting game where all the characters are made out of balls. Each character has its own moves animations and combos. In the single player mode you first have to fight against all the playable characters after which there are a variety of final bosses such as a tyrannosaurus, kangaroo, scorpion, ostrich and bull. Each boss has a unique fighting style and weak spot. In multiplayer you can fight against friends.&lt;/story&gt; &lt;/game&gt;</text:p>
          </table:table-cell>
          <table:table-cell table:number-columns-repeated="1012"/>
        </table:table-row>
        <table:table-row table:style-name="ro1">
          <table:table-cell office:value-type="string">
            <text:p>Battle Blues (Korea)</text:p>
          </table:table-cell>
          <table:table-cell office:value-type="float" office:value="1996">
            <text:p>1996</text:p>
          </table:table-cell>
          <table:table-cell office:value-type="string">
            <text:p>ESRB - T (Teen)</text:p>
          </table:table-cell>
          <table:table-cell office:value-type="string">
            <text:p>Battle Blues</text:p>
          </table:table-cell>
          <table:table-cell office:value-type="string">
            <text:p>LG Electronics Inc.</text:p>
          </table:table-cell>
          <table:table-cell office:value-type="string">
            <text:p>Shin Development</text:p>
          </table:table-cell>
          <table:table-cell office:value-type="string">
            <text:p>Strategy</text:p>
          </table:table-cell>
          <table:table-cell office:value-type="float" office:value="3.7">
            <text:p>3.7</text:p>
          </table:table-cell>
          <table:table-cell office:value-type="string">
            <text:p>1 Player</text:p>
          </table:table-cell>
          <table:table-cell office:value-type="string">
            <text:p>Although it was developed by an independent team called Shin's Entertainment, LG secured Battle Blues as an exclusive title for their 3DO system. The SRPG puts a strong focus on story, which is told in FMV sequences. These are hand-drawn and are quite atmospheric with their sketchy look, although the animation is very basic, often they just string together a number of stills.</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attle Blues (Korea)&quot;&gt; &lt;year&gt;1996&lt;/year&gt; &lt;rating&gt;ESRB - T (Teen)&lt;/rating&gt; &lt;title&gt;Battle Blues&lt;/title&gt; &lt;pub&gt;LG Electronics Inc.&lt;/pub&gt; &lt;dev&gt;Shin Development&lt;/dev&gt; &lt;genre&gt;Strategy&lt;/genre&gt; &lt;score&gt;3.7&lt;/score&gt; &lt;player&gt;1 Player&lt;/player&gt; &lt;story&gt;Although it was developed by an independent team called Shin's Entertainment, LG secured Battle Blues as an exclusive title for their 3DO system. The SRPG puts a strong focus on story, which is told in FMV sequences. These are hand-drawn and are quite atmospheric with their sketchy look, although the animation is very basic, often they just string together a number of stills.&lt;/story&gt; &lt;/game&gt;">
            <text:p>&lt;game name="Battle Blues (Korea)"&gt; &lt;year&gt;1996&lt;/year&gt; &lt;rating&gt;ESRB - T (Teen)&lt;/rating&gt; &lt;title&gt;Battle Blues&lt;/title&gt; &lt;pub&gt;LG Electronics Inc.&lt;/pub&gt; &lt;dev&gt;Shin Development&lt;/dev&gt; &lt;genre&gt;Strategy&lt;/genre&gt; &lt;score&gt;3.7&lt;/score&gt; &lt;player&gt;1 Player&lt;/player&gt; &lt;story&gt;Although it was developed by an independent team called Shin's Entertainment, LG secured Battle Blues as an exclusive title for their 3DO system. The SRPG puts a strong focus on story, which is told in FMV sequences. These are hand-drawn and are quite atmospheric with their sketchy look, although the animation is very basic, often they just string together a number of stills.&lt;/story&gt; &lt;/game&gt;</text:p>
          </table:table-cell>
          <table:table-cell table:number-columns-repeated="1012"/>
        </table:table-row>
        <table:table-row table:style-name="ro1">
          <table:table-cell office:value-type="string">
            <text:p>Battle Chess (USA)</text:p>
          </table:table-cell>
          <table:table-cell office:value-type="float" office:value="1993">
            <text:p>1993</text:p>
          </table:table-cell>
          <table:table-cell office:value-type="string">
            <text:p>ESRB - E (Everyone)</text:p>
          </table:table-cell>
          <table:table-cell office:value-type="string">
            <text:p>Battle Chess</text:p>
          </table:table-cell>
          <table:table-cell table:number-columns-repeated="2" office:value-type="string">
            <text:p>Interplay Productions, Inc.</text:p>
          </table:table-cell>
          <table:table-cell office:value-type="string">
            <text:p>Strategy</text:p>
          </table:table-cell>
          <table:table-cell office:value-type="float" office:value="3.8">
            <text:p>3.8</text:p>
          </table:table-cell>
          <table:table-cell office:value-type="string">
            <text:p>1-2 Players</text:p>
          </table:table-cell>
          <table:table-cell office:value-type="string">
            <text:p>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attle Chess (USA)&quot;&gt; &lt;year&gt;1993&lt;/year&gt; &lt;rating&gt;ESRB - E (Everyone)&lt;/rating&gt; &lt;title&gt;Battle Chess&lt;/title&gt; &lt;pub&gt;Interplay Productions, Inc.&lt;/pub&gt; &lt;dev&gt;Interplay Productions, Inc.&lt;/dev&gt; &lt;genre&gt;Strategy&lt;/genre&gt; &lt;score&gt;3.8&lt;/score&gt; &lt;player&gt;1-2 Players&lt;/player&gt; &lt;story&gt;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lt;/story&gt; &lt;/game&gt;">
            <text:p>&lt;game name="Battle Chess (USA)"&gt; &lt;year&gt;1993&lt;/year&gt; &lt;rating&gt;ESRB - E (Everyone)&lt;/rating&gt; &lt;title&gt;Battle Chess&lt;/title&gt; &lt;pub&gt;Interplay Productions, Inc.&lt;/pub&gt; &lt;dev&gt;Interplay Productions, Inc.&lt;/dev&gt; &lt;genre&gt;Strategy&lt;/genre&gt; &lt;score&gt;3.8&lt;/score&gt; &lt;player&gt;1-2 Players&lt;/player&gt; &lt;story&gt;Battle Chess is a quite typical chess game, but it comes with a twist: all pieces are represented by small, realistic figures that walk around on the chessboard, and when one piece takes another, they both take part in an animated battle. There is a different animation for each permutation, depending on which pieces are capturing or being captured. You can also play in 2D without animation. ****The game's opening library includes 30,000 different moves, ensuring a variety of games will unfold across the 10 skill levels. ****Multi-player support can be extended to modem and/or serial port play.&lt;/story&gt; &lt;/game&gt;</text:p>
          </table:table-cell>
          <table:table-cell table:number-columns-repeated="1012"/>
        </table:table-row>
        <table:table-row table:style-name="ro1">
          <table:table-cell office:value-type="string">
            <text:p>Battle Pinball (Japan)</text:p>
          </table:table-cell>
          <table:table-cell office:value-type="float" office:value="1994">
            <text:p>1994</text:p>
          </table:table-cell>
          <table:table-cell office:value-type="string">
            <text:p>ESRB - E (Everyone)</text:p>
          </table:table-cell>
          <table:table-cell office:value-type="string">
            <text:p>Battle Pinball</text:p>
          </table:table-cell>
          <table:table-cell office:value-type="string">
            <text:p>Matsushita Electric Industrial Co., Ltd.</text:p>
          </table:table-cell>
          <table:table-cell office:value-type="string">
            <text:p>Japan DataWorks Inc.</text:p>
          </table:table-cell>
          <table:table-cell office:value-type="string">
            <text:p>Pinball</text:p>
          </table:table-cell>
          <table:table-cell office:value-type="string">
            <text:p>4.0</text:p>
          </table:table-cell>
          <table:table-cell office:value-type="string">
            <text:p>1-4 Players</text:p>
          </table:table-cell>
          <table:table-cell office:value-type="string">
            <text:p>No Description Available!</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attle Pinball (Japan)&quot;&gt; &lt;year&gt;1994&lt;/year&gt; &lt;rating&gt;ESRB - E (Everyone)&lt;/rating&gt; &lt;title&gt;Battle Pinball&lt;/title&gt; &lt;pub&gt;Matsushita Electric Industrial Co., Ltd.&lt;/pub&gt; &lt;dev&gt;Japan DataWorks Inc.&lt;/dev&gt; &lt;genre&gt;Pinball&lt;/genre&gt; &lt;score&gt;4.0&lt;/score&gt; &lt;player&gt;1-4 Players&lt;/player&gt; &lt;story&gt;No Description Available!&lt;/story&gt; &lt;/game&gt;">
            <text:p>&lt;game name="Battle Pinball (Japan)"&gt; &lt;year&gt;1994&lt;/year&gt; &lt;rating&gt;ESRB - E (Everyone)&lt;/rating&gt; &lt;title&gt;Battle Pinball&lt;/title&gt; &lt;pub&gt;Matsushita Electric Industrial Co., Ltd.&lt;/pub&gt; &lt;dev&gt;Japan DataWorks Inc.&lt;/dev&gt; &lt;genre&gt;Pinball&lt;/genre&gt; &lt;score&gt;4.0&lt;/score&gt; &lt;player&gt;1-4 Players&lt;/player&gt; &lt;story&gt;No Description Available!&lt;/story&gt; &lt;/game&gt;</text:p>
          </table:table-cell>
          <table:table-cell table:number-columns-repeated="1012"/>
        </table:table-row>
        <table:table-row table:style-name="ro1">
          <table:table-cell office:value-type="string">
            <text:p>BattleSport (USA)</text:p>
          </table:table-cell>
          <table:table-cell office:value-type="float" office:value="1995">
            <text:p>1995</text:p>
          </table:table-cell>
          <table:table-cell office:value-type="string">
            <text:p>ESRB - E (Everyone)</text:p>
          </table:table-cell>
          <table:table-cell office:value-type="string">
            <text:p>BattleSport</text:p>
          </table:table-cell>
          <table:table-cell office:value-type="string">
            <text:p>3DO Company, The</text:p>
          </table:table-cell>
          <table:table-cell office:value-type="string">
            <text:p>Cyclone Studios</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attleSport (USA)&quot;&gt; &lt;year&gt;1995&lt;/year&gt; &lt;rating&gt;ESRB - E (Everyone)&lt;/rating&gt; &lt;title&gt;BattleSport&lt;/title&gt; &lt;pub&gt;3DO Company, The&lt;/pub&gt; &lt;dev&gt;Cyclone Studios&lt;/dev&gt; &lt;genre&gt;Action&lt;/genre&gt; &lt;score&gt;3.5&lt;/score&gt; &lt;player&gt;1 Player&lt;/player&gt; &lt;story&gt;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lt;/story&gt; &lt;/game&gt;">
            <text:p>&lt;game name="BattleSport (USA)"&gt; &lt;year&gt;1995&lt;/year&gt; &lt;rating&gt;ESRB - E (Everyone)&lt;/rating&gt; &lt;title&gt;BattleSport&lt;/title&gt; &lt;pub&gt;3DO Company, The&lt;/pub&gt; &lt;dev&gt;Cyclone Studios&lt;/dev&gt; &lt;genre&gt;Action&lt;/genre&gt; &lt;score&gt;3.5&lt;/score&gt; &lt;player&gt;1 Player&lt;/player&gt; &lt;story&gt;Battlesport simulates the sport of the future. Choose your vehicle and enter the arena to face your computer opponents to see who scores the most goals before the clock runs out.****Scoring isn't easy. The ball constantly bounces over the arena, retrieved by a player constantly bombarded by opponents. A variety of weapons are available to shoot your competitor, and anyone that takes a hit while carrying the ball loses possession, sending the ball bouncing across the arena. Taking too many shots results in a temporary inability to take part in the action while your opponent happily scores goals. ****Winning matches increases standing in the rankings and the acquisition of cash to purchase a better vehicle and enhanced offensive or defensive items.&lt;/story&gt; &lt;/game&gt;</text:p>
          </table:table-cell>
          <table:table-cell table:number-columns-repeated="1012"/>
        </table:table-row>
        <table:table-row table:style-name="ro1">
          <table:table-cell office:value-type="string">
            <text:p>BC Racers (USA, Europe)</text:p>
          </table:table-cell>
          <table:table-cell office:value-type="float" office:value="1995">
            <text:p>1995</text:p>
          </table:table-cell>
          <table:table-cell office:value-type="string">
            <text:p>ESRB - E (Everyone)</text:p>
          </table:table-cell>
          <table:table-cell office:value-type="string">
            <text:p>BC Racers</text:p>
          </table:table-cell>
          <table:table-cell office:value-type="string">
            <text:p>LG Electronics Inc.</text:p>
          </table:table-cell>
          <table:table-cell office:value-type="string">
            <text:p>Core Design Ltd.</text:p>
          </table:table-cell>
          <table:table-cell office:value-type="string">
            <text:p>Driving</text:p>
          </table:table-cell>
          <table:table-cell office:value-type="float" office:value="3.6">
            <text:p>3.6</text:p>
          </table:table-cell>
          <table:table-cell office:value-type="string">
            <text:p>1-2 Players</text:p>
          </table:table-cell>
          <table:table-cell office:value-type="string">
            <text:p>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C Racers (USA, Europe)&quot;&gt; &lt;year&gt;1995&lt;/year&gt; &lt;rating&gt;ESRB - E (Everyone)&lt;/rating&gt; &lt;title&gt;BC Racers&lt;/title&gt; &lt;pub&gt;LG Electronics Inc.&lt;/pub&gt; &lt;dev&gt;Core Design Ltd.&lt;/dev&gt; &lt;genre&gt;Driving&lt;/genre&gt; &lt;score&gt;3.6&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
            <text:p>&lt;game name="BC Racers (USA, Europe)"&gt; &lt;year&gt;1995&lt;/year&gt; &lt;rating&gt;ESRB - E (Everyone)&lt;/rating&gt; &lt;title&gt;BC Racers&lt;/title&gt; &lt;pub&gt;LG Electronics Inc.&lt;/pub&gt; &lt;dev&gt;Core Design Ltd.&lt;/dev&gt; &lt;genre&gt;Driving&lt;/genre&gt; &lt;score&gt;3.6&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text:p>
          </table:table-cell>
          <table:table-cell table:number-columns-repeated="1012"/>
        </table:table-row>
        <table:table-row table:style-name="ro1">
          <table:table-cell office:value-type="string">
            <text:p>Belzerion (Japan)</text:p>
          </table:table-cell>
          <table:table-cell office:value-type="float" office:value="1994">
            <text:p>1994</text:p>
          </table:table-cell>
          <table:table-cell office:value-type="string">
            <text:p>ESRB - T (Teen)</text:p>
          </table:table-cell>
          <table:table-cell office:value-type="string">
            <text:p>Belzerion</text:p>
          </table:table-cell>
          <table:table-cell table:number-columns-repeated="2" office:value-type="string">
            <text:p>Human Entertainment</text:p>
          </table:table-cell>
          <table:table-cell office:value-type="string">
            <text:p>Action</text:p>
          </table:table-cell>
          <table:table-cell office:value-type="float" office:value="3.5">
            <text:p>3.5</text:p>
          </table:table-cell>
          <table:table-cell office:value-type="string">
            <text:p>1 Player</text:p>
          </table:table-cell>
          <table:table-cell office:value-type="string">
            <text:p>No Description Available!</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elzerion (Japan)&quot;&gt; &lt;year&gt;1994&lt;/year&gt; &lt;rating&gt;ESRB - T (Teen)&lt;/rating&gt; &lt;title&gt;Belzerion&lt;/title&gt; &lt;pub&gt;Human Entertainment&lt;/pub&gt; &lt;dev&gt;Human Entertainment&lt;/dev&gt; &lt;genre&gt;Action&lt;/genre&gt; &lt;score&gt;3.5&lt;/score&gt; &lt;player&gt;1 Player&lt;/player&gt; &lt;story&gt;No Description Available!&lt;/story&gt; &lt;/game&gt;">
            <text:p>&lt;game name="Belzerion (Japan)"&gt; &lt;year&gt;1994&lt;/year&gt; &lt;rating&gt;ESRB - T (Teen)&lt;/rating&gt; &lt;title&gt;Belzerion&lt;/title&gt; &lt;pub&gt;Human Entertainment&lt;/pub&gt; &lt;dev&gt;Human Entertainment&lt;/dev&gt; &lt;genre&gt;Action&lt;/genre&gt; &lt;score&gt;3.5&lt;/score&gt; &lt;player&gt;1 Player&lt;/player&gt; &lt;story&gt;No Description Available!&lt;/story&gt; &lt;/game&gt;</text:p>
          </table:table-cell>
          <table:table-cell table:number-columns-repeated="1012"/>
        </table:table-row>
        <table:table-row table:style-name="ro1">
          <table:table-cell office:value-type="string">
            <text:p>Bishoujo Senshi Sailor Moon S (Japan)</text:p>
          </table:table-cell>
          <table:table-cell office:value-type="float" office:value="1995">
            <text:p>1995</text:p>
          </table:table-cell>
          <table:table-cell office:value-type="string">
            <text:p>ESRB - T (Teen)</text:p>
          </table:table-cell>
          <table:table-cell office:value-type="string">
            <text:p>Bishoujo Senshi Sailor Moon S</text:p>
          </table:table-cell>
          <table:table-cell table:number-columns-repeated="2" office:value-type="string">
            <text:p>Bandai Co., Ltd.</text:p>
          </table:table-cell>
          <table:table-cell office:value-type="string">
            <text:p>Fighter</text:p>
          </table:table-cell>
          <table:table-cell office:value-type="float" office:value="4.1">
            <text:p>4.1</text:p>
          </table:table-cell>
          <table:table-cell office:value-type="string">
            <text:p>1-2 Players</text:p>
          </table:table-cell>
          <table:table-cell office:value-type="string">
            <text:p>No Description Available!</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ishoujo Senshi Sailor Moon S (Japan)&quot;&gt; &lt;year&gt;1995&lt;/year&gt; &lt;rating&gt;ESRB - T (Teen)&lt;/rating&gt; &lt;title&gt;Bishoujo Senshi Sailor Moon S&lt;/title&gt; &lt;pub&gt;Bandai Co., Ltd.&lt;/pub&gt; &lt;dev&gt;Bandai Co., Ltd.&lt;/dev&gt; &lt;genre&gt;Fighter&lt;/genre&gt; &lt;score&gt;4.1&lt;/score&gt; &lt;player&gt;1-2 Players&lt;/player&gt; &lt;story&gt;No Description Available!&lt;/story&gt; &lt;/game&gt;">
            <text:p>&lt;game name="Bishoujo Senshi Sailor Moon S (Japan)"&gt; &lt;year&gt;1995&lt;/year&gt; &lt;rating&gt;ESRB - T (Teen)&lt;/rating&gt; &lt;title&gt;Bishoujo Senshi Sailor Moon S&lt;/title&gt; &lt;pub&gt;Bandai Co., Ltd.&lt;/pub&gt; &lt;dev&gt;Bandai Co., Ltd.&lt;/dev&gt; &lt;genre&gt;Fighter&lt;/genre&gt; &lt;score&gt;4.1&lt;/score&gt; &lt;player&gt;1-2 Players&lt;/player&gt; &lt;story&gt;No Description Available!&lt;/story&gt; &lt;/game&gt;</text:p>
          </table:table-cell>
          <table:table-cell table:number-columns-repeated="1012"/>
        </table:table-row>
        <table:table-row table:style-name="ro1">
          <table:table-cell office:value-type="string">
            <text:p>Blade Force (USA)</text:p>
          </table:table-cell>
          <table:table-cell office:value-type="float" office:value="1995">
            <text:p>1995</text:p>
          </table:table-cell>
          <table:table-cell office:value-type="string">
            <text:p>ESRB - T (Teen)</text:p>
          </table:table-cell>
          <table:table-cell office:value-type="string">
            <text:p>Blade Force</text:p>
          </table:table-cell>
          <table:table-cell office:value-type="string">
            <text:p>3DO Company, The</text:p>
          </table:table-cell>
          <table:table-cell office:value-type="string">
            <text:p>Studio 3DO</text:p>
          </table:table-cell>
          <table:table-cell office:value-type="string">
            <text:p>Action</text:p>
          </table:table-cell>
          <table:table-cell office:value-type="float" office:value="3.2">
            <text:p>3.2</text:p>
          </table:table-cell>
          <table:table-cell office:value-type="string">
            <text:p>1 Player</text:p>
          </table:table-cell>
          <table:table-cell office:value-type="string">
            <text:p>In the year 2110, in the city of Meggagrid, once known as Los Angeles, you meet Dr. Grubert, a very prominent inventor who has been crippled by an explosion perpetrated by a crime family known as The Pitt Family. He gives a suit known as the Helipak Flight Suit to fight back and take down the criminals in the city and apprehend The Pitt Family and bring peace back to the city. With an arsenal of nine different weapons and twenty power-ups, the player flies around seven levels of the city with six degrees of freedom.</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lade Force (USA)&quot;&gt; &lt;year&gt;1995&lt;/year&gt; &lt;rating&gt;ESRB - T (Teen)&lt;/rating&gt; &lt;title&gt;Blade Force&lt;/title&gt; &lt;pub&gt;3DO Company, The&lt;/pub&gt; &lt;dev&gt;Studio 3DO&lt;/dev&gt; &lt;genre&gt;Action&lt;/genre&gt; &lt;score&gt;3.2&lt;/score&gt; &lt;player&gt;1 Player&lt;/player&gt; &lt;story&gt;In the year 2110, in the city of Meggagrid, once known as Los Angeles, you meet Dr. Grubert, a very prominent inventor who has been crippled by an explosion perpetrated by a crime family known as The Pitt Family. He gives a suit known as the Helipak Flight Suit to fight back and take down the criminals in the city and apprehend The Pitt Family and bring peace back to the city. With an arsenal of nine different weapons and twenty power-ups, the player flies around seven levels of the city with six degrees of freedom.&lt;/story&gt; &lt;/game&gt;">
            <text:p>&lt;game name="Blade Force (USA)"&gt; &lt;year&gt;1995&lt;/year&gt; &lt;rating&gt;ESRB - T (Teen)&lt;/rating&gt; &lt;title&gt;Blade Force&lt;/title&gt; &lt;pub&gt;3DO Company, The&lt;/pub&gt; &lt;dev&gt;Studio 3DO&lt;/dev&gt; &lt;genre&gt;Action&lt;/genre&gt; &lt;score&gt;3.2&lt;/score&gt; &lt;player&gt;1 Player&lt;/player&gt; &lt;story&gt;In the year 2110, in the city of Meggagrid, once known as Los Angeles, you meet Dr. Grubert, a very prominent inventor who has been crippled by an explosion perpetrated by a crime family known as The Pitt Family. He gives a suit known as the Helipak Flight Suit to fight back and take down the criminals in the city and apprehend The Pitt Family and bring peace back to the city. With an arsenal of nine different weapons and twenty power-ups, the player flies around seven levels of the city with six degrees of freedom.&lt;/story&gt; &lt;/game&gt;</text:p>
          </table:table-cell>
          <table:table-cell table:number-columns-repeated="1012"/>
        </table:table-row>
        <table:table-row table:style-name="ro1">
          <table:table-cell office:value-type="string">
            <text:p>Brain Dead 13 Starring Fritz (Disc 1) (USA)</text:p>
          </table:table-cell>
          <table:table-cell office:value-type="float" office:value="1995">
            <text:p>1995</text:p>
          </table:table-cell>
          <table:table-cell office:value-type="string">
            <text:p>ESRB - E (Everyone)</text:p>
          </table:table-cell>
          <table:table-cell office:value-type="string">
            <text:p>Brain Dead 13 Starring Fritz Disc 1</text:p>
          </table:table-cell>
          <table:table-cell table:number-columns-repeated="2" office:value-type="string">
            <text:p>ReadySoft Incorporated</text:p>
          </table:table-cell>
          <table:table-cell office:value-type="string">
            <text:p>Action</text:p>
          </table:table-cell>
          <table:table-cell office:value-type="float" office:value="2.8">
            <text:p>2.8</text:p>
          </table:table-cell>
          <table:table-cell office:value-type="string">
            <text:p>1 Player</text:p>
          </table:table-cell>
          <table:table-cell office:value-type="string">
            <text:p>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rain Dead 13 Starring Fritz (Disc 1) (USA)&quot;&gt; &lt;year&gt;1995&lt;/year&gt; &lt;rating&gt;ESRB - E (Everyone)&lt;/rating&gt; &lt;title&gt;Brain Dead 13 Starring Fritz Disc 1&lt;/title&gt; &lt;pub&gt;ReadySoft Incorporated&lt;/pub&gt; &lt;dev&gt;ReadySoft Incorporated&lt;/dev&gt; &lt;genre&gt;Action&lt;/genre&gt; &lt;score&gt;2.8&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
            <text:p>&lt;game name="Brain Dead 13 Starring Fritz (Disc 1) (USA)"&gt; &lt;year&gt;1995&lt;/year&gt; &lt;rating&gt;ESRB - E (Everyone)&lt;/rating&gt; &lt;title&gt;Brain Dead 13 Starring Fritz Disc 1&lt;/title&gt; &lt;pub&gt;ReadySoft Incorporated&lt;/pub&gt; &lt;dev&gt;ReadySoft Incorporated&lt;/dev&gt; &lt;genre&gt;Action&lt;/genre&gt; &lt;score&gt;2.8&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text:p>
          </table:table-cell>
          <table:table-cell table:number-columns-repeated="1012"/>
        </table:table-row>
        <table:table-row table:style-name="ro1">
          <table:table-cell office:value-type="string">
            <text:p>Brain Dead 13 Starring Fritz (Disc 2) (USA)</text:p>
          </table:table-cell>
          <table:table-cell office:value-type="float" office:value="1995">
            <text:p>1995</text:p>
          </table:table-cell>
          <table:table-cell office:value-type="string">
            <text:p>ESRB - E (Everyone)</text:p>
          </table:table-cell>
          <table:table-cell office:value-type="string">
            <text:p>Brain Dead 13 Starring Fritz Disc 2</text:p>
          </table:table-cell>
          <table:table-cell table:number-columns-repeated="2" office:value-type="string">
            <text:p>ReadySoft Incorporated</text:p>
          </table:table-cell>
          <table:table-cell office:value-type="string">
            <text:p>Action</text:p>
          </table:table-cell>
          <table:table-cell office:value-type="float" office:value="2.8">
            <text:p>2.8</text:p>
          </table:table-cell>
          <table:table-cell office:value-type="string">
            <text:p>1 Player</text:p>
          </table:table-cell>
          <table:table-cell office:value-type="string">
            <text:p>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rain Dead 13 Starring Fritz (Disc 2) (USA)&quot;&gt; &lt;year&gt;1995&lt;/year&gt; &lt;rating&gt;ESRB - E (Everyone)&lt;/rating&gt; &lt;title&gt;Brain Dead 13 Starring Fritz Disc 2&lt;/title&gt; &lt;pub&gt;ReadySoft Incorporated&lt;/pub&gt; &lt;dev&gt;ReadySoft Incorporated&lt;/dev&gt; &lt;genre&gt;Action&lt;/genre&gt; &lt;score&gt;2.8&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
            <text:p>&lt;game name="Brain Dead 13 Starring Fritz (Disc 2) (USA)"&gt; &lt;year&gt;1995&lt;/year&gt; &lt;rating&gt;ESRB - E (Everyone)&lt;/rating&gt; &lt;title&gt;Brain Dead 13 Starring Fritz Disc 2&lt;/title&gt; &lt;pub&gt;ReadySoft Incorporated&lt;/pub&gt; &lt;dev&gt;ReadySoft Incorporated&lt;/dev&gt; &lt;genre&gt;Action&lt;/genre&gt; &lt;score&gt;2.8&lt;/score&gt; &lt;player&gt;1 Player&lt;/player&gt; &lt;story&gt;In Braindead 13, the player takes on the role of a young computer expert who one day is called to fix a computer at some scary castle and in no time flat, finds himself in trouble.****It is up to the player to use the complex moves of an interactive movie to escape from the castle. This animated adventure is basically based on the player's judgment on which direction you think the character might go, and if the player guesses wrong, death.&lt;/story&gt; &lt;/game&gt;</text:p>
          </table:table-cell>
          <table:table-cell table:number-columns-repeated="1012"/>
        </table:table-row>
        <table:table-row table:style-name="ro1">
          <table:table-cell office:value-type="string">
            <text:p>Burning Soldier (USA)</text:p>
          </table:table-cell>
          <table:table-cell office:value-type="float" office:value="1994">
            <text:p>1994</text:p>
          </table:table-cell>
          <table:table-cell office:value-type="string">
            <text:p>ESRB - T (Teen)</text:p>
          </table:table-cell>
          <table:table-cell office:value-type="string">
            <text:p>Burning Soldier</text:p>
          </table:table-cell>
          <table:table-cell office:value-type="string">
            <text:p>Panasonic Software Company</text:p>
          </table:table-cell>
          <table:table-cell office:value-type="string">
            <text:p>Genki Co., Ltd.</text:p>
          </table:table-cell>
          <table:table-cell office:value-type="string">
            <text:p>Action</text:p>
          </table:table-cell>
          <table:table-cell office:value-type="float" office:value="3.4">
            <text:p>3.4</text:p>
          </table:table-cell>
          <table:table-cell office:value-type="string">
            <text:p>1 Player</text:p>
          </table:table-cell>
          <table:table-cell office:value-type="string">
            <text:p>A first-person space shooter, similar to Shock Wave and Total Eclipse, that has the player take control of a state of the art Strike fighter in missions ranging from the asteroid belt to the final fight on the Earth's surface. This is all done in an attempt to stop the Kaisertian (which resemble the Aliens from the Alien movies) race from destroying mankind.****The gameplay is very simplistic. The player uses the D-pad to move around a cursor on the screen, to aim wherever the player wants the weapons to fire, and the main buttons to fire the two main weapons of choice, a Laser Vulcan Cannon and a Blast Smash that is guided automatically at incoming enemies. <text:s/>However, unlike other first-person space shooters for the 3DO, there is no way of controlling the actual ship as its' movement is on a predetermined course and can't be manually deviated. <text:s/>The story is told through CGI cinemas.</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urning Soldier (USA)&quot;&gt; &lt;year&gt;1994&lt;/year&gt; &lt;rating&gt;ESRB - T (Teen)&lt;/rating&gt; &lt;title&gt;Burning Soldier&lt;/title&gt; &lt;pub&gt;Panasonic Software Company&lt;/pub&gt; &lt;dev&gt;Genki Co., Ltd.&lt;/dev&gt; &lt;genre&gt;Action&lt;/genre&gt; &lt;score&gt;3.4&lt;/score&gt; &lt;player&gt;1 Player&lt;/player&gt; &lt;story&gt;A first-person space shooter, similar to Shock Wave and Total Eclipse, that has the player take control of a state of the art Strike fighter in missions ranging from the asteroid belt to the final fight on the Earth's surface. This is all done in an attempt to stop the Kaisertian (which resemble the Aliens from the Alien movies) race from destroying mankind.****The gameplay is very simplistic. The player uses the D-pad to move around a cursor on the screen, to aim wherever the player wants the weapons to fire, and the main buttons to fire the two main weapons of choice, a Laser Vulcan Cannon and a Blast Smash that is guided automatically at incoming enemies.  However, unlike other first-person space shooters for the 3DO, there is no way of controlling the actual ship as its' movement is on a predetermined course and can't be manually deviated.  The story is told through CGI cinemas.&lt;/story&gt; &lt;/game&gt;">
            <text:p>&lt;game name="Burning Soldier (USA)"&gt; &lt;year&gt;1994&lt;/year&gt; &lt;rating&gt;ESRB - T (Teen)&lt;/rating&gt; &lt;title&gt;Burning Soldier&lt;/title&gt; &lt;pub&gt;Panasonic Software Company&lt;/pub&gt; &lt;dev&gt;Genki Co., Ltd.&lt;/dev&gt; &lt;genre&gt;Action&lt;/genre&gt; &lt;score&gt;3.4&lt;/score&gt; &lt;player&gt;1 Player&lt;/player&gt; &lt;story&gt;A first-person space shooter, similar to Shock Wave and Total Eclipse, that has the player take control of a state of the art Strike fighter in missions ranging from the asteroid belt to the final fight on the Earth's surface. This is all done in an attempt to stop the Kaisertian (which resemble the Aliens from the Alien movies) race from destroying mankind.****The gameplay is very simplistic. The player uses the D-pad to move around a cursor on the screen, to aim wherever the player wants the weapons to fire, and the main buttons to fire the two main weapons of choice, a Laser Vulcan Cannon and a Blast Smash that is guided automatically at incoming enemies. <text:s/>However, unlike other first-person space shooters for the 3DO, there is no way of controlling the actual ship as its' movement is on a predetermined course and can't be manually deviated. <text:s/>The story is told through CGI cinemas.&lt;/story&gt; &lt;/game&gt;</text:p>
          </table:table-cell>
          <table:table-cell table:number-columns-repeated="1012"/>
        </table:table-row>
        <table:table-row table:style-name="ro1">
          <table:table-cell office:value-type="string">
            <text:p>Bust-A-Move (USA)</text:p>
          </table:table-cell>
          <table:table-cell office:value-type="float" office:value="1995">
            <text:p>1995</text:p>
          </table:table-cell>
          <table:table-cell office:value-type="string">
            <text:p>ESRB - E (Everyone)</text:p>
          </table:table-cell>
          <table:table-cell office:value-type="string">
            <text:p>Bust-A-Move</text:p>
          </table:table-cell>
          <table:table-cell office:value-type="string">
            <text:p>Matsushita Electric Corporation of America</text:p>
          </table:table-cell>
          <table:table-cell office:value-type="string">
            <text:p>Taito Corporation</text:p>
          </table:table-cell>
          <table:table-cell office:value-type="string">
            <text:p>Puzzle</text:p>
          </table:table-cell>
          <table:table-cell office:value-type="float" office:value="3.3">
            <text:p>3.3</text:p>
          </table:table-cell>
          <table:table-cell office:value-type="string">
            <text:p>1-2 Players</text:p>
          </table:table-cell>
          <table:table-cell office:value-type="string">
            <text:p>The classic game Bubble Bobble is the ancestor of Puzzle Bobble. Your aim in each stage is to break all the bubbles, by breaking 3 or more of the same color. <text:s/>The game contains a two-player mode where each player tries to break all bubbles first.</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ust-A-Move (USA)&quot;&gt; &lt;year&gt;1995&lt;/year&gt; &lt;rating&gt;ESRB - E (Everyone)&lt;/rating&gt; &lt;title&gt;Bust-A-Move&lt;/title&gt; &lt;pub&gt;Matsushita Electric Corporation of America&lt;/pub&gt; &lt;dev&gt;Taito Corporation&lt;/dev&gt; &lt;genre&gt;Puzzle&lt;/genre&gt; &lt;score&gt;3.3&lt;/score&gt; &lt;player&gt;1-2 Players&lt;/player&gt; &lt;story&gt;The classic game Bubble Bobble is the ancestor of Puzzle Bobble. Your aim in each stage is to break all the bubbles, by breaking 3 or more of the same color.  The game contains a two-player mode where each player tries to break all bubbles first.&lt;/story&gt; &lt;/game&gt;">
            <text:p>&lt;game name="Bust-A-Move (USA)"&gt; &lt;year&gt;1995&lt;/year&gt; &lt;rating&gt;ESRB - E (Everyone)&lt;/rating&gt; &lt;title&gt;Bust-A-Move&lt;/title&gt; &lt;pub&gt;Matsushita Electric Corporation of America&lt;/pub&gt; &lt;dev&gt;Taito Corporation&lt;/dev&gt; &lt;genre&gt;Puzzle&lt;/genre&gt; &lt;score&gt;3.3&lt;/score&gt; &lt;player&gt;1-2 Players&lt;/player&gt; &lt;story&gt;The classic game Bubble Bobble is the ancestor of Puzzle Bobble. Your aim in each stage is to break all the bubbles, by breaking 3 or more of the same color. <text:s/>The game contains a two-player mode where each player tries to break all bubbles first.&lt;/story&gt; &lt;/game&gt;</text:p>
          </table:table-cell>
          <table:table-cell table:number-columns-repeated="1012"/>
        </table:table-row>
        <table:table-row table:style-name="ro1">
          <table:table-cell office:value-type="string">
            <text:p>Cannon Fodder (USA)</text:p>
          </table:table-cell>
          <table:table-cell office:value-type="float" office:value="1994">
            <text:p>1994</text:p>
          </table:table-cell>
          <table:table-cell office:value-type="string">
            <text:p>ESRB - E (Everyone)</text:p>
          </table:table-cell>
          <table:table-cell office:value-type="string">
            <text:p>Cannon Fodder</text:p>
          </table:table-cell>
          <table:table-cell office:value-type="string">
            <text:p>Virgin Interactive Entertainment, Inc.</text:p>
          </table:table-cell>
          <table:table-cell office:value-type="string">
            <text:p>Sensible Software</text:p>
          </table:table-cell>
          <table:table-cell office:value-type="string">
            <text:p>Strategy</text:p>
          </table:table-cell>
          <table:table-cell office:value-type="float" office:value="4.2">
            <text:p>4.2</text:p>
          </table:table-cell>
          <table:table-cell office:value-type="string">
            <text:p>1 Player</text:p>
          </table:table-cell>
          <table:table-cell office:value-type="string">
            <text:p>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Cannon Fodder (USA)&quot;&gt; &lt;year&gt;1994&lt;/year&gt; &lt;rating&gt;ESRB - E (Everyone)&lt;/rating&gt; &lt;title&gt;Cannon Fodder&lt;/title&gt; &lt;pub&gt;Virgin Interactive Entertainment, Inc.&lt;/pub&gt; &lt;dev&gt;Sensible Software&lt;/dev&gt; &lt;genre&gt;Strategy&lt;/genre&gt; &lt;score&gt;4.2&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
            <text:p>&lt;game name="Cannon Fodder (USA)"&gt; &lt;year&gt;1994&lt;/year&gt; &lt;rating&gt;ESRB - E (Everyone)&lt;/rating&gt; &lt;title&gt;Cannon Fodder&lt;/title&gt; &lt;pub&gt;Virgin Interactive Entertainment, Inc.&lt;/pub&gt; &lt;dev&gt;Sensible Software&lt;/dev&gt; &lt;genre&gt;Strategy&lt;/genre&gt; &lt;score&gt;4.2&lt;/score&gt; &lt;player&gt;1 Player&lt;/player&gt; &lt;story&gt;Guide a team of up to four soldiers through 72 levels of combat in this innovative top-down action/strategy hybrid, best thought of as Lemmings crossed with Commando crossed with Dune 2. The characters are controlled indirectly using the mouse, as you activate each soldier or group of them by highlighting them, click the left button to move them to a particular spot, and the right button for them to fire guns at an enemy. You can also pick up grenades, which can be used to destroy groups of enemies or buildings (by pressing both buttons at once). ****Each mission has a specific objective, and some feature vehicles such as tanks to make things easier. Your troops can cross water but can't shoot within it, so finding and controlling bridges is often crucial. You can use the arrangement of trees to find hiding places to shoot from, and should watch out for CPU soldiers also doing so.&lt;/story&gt; &lt;/game&gt;</text:p>
          </table:table-cell>
          <table:table-cell table:number-columns-repeated="1012"/>
        </table:table-row>
        <table:table-row table:style-name="ro1">
          <table:table-cell office:value-type="string">
            <text:p>Captain Quazar (USA)</text:p>
          </table:table-cell>
          <table:table-cell office:value-type="float" office:value="1996">
            <text:p>1996</text:p>
          </table:table-cell>
          <table:table-cell office:value-type="string">
            <text:p>ESRB - T (Teen)</text:p>
          </table:table-cell>
          <table:table-cell office:value-type="string">
            <text:p>Captain Quazar</text:p>
          </table:table-cell>
          <table:table-cell office:value-type="string">
            <text:p>3DO Company, The</text:p>
          </table:table-cell>
          <table:table-cell office:value-type="string">
            <text:p>Cyclone Studios</text:p>
          </table:table-cell>
          <table:table-cell office:value-type="string">
            <text:p>Adventure</text:p>
          </table:table-cell>
          <table:table-cell office:value-type="string">
            <text:p>4.0</text:p>
          </table:table-cell>
          <table:table-cell office:value-type="string">
            <text:p>1 Player</text:p>
          </table:table-cell>
          <table:table-cell office:value-type="string">
            <text:p>The idea behind Captain Quazar is simple, from a 3/4 overhead view control the Captain, kill the bad guys and save the day. <text:s/>Everything in this huge galaxy can be blown away, but be careful where you lay waste, because you have to manage your resources to survive.</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Captain Quazar (USA)&quot;&gt; &lt;year&gt;1996&lt;/year&gt; &lt;rating&gt;ESRB - T (Teen)&lt;/rating&gt; &lt;title&gt;Captain Quazar&lt;/title&gt; &lt;pub&gt;3DO Company, The&lt;/pub&gt; &lt;dev&gt;Cyclone Studios&lt;/dev&gt; &lt;genre&gt;Adventure&lt;/genre&gt; &lt;score&gt;4.0&lt;/score&gt; &lt;player&gt;1 Player&lt;/player&gt; &lt;story&gt;The idea behind Captain Quazar is simple, from a 3/4 overhead view control the Captain, kill the bad guys and save the day.  Everything in this huge galaxy can be blown away, but be careful where you lay waste, because you have to manage your resources to survive.&lt;/story&gt; &lt;/game&gt;">
            <text:p>&lt;game name="Captain Quazar (USA)"&gt; &lt;year&gt;1996&lt;/year&gt; &lt;rating&gt;ESRB - T (Teen)&lt;/rating&gt; &lt;title&gt;Captain Quazar&lt;/title&gt; &lt;pub&gt;3DO Company, The&lt;/pub&gt; &lt;dev&gt;Cyclone Studios&lt;/dev&gt; &lt;genre&gt;Adventure&lt;/genre&gt; &lt;score&gt;4.0&lt;/score&gt; &lt;player&gt;1 Player&lt;/player&gt; &lt;story&gt;The idea behind Captain Quazar is simple, from a 3/4 overhead view control the Captain, kill the bad guys and save the day. <text:s/>Everything in this huge galaxy can be blown away, but be careful where you lay waste, because you have to manage your resources to survive.&lt;/story&gt; &lt;/game&gt;</text:p>
          </table:table-cell>
          <table:table-cell table:number-columns-repeated="1012"/>
        </table:table-row>
        <table:table-row table:style-name="ro1">
          <table:table-cell office:value-type="string">
            <text:p>Carrier - Fortress at Sea (USA)</text:p>
          </table:table-cell>
          <table:table-cell office:value-type="float" office:value="1995">
            <text:p>1995</text:p>
          </table:table-cell>
          <table:table-cell office:value-type="string">
            <text:p>ESRB - E (Everyone)</text:p>
          </table:table-cell>
          <table:table-cell office:value-type="string">
            <text:p>Carrier - Fortress at Sea</text:p>
          </table:table-cell>
          <table:table-cell office:value-type="string">
            <text:p>Panasonic Software Company</text:p>
          </table:table-cell>
          <table:table-cell office:value-type="string">
            <text:p>RMG Dentsu USA</text:p>
          </table:table-cell>
          <table:table-cell office:value-type="string">
            <text:p>Multimedia</text:p>
          </table:table-cell>
          <table:table-cell office:value-type="float" office:value="4.3">
            <text:p>4.3</text:p>
          </table:table-cell>
          <table:table-cell office:value-type="string">
            <text:p>1 Player</text:p>
          </table:table-cell>
          <table:table-cell office:value-type="string">
            <text:p>This title is one of many pieces of 3DO software that are in fact, not games at all. This title is a documentary piece about life on an aircraft carrier at sea in general, and specifically about the general workings of day to day activity on the aircraft carrier Carl Vinson while at sea in the Pacific. Included with the basic tour of the vessel, you get general ship statistics such as weight, size, speed, etc... Mission briefings and a very poorly executed game of landing the jet fighter on the deck of the ship</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Carrier - Fortress at Sea (USA)&quot;&gt; &lt;year&gt;1995&lt;/year&gt; &lt;rating&gt;ESRB - E (Everyone)&lt;/rating&gt; &lt;title&gt;Carrier - Fortress at Sea&lt;/title&gt; &lt;pub&gt;Panasonic Software Company&lt;/pub&gt; &lt;dev&gt;RMG Dentsu USA&lt;/dev&gt; &lt;genre&gt;Multimedia&lt;/genre&gt; &lt;score&gt;4.3&lt;/score&gt; &lt;player&gt;1 Player&lt;/player&gt; &lt;story&gt;This title is one of many pieces of 3DO software that are in fact, not games at all. This title is a documentary piece about life on an aircraft carrier at sea in general, and specifically about the general workings of day to day activity on the aircraft carrier Carl Vinson while at sea in the Pacific. Included with the basic tour of the vessel, you get general ship statistics such as weight, size, speed, etc... Mission briefings and a very poorly executed game of landing the jet fighter on the deck of the ship&lt;/story&gt; &lt;/game&gt;">
            <text:p>&lt;game name="Carrier - Fortress at Sea (USA)"&gt; &lt;year&gt;1995&lt;/year&gt; &lt;rating&gt;ESRB - E (Everyone)&lt;/rating&gt; &lt;title&gt;Carrier - Fortress at Sea&lt;/title&gt; &lt;pub&gt;Panasonic Software Company&lt;/pub&gt; &lt;dev&gt;RMG Dentsu USA&lt;/dev&gt; &lt;genre&gt;Multimedia&lt;/genre&gt; &lt;score&gt;4.3&lt;/score&gt; &lt;player&gt;1 Player&lt;/player&gt; &lt;story&gt;This title is one of many pieces of 3DO software that are in fact, not games at all. This title is a documentary piece about life on an aircraft carrier at sea in general, and specifically about the general workings of day to day activity on the aircraft carrier Carl Vinson while at sea in the Pacific. Included with the basic tour of the vessel, you get general ship statistics such as weight, size, speed, etc... Mission briefings and a very poorly executed game of landing the jet fighter on the deck of the ship&lt;/story&gt; &lt;/game&gt;</text:p>
          </table:table-cell>
          <table:table-cell table:number-columns-repeated="1012"/>
        </table:table-row>
        <table:table-row table:style-name="ro1">
          <table:table-cell office:value-type="string">
            <text:p>Casper (USA)</text:p>
          </table:table-cell>
          <table:table-cell office:value-type="float" office:value="1996">
            <text:p>1996</text:p>
          </table:table-cell>
          <table:table-cell office:value-type="string">
            <text:p>ESRB - E (Everyone)</text:p>
          </table:table-cell>
          <table:table-cell office:value-type="string">
            <text:p>Casper</text:p>
          </table:table-cell>
          <table:table-cell office:value-type="string">
            <text:p>Interplay Productions, Inc.</text:p>
          </table:table-cell>
          <table:table-cell office:value-type="string">
            <text:p>Funcom Productions</text:p>
          </table:table-cell>
          <table:table-cell office:value-type="string">
            <text:p>Action</text:p>
          </table:table-cell>
          <table:table-cell office:value-type="float" office:value="2.9">
            <text:p>2.9</text:p>
          </table:table-cell>
          <table:table-cell office:value-type="string">
            <text:p>1 Player</text:p>
          </table:table-cell>
          <table:table-cell office:value-type="string">
            <text:p>Based on the Casper film, the game pits you in the role of the friendly ghost trying to make a friend and a second chance at life instead of scaring everyone away.****The plot centers around the "spoiled, grasping inheritor of Whipstaff Manor" - Carrigan Crittenden. <text:s/>She's after the treasure she thinks is hidden in the walls. <text:s/>Casper will need the help of Dr James Harvey - therapist to the dead - if he has any hope of succeeding in his adventures.****Casper will also have to deal with his uncles - Stretch, Stinkie and Fatso, who just love to scare "Fleshies" and thwart Casper's efforts. <text:s/>The gameplay is 3d - and is mostly puzzle solving, with Casper able to take a variety of forms and manipulating object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Casper (USA)&quot;&gt; &lt;year&gt;1996&lt;/year&gt; &lt;rating&gt;ESRB - E (Everyone)&lt;/rating&gt; &lt;title&gt;Casper&lt;/title&gt; &lt;pub&gt;Interplay Productions, Inc.&lt;/pub&gt; &lt;dev&gt;Funcom Productions&lt;/dev&gt; &lt;genre&gt;Action&lt;/genre&gt; &lt;score&gt;2.9&lt;/score&gt; &lt;player&gt;1 Player&lt;/player&gt; &lt;story&gt;Based on the Casper film, the game pits you in the role of the friendly ghost trying to make a friend and a second chance at life instead of scaring everyone away.****The plot centers around the &quot;spoiled, grasping inheritor of Whipstaff Manor&quot; - Carrigan Crittenden.  She's after the treasure she thinks is hidden in the walls.  Casper will need the help of Dr James Harvey - therapist to the dead - if he has any hope of succeeding in his adventures.****Casper will also have to deal with his uncles - Stretch, Stinkie and Fatso, who just love to scare &quot;Fleshies&quot; and thwart Casper's efforts.  The gameplay is 3d - and is mostly puzzle solving, with Casper able to take a variety of forms and manipulating objects.&lt;/story&gt; &lt;/game&gt;">
            <text:p>&lt;game name="Casper (USA)"&gt; &lt;year&gt;1996&lt;/year&gt; &lt;rating&gt;ESRB - E (Everyone)&lt;/rating&gt; &lt;title&gt;Casper&lt;/title&gt; &lt;pub&gt;Interplay Productions, Inc.&lt;/pub&gt; &lt;dev&gt;Funcom Productions&lt;/dev&gt; &lt;genre&gt;Action&lt;/genre&gt; &lt;score&gt;2.9&lt;/score&gt; &lt;player&gt;1 Player&lt;/player&gt; &lt;story&gt;Based on the Casper film, the game pits you in the role of the friendly ghost trying to make a friend and a second chance at life instead of scaring everyone away.****The plot centers around the "spoiled, grasping inheritor of Whipstaff Manor" - Carrigan Crittenden. <text:s/>She's after the treasure she thinks is hidden in the walls. <text:s/>Casper will need the help of Dr James Harvey - therapist to the dead - if he has any hope of succeeding in his adventures.****Casper will also have to deal with his uncles - Stretch, Stinkie and Fatso, who just love to scare "Fleshies" and thwart Casper's efforts. <text:s/>The gameplay is 3d - and is mostly puzzle solving, with Casper able to take a variety of forms and manipulating objects.&lt;/story&gt; &lt;/game&gt;</text:p>
          </table:table-cell>
          <table:table-cell table:number-columns-repeated="1012"/>
        </table:table-row>
        <table:table-row table:style-name="ro1">
          <table:table-cell office:value-type="string">
            <text:p>Club 3DO - Station Invasion (USA)</text:p>
          </table:table-cell>
          <table:table-cell office:value-type="float" office:value="1994">
            <text:p>1994</text:p>
          </table:table-cell>
          <table:table-cell office:value-type="string">
            <text:p>ESRB - E (Everyone)</text:p>
          </table:table-cell>
          <table:table-cell office:value-type="string">
            <text:p>Club 3DO - Station Invasion</text:p>
          </table:table-cell>
          <table:table-cell table:number-columns-repeated="2" office:value-type="string">
            <text:p>Studio 3DO</text:p>
          </table:table-cell>
          <table:table-cell office:value-type="string">
            <text:p>Party</text:p>
          </table:table-cell>
          <table:table-cell office:value-type="float" office:value="4.3">
            <text:p>4.3</text:p>
          </table:table-cell>
          <table:table-cell office:value-type="string">
            <text:p>1-5 Players</text:p>
          </table:table-cell>
          <table:table-cell office:value-type="string">
            <text:p>Club 3DO: Station Invasion is an educational game, presented as a game show and designed for children ages 7 to 14. Your job is to be the best producer at an all-kid television station. <text:s/>Choose from five hit shows: a sitcom, game show, talk show, soap opera and a mystery adventure. Solve the puzzles and challenges of each show to get higher ratings. The game provides a mix of computer graphics and live character video.</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Club 3DO - Station Invasion (USA)&quot;&gt; &lt;year&gt;1994&lt;/year&gt; &lt;rating&gt;ESRB - E (Everyone)&lt;/rating&gt; &lt;title&gt;Club 3DO - Station Invasion&lt;/title&gt; &lt;pub&gt;Studio 3DO&lt;/pub&gt; &lt;dev&gt;Studio 3DO&lt;/dev&gt; &lt;genre&gt;Party&lt;/genre&gt; &lt;score&gt;4.3&lt;/score&gt; &lt;player&gt;1-5 Players&lt;/player&gt; &lt;story&gt;Club 3DO: Station Invasion is an educational game, presented as a game show and designed for children ages 7 to 14. Your job is to be the best producer at an all-kid television station.  Choose from five hit shows: a sitcom, game show, talk show, soap opera and a mystery adventure. Solve the puzzles and challenges of each show to get higher ratings. The game provides a mix of computer graphics and live character video.&lt;/story&gt; &lt;/game&gt;">
            <text:p>&lt;game name="Club 3DO - Station Invasion (USA)"&gt; &lt;year&gt;1994&lt;/year&gt; &lt;rating&gt;ESRB - E (Everyone)&lt;/rating&gt; &lt;title&gt;Club 3DO - Station Invasion&lt;/title&gt; &lt;pub&gt;Studio 3DO&lt;/pub&gt; &lt;dev&gt;Studio 3DO&lt;/dev&gt; &lt;genre&gt;Party&lt;/genre&gt; &lt;score&gt;4.3&lt;/score&gt; &lt;player&gt;1-5 Players&lt;/player&gt; &lt;story&gt;Club 3DO: Station Invasion is an educational game, presented as a game show and designed for children ages 7 to 14. Your job is to be the best producer at an all-kid television station. <text:s/>Choose from five hit shows: a sitcom, game show, talk show, soap opera and a mystery adventure. Solve the puzzles and challenges of each show to get higher ratings. The game provides a mix of computer graphics and live character video.&lt;/story&gt; &lt;/game&gt;</text:p>
          </table:table-cell>
          <table:table-cell table:number-columns-repeated="1012"/>
        </table:table-row>
        <table:table-row table:style-name="ro1">
          <table:table-cell office:value-type="string">
            <text:p>Corpse Killer (USA)</text:p>
          </table:table-cell>
          <table:table-cell office:value-type="float" office:value="1994">
            <text:p>1994</text:p>
          </table:table-cell>
          <table:table-cell office:value-type="string">
            <text:p>ESRB - M (Mature)</text:p>
          </table:table-cell>
          <table:table-cell office:value-type="string">
            <text:p>Corpse Killer</text:p>
          </table:table-cell>
          <table:table-cell table:number-columns-repeated="2" office:value-type="string">
            <text:p>Digital Pictures, Inc.</text:p>
          </table:table-cell>
          <table:table-cell office:value-type="string">
            <text:p>Action</text:p>
          </table:table-cell>
          <table:table-cell office:value-type="float" office:value="1.3">
            <text:p>1.3</text:p>
          </table:table-cell>
          <table:table-cell office:value-type="string">
            <text:p>1 Player</text:p>
          </table:table-cell>
          <table:table-cell office:value-type="string">
            <text:p>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Corpse Killer (USA)&quot;&gt; &lt;year&gt;1994&lt;/year&gt; &lt;rating&gt;ESRB - M (Mature)&lt;/rating&gt; &lt;title&gt;Corpse Killer&lt;/title&gt; &lt;pub&gt;Digital Pictures, Inc.&lt;/pub&gt; &lt;dev&gt;Digital Pictures, Inc.&lt;/dev&gt; &lt;genre&gt;Action&lt;/genre&gt; &lt;score&gt;1.3&lt;/score&gt; &lt;player&gt;1 Player&lt;/player&gt; &lt;story&gt;Corpse Killer is a full-motion video shoot-'em up.  You play as an elite special forces soldier, who parachutes onto a remote tropical island.  It seems the evil genius Dr. Hellman has found a way to raise the dead, and created an island of zombies.  It's up to you to shoot your way through the undead hordes and stop Dr. Hellman.****The game is played from a first-person perspective.  Various zombies pop up in front of a video background, and you shoot them down by moving a cursor on screen or by using a light gun.  The Saturn version has a few different features including extra power-ups as well as added footage of enemies.&lt;/story&gt; &lt;/game&gt;">
            <text:p>&lt;game name="Corpse Killer (USA)"&gt; &lt;year&gt;1994&lt;/year&gt; &lt;rating&gt;ESRB - M (Mature)&lt;/rating&gt; &lt;title&gt;Corpse Killer&lt;/title&gt; &lt;pub&gt;Digital Pictures, Inc.&lt;/pub&gt; &lt;dev&gt;Digital Pictures, Inc.&lt;/dev&gt; &lt;genre&gt;Action&lt;/genre&gt; &lt;score&gt;1.3&lt;/score&gt; &lt;player&gt;1 Player&lt;/player&gt; &lt;story&gt;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lt;/story&gt; &lt;/game&gt;</text:p>
          </table:table-cell>
          <table:table-cell table:number-columns-repeated="1012"/>
        </table:table-row>
        <table:table-row table:style-name="ro1">
          <table:table-cell office:value-type="string">
            <text:p>Cowboy Casino - Interactive Poker (USA)</text:p>
          </table:table-cell>
          <table:table-cell office:value-type="float" office:value="1994">
            <text:p>1994</text:p>
          </table:table-cell>
          <table:table-cell office:value-type="string">
            <text:p>ESRB - T (Teen)</text:p>
          </table:table-cell>
          <table:table-cell office:value-type="string">
            <text:p>Cowboy Casino - Interactive Poker</text:p>
          </table:table-cell>
          <table:table-cell office:value-type="string">
            <text:p>IntelliPlay</text:p>
          </table:table-cell>
          <table:table-cell office:value-type="string">
            <text:p>Intellimedia Sports, Inc.</text:p>
          </table:table-cell>
          <table:table-cell office:value-type="string">
            <text:p>Casino</text:p>
          </table:table-cell>
          <table:table-cell office:value-type="float" office:value="3.9">
            <text:p>3.9</text:p>
          </table:table-cell>
          <table:table-cell office:value-type="string">
            <text:p>1-4 Players</text:p>
          </table:table-cell>
          <table:table-cell office:value-type="string">
            <text:p>The player enters a saloon ready to play some cards. The game contains 4 different types of card games to gamble at which are 5 Card Draw, 7 Card Stud, 5 Card Stud, and Texas Hold'em. The player has the option during hands to either call, raise, or fold. If one of the four computer opponents wins a hand, a short FMV clip is played. The games original packaging includes a small paperback "The Basics of Winning Poker" by J. Edward Allen.</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Cowboy Casino - Interactive Poker (USA)&quot;&gt; &lt;year&gt;1994&lt;/year&gt; &lt;rating&gt;ESRB - T (Teen)&lt;/rating&gt; &lt;title&gt;Cowboy Casino - Interactive Poker&lt;/title&gt; &lt;pub&gt;IntelliPlay&lt;/pub&gt; &lt;dev&gt;Intellimedia Sports, Inc.&lt;/dev&gt; &lt;genre&gt;Casino&lt;/genre&gt; &lt;score&gt;3.9&lt;/score&gt; &lt;player&gt;1-4 Players&lt;/player&gt; &lt;story&gt;The player enters a saloon ready to play some cards. The game contains 4 different types of card games to gamble at which are 5 Card Draw, 7 Card Stud, 5 Card Stud, and Texas Hold'em. The player has the option during hands to either call, raise, or fold. If one of the four computer opponents wins a hand, a short FMV clip is played. The games original packaging includes a small paperback &quot;The Basics of Winning Poker&quot; by J. Edward Allen.&lt;/story&gt; &lt;/game&gt;">
            <text:p>&lt;game name="Cowboy Casino - Interactive Poker (USA)"&gt; &lt;year&gt;1994&lt;/year&gt; &lt;rating&gt;ESRB - T (Teen)&lt;/rating&gt; &lt;title&gt;Cowboy Casino - Interactive Poker&lt;/title&gt; &lt;pub&gt;IntelliPlay&lt;/pub&gt; &lt;dev&gt;Intellimedia Sports, Inc.&lt;/dev&gt; &lt;genre&gt;Casino&lt;/genre&gt; &lt;score&gt;3.9&lt;/score&gt; &lt;player&gt;1-4 Players&lt;/player&gt; &lt;story&gt;The player enters a saloon ready to play some cards. The game contains 4 different types of card games to gamble at which are 5 Card Draw, 7 Card Stud, 5 Card Stud, and Texas Hold'em. The player has the option during hands to either call, raise, or fold. If one of the four computer opponents wins a hand, a short FMV clip is played. The games original packaging includes a small paperback "The Basics of Winning Poker" by J. Edward Allen.&lt;/story&gt; &lt;/game&gt;</text:p>
          </table:table-cell>
          <table:table-cell table:number-columns-repeated="1012"/>
        </table:table-row>
        <table:table-row table:style-name="ro1">
          <table:table-cell office:value-type="string">
            <text:p>Crash 'n Burn (USA)</text:p>
          </table:table-cell>
          <table:table-cell office:value-type="float" office:value="1993">
            <text:p>1993</text:p>
          </table:table-cell>
          <table:table-cell office:value-type="string">
            <text:p>ESRB - T (Teen)</text:p>
          </table:table-cell>
          <table:table-cell office:value-type="string">
            <text:p>Crash 'n Burn</text:p>
          </table:table-cell>
          <table:table-cell table:number-columns-repeated="2" office:value-type="string">
            <text:p>Crystal Dynamics, Inc.</text:p>
          </table:table-cell>
          <table:table-cell office:value-type="string">
            <text:p>Action</text:p>
          </table:table-cell>
          <table:table-cell office:value-type="float" office:value="3.9">
            <text:p>3.9</text:p>
          </table:table-cell>
          <table:table-cell office:value-type="string">
            <text:p>1 Player</text:p>
          </table:table-cell>
          <table:table-cell office:value-type="string">
            <text:p>Crash ‘n Burn is a racing game with vehicle-mounted guns and rockets. There is both a Rally mode and a Tournament mode to compete in. In the Rally Mode you race your way through up to 30 tracks with the goal of staying alive and destroying the other contenders while you try and finish in the top three. <text:s/>If you succeed then you advance to the next track.****In Tournament Mode you drive the same tracks in a sudden death race for dominance. Along the way you can win prize money by placing in the top three. You can then use that money to add guns, energy weapons, missiles, hazards, armor and other special enhancements.****You can choose from among six vehicle/driver combinations that are weighted towards fire power, speed or balance. <text:s/>Unlimited pit stops are available to repair damage and reload your weapon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Crash 'n Burn (USA)&quot;&gt; &lt;year&gt;1993&lt;/year&gt; &lt;rating&gt;ESRB - T (Teen)&lt;/rating&gt; &lt;title&gt;Crash 'n Burn&lt;/title&gt; &lt;pub&gt;Crystal Dynamics, Inc.&lt;/pub&gt; &lt;dev&gt;Crystal Dynamics, Inc.&lt;/dev&gt; &lt;genre&gt;Action&lt;/genre&gt; &lt;score&gt;3.9&lt;/score&gt; &lt;player&gt;1 Player&lt;/player&gt; &lt;story&gt;Crash ‘n Burn is a racing game with vehicle-mounted guns and rockets. There is both a Rally mode and a Tournament mode to compete in. In the Rally Mode you race your way through up to 30 tracks with the goal of staying alive and destroying the other contenders while you try and finish in the top three.  If you succeed then you advance to the next track.****In Tournament Mode you drive the same tracks in a sudden death race for dominance. Along the way you can win prize money by placing in the top three. You can then use that money to add guns, energy weapons, missiles, hazards, armor and other special enhancements.****You can choose from among six vehicle/driver combinations that are weighted towards fire power, speed or balance.  Unlimited pit stops are available to repair damage and reload your weapons.&lt;/story&gt; &lt;/game&gt;">
            <text:p>&lt;game name="Crash 'n Burn (USA)"&gt; &lt;year&gt;1993&lt;/year&gt; &lt;rating&gt;ESRB - T (Teen)&lt;/rating&gt; &lt;title&gt;Crash 'n Burn&lt;/title&gt; &lt;pub&gt;Crystal Dynamics, Inc.&lt;/pub&gt; &lt;dev&gt;Crystal Dynamics, Inc.&lt;/dev&gt; &lt;genre&gt;Action&lt;/genre&gt; &lt;score&gt;3.9&lt;/score&gt; &lt;player&gt;1 Player&lt;/player&gt; &lt;story&gt;Crash ‘n Burn is a racing game with vehicle-mounted guns and rockets. There is both a Rally mode and a Tournament mode to compete in. In the Rally Mode you race your way through up to 30 tracks with the goal of staying alive and destroying the other contenders while you try and finish in the top three. <text:s/>If you succeed then you advance to the next track.****In Tournament Mode you drive the same tracks in a sudden death race for dominance. Along the way you can win prize money by placing in the top three. You can then use that money to add guns, energy weapons, missiles, hazards, armor and other special enhancements.****You can choose from among six vehicle/driver combinations that are weighted towards fire power, speed or balance. <text:s/>Unlimited pit stops are available to repair damage and reload your weapons.&lt;/story&gt; &lt;/game&gt;</text:p>
          </table:table-cell>
          <table:table-cell table:number-columns-repeated="1012"/>
        </table:table-row>
        <table:table-row table:style-name="ro1">
          <table:table-cell office:value-type="string">
            <text:p>Crayon Shin-chan - Puzzle Daimaou no Nazo (Japan)</text:p>
          </table:table-cell>
          <table:table-cell office:value-type="float" office:value="1995">
            <text:p>1995</text:p>
          </table:table-cell>
          <table:table-cell office:value-type="string">
            <text:p>ESRB - E (Everyone)</text:p>
          </table:table-cell>
          <table:table-cell office:value-type="string">
            <text:p>Crayon Shin-chan - Puzzle Daimaou no Nazo</text:p>
          </table:table-cell>
          <table:table-cell table:number-columns-repeated="2" office:value-type="string">
            <text:p>Bandai Co., Ltd.</text:p>
          </table:table-cell>
          <table:table-cell office:value-type="string">
            <text:p>Puzzle</text:p>
          </table:table-cell>
          <table:table-cell office:value-type="string">
            <text:p>4.0</text:p>
          </table:table-cell>
          <table:table-cell office:value-type="string">
            <text:p>1-2 Players</text:p>
          </table:table-cell>
          <table:table-cell office:value-type="string">
            <text:p>No Description Available!</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Crayon Shin-chan - Puzzle Daimaou no Nazo (Japan)&quot;&gt; &lt;year&gt;1995&lt;/year&gt; &lt;rating&gt;ESRB - E (Everyone)&lt;/rating&gt; &lt;title&gt;Crayon Shin-chan - Puzzle Daimaou no Nazo&lt;/title&gt; &lt;pub&gt;Bandai Co., Ltd.&lt;/pub&gt; &lt;dev&gt;Bandai Co., Ltd.&lt;/dev&gt; &lt;genre&gt;Puzzle&lt;/genre&gt; &lt;score&gt;4.0&lt;/score&gt; &lt;player&gt;1-2 Players&lt;/player&gt; &lt;story&gt;No Description Available!&lt;/story&gt; &lt;/game&gt;">
            <text:p>&lt;game name="Crayon Shin-chan - Puzzle Daimaou no Nazo (Japan)"&gt; &lt;year&gt;1995&lt;/year&gt; &lt;rating&gt;ESRB - E (Everyone)&lt;/rating&gt; &lt;title&gt;Crayon Shin-chan - Puzzle Daimaou no Nazo&lt;/title&gt; &lt;pub&gt;Bandai Co., Ltd.&lt;/pub&gt; &lt;dev&gt;Bandai Co., Ltd.&lt;/dev&gt; &lt;genre&gt;Puzzle&lt;/genre&gt; &lt;score&gt;4.0&lt;/score&gt; &lt;player&gt;1-2 Players&lt;/player&gt; &lt;story&gt;No Description Available!&lt;/story&gt; &lt;/game&gt;</text:p>
          </table:table-cell>
          <table:table-cell table:number-columns-repeated="1012"/>
        </table:table-row>
        <table:table-row table:style-name="ro1">
          <table:table-cell office:value-type="string">
            <text:p>Creature Shock (Disc 1) (USA)</text:p>
          </table:table-cell>
          <table:table-cell office:value-type="float" office:value="1995">
            <text:p>1995</text:p>
          </table:table-cell>
          <table:table-cell office:value-type="string">
            <text:p>ESRB - T (Teen)</text:p>
          </table:table-cell>
          <table:table-cell office:value-type="string">
            <text:p>Creature Shock Disc 1</text:p>
          </table:table-cell>
          <table:table-cell office:value-type="string">
            <text:p>Virgin Interactive Entertainment, Inc.</text:p>
          </table:table-cell>
          <table:table-cell office:value-type="string">
            <text:p>Argonaut Software Ltd.</text:p>
          </table:table-cell>
          <table:table-cell office:value-type="string">
            <text:p>Action</text:p>
          </table:table-cell>
          <table:table-cell office:value-type="float" office:value="2.9">
            <text:p>2.9</text:p>
          </table:table-cell>
          <table:table-cell office:value-type="string">
            <text:p>1 Player</text:p>
          </table:table-cell>
          <table:table-cell office:value-type="string">
            <text:p>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Creature Shock (Disc 1) (USA)&quot;&gt; &lt;year&gt;1995&lt;/year&gt; &lt;rating&gt;ESRB - T (Teen)&lt;/rating&gt; &lt;title&gt;Creature Shock Disc 1&lt;/title&gt; &lt;pub&gt;Virgin Interactive Entertainment, Inc.&lt;/pub&gt; &lt;dev&gt;Argonaut Software Ltd.&lt;/dev&gt; &lt;genre&gt;Action&lt;/genre&gt; &lt;score&gt;2.9&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
            <text:p>&lt;game name="Creature Shock (Disc 1) (USA)"&gt; &lt;year&gt;1995&lt;/year&gt; &lt;rating&gt;ESRB - T (Teen)&lt;/rating&gt; &lt;title&gt;Creature Shock Disc 1&lt;/title&gt; &lt;pub&gt;Virgin Interactive Entertainment, Inc.&lt;/pub&gt; &lt;dev&gt;Argonaut Software Ltd.&lt;/dev&gt; &lt;genre&gt;Action&lt;/genre&gt; &lt;score&gt;2.9&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text:p>
          </table:table-cell>
          <table:table-cell table:number-columns-repeated="1012"/>
        </table:table-row>
        <table:table-row table:style-name="ro1">
          <table:table-cell office:value-type="string">
            <text:p>Creature Shock (Disc 2) (USA)</text:p>
          </table:table-cell>
          <table:table-cell office:value-type="float" office:value="1995">
            <text:p>1995</text:p>
          </table:table-cell>
          <table:table-cell office:value-type="string">
            <text:p>ESRB - T (Teen)</text:p>
          </table:table-cell>
          <table:table-cell office:value-type="string">
            <text:p>Creature Shock Disc 2</text:p>
          </table:table-cell>
          <table:table-cell office:value-type="string">
            <text:p>Virgin Interactive Entertainment, Inc.</text:p>
          </table:table-cell>
          <table:table-cell office:value-type="string">
            <text:p>Argonaut Software Ltd.</text:p>
          </table:table-cell>
          <table:table-cell office:value-type="string">
            <text:p>Action</text:p>
          </table:table-cell>
          <table:table-cell office:value-type="float" office:value="2.9">
            <text:p>2.9</text:p>
          </table:table-cell>
          <table:table-cell office:value-type="string">
            <text:p>1 Player</text:p>
          </table:table-cell>
          <table:table-cell office:value-type="string">
            <text:p>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Creature Shock (Disc 2) (USA)&quot;&gt; &lt;year&gt;1995&lt;/year&gt; &lt;rating&gt;ESRB - T (Teen)&lt;/rating&gt; &lt;title&gt;Creature Shock Disc 2&lt;/title&gt; &lt;pub&gt;Virgin Interactive Entertainment, Inc.&lt;/pub&gt; &lt;dev&gt;Argonaut Software Ltd.&lt;/dev&gt; &lt;genre&gt;Action&lt;/genre&gt; &lt;score&gt;2.9&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
            <text:p>&lt;game name="Creature Shock (Disc 2) (USA)"&gt; &lt;year&gt;1995&lt;/year&gt; &lt;rating&gt;ESRB - T (Teen)&lt;/rating&gt; &lt;title&gt;Creature Shock Disc 2&lt;/title&gt; &lt;pub&gt;Virgin Interactive Entertainment, Inc.&lt;/pub&gt; &lt;dev&gt;Argonaut Software Ltd.&lt;/dev&gt; &lt;genre&gt;Action&lt;/genre&gt; &lt;score&gt;2.9&lt;/score&gt; &lt;player&gt;1 Player&lt;/player&gt; &lt;story&gt;The earth is overpopulated and mankind must find a second home. A ship sent to investigate Saturn and its moons has disappeared and you must go there to find out what happened.****The majority of the game is an FMV based shooter. These sections are basically a maze in which you will encounter various different aliens. Each alien has a weak point which you have to shoot.****There are also two 3D sections where you get to pilot your ship.&lt;/story&gt; &lt;/game&gt;</text:p>
          </table:table-cell>
          <table:table-cell table:number-columns-repeated="1012"/>
        </table:table-row>
        <table:table-row table:style-name="ro1">
          <table:table-cell office:value-type="string">
            <text:p>Crime Patrol (USA)</text:p>
          </table:table-cell>
          <table:table-cell office:value-type="float" office:value="1994">
            <text:p>1994</text:p>
          </table:table-cell>
          <table:table-cell office:value-type="string">
            <text:p>ESRB - M (Mature)</text:p>
          </table:table-cell>
          <table:table-cell office:value-type="string">
            <text:p>Crime Patrol</text:p>
          </table:table-cell>
          <table:table-cell table:number-columns-repeated="2" office:value-type="string">
            <text:p>American Laser Games, Inc.</text:p>
          </table:table-cell>
          <table:table-cell office:value-type="string">
            <text:p>Action</text:p>
          </table:table-cell>
          <table:table-cell office:value-type="float" office:value="3.5">
            <text:p>3.5</text:p>
          </table:table-cell>
          <table:table-cell office:value-type="string">
            <text:p>1-2 Players</text:p>
          </table:table-cell>
          <table:table-cell office:value-type="string">
            <text:p>This is the PC conversion of the arcade full-motion video shooter produced by the makers of Mad Dog McCree.****Crime Patrol's gameplay is very similar to Mad Dog McCree, or any other of the large live-action laser-gun games you can find in arcade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Crime Patrol (USA)&quot;&gt; &lt;year&gt;1994&lt;/year&gt; &lt;rating&gt;ESRB - M (Mature)&lt;/rating&gt; &lt;title&gt;Crime Patrol&lt;/title&gt; &lt;pub&gt;American Laser Games, Inc.&lt;/pub&gt; &lt;dev&gt;American Laser Games, Inc.&lt;/dev&gt; &lt;genre&gt;Action&lt;/genre&gt; &lt;score&gt;3.5&lt;/score&gt; &lt;player&gt;1-2 Players&lt;/player&gt; &lt;story&gt;This is the PC conversion of the arcade full-motion video shooter produced by the makers of Mad Dog McCree.****Crime Patrol's gameplay is very similar to Mad Dog McCree, or any other of the large live-action laser-gun games you can find in arcades.&lt;/story&gt; &lt;/game&gt;">
            <text:p>&lt;game name="Crime Patrol (USA)"&gt; &lt;year&gt;1994&lt;/year&gt; &lt;rating&gt;ESRB - M (Mature)&lt;/rating&gt; &lt;title&gt;Crime Patrol&lt;/title&gt; &lt;pub&gt;American Laser Games, Inc.&lt;/pub&gt; &lt;dev&gt;American Laser Games, Inc.&lt;/dev&gt; &lt;genre&gt;Action&lt;/genre&gt; &lt;score&gt;3.5&lt;/score&gt; &lt;player&gt;1-2 Players&lt;/player&gt; &lt;story&gt;This is the PC conversion of the arcade full-motion video shooter produced by the makers of Mad Dog McCree.****Crime Patrol's gameplay is very similar to Mad Dog McCree, or any other of the large live-action laser-gun games you can find in arcades.&lt;/story&gt; &lt;/game&gt;</text:p>
          </table:table-cell>
          <table:table-cell table:number-columns-repeated="1012"/>
        </table:table-row>
        <table:table-row table:style-name="ro1">
          <table:table-cell office:value-type="string">
            <text:p>Cyberdillo (USA)</text:p>
          </table:table-cell>
          <table:table-cell office:value-type="float" office:value="1995">
            <text:p>1995</text:p>
          </table:table-cell>
          <table:table-cell office:value-type="string">
            <text:p>ESRB - T (Teen)</text:p>
          </table:table-cell>
          <table:table-cell office:value-type="string">
            <text:p>Cyberdillo</text:p>
          </table:table-cell>
          <table:table-cell office:value-type="string">
            <text:p>Panasonic Interactive Media</text:p>
          </table:table-cell>
          <table:table-cell office:value-type="string">
            <text:p>Pixel Technologies, Inc.</text:p>
          </table:table-cell>
          <table:table-cell office:value-type="string">
            <text:p>Shooter</text:p>
          </table:table-cell>
          <table:table-cell office:value-type="float" office:value="2.2">
            <text:p>2.2</text:p>
          </table:table-cell>
          <table:table-cell office:value-type="string">
            <text:p>1 Player</text:p>
          </table:table-cell>
          <table:table-cell office:value-type="string">
            <text:p>Yet another disco armadillo first-person shooter. ****After being run over by a car, our hero Armadillo is brought back to life by an evil cyber-genetic company. <text:s/>He sets out to stop their evil plans in psychedelic 70's era levels when disco was king. <text:s/>Gather items such as bell bottoms, platform shoes, 8-track players, and lava lamps to keep your shield and funk levels up. <text:s/>****Rather than guns, you shoot plungers and throw princess wands at various enemies such as flying eye balls and laughing gas containers. Open doors as you move through each level (of 4 stages each) and find the specific item needed to advance to the next stage. Stop lights hang from the ceiling in certain areas and will drain your health if you pass under them when they are red. <text:s/>When green, you can pass them with no consequence. There are different special weapons, health (such as crickets and grass hoppers) and shield items in each level. If you run into a Relax laxative box, you will have to find a toilet in 20 seconds or you will die.</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Cyberdillo (USA)&quot;&gt; &lt;year&gt;1995&lt;/year&gt; &lt;rating&gt;ESRB - T (Teen)&lt;/rating&gt; &lt;title&gt;Cyberdillo&lt;/title&gt; &lt;pub&gt;Panasonic Interactive Media&lt;/pub&gt; &lt;dev&gt;Pixel Technologies, Inc.&lt;/dev&gt; &lt;genre&gt;Shooter&lt;/genre&gt; &lt;score&gt;2.2&lt;/score&gt; &lt;player&gt;1 Player&lt;/player&gt; &lt;story&gt;Yet another disco armadillo first-person shooter. ****After being run over by a car, our hero Armadillo is brought back to life by an evil cyber-genetic company.  He sets out to stop their evil plans in psychedelic 70's era levels when disco was king.  Gather items such as bell bottoms, platform shoes, 8-track players, and lava lamps to keep your shield and funk levels up.  ****Rather than guns, you shoot plungers and throw princess wands at various enemies such as flying eye balls and laughing gas containers. Open doors as you move through each level (of 4 stages each) and find the specific item needed to advance to the next stage. Stop lights hang from the ceiling in certain areas and will drain your health if you pass under them when they are red.  When green, you can pass them with no consequence. There are different special weapons, health (such as crickets and grass hoppers) and shield items in each level. If you run into a Relax laxative box, you will have to find a toilet in 20 seconds or you will die.&lt;/story&gt; &lt;/game&gt;">
            <text:p>&lt;game name="Cyberdillo (USA)"&gt; &lt;year&gt;1995&lt;/year&gt; &lt;rating&gt;ESRB - T (Teen)&lt;/rating&gt; &lt;title&gt;Cyberdillo&lt;/title&gt; &lt;pub&gt;Panasonic Interactive Media&lt;/pub&gt; &lt;dev&gt;Pixel Technologies, Inc.&lt;/dev&gt; &lt;genre&gt;Shooter&lt;/genre&gt; &lt;score&gt;2.2&lt;/score&gt; &lt;player&gt;1 Player&lt;/player&gt; &lt;story&gt;Yet another disco armadillo first-person shooter. ****After being run over by a car, our hero Armadillo is brought back to life by an evil cyber-genetic company. <text:s/>He sets out to stop their evil plans in psychedelic 70's era levels when disco was king. <text:s/>Gather items such as bell bottoms, platform shoes, 8-track players, and lava lamps to keep your shield and funk levels up. <text:s/>****Rather than guns, you shoot plungers and throw princess wands at various enemies such as flying eye balls and laughing gas containers. Open doors as you move through each level (of 4 stages each) and find the specific item needed to advance to the next stage. Stop lights hang from the ceiling in certain areas and will drain your health if you pass under them when they are red. <text:s/>When green, you can pass them with no consequence. There are different special weapons, health (such as crickets and grass hoppers) and shield items in each level. If you run into a Relax laxative box, you will have to find a toilet in 20 seconds or you will die.&lt;/story&gt; &lt;/game&gt;</text:p>
          </table:table-cell>
          <table:table-cell table:number-columns-repeated="1012"/>
        </table:table-row>
        <table:table-row table:style-name="ro1">
          <table:table-cell office:value-type="string">
            <text:p>Cyberia (USA)</text:p>
          </table:table-cell>
          <table:table-cell office:value-type="float" office:value="1996">
            <text:p>1996</text:p>
          </table:table-cell>
          <table:table-cell office:value-type="string">
            <text:p>ESRB - T (Teen)</text:p>
          </table:table-cell>
          <table:table-cell office:value-type="string">
            <text:p>Cyberia</text:p>
          </table:table-cell>
          <table:table-cell office:value-type="string">
            <text:p>Interplay Productions, Inc.</text:p>
          </table:table-cell>
          <table:table-cell office:value-type="string">
            <text:p>Xatrix Entertainment, Inc.</text:p>
          </table:table-cell>
          <table:table-cell office:value-type="string">
            <text:p>Adventure</text:p>
          </table:table-cell>
          <table:table-cell office:value-type="float" office:value="3.1">
            <text:p>3.1</text:p>
          </table:table-cell>
          <table:table-cell office:value-type="string">
            <text:p>1 Player</text:p>
          </table:table-cell>
          <table:table-cell office:value-type="string">
            <text:p>In the year 2027 the world is controlled by two rival super-powers, the western-bloc Free World Alliance and the east-bloc Cartel.****Transmissions from an FWA spy reveal the location of a secret multi-national labratory deep within Siberia, the "Cyberia Complex",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Cyberia (USA)&quot;&gt; &lt;year&gt;1996&lt;/year&gt; &lt;rating&gt;ESRB - T (Teen)&lt;/rating&gt; &lt;title&gt;Cyberia&lt;/title&gt; &lt;pub&gt;Interplay Productions, Inc.&lt;/pub&gt; &lt;dev&gt;Xatrix Entertainment, Inc.&lt;/dev&gt; &lt;genre&gt;Adventure&lt;/genre&gt; &lt;score&gt;3.1&lt;/score&gt; &lt;player&gt;1 Player&lt;/player&gt; &lt;story&gt;In the year 2027 the world is controlled by two rival super-powers, the western-bloc Free World Alliance and the east-bloc Cartel.****Transmissions from an FWA spy reveal the location of a secret multi-national labratory deep within Siberia, the &quot;Cyberia Complex&quot;,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lt;/story&gt; &lt;/game&gt;">
            <text:p>&lt;game name="Cyberia (USA)"&gt; &lt;year&gt;1996&lt;/year&gt; &lt;rating&gt;ESRB - T (Teen)&lt;/rating&gt; &lt;title&gt;Cyberia&lt;/title&gt; &lt;pub&gt;Interplay Productions, Inc.&lt;/pub&gt; &lt;dev&gt;Xatrix Entertainment, Inc.&lt;/dev&gt; &lt;genre&gt;Adventure&lt;/genre&gt; &lt;score&gt;3.1&lt;/score&gt; &lt;player&gt;1 Player&lt;/player&gt; &lt;story&gt;In the year 2027 the world is controlled by two rival super-powers, the western-bloc Free World Alliance and the east-bloc Cartel.****Transmissions from an FWA spy reveal the location of a secret multi-national labratory deep within Siberia, the "Cyberia Complex", where a mysterious weapon is being developed. FWA leader Devlin frees a cyber-hacker named Zak from prison and sends him to infiltrate the complex and discover the true nature of the Cyberia weapon.****Unfortunately, the Cartel is also interested in the weapon and will stop at nothing to get it. Not only must Zak make his way past the Cartel forces sent to stop him, but he must also overcome the Cartel agents which have already seized control of the complex. To make matters worse the Cyberian scientist's genetically engineered creations are running rampant in the same area as the weapon, and Devlin also appears to be have something up his sleeve.&lt;/story&gt; &lt;/game&gt;</text:p>
          </table:table-cell>
          <table:table-cell table:number-columns-repeated="1012"/>
        </table:table-row>
        <table:table-row table:style-name="ro1">
          <table:table-cell office:value-type="string">
            <text:p>D (Disc 1) (USA, Europe)</text:p>
          </table:table-cell>
          <table:table-cell office:value-type="float" office:value="1995">
            <text:p>1995</text:p>
          </table:table-cell>
          <table:table-cell office:value-type="string">
            <text:p>ESRB - T (Teen)</text:p>
          </table:table-cell>
          <table:table-cell office:value-type="string">
            <text:p>D Disc 1</text:p>
          </table:table-cell>
          <table:table-cell office:value-type="string">
            <text:p>Panasonic Software Company</text:p>
          </table:table-cell>
          <table:table-cell office:value-type="string">
            <text:p>Warp Inc.</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D (Disc 1) (USA, Europe)&quot;&gt; &lt;year&gt;1995&lt;/year&gt; &lt;rating&gt;ESRB - T (Teen)&lt;/rating&gt; &lt;title&gt;D Disc 1&lt;/title&gt; &lt;pub&gt;Panasonic Software Company&lt;/pub&gt; &lt;dev&gt;Warp Inc.&lt;/dev&gt; &lt;genre&gt;Adventure&lt;/genre&gt; &lt;score&gt;2.8&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
            <text:p>&lt;game name="D (Disc 1) (USA, Europe)"&gt; &lt;year&gt;1995&lt;/year&gt; &lt;rating&gt;ESRB - T (Teen)&lt;/rating&gt; &lt;title&gt;D Disc 1&lt;/title&gt; &lt;pub&gt;Panasonic Software Company&lt;/pub&gt; &lt;dev&gt;Warp Inc.&lt;/dev&gt; &lt;genre&gt;Adventure&lt;/genre&gt; &lt;score&gt;2.8&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text:p>
          </table:table-cell>
          <table:table-cell table:number-columns-repeated="1012"/>
        </table:table-row>
        <table:table-row table:style-name="ro1">
          <table:table-cell office:value-type="string">
            <text:p>D (Disc 2) (USA, Europe)</text:p>
          </table:table-cell>
          <table:table-cell office:value-type="float" office:value="1995">
            <text:p>1995</text:p>
          </table:table-cell>
          <table:table-cell office:value-type="string">
            <text:p>ESRB - T (Teen)</text:p>
          </table:table-cell>
          <table:table-cell office:value-type="string">
            <text:p>D Disc 2</text:p>
          </table:table-cell>
          <table:table-cell office:value-type="string">
            <text:p>Panasonic Software Company</text:p>
          </table:table-cell>
          <table:table-cell office:value-type="string">
            <text:p>Warp Inc.</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D (Disc 2) (USA, Europe)&quot;&gt; &lt;year&gt;1995&lt;/year&gt; &lt;rating&gt;ESRB - T (Teen)&lt;/rating&gt; &lt;title&gt;D Disc 2&lt;/title&gt; &lt;pub&gt;Panasonic Software Company&lt;/pub&gt; &lt;dev&gt;Warp Inc.&lt;/dev&gt; &lt;genre&gt;Adventure&lt;/genre&gt; &lt;score&gt;2.8&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
            <text:p>&lt;game name="D (Disc 2) (USA, Europe)"&gt; &lt;year&gt;1995&lt;/year&gt; &lt;rating&gt;ESRB - T (Teen)&lt;/rating&gt; &lt;title&gt;D Disc 2&lt;/title&gt; &lt;pub&gt;Panasonic Software Company&lt;/pub&gt; &lt;dev&gt;Warp Inc.&lt;/dev&gt; &lt;genre&gt;Adventure&lt;/genre&gt; &lt;score&gt;2.8&lt;/score&gt; &lt;player&gt;1 Player&lt;/player&gt; &lt;story&gt;The story begins in 1997. It's the dead of night in the city of Los Angeles, and there has been a mass murder at a general hospital on the outskirts of downtown. The perpetrator is the director of the hospital, Richter Harris. He has shut himself up in the hospital and taken a number of patients as hostages, leaving the police helpless and unable to move in. Richter's only daughter, Laura Harris, after hearing the situation, rushes to Los Angeles from San Francisco, and drives alone to the tragic scene at the hospital ground. Upon entering the hospital Laura finds herself transported to an old mansion, while the disembodied voice of her father pleads with her to leave. Nevertheless she must press forward to save her father and herself.****D is a puzzle game requiring Laura to solve esoteric inventory puzzles on a very strict time limit. Each of the game's four discs must be completed in about thirty minutes each, and saving is not an option. The time is kept track of using Laura's pocket watch. The pocket watch can also be used to supply hints for puzzles, but after three uses the glass will shatter and it will stop working. The game also has multiple endings.&lt;/story&gt; &lt;/game&gt;</text:p>
          </table:table-cell>
          <table:table-cell table:number-columns-repeated="1012"/>
        </table:table-row>
        <table:table-row table:style-name="ro1">
          <table:table-cell office:value-type="string">
            <text:p>Daedalus Encounter, The (Disc 1) (USA)</text:p>
          </table:table-cell>
          <table:table-cell office:value-type="float" office:value="1995">
            <text:p>1995</text:p>
          </table:table-cell>
          <table:table-cell office:value-type="string">
            <text:p>ESRB - T (Teen)</text:p>
          </table:table-cell>
          <table:table-cell office:value-type="string">
            <text:p>The Daedalus Encounter Disc 1</text:p>
          </table:table-cell>
          <table:table-cell office:value-type="string">
            <text:p>Matsushita Electric Corporation of America</text:p>
          </table:table-cell>
          <table:table-cell office:value-type="string">
            <text:p>Mechadeus</text:p>
          </table:table-cell>
          <table:table-cell office:value-type="string">
            <text:p>Adventure</text:p>
          </table:table-cell>
          <table:table-cell office:value-type="float" office:value="4.1">
            <text:p>4.1</text:p>
          </table:table-cell>
          <table:table-cell office:value-type="string">
            <text:p>1 Player</text:p>
          </table:table-cell>
          <table:table-cell office:value-type="string">
            <text:p>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Daedalus Encounter, The (Disc 1) (USA)&quot;&gt; &lt;year&gt;1995&lt;/year&gt; &lt;rating&gt;ESRB - T (Teen)&lt;/rating&gt; &lt;title&gt;The Daedalus Encounter Disc 1&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
            <text:p>&lt;game name="Daedalus Encounter, The (Disc 1) (USA)"&gt; &lt;year&gt;1995&lt;/year&gt; &lt;rating&gt;ESRB - T (Teen)&lt;/rating&gt; &lt;title&gt;The Daedalus Encounter Disc 1&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text:p>
          </table:table-cell>
          <table:table-cell table:number-columns-repeated="1012"/>
        </table:table-row>
        <table:table-row table:style-name="ro1">
          <table:table-cell office:value-type="string">
            <text:p>Daedalus Encounter, The (Disc 2) (USA)</text:p>
          </table:table-cell>
          <table:table-cell office:value-type="float" office:value="1995">
            <text:p>1995</text:p>
          </table:table-cell>
          <table:table-cell office:value-type="string">
            <text:p>ESRB - T (Teen)</text:p>
          </table:table-cell>
          <table:table-cell office:value-type="string">
            <text:p>The Daedalus Encounter Disc 2</text:p>
          </table:table-cell>
          <table:table-cell office:value-type="string">
            <text:p>Matsushita Electric Corporation of America</text:p>
          </table:table-cell>
          <table:table-cell office:value-type="string">
            <text:p>Mechadeus</text:p>
          </table:table-cell>
          <table:table-cell office:value-type="string">
            <text:p>Adventure</text:p>
          </table:table-cell>
          <table:table-cell office:value-type="float" office:value="4.1">
            <text:p>4.1</text:p>
          </table:table-cell>
          <table:table-cell office:value-type="string">
            <text:p>1 Player</text:p>
          </table:table-cell>
          <table:table-cell office:value-type="string">
            <text:p>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Daedalus Encounter, The (Disc 2) (USA)&quot;&gt; &lt;year&gt;1995&lt;/year&gt; &lt;rating&gt;ESRB - T (Teen)&lt;/rating&gt; &lt;title&gt;The Daedalus Encounter Disc 2&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
            <text:p>&lt;game name="Daedalus Encounter, The (Disc 2) (USA)"&gt; &lt;year&gt;1995&lt;/year&gt; &lt;rating&gt;ESRB - T (Teen)&lt;/rating&gt; &lt;title&gt;The Daedalus Encounter Disc 2&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text:p>
          </table:table-cell>
          <table:table-cell table:number-columns-repeated="1012"/>
        </table:table-row>
        <table:table-row table:style-name="ro1">
          <table:table-cell office:value-type="string">
            <text:p>Daedalus Encounter, The (Disc 3) (USA)</text:p>
          </table:table-cell>
          <table:table-cell office:value-type="float" office:value="1995">
            <text:p>1995</text:p>
          </table:table-cell>
          <table:table-cell office:value-type="string">
            <text:p>ESRB - T (Teen)</text:p>
          </table:table-cell>
          <table:table-cell office:value-type="string">
            <text:p>The Daedalus Encounter Disc 3</text:p>
          </table:table-cell>
          <table:table-cell office:value-type="string">
            <text:p>Matsushita Electric Corporation of America</text:p>
          </table:table-cell>
          <table:table-cell office:value-type="string">
            <text:p>Mechadeus</text:p>
          </table:table-cell>
          <table:table-cell office:value-type="string">
            <text:p>Adventure</text:p>
          </table:table-cell>
          <table:table-cell office:value-type="float" office:value="4.1">
            <text:p>4.1</text:p>
          </table:table-cell>
          <table:table-cell office:value-type="string">
            <text:p>1 Player</text:p>
          </table:table-cell>
          <table:table-cell office:value-type="string">
            <text:p>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Daedalus Encounter, The (Disc 3) (USA)&quot;&gt; &lt;year&gt;1995&lt;/year&gt; &lt;rating&gt;ESRB - T (Teen)&lt;/rating&gt; &lt;title&gt;The Daedalus Encounter Disc 3&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
            <text:p>&lt;game name="Daedalus Encounter, The (Disc 3) (USA)"&gt; &lt;year&gt;1995&lt;/year&gt; &lt;rating&gt;ESRB - T (Teen)&lt;/rating&gt; &lt;title&gt;The Daedalus Encounter Disc 3&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text:p>
          </table:table-cell>
          <table:table-cell table:number-columns-repeated="1012"/>
        </table:table-row>
        <table:table-row table:style-name="ro1">
          <table:table-cell office:value-type="string">
            <text:p>Daedalus Encounter, The (Disc 4) (USA)</text:p>
          </table:table-cell>
          <table:table-cell office:value-type="float" office:value="1995">
            <text:p>1995</text:p>
          </table:table-cell>
          <table:table-cell office:value-type="string">
            <text:p>ESRB - T (Teen)</text:p>
          </table:table-cell>
          <table:table-cell office:value-type="string">
            <text:p>The Daedalus Encounter Disc 4</text:p>
          </table:table-cell>
          <table:table-cell office:value-type="string">
            <text:p>Matsushita Electric Corporation of America</text:p>
          </table:table-cell>
          <table:table-cell office:value-type="string">
            <text:p>Mechadeus</text:p>
          </table:table-cell>
          <table:table-cell office:value-type="string">
            <text:p>Adventure</text:p>
          </table:table-cell>
          <table:table-cell office:value-type="float" office:value="4.1">
            <text:p>4.1</text:p>
          </table:table-cell>
          <table:table-cell office:value-type="string">
            <text:p>1 Player</text:p>
          </table:table-cell>
          <table:table-cell office:value-type="string">
            <text:p>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Daedalus Encounter, The (Disc 4) (USA)&quot;&gt; &lt;year&gt;1995&lt;/year&gt; &lt;rating&gt;ESRB - T (Teen)&lt;/rating&gt; &lt;title&gt;The Daedalus Encounter Disc 4&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
            <text:p>&lt;game name="Daedalus Encounter, The (Disc 4) (USA)"&gt; &lt;year&gt;1995&lt;/year&gt; &lt;rating&gt;ESRB - T (Teen)&lt;/rating&gt; &lt;title&gt;The Daedalus Encounter Disc 4&lt;/title&gt; &lt;pub&gt;Matsushita Electric Corporation of America&lt;/pub&gt; &lt;dev&gt;Mechadeus&lt;/dev&gt; &lt;genre&gt;Adventure&lt;/genre&gt; &lt;score&gt;4.1&lt;/score&gt; &lt;player&gt;1 Player&lt;/player&gt; &lt;story&gt;The interstellar war is over leaving you, a casualty, as a disembodied brain inside a life support system. Your buddies rescue you from the lab so that you can go exploring - scavenging the galaxy for wreckage and artifacts left over from the war. In due course you stumble literally into an alien craft. With your own craft disabled, and the alien ship on a collision course, you must explore it to find out what has gone wrong and to make a course correction. So that sets the scene and the scope of the game, it's an 'explore alien ship' adventure game.****Gameplay consists of a lot of video sequences in which you talk to your colleagues, animated exploration sequences, and, static door opening and 'how do these alien controls work' type puzzles. There is also a maze and a bit of shooting, a timed sequence or two, most of the usual culprits. There's no inventory to speak of because being a brain in a box you have no pockets.****All the action takes place in an in-game window that's your view of the world. It takes up only a small part of the screen and the rest of the screen is taken up with a kind of fleshy 'inside of your head' background that's there to remind you that you're inside a machine. ****Features:****1. Hard, medium and easy difficulty settings**2. In-game instructions**3. In-game assistance, not cheats or hints, but descriptions of the current goal**4. Extras, including the game trailer and hi-res pics**5. Starring: Tia Carrere as Ari**6. Co-starring Christian Bocher as Zack****Game mechanics:**Loading and saving the game is simple and uncomplicated. There is no limit to the number of save game slots. The game also features some auto save points that you can jump to at any time to replay a section.&lt;/story&gt; &lt;/game&gt;</text:p>
          </table:table-cell>
          <table:table-cell table:number-columns-repeated="1012"/>
        </table:table-row>
        <table:table-row table:style-name="ro1">
          <table:table-cell office:value-type="string">
            <text:p>DeathKeep (USA)</text:p>
          </table:table-cell>
          <table:table-cell office:value-type="float" office:value="1995">
            <text:p>1995</text:p>
          </table:table-cell>
          <table:table-cell office:value-type="string">
            <text:p>ESRB - T (Teen)</text:p>
          </table:table-cell>
          <table:table-cell office:value-type="string">
            <text:p>DeathKeep</text:p>
          </table:table-cell>
          <table:table-cell office:value-type="string">
            <text:p>Strategic Simulations, Inc.</text:p>
          </table:table-cell>
          <table:table-cell office:value-type="string">
            <text:p>Lion Entertainment Inc.</text:p>
          </table:table-cell>
          <table:table-cell office:value-type="string">
            <text:p>Role-Playing</text:p>
          </table:table-cell>
          <table:table-cell office:value-type="float" office:value="3.1">
            <text:p>3.1</text:p>
          </table:table-cell>
          <table:table-cell office:value-type="string">
            <text:p>1 Player</text:p>
          </table:table-cell>
          <table:table-cell office:value-type="string">
            <text:p>Deathkeep is a 1st person perspective single-player "shooter" game with a touch of medieval AD&amp;D gameplay in a full 3D environment.****Apparently another hero is stuck in a underground cavern crawling with monsters (what else is new?). This time they have to defeat an evil Necromancer located somewhere in the lower levels. To get to him they have to fight through 25 dungeons (each 8 floors) filled with horrific monsters who never heard of dental care. ****Three different characters can be chosen as the hero:**1. Dwarven male Fighter**2. Half-Elven male Fighter** **3. Elven female Mage****These classes offer different combat capabilities:****1. The Dwarven Fighter focuses more on melee close combat with minimal (axe-throwing) ranged and almost no magical capabilities. **The Half-elven Fighter, or more precisely Ranger, focuses on non-magical ranged combat with his favorite bow. Possesses medium melee combat capabilities and some magical capabilities.**The Elven Mage focuses all her might in magical offense and defense. Spells may be found or learned as experience grows. Don't get too close to the enemy since a walking stick doesn't do much damage to bloodthirsty monsters!****Gameplay consists mostly of adventuring and flattening every living and non-living creature in your way. Destroying monsters allows the character to level-up and become more powerful as well as gain new spells. The dungeons are filled with traps, streams, caverns, ledges, and every possible obstacle to cause the player to lose their way in this maze of maze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DeathKeep (USA)&quot;&gt; &lt;year&gt;1995&lt;/year&gt; &lt;rating&gt;ESRB - T (Teen)&lt;/rating&gt; &lt;title&gt;DeathKeep&lt;/title&gt; &lt;pub&gt;Strategic Simulations, Inc.&lt;/pub&gt; &lt;dev&gt;Lion Entertainment Inc.&lt;/dev&gt; &lt;genre&gt;Role-Playing&lt;/genre&gt; &lt;score&gt;3.1&lt;/score&gt; &lt;player&gt;1 Player&lt;/player&gt; &lt;story&gt;Deathkeep is a 1st person perspective single-player &quot;shooter&quot; game with a touch of medieval AD&amp;D gameplay in a full 3D environment.****Apparently another hero is stuck in a underground cavern crawling with monsters (what else is new?). This time they have to defeat an evil Necromancer located somewhere in the lower levels. To get to him they have to fight through 25 dungeons (each 8 floors) filled with horrific monsters who never heard of dental care. ****Three different characters can be chosen as the hero:**1. Dwarven male Fighter**2. Half-Elven male Fighter** **3. Elven female Mage****These classes offer different combat capabilities:****1. The Dwarven Fighter focuses more on melee close combat with minimal (axe-throwing) ranged and almost no magical capabilities. **The Half-elven Fighter, or more precisely Ranger, focuses on non-magical ranged combat with his favorite bow. Possesses medium melee combat capabilities and some magical capabilities.**The Elven Mage focuses all her might in magical offense and defense. Spells may be found or learned as experience grows. Don't get too close to the enemy since a walking stick doesn't do much damage to bloodthirsty monsters!****Gameplay consists mostly of adventuring and flattening every living and non-living creature in your way. Destroying monsters allows the character to level-up and become more powerful as well as gain new spells. The dungeons are filled with traps, streams, caverns, ledges, and every possible obstacle to cause the player to lose their way in this maze of mazes.&lt;/story&gt; &lt;/game&gt;">
            <text:p>&lt;game name="DeathKeep (USA)"&gt; &lt;year&gt;1995&lt;/year&gt; &lt;rating&gt;ESRB - T (Teen)&lt;/rating&gt; &lt;title&gt;DeathKeep&lt;/title&gt; &lt;pub&gt;Strategic Simulations, Inc.&lt;/pub&gt; &lt;dev&gt;Lion Entertainment Inc.&lt;/dev&gt; &lt;genre&gt;Role-Playing&lt;/genre&gt; &lt;score&gt;3.1&lt;/score&gt; &lt;player&gt;1 Player&lt;/player&gt; &lt;story&gt;Deathkeep is a 1st person perspective single-player "shooter" game with a touch of medieval AD&amp;D gameplay in a full 3D environment.****Apparently another hero is stuck in a underground cavern crawling with monsters (what else is new?). This time they have to defeat an evil Necromancer located somewhere in the lower levels. To get to him they have to fight through 25 dungeons (each 8 floors) filled with horrific monsters who never heard of dental care. ****Three different characters can be chosen as the hero:**1. Dwarven male Fighter**2. Half-Elven male Fighter** **3. Elven female Mage****These classes offer different combat capabilities:****1. The Dwarven Fighter focuses more on melee close combat with minimal (axe-throwing) ranged and almost no magical capabilities. **The Half-elven Fighter, or more precisely Ranger, focuses on non-magical ranged combat with his favorite bow. Possesses medium melee combat capabilities and some magical capabilities.**The Elven Mage focuses all her might in magical offense and defense. Spells may be found or learned as experience grows. Don't get too close to the enemy since a walking stick doesn't do much damage to bloodthirsty monsters!****Gameplay consists mostly of adventuring and flattening every living and non-living creature in your way. Destroying monsters allows the character to level-up and become more powerful as well as gain new spells. The dungeons are filled with traps, streams, caverns, ledges, and every possible obstacle to cause the player to lose their way in this maze of mazes.&lt;/story&gt; &lt;/game&gt;</text:p>
          </table:table-cell>
          <table:table-cell table:number-columns-repeated="1012"/>
        </table:table-row>
        <table:table-row table:style-name="ro1">
          <table:table-cell office:value-type="string">
            <text:p>Decathlon (USA)</text:p>
          </table:table-cell>
          <table:table-cell office:value-type="float" office:value="2007">
            <text:p>2007</text:p>
          </table:table-cell>
          <table:table-cell office:value-type="string">
            <text:p>ESRB - E (Everyone)</text:p>
          </table:table-cell>
          <table:table-cell office:value-type="string">
            <text:p>Decathlon</text:p>
          </table:table-cell>
          <table:table-cell office:value-type="string">
            <text:p>3DO Company, The</text:p>
          </table:table-cell>
          <table:table-cell office:value-type="string">
            <text:p>The Human Software Co.</text:p>
          </table:table-cell>
          <table:table-cell office:value-type="string">
            <text:p>Sports/Track &amp; Field</text:p>
          </table:table-cell>
          <table:table-cell office:value-type="float" office:value="3.5">
            <text:p>3.5</text:p>
          </table:table-cell>
          <table:table-cell office:value-type="string">
            <text:p>1-4 Players</text:p>
          </table:table-cell>
          <table:table-cell office:value-type="string">
            <text:p>As you would expect, all ten events are represented in 3DO's Decathlon: 100-meter dash, 400-meter dash, long jump, shot put, high jump, 110-meter hurdles, discus, pole vault, javelin, and 1500-meter run. Each event has smooth motion-capture graphics, and most have configurable camera angle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Decathlon (USA)&quot;&gt; &lt;year&gt;2007&lt;/year&gt; &lt;rating&gt;ESRB - E (Everyone)&lt;/rating&gt; &lt;title&gt;Decathlon&lt;/title&gt; &lt;pub&gt;3DO Company, The&lt;/pub&gt; &lt;dev&gt;The Human Software Co.&lt;/dev&gt; &lt;genre&gt;Sports/Track &amp; Field&lt;/genre&gt; &lt;score&gt;3.5&lt;/score&gt; &lt;player&gt;1-4 Players&lt;/player&gt; &lt;story&gt;As you would expect, all ten events are represented in 3DO's Decathlon: 100-meter dash, 400-meter dash, long jump, shot put, high jump, 110-meter hurdles, discus, pole vault, javelin, and 1500-meter run. Each event has smooth motion-capture graphics, and most have configurable camera angles.&lt;/story&gt; &lt;/game&gt;">
            <text:p>&lt;game name="Decathlon (USA)"&gt; &lt;year&gt;2007&lt;/year&gt; &lt;rating&gt;ESRB - E (Everyone)&lt;/rating&gt; &lt;title&gt;Decathlon&lt;/title&gt; &lt;pub&gt;3DO Company, The&lt;/pub&gt; &lt;dev&gt;The Human Software Co.&lt;/dev&gt; &lt;genre&gt;Sports/Track &amp; Field&lt;/genre&gt; &lt;score&gt;3.5&lt;/score&gt; &lt;player&gt;1-4 Players&lt;/player&gt; &lt;story&gt;As you would expect, all ten events are represented in 3DO's Decathlon: 100-meter dash, 400-meter dash, long jump, shot put, high jump, 110-meter hurdles, discus, pole vault, javelin, and 1500-meter run. Each event has smooth motion-capture graphics, and most have configurable camera angles.&lt;/story&gt; &lt;/game&gt;</text:p>
          </table:table-cell>
          <table:table-cell table:number-columns-repeated="1012"/>
        </table:table-row>
        <table:table-row table:style-name="ro1">
          <table:table-cell office:value-type="string">
            <text:p>Defcon 5 - Incoming (Europe)</text:p>
          </table:table-cell>
          <table:table-cell office:value-type="float" office:value="1995">
            <text:p>1995</text:p>
          </table:table-cell>
          <table:table-cell office:value-type="string">
            <text:p>ESRB - E (Everyone)</text:p>
          </table:table-cell>
          <table:table-cell office:value-type="string">
            <text:p>Defcon 5 - Incoming</text:p>
          </table:table-cell>
          <table:table-cell office:value-type="string">
            <text:p>Multisoft Co., Ltd.</text:p>
          </table:table-cell>
          <table:table-cell office:value-type="string">
            <text:p>Millennium Interactive</text:p>
          </table:table-cell>
          <table:table-cell office:value-type="string">
            <text:p>Action</text:p>
          </table:table-cell>
          <table:table-cell office:value-type="float" office:value="3.4">
            <text:p>3.4</text:p>
          </table:table-cell>
          <table:table-cell office:value-type="string">
            <text:p>1 Player</text:p>
          </table:table-cell>
          <table:table-cell office:value-type="string">
            <text:p>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 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 A third consideration is the "Virtual Operating System"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text:s/>As defending the base becomes more automated and efficient, you have more time to search the levels for keys. Your ultimate goal is to find the clearance to self-destruct the base, defend your escape shuttle, and get out alive.</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Defcon 5 - Incoming (Europe)&quot;&gt; &lt;year&gt;1995&lt;/year&gt; &lt;rating&gt;ESRB - E (Everyone)&lt;/rating&gt; &lt;title&gt;Defcon 5 - Incoming&lt;/title&gt; &lt;pub&gt;Multisoft Co., Ltd.&lt;/pub&gt; &lt;dev&gt;Millennium Interactive&lt;/dev&gt; &lt;genre&gt;Action&lt;/genre&gt; &lt;score&gt;3.4&lt;/score&gt; &lt;player&gt;1 Player&lt;/player&gt; &lt;story&gt;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 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 A third consideration is the &quot;Virtual Operating System&quot;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As defending the base becomes more automated and efficient, you have more time to search the levels for keys. Your ultimate goal is to find the clearance to self-destruct the base, defend your escape shuttle, and get out alive.&lt;/story&gt; &lt;/game&gt;">
            <text:p>&lt;game name="Defcon 5 - Incoming (Europe)"&gt; &lt;year&gt;1995&lt;/year&gt; &lt;rating&gt;ESRB - E (Everyone)&lt;/rating&gt; &lt;title&gt;Defcon 5 - Incoming&lt;/title&gt; &lt;pub&gt;Multisoft Co., Ltd.&lt;/pub&gt; &lt;dev&gt;Millennium Interactive&lt;/dev&gt; &lt;genre&gt;Action&lt;/genre&gt; &lt;score&gt;3.4&lt;/score&gt; &lt;player&gt;1 Player&lt;/player&gt; &lt;story&gt;In the far future, conflict is at an all-time low and outdated defence bases are being vacated and replaced with automated software. You play as an engineer sent to update one such base. Just after uploading the automating code, the base is suddenly invaded by unknown assailants from the air and ground. You must rely on your wits and the defence software to fend them off. The main game takes place in a first-person view inside the complex. Trams connect the maze-like living areas to a handful of manned turrets outside. You must shuttle between shooting down waves of fighters in the turrets, and scouring the base levels for card keys during the down time. A third consideration is the "Virtual Operating System" controlling all major base functions. You use this interface to repair damage from attacks, monitor intruders, and place robot sentries to guard key passages. As you find more access keys, you can increase the software's efficiency to the point that you can command turrets remotely, or set them to auto-attack with a high degree of success. <text:s/>As defending the base becomes more automated and efficient, you have more time to search the levels for keys. Your ultimate goal is to find the clearance to self-destruct the base, defend your escape shuttle, and get out alive.&lt;/story&gt; &lt;/game&gt;</text:p>
          </table:table-cell>
          <table:table-cell table:number-columns-repeated="1012"/>
        </table:table-row>
        <table:table-row table:style-name="ro1">
          <table:table-cell office:value-type="string">
            <text:p>Demolition Man (USA)</text:p>
          </table:table-cell>
          <table:table-cell office:value-type="float" office:value="1994">
            <text:p>1994</text:p>
          </table:table-cell>
          <table:table-cell office:value-type="string">
            <text:p>ESRB - T (Teen)</text:p>
          </table:table-cell>
          <table:table-cell office:value-type="string">
            <text:p>Demolition Man</text:p>
          </table:table-cell>
          <table:table-cell table:number-columns-repeated="2" office:value-type="string">
            <text:p>Virgin Interactive Entertainment, Inc.</text:p>
          </table:table-cell>
          <table:table-cell office:value-type="string">
            <text:p>Adventure</text:p>
          </table:table-cell>
          <table:table-cell office:value-type="float" office:value="2.8">
            <text:p>2.8</text:p>
          </table:table-cell>
          <table:table-cell office:value-type="string">
            <text:p>1 Player</text:p>
          </table:table-cell>
          <table:table-cell office:value-type="string">
            <text:p>Demolition Man is a game based on the 1993 movie by the same name. You play as John Spartan (Sly Stallone); thawed out from cryo-prison into a peaceful, Utopian future. Your task is to capture your nemesis, the psychopathic Simon Phoenix (Wesley Snipes), who has freed himself from prison and is wreaking havoc around town.****The 3DO version adopts a unique multimedia approach to the concept of a movie tie-in. Cutscenes and clips from the film are used when appropriate, but Stallone and actual props from the film (such as his uniform) were also brought in to shoot bluescreen clips specifically for the game. Stallone is placed inside the CD environments, setting up the coming gameplay sequences, which loosely act as an expanded &amp;quot;director's cut&amp;quot; of events in the film.****The game follows the key points of the movie's plot across five missions (with a handful of levels each). Levels mimic most major sequences from the film, with additional ones inspired by. Four distinct game types show up as you progress through the plot:****Shooting Gallery sequences present a static screen with enemies popping up from behind cover. Hidden icons grant additional health or special bullet types. Either the standard controller or lightgun peripheral can be used here.****Hand-to-Hand sequences present a side view of you and Phoenix brawling as in a standard fighter. Blocks, sweeps, and high and low attacks are mixed up to break through your opponent's defense and wear out his energy.****First Person Shooter sequences place you in a maze of tunnels with numerous patrolling enemies. You have infinite ammo to quickly dispatch them. A tracking device can be displayed to show the general direction of Phoenix. Defeating him ends the level.****The Driving sequence occurs once, and has you chasing Phoenix as he tries to flee in a stolen police cruiser. Avoid the other cars and hit power-up lanes to gain an advantage.****Progress is saved with a password system, and victory or defeat both earn you one of a few special messages from Sly.</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Demolition Man (USA)&quot;&gt; &lt;year&gt;1994&lt;/year&gt; &lt;rating&gt;ESRB - T (Teen)&lt;/rating&gt; &lt;title&gt;Demolition Man&lt;/title&gt; &lt;pub&gt;Virgin Interactive Entertainment, Inc.&lt;/pub&gt; &lt;dev&gt;Virgin Interactive Entertainment, Inc.&lt;/dev&gt; &lt;genre&gt;Adventure&lt;/genre&gt; &lt;score&gt;2.8&lt;/score&gt; &lt;player&gt;1 Player&lt;/player&gt; &lt;story&gt;Demolition Man is a game based on the 1993 movie by the same name. You play as John Spartan (Sly Stallone); thawed out from cryo-prison into a peaceful, Utopian future. Your task is to capture your nemesis, the psychopathic Simon Phoenix (Wesley Snipes), who has freed himself from prison and is wreaking havoc around town.****The 3DO version adopts a unique multimedia approach to the concept of a movie tie-in. Cutscenes and clips from the film are used when appropriate, but Stallone and actual props from the film (such as his uniform) were also brought in to shoot bluescreen clips specifically for the game. Stallone is placed inside the CD environments, setting up the coming gameplay sequences, which loosely act as an expanded &amp;quot;director's cut&amp;quot; of events in the film.****The game follows the key points of the movie's plot across five missions (with a handful of levels each). Levels mimic most major sequences from the film, with additional ones inspired by. Four distinct game types show up as you progress through the plot:****Shooting Gallery sequences present a static screen with enemies popping up from behind cover. Hidden icons grant additional health or special bullet types. Either the standard controller or lightgun peripheral can be used here.****Hand-to-Hand sequences present a side view of you and Phoenix brawling as in a standard fighter. Blocks, sweeps, and high and low attacks are mixed up to break through your opponent's defense and wear out his energy.****First Person Shooter sequences place you in a maze of tunnels with numerous patrolling enemies. You have infinite ammo to quickly dispatch them. A tracking device can be displayed to show the general direction of Phoenix. Defeating him ends the level.****The Driving sequence occurs once, and has you chasing Phoenix as he tries to flee in a stolen police cruiser. Avoid the other cars and hit power-up lanes to gain an advantage.****Progress is saved with a password system, and victory or defeat both earn you one of a few special messages from Sly.&lt;/story&gt; &lt;/game&gt;">
            <text:p>&lt;game name="Demolition Man (USA)"&gt; &lt;year&gt;1994&lt;/year&gt; &lt;rating&gt;ESRB - T (Teen)&lt;/rating&gt; &lt;title&gt;Demolition Man&lt;/title&gt; &lt;pub&gt;Virgin Interactive Entertainment, Inc.&lt;/pub&gt; &lt;dev&gt;Virgin Interactive Entertainment, Inc.&lt;/dev&gt; &lt;genre&gt;Adventure&lt;/genre&gt; &lt;score&gt;2.8&lt;/score&gt; &lt;player&gt;1 Player&lt;/player&gt; &lt;story&gt;Demolition Man is a game based on the 1993 movie by the same name. You play as John Spartan (Sly Stallone); thawed out from cryo-prison into a peaceful, Utopian future. Your task is to capture your nemesis, the psychopathic Simon Phoenix (Wesley Snipes), who has freed himself from prison and is wreaking havoc around town.****The 3DO version adopts a unique multimedia approach to the concept of a movie tie-in. Cutscenes and clips from the film are used when appropriate, but Stallone and actual props from the film (such as his uniform) were also brought in to shoot bluescreen clips specifically for the game. Stallone is placed inside the CD environments, setting up the coming gameplay sequences, which loosely act as an expanded &amp;quot;director's cut&amp;quot; of events in the film.****The game follows the key points of the movie's plot across five missions (with a handful of levels each). Levels mimic most major sequences from the film, with additional ones inspired by. Four distinct game types show up as you progress through the plot:****Shooting Gallery sequences present a static screen with enemies popping up from behind cover. Hidden icons grant additional health or special bullet types. Either the standard controller or lightgun peripheral can be used here.****Hand-to-Hand sequences present a side view of you and Phoenix brawling as in a standard fighter. Blocks, sweeps, and high and low attacks are mixed up to break through your opponent's defense and wear out his energy.****First Person Shooter sequences place you in a maze of tunnels with numerous patrolling enemies. You have infinite ammo to quickly dispatch them. A tracking device can be displayed to show the general direction of Phoenix. Defeating him ends the level.****The Driving sequence occurs once, and has you chasing Phoenix as he tries to flee in a stolen police cruiser. Avoid the other cars and hit power-up lanes to gain an advantage.****Progress is saved with a password system, and victory or defeat both earn you one of a few special messages from Sly.&lt;/story&gt; &lt;/game&gt;</text:p>
          </table:table-cell>
          <table:table-cell table:number-columns-repeated="1012"/>
        </table:table-row>
        <table:table-row table:style-name="ro1">
          <table:table-cell office:value-type="string">
            <text:p>Digital Dreamware (USA)</text:p>
          </table:table-cell>
          <table:table-cell office:value-type="float" office:value="1995">
            <text:p>1995</text:p>
          </table:table-cell>
          <table:table-cell office:value-type="string">
            <text:p>ESRB - E (Everyone)</text:p>
          </table:table-cell>
          <table:table-cell office:value-type="string">
            <text:p>Digital Dreamware</text:p>
          </table:table-cell>
          <table:table-cell table:number-columns-repeated="2" office:value-type="string">
            <text:p>Virgin Interactive Entertainment, Inc.</text:p>
          </table:table-cell>
          <table:table-cell office:value-type="string">
            <text:p>Multimedia</text:p>
          </table:table-cell>
          <table:table-cell office:value-type="string">
            <text:p>3.0</text:p>
          </table:table-cell>
          <table:table-cell office:value-type="string">
            <text:p>1 Player</text:p>
          </table:table-cell>
          <table:table-cell office:value-type="string">
            <text:p>DIGITAL DREAMWARE is an interactive album of sounds and visions that lets you take control or go with the fluid flow. Six different brilliant and multidimensional kaleidoscopic blasts of pure sensation. A mesmerizing techno-trance soundtrack. You'll be transfixed, transported, transfigured.</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Digital Dreamware (USA)&quot;&gt; &lt;year&gt;1995&lt;/year&gt; &lt;rating&gt;ESRB - E (Everyone)&lt;/rating&gt; &lt;title&gt;Digital Dreamware&lt;/title&gt; &lt;pub&gt;Virgin Interactive Entertainment, Inc.&lt;/pub&gt; &lt;dev&gt;Virgin Interactive Entertainment, Inc.&lt;/dev&gt; &lt;genre&gt;Multimedia&lt;/genre&gt; &lt;score&gt;3.0&lt;/score&gt; &lt;player&gt;1 Player&lt;/player&gt; &lt;story&gt;DIGITAL DREAMWARE is an interactive album of sounds and visions that lets you take control or go with the fluid flow. Six different brilliant and multidimensional kaleidoscopic blasts of pure sensation. A mesmerizing techno-trance soundtrack. You'll be transfixed, transported, transfigured.&lt;/story&gt; &lt;/game&gt;">
            <text:p>&lt;game name="Digital Dreamware (USA)"&gt; &lt;year&gt;1995&lt;/year&gt; &lt;rating&gt;ESRB - E (Everyone)&lt;/rating&gt; &lt;title&gt;Digital Dreamware&lt;/title&gt; &lt;pub&gt;Virgin Interactive Entertainment, Inc.&lt;/pub&gt; &lt;dev&gt;Virgin Interactive Entertainment, Inc.&lt;/dev&gt; &lt;genre&gt;Multimedia&lt;/genre&gt; &lt;score&gt;3.0&lt;/score&gt; &lt;player&gt;1 Player&lt;/player&gt; &lt;story&gt;DIGITAL DREAMWARE is an interactive album of sounds and visions that lets you take control or go with the fluid flow. Six different brilliant and multidimensional kaleidoscopic blasts of pure sensation. A mesmerizing techno-trance soundtrack. You'll be transfixed, transported, transfigured.&lt;/story&gt; &lt;/game&gt;</text:p>
          </table:table-cell>
          <table:table-cell table:number-columns-repeated="1012"/>
        </table:table-row>
        <table:table-row table:style-name="ro1">
          <table:table-cell office:value-type="string">
            <text:p>DinoPark Tycoon (USA)</text:p>
          </table:table-cell>
          <table:table-cell office:value-type="float" office:value="1993">
            <text:p>1993</text:p>
          </table:table-cell>
          <table:table-cell office:value-type="string">
            <text:p>ESRB - E (Everyone)</text:p>
          </table:table-cell>
          <table:table-cell office:value-type="string">
            <text:p>DinoPark Tycoon</text:p>
          </table:table-cell>
          <table:table-cell office:value-type="string">
            <text:p>MECC</text:p>
          </table:table-cell>
          <table:table-cell office:value-type="string">
            <text:p>Manley &amp; Associates, Inc.</text:p>
          </table:table-cell>
          <table:table-cell office:value-type="string">
            <text:p>Strategy</text:p>
          </table:table-cell>
          <table:table-cell office:value-type="float" office:value="3.9">
            <text:p>3.9</text:p>
          </table:table-cell>
          <table:table-cell office:value-type="string">
            <text:p>1 Player</text:p>
          </table:table-cell>
          <table:table-cell office:value-type="string">
            <text:p>One of the more original "business" games made, DinoPark Tycoon is both a strategy and educational game. Build a theme park showing off various types of dinosaurs****You are in charge, and have to do many things, including:****1. borrowing money**2. buying and selling dinosaurs**3. buying fences to keep them in, including electric fences for extra security**4. hiring staff, such as maintenance, cooks, tour guides, vets**5. building and expanding your park to include things such as washrooms, concession stands, and parking lots**6. setting admission fees**7. advertising your park****To aid you in making decisions, the game includes these plus more features:****1. dinosaur fact guide**8. daily records**9. quarterly financial reports**10. calender****There are many more features, such as the ability to buy seeds so you can grow your own plant life for the herbivores. If you want to take a break from the business part, you can watch your park and see people walking through the park and other things.</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DinoPark Tycoon (USA)&quot;&gt; &lt;year&gt;1993&lt;/year&gt; &lt;rating&gt;ESRB - E (Everyone)&lt;/rating&gt; &lt;title&gt;DinoPark Tycoon&lt;/title&gt; &lt;pub&gt;MECC&lt;/pub&gt; &lt;dev&gt;Manley &amp; Associates, Inc.&lt;/dev&gt; &lt;genre&gt;Strategy&lt;/genre&gt; &lt;score&gt;3.9&lt;/score&gt; &lt;player&gt;1 Player&lt;/player&gt; &lt;story&gt;One of the more original &quot;business&quot; games made, DinoPark Tycoon is both a strategy and educational game. Build a theme park showing off various types of dinosaurs****You are in charge, and have to do many things, including:****1. borrowing money**2. buying and selling dinosaurs**3. buying fences to keep them in, including electric fences for extra security**4. hiring staff, such as maintenance, cooks, tour guides, vets**5. building and expanding your park to include things such as washrooms, concession stands, and parking lots**6. setting admission fees**7. advertising your park****To aid you in making decisions, the game includes these plus more features:****1. dinosaur fact guide**8. daily records**9. quarterly financial reports**10. calender****There are many more features, such as the ability to buy seeds so you can grow your own plant life for the herbivores. If you want to take a break from the business part, you can watch your park and see people walking through the park and other things.&lt;/story&gt; &lt;/game&gt;">
            <text:p>&lt;game name="DinoPark Tycoon (USA)"&gt; &lt;year&gt;1993&lt;/year&gt; &lt;rating&gt;ESRB - E (Everyone)&lt;/rating&gt; &lt;title&gt;DinoPark Tycoon&lt;/title&gt; &lt;pub&gt;MECC&lt;/pub&gt; &lt;dev&gt;Manley &amp; Associates, Inc.&lt;/dev&gt; &lt;genre&gt;Strategy&lt;/genre&gt; &lt;score&gt;3.9&lt;/score&gt; &lt;player&gt;1 Player&lt;/player&gt; &lt;story&gt;One of the more original "business" games made, DinoPark Tycoon is both a strategy and educational game. Build a theme park showing off various types of dinosaurs****You are in charge, and have to do many things, including:****1. borrowing money**2. buying and selling dinosaurs**3. buying fences to keep them in, including electric fences for extra security**4. hiring staff, such as maintenance, cooks, tour guides, vets**5. building and expanding your park to include things such as washrooms, concession stands, and parking lots**6. setting admission fees**7. advertising your park****To aid you in making decisions, the game includes these plus more features:****1. dinosaur fact guide**8. daily records**9. quarterly financial reports**10. calender****There are many more features, such as the ability to buy seeds so you can grow your own plant life for the herbivores. If you want to take a break from the business part, you can watch your park and see people walking through the park and other things.&lt;/story&gt; &lt;/game&gt;</text:p>
          </table:table-cell>
          <table:table-cell table:number-columns-repeated="1012"/>
        </table:table-row>
        <table:table-row table:style-name="ro1">
          <table:table-cell office:value-type="string">
            <text:p>Doctor Hauzer (Japan)</text:p>
          </table:table-cell>
          <table:table-cell office:value-type="float" office:value="1994">
            <text:p>1994</text:p>
          </table:table-cell>
          <table:table-cell office:value-type="string">
            <text:p>ESRB - T (Teen)</text:p>
          </table:table-cell>
          <table:table-cell office:value-type="string">
            <text:p>Doctor Hauzer</text:p>
          </table:table-cell>
          <table:table-cell office:value-type="string">
            <text:p>Matsushita Electric Industrial Co., Ltd.</text:p>
          </table:table-cell>
          <table:table-cell office:value-type="string">
            <text:p>Riverhill Software</text:p>
          </table:table-cell>
          <table:table-cell office:value-type="string">
            <text:p>Adventure</text:p>
          </table:table-cell>
          <table:table-cell office:value-type="float" office:value="3.6">
            <text:p>3.6</text:p>
          </table:table-cell>
          <table:table-cell office:value-type="string">
            <text:p>1 Player</text:p>
          </table:table-cell>
          <table:table-cell office:value-type="string">
            <text:p>No Description Available!</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Doctor Hauzer (Japan)&quot;&gt; &lt;year&gt;1994&lt;/year&gt; &lt;rating&gt;ESRB - T (Teen)&lt;/rating&gt; &lt;title&gt;Doctor Hauzer&lt;/title&gt; &lt;pub&gt;Matsushita Electric Industrial Co., Ltd.&lt;/pub&gt; &lt;dev&gt;Riverhill Software&lt;/dev&gt; &lt;genre&gt;Adventure&lt;/genre&gt; &lt;score&gt;3.6&lt;/score&gt; &lt;player&gt;1 Player&lt;/player&gt; &lt;story&gt;No Description Available!&lt;/story&gt; &lt;/game&gt;">
            <text:p>&lt;game name="Doctor Hauzer (Japan)"&gt; &lt;year&gt;1994&lt;/year&gt; &lt;rating&gt;ESRB - T (Teen)&lt;/rating&gt; &lt;title&gt;Doctor Hauzer&lt;/title&gt; &lt;pub&gt;Matsushita Electric Industrial Co., Ltd.&lt;/pub&gt; &lt;dev&gt;Riverhill Software&lt;/dev&gt; &lt;genre&gt;Adventure&lt;/genre&gt; &lt;score&gt;3.6&lt;/score&gt; &lt;player&gt;1 Player&lt;/player&gt; &lt;story&gt;No Description Available!&lt;/story&gt; &lt;/game&gt;</text:p>
          </table:table-cell>
          <table:table-cell table:number-columns-repeated="1012"/>
        </table:table-row>
        <table:table-row table:style-name="ro1">
          <table:table-cell office:value-type="string">
            <text:p>Doom (USA)</text:p>
          </table:table-cell>
          <table:table-cell office:value-type="float" office:value="1995">
            <text:p>1995</text:p>
          </table:table-cell>
          <table:table-cell office:value-type="string">
            <text:p>ESRB - M (Mature)</text:p>
          </table:table-cell>
          <table:table-cell office:value-type="string">
            <text:p>Doom</text:p>
          </table:table-cell>
          <table:table-cell office:value-type="string">
            <text:p>Art Data Interactive, Inc.</text:p>
          </table:table-cell>
          <table:table-cell office:value-type="string">
            <text:p>id Software, Inc.</text:p>
          </table:table-cell>
          <table:table-cell office:value-type="string">
            <text:p>Action</text:p>
          </table:table-cell>
          <table:table-cell office:value-type="float" office:value="2.8">
            <text:p>2.8</text:p>
          </table:table-cell>
          <table:table-cell office:value-type="string">
            <text:p>1 Player</text:p>
          </table:table-cell>
          <table:table-cell office:value-type="string">
            <text:p>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Doom (USA)&quot;&gt; &lt;year&gt;1995&lt;/year&gt; &lt;rating&gt;ESRB - M (Mature)&lt;/rating&gt; &lt;title&gt;Doom&lt;/title&gt; &lt;pub&gt;Art Data Interactive, Inc.&lt;/pub&gt; &lt;dev&gt;id Software, Inc.&lt;/dev&gt; &lt;genre&gt;Action&lt;/genre&gt; &lt;score&gt;2.8&lt;/score&gt; &lt;player&gt;1 Player&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lt;/story&gt; &lt;/game&gt;">
            <text:p>&lt;game name="Doom (USA)"&gt; &lt;year&gt;1995&lt;/year&gt; &lt;rating&gt;ESRB - M (Mature)&lt;/rating&gt; &lt;title&gt;Doom&lt;/title&gt; &lt;pub&gt;Art Data Interactive, Inc.&lt;/pub&gt; &lt;dev&gt;id Software, Inc.&lt;/dev&gt; &lt;genre&gt;Action&lt;/genre&gt; &lt;score&gt;2.8&lt;/score&gt; &lt;player&gt;1 Player&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lt;/story&gt; &lt;/game&gt;</text:p>
          </table:table-cell>
          <table:table-cell table:number-columns-repeated="1012"/>
        </table:table-row>
        <table:table-row table:style-name="ro1">
          <table:table-cell office:value-type="string">
            <text:p>Dragon Lore - The Legend Begins (Disc 1) (USA, Europe)</text:p>
          </table:table-cell>
          <table:table-cell office:value-type="float" office:value="1995">
            <text:p>1995</text:p>
          </table:table-cell>
          <table:table-cell office:value-type="string">
            <text:p>ESRB - T (Teen)</text:p>
          </table:table-cell>
          <table:table-cell office:value-type="string">
            <text:p>Dragon Lore - The Legend Begins Disc 1</text:p>
          </table:table-cell>
          <table:table-cell office:value-type="string">
            <text:p>Mindscape, Inc.</text:p>
          </table:table-cell>
          <table:table-cell office:value-type="string">
            <text:p>Cryo Interactive Entertainment</text:p>
          </table:table-cell>
          <table:table-cell office:value-type="string">
            <text:p>Adventure</text:p>
          </table:table-cell>
          <table:table-cell office:value-type="float" office:value="3.2">
            <text:p>3.2</text:p>
          </table:table-cell>
          <table:table-cell office:value-type="string">
            <text:p>1 Player</text:p>
          </table:table-cell>
          <table:table-cell office:value-type="string">
            <text:p>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Dragon Lore - The Legend Begins (Disc 1) (USA, Europe)&quot;&gt; &lt;year&gt;1995&lt;/year&gt; &lt;rating&gt;ESRB - T (Teen)&lt;/rating&gt; &lt;title&gt;Dragon Lore - The Legend Begins Disc 1&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
            <text:p>&lt;game name="Dragon Lore - The Legend Begins (Disc 1) (USA, Europe)"&gt; &lt;year&gt;1995&lt;/year&gt; &lt;rating&gt;ESRB - T (Teen)&lt;/rating&gt; &lt;title&gt;Dragon Lore - The Legend Begins Disc 1&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text:p>
          </table:table-cell>
          <table:table-cell table:number-columns-repeated="1012"/>
        </table:table-row>
        <table:table-row table:style-name="ro1">
          <table:table-cell office:value-type="string">
            <text:p>Dragon Lore - The Legend Begins (Disc 2) (USA, Europe)</text:p>
          </table:table-cell>
          <table:table-cell office:value-type="float" office:value="1995">
            <text:p>1995</text:p>
          </table:table-cell>
          <table:table-cell office:value-type="string">
            <text:p>ESRB - T (Teen)</text:p>
          </table:table-cell>
          <table:table-cell office:value-type="string">
            <text:p>Dragon Lore - The Legend Begins Disc 2</text:p>
          </table:table-cell>
          <table:table-cell office:value-type="string">
            <text:p>Mindscape, Inc.</text:p>
          </table:table-cell>
          <table:table-cell office:value-type="string">
            <text:p>Cryo Interactive Entertainment</text:p>
          </table:table-cell>
          <table:table-cell office:value-type="string">
            <text:p>Adventure</text:p>
          </table:table-cell>
          <table:table-cell office:value-type="float" office:value="3.2">
            <text:p>3.2</text:p>
          </table:table-cell>
          <table:table-cell office:value-type="string">
            <text:p>1 Player</text:p>
          </table:table-cell>
          <table:table-cell office:value-type="string">
            <text:p>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Dragon Lore - The Legend Begins (Disc 2) (USA, Europe)&quot;&gt; &lt;year&gt;1995&lt;/year&gt; &lt;rating&gt;ESRB - T (Teen)&lt;/rating&gt; &lt;title&gt;Dragon Lore - The Legend Begins Disc 2&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
            <text:p>&lt;game name="Dragon Lore - The Legend Begins (Disc 2) (USA, Europe)"&gt; &lt;year&gt;1995&lt;/year&gt; &lt;rating&gt;ESRB - T (Teen)&lt;/rating&gt; &lt;title&gt;Dragon Lore - The Legend Begins Disc 2&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text:p>
          </table:table-cell>
          <table:table-cell table:number-columns-repeated="1012"/>
        </table:table-row>
        <table:table-row table:style-name="ro1">
          <table:table-cell office:value-type="string">
            <text:p>Dragon Lore - The Legend Begins (Disc 3) (USA, Europe)</text:p>
          </table:table-cell>
          <table:table-cell office:value-type="float" office:value="1995">
            <text:p>1995</text:p>
          </table:table-cell>
          <table:table-cell office:value-type="string">
            <text:p>ESRB - T (Teen)</text:p>
          </table:table-cell>
          <table:table-cell office:value-type="string">
            <text:p>Dragon Lore - The Legend Begins Disc 3</text:p>
          </table:table-cell>
          <table:table-cell office:value-type="string">
            <text:p>Mindscape, Inc.</text:p>
          </table:table-cell>
          <table:table-cell office:value-type="string">
            <text:p>Cryo Interactive Entertainment</text:p>
          </table:table-cell>
          <table:table-cell office:value-type="string">
            <text:p>Adventure</text:p>
          </table:table-cell>
          <table:table-cell office:value-type="float" office:value="3.2">
            <text:p>3.2</text:p>
          </table:table-cell>
          <table:table-cell office:value-type="string">
            <text:p>1 Player</text:p>
          </table:table-cell>
          <table:table-cell office:value-type="string">
            <text:p>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Dragon Lore - The Legend Begins (Disc 3) (USA, Europe)&quot;&gt; &lt;year&gt;1995&lt;/year&gt; &lt;rating&gt;ESRB - T (Teen)&lt;/rating&gt; &lt;title&gt;Dragon Lore - The Legend Begins Disc 3&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
            <text:p>&lt;game name="Dragon Lore - The Legend Begins (Disc 3) (USA, Europe)"&gt; &lt;year&gt;1995&lt;/year&gt; &lt;rating&gt;ESRB - T (Teen)&lt;/rating&gt; &lt;title&gt;Dragon Lore - The Legend Begins Disc 3&lt;/title&gt; &lt;pub&gt;Mindscape, Inc.&lt;/pub&gt; &lt;dev&gt;Cryo Interactive Entertainment&lt;/dev&gt; &lt;genre&gt;Adventure&lt;/genre&gt; &lt;score&gt;3.2&lt;/score&gt; &lt;player&gt;1 Player&lt;/player&gt; &lt;story&gt;You are Werner Von Wallenrod, an orphan living in a realm lost in time. You leave to travel across these lands and meet fantastically surreal characters who help you in your quest for truth. Your father was assassinated by the Devil's Horseman, Haagen Von Kiakonov, has vowed to destroy everything you know and love. Just before your father died, he was able to entrust you with a farmer in the kingdom, but now the hour has arrived for you to take up arms and defend your country. ****Inexperienced in the art of combat, you must prove yourself all throughout the voyage that awaits you.&lt;/story&gt; &lt;/game&gt;</text:p>
          </table:table-cell>
          <table:table-cell table:number-columns-repeated="1012"/>
        </table:table-row>
        <table:table-row table:style-name="ro1">
          <table:table-cell office:value-type="string">
            <text:p>Dragon Tycoon Edge (Japan)</text:p>
          </table:table-cell>
          <table:table-cell office:value-type="float" office:value="1995">
            <text:p>1995</text:p>
          </table:table-cell>
          <table:table-cell office:value-type="string">
            <text:p>ESRB - E10+ (Everyone 10+)</text:p>
          </table:table-cell>
          <table:table-cell office:value-type="string">
            <text:p>Dragon Tycoon Edge</text:p>
          </table:table-cell>
          <table:table-cell table:number-columns-repeated="2" office:value-type="string">
            <text:p>Sara International</text:p>
          </table:table-cell>
          <table:table-cell office:value-type="string">
            <text:p>Strategy</text:p>
          </table:table-cell>
          <table:table-cell office:value-type="float" office:value="3.3">
            <text:p>3.3</text:p>
          </table:table-cell>
          <table:table-cell office:value-type="string">
            <text:p>1 Player</text:p>
          </table:table-cell>
          <table:table-cell office:value-type="string">
            <text:p>No Description Available!</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Dragon Tycoon Edge (Japan)&quot;&gt; &lt;year&gt;1995&lt;/year&gt; &lt;rating&gt;ESRB - E10+ (Everyone 10+)&lt;/rating&gt; &lt;title&gt;Dragon Tycoon Edge&lt;/title&gt; &lt;pub&gt;Sara International&lt;/pub&gt; &lt;dev&gt;Sara International&lt;/dev&gt; &lt;genre&gt;Strategy&lt;/genre&gt; &lt;score&gt;3.3&lt;/score&gt; &lt;player&gt;1 Player&lt;/player&gt; &lt;story&gt;No Description Available!&lt;/story&gt; &lt;/game&gt;">
            <text:p>&lt;game name="Dragon Tycoon Edge (Japan)"&gt; &lt;year&gt;1995&lt;/year&gt; &lt;rating&gt;ESRB - E10+ (Everyone 10+)&lt;/rating&gt; &lt;title&gt;Dragon Tycoon Edge&lt;/title&gt; &lt;pub&gt;Sara International&lt;/pub&gt; &lt;dev&gt;Sara International&lt;/dev&gt; &lt;genre&gt;Strategy&lt;/genre&gt; &lt;score&gt;3.3&lt;/score&gt; &lt;player&gt;1 Player&lt;/player&gt; &lt;story&gt;No Description Available!&lt;/story&gt; &lt;/game&gt;</text:p>
          </table:table-cell>
          <table:table-cell table:number-columns-repeated="1012"/>
        </table:table-row>
        <table:table-row table:style-name="ro1">
          <table:table-cell office:value-type="string">
            <text:p>Dragon's Lair (USA)</text:p>
          </table:table-cell>
          <table:table-cell office:value-type="float" office:value="1993">
            <text:p>1993</text:p>
          </table:table-cell>
          <table:table-cell office:value-type="string">
            <text:p>ESRB - E10+ (Everyone 10+)</text:p>
          </table:table-cell>
          <table:table-cell office:value-type="string">
            <text:p>Dragon's Lair</text:p>
          </table:table-cell>
          <table:table-cell table:number-columns-repeated="2" office:value-type="string">
            <text:p>ReadySoft Incorporated</text:p>
          </table:table-cell>
          <table:table-cell office:value-type="string">
            <text:p>Role-Playing</text:p>
          </table:table-cell>
          <table:table-cell office:value-type="float" office:value="3.7">
            <text:p>3.7</text:p>
          </table:table-cell>
          <table:table-cell office:value-type="string">
            <text:p>1 Player</text:p>
          </table:table-cell>
          <table:table-cell office:value-type="string">
            <text:p>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Dragon's Lair (USA)&quot;&gt; &lt;year&gt;1993&lt;/year&gt; &lt;rating&gt;ESRB - E10+ (Everyone 10+)&lt;/rating&gt; &lt;title&gt;Dragon's Lair&lt;/title&gt; &lt;pub&gt;ReadySoft Incorporated&lt;/pub&gt; &lt;dev&gt;ReadySoft Incorporated&lt;/dev&gt; &lt;genre&gt;Role-Playing&lt;/genre&gt; &lt;score&gt;3.7&lt;/score&gt; &lt;player&gt;1 Player&lt;/player&gt; &lt;story&gt;A conversion of the 1983 Don Bluth coin op cartoon game.  Players control Dirk the Daring as he struggles his way through a dungeon to fight Singe, the Dragon, and rescue the beautiful Princess Daphne.  With limited movement allowed, the game's main emphasis is on its heart-stopping graphics.&lt;/story&gt; &lt;/game&gt;">
            <text:p>&lt;game name="Dragon's Lair (USA)"&gt; &lt;year&gt;1993&lt;/year&gt; &lt;rating&gt;ESRB - E10+ (Everyone 10+)&lt;/rating&gt; &lt;title&gt;Dragon's Lair&lt;/title&gt; &lt;pub&gt;ReadySoft Incorporated&lt;/pub&gt; &lt;dev&gt;ReadySoft Incorporated&lt;/dev&gt; &lt;genre&gt;Role-Playing&lt;/genre&gt; &lt;score&gt;3.7&lt;/score&gt; &lt;player&gt;1 Player&lt;/player&gt; &lt;story&gt;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lt;/story&gt; &lt;/game&gt;</text:p>
          </table:table-cell>
          <table:table-cell table:number-columns-repeated="1012"/>
        </table:table-row>
        <table:table-row table:style-name="ro1">
          <table:table-cell office:value-type="string">
            <text:p>Drug Wars (USA)</text:p>
          </table:table-cell>
          <table:table-cell office:value-type="float" office:value="1995">
            <text:p>1995</text:p>
          </table:table-cell>
          <table:table-cell office:value-type="string">
            <text:p>ESRB - M (Mature)</text:p>
          </table:table-cell>
          <table:table-cell office:value-type="string">
            <text:p>Drug Wars</text:p>
          </table:table-cell>
          <table:table-cell table:number-columns-repeated="2" office:value-type="string">
            <text:p>American Laser Games, Inc.</text:p>
          </table:table-cell>
          <table:table-cell office:value-type="string">
            <text:p>Action</text:p>
          </table:table-cell>
          <table:table-cell office:value-type="float" office:value="2.3">
            <text:p>2.3</text:p>
          </table:table-cell>
          <table:table-cell office:value-type="string">
            <text:p>1-2 Players</text:p>
          </table:table-cell>
          <table:table-cell office:value-type="string">
            <text:p>Drug Wars is another in the long line of traditional American Laser Games arcade-convertion shooters. It's a straightforward point-and-click game in which you fight the usual gang of not-so-law-abiding citizens in a typically small town.</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Drug Wars (USA)&quot;&gt; &lt;year&gt;1995&lt;/year&gt; &lt;rating&gt;ESRB - M (Mature)&lt;/rating&gt; &lt;title&gt;Drug Wars&lt;/title&gt; &lt;pub&gt;American Laser Games, Inc.&lt;/pub&gt; &lt;dev&gt;American Laser Games, Inc.&lt;/dev&gt; &lt;genre&gt;Action&lt;/genre&gt; &lt;score&gt;2.3&lt;/score&gt; &lt;player&gt;1-2 Players&lt;/player&gt; &lt;story&gt;Drug Wars is another in the long line of traditional American Laser Games arcade-convertion shooters. It's a straightforward point-and-click game in which you fight the usual gang of not-so-law-abiding citizens in a typically small town.&lt;/story&gt; &lt;/game&gt;">
            <text:p>&lt;game name="Drug Wars (USA)"&gt; &lt;year&gt;1995&lt;/year&gt; &lt;rating&gt;ESRB - M (Mature)&lt;/rating&gt; &lt;title&gt;Drug Wars&lt;/title&gt; &lt;pub&gt;American Laser Games, Inc.&lt;/pub&gt; &lt;dev&gt;American Laser Games, Inc.&lt;/dev&gt; &lt;genre&gt;Action&lt;/genre&gt; &lt;score&gt;2.3&lt;/score&gt; &lt;player&gt;1-2 Players&lt;/player&gt; &lt;story&gt;Drug Wars is another in the long line of traditional American Laser Games arcade-convertion shooters. It's a straightforward point-and-click game in which you fight the usual gang of not-so-law-abiding citizens in a typically small town.&lt;/story&gt; &lt;/game&gt;</text:p>
          </table:table-cell>
          <table:table-cell table:number-columns-repeated="1012"/>
        </table:table-row>
        <table:table-row table:style-name="ro1">
          <table:table-cell office:value-type="string">
            <text:p>Escape from Monster Manor - A Terrifying Hunt for the Undead (USA)</text:p>
          </table:table-cell>
          <table:table-cell office:value-type="float" office:value="1993">
            <text:p>1993</text:p>
          </table:table-cell>
          <table:table-cell office:value-type="string">
            <text:p>ESRB - T (Teen)</text:p>
          </table:table-cell>
          <table:table-cell office:value-type="string">
            <text:p>Escape from Monster Manor - A Terrifying Hunt for the Undead</text:p>
          </table:table-cell>
          <table:table-cell office:value-type="string">
            <text:p>Electronic Arts, Inc.</text:p>
          </table:table-cell>
          <table:table-cell office:value-type="string">
            <text:p>Studio 3DO</text:p>
          </table:table-cell>
          <table:table-cell office:value-type="string">
            <text:p>Action</text:p>
          </table:table-cell>
          <table:table-cell office:value-type="float" office:value="2.8">
            <text:p>2.8</text:p>
          </table:table-cell>
          <table:table-cell office:value-type="string">
            <text:p>1 Player</text:p>
          </table:table-cell>
          <table:table-cell office:value-type="string">
            <text:p>The undead have been unleashed upon the world. Only a holy talisman can destroy them, but it has been broken into pieces and hidden in Monster Manor. Now you must venture into the cursed mansion and find the pieces so that humanity may be saved.****The game is a first-person-shooter where you have to destroy enemies like ghosts, skeletons and zombies using your only gun. Items scattered around the house include health packs, gun energy, treasure and keys that are used to open doors that block your way to the next talisman piece. The game has twelve levels.</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Escape from Monster Manor - A Terrifying Hunt for the Undead (USA)&quot;&gt; &lt;year&gt;1993&lt;/year&gt; &lt;rating&gt;ESRB - T (Teen)&lt;/rating&gt; &lt;title&gt;Escape from Monster Manor - A Terrifying Hunt for the Undead&lt;/title&gt; &lt;pub&gt;Electronic Arts, Inc.&lt;/pub&gt; &lt;dev&gt;Studio 3DO&lt;/dev&gt; &lt;genre&gt;Action&lt;/genre&gt; &lt;score&gt;2.8&lt;/score&gt; &lt;player&gt;1 Player&lt;/player&gt; &lt;story&gt;The undead have been unleashed upon the world. Only a holy talisman can destroy them, but it has been broken into pieces and hidden in Monster Manor. Now you must venture into the cursed mansion and find the pieces so that humanity may be saved.****The game is a first-person-shooter where you have to destroy enemies like ghosts, skeletons and zombies using your only gun. Items scattered around the house include health packs, gun energy, treasure and keys that are used to open doors that block your way to the next talisman piece. The game has twelve levels.&lt;/story&gt; &lt;/game&gt;">
            <text:p>&lt;game name="Escape from Monster Manor - A Terrifying Hunt for the Undead (USA)"&gt; &lt;year&gt;1993&lt;/year&gt; &lt;rating&gt;ESRB - T (Teen)&lt;/rating&gt; &lt;title&gt;Escape from Monster Manor - A Terrifying Hunt for the Undead&lt;/title&gt; &lt;pub&gt;Electronic Arts, Inc.&lt;/pub&gt; &lt;dev&gt;Studio 3DO&lt;/dev&gt; &lt;genre&gt;Action&lt;/genre&gt; &lt;score&gt;2.8&lt;/score&gt; &lt;player&gt;1 Player&lt;/player&gt; &lt;story&gt;The undead have been unleashed upon the world. Only a holy talisman can destroy them, but it has been broken into pieces and hidden in Monster Manor. Now you must venture into the cursed mansion and find the pieces so that humanity may be saved.****The game is a first-person-shooter where you have to destroy enemies like ghosts, skeletons and zombies using your only gun. Items scattered around the house include health packs, gun energy, treasure and keys that are used to open doors that block your way to the next talisman piece. The game has twelve levels.&lt;/story&gt; &lt;/game&gt;</text:p>
          </table:table-cell>
          <table:table-cell table:number-columns-repeated="1012"/>
        </table:table-row>
        <table:table-row table:style-name="ro1">
          <table:table-cell office:value-type="string">
            <text:p>F1GP (Japan)</text:p>
          </table:table-cell>
          <table:table-cell office:value-type="float" office:value="1995">
            <text:p>1995</text:p>
          </table:table-cell>
          <table:table-cell office:value-type="string">
            <text:p>ESRB - E (Everyone)</text:p>
          </table:table-cell>
          <table:table-cell office:value-type="string">
            <text:p>F1GP</text:p>
          </table:table-cell>
          <table:table-cell table:number-columns-repeated="2" office:value-type="string">
            <text:p>Pony Canyon</text:p>
          </table:table-cell>
          <table:table-cell office:value-type="string">
            <text:p>Driving</text:p>
          </table:table-cell>
          <table:table-cell office:value-type="float" office:value="3.2">
            <text:p>3.2</text:p>
          </table:table-cell>
          <table:table-cell office:value-type="string">
            <text:p>1 Player</text:p>
          </table:table-cell>
          <table:table-cell office:value-type="string">
            <text:p>No Description Available!</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F1GP (Japan)&quot;&gt; &lt;year&gt;1995&lt;/year&gt; &lt;rating&gt;ESRB - E (Everyone)&lt;/rating&gt; &lt;title&gt;F1GP&lt;/title&gt; &lt;pub&gt;Pony Canyon&lt;/pub&gt; &lt;dev&gt;Pony Canyon&lt;/dev&gt; &lt;genre&gt;Driving&lt;/genre&gt; &lt;score&gt;3.2&lt;/score&gt; &lt;player&gt;1 Player&lt;/player&gt; &lt;story&gt;No Description Available!&lt;/story&gt; &lt;/game&gt;">
            <text:p>&lt;game name="F1GP (Japan)"&gt; &lt;year&gt;1995&lt;/year&gt; &lt;rating&gt;ESRB - E (Everyone)&lt;/rating&gt; &lt;title&gt;F1GP&lt;/title&gt; &lt;pub&gt;Pony Canyon&lt;/pub&gt; &lt;dev&gt;Pony Canyon&lt;/dev&gt; &lt;genre&gt;Driving&lt;/genre&gt; &lt;score&gt;3.2&lt;/score&gt; &lt;player&gt;1 Player&lt;/player&gt; &lt;story&gt;No Description Available!&lt;/story&gt; &lt;/game&gt;</text:p>
          </table:table-cell>
          <table:table-cell table:number-columns-repeated="1012"/>
        </table:table-row>
        <table:table-row table:style-name="ro1">
          <table:table-cell office:value-type="string">
            <text:p>Family Feud (USA)</text:p>
          </table:table-cell>
          <table:table-cell office:value-type="float" office:value="1994">
            <text:p>1994</text:p>
          </table:table-cell>
          <table:table-cell office:value-type="string">
            <text:p>ESRB - E (Everyone)</text:p>
          </table:table-cell>
          <table:table-cell office:value-type="string">
            <text:p>Family Feud</text:p>
          </table:table-cell>
          <table:table-cell office:value-type="string">
            <text:p>GameTek, Inc.</text:p>
          </table:table-cell>
          <table:table-cell office:value-type="string">
            <text:p>Imagineering Inc.</text:p>
          </table:table-cell>
          <table:table-cell office:value-type="string">
            <text:p>Quiz</text:p>
          </table:table-cell>
          <table:table-cell office:value-type="float" office:value="2.7">
            <text:p>2.7</text:p>
          </table:table-cell>
          <table:table-cell office:value-type="string">
            <text:p>1-10 Players</text:p>
          </table:table-cell>
          <table:table-cell office:value-type="string">
            <text:p>This game is based on the television game show, Family Feud.**The game supports both single player and multiplayer. Contestants choose the best answers based on the questions asked by the virtual game show host. The game features families that are in full motion video and the host ask questions in a digitized voice. Besides having the regular rounds, the game also has the Bullseye Round and the Fast Money Round. There are 5 levels of computer intelligence to play against.</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Family Feud (USA)&quot;&gt; &lt;year&gt;1994&lt;/year&gt; &lt;rating&gt;ESRB - E (Everyone)&lt;/rating&gt; &lt;title&gt;Family Feud&lt;/title&gt; &lt;pub&gt;GameTek, Inc.&lt;/pub&gt; &lt;dev&gt;Imagineering Inc.&lt;/dev&gt; &lt;genre&gt;Quiz&lt;/genre&gt; &lt;score&gt;2.7&lt;/score&gt; &lt;player&gt;1-10 Players&lt;/player&gt; &lt;story&gt;This game is based on the television game show, Family Feud.**The game supports both single player and multiplayer. Contestants choose the best answers based on the questions asked by the virtual game show host. The game features families that are in full motion video and the host ask questions in a digitized voice. Besides having the regular rounds, the game also has the Bullseye Round and the Fast Money Round. There are 5 levels of computer intelligence to play against.&lt;/story&gt; &lt;/game&gt;">
            <text:p>&lt;game name="Family Feud (USA)"&gt; &lt;year&gt;1994&lt;/year&gt; &lt;rating&gt;ESRB - E (Everyone)&lt;/rating&gt; &lt;title&gt;Family Feud&lt;/title&gt; &lt;pub&gt;GameTek, Inc.&lt;/pub&gt; &lt;dev&gt;Imagineering Inc.&lt;/dev&gt; &lt;genre&gt;Quiz&lt;/genre&gt; &lt;score&gt;2.7&lt;/score&gt; &lt;player&gt;1-10 Players&lt;/player&gt; &lt;story&gt;This game is based on the television game show, Family Feud.**The game supports both single player and multiplayer. Contestants choose the best answers based on the questions asked by the virtual game show host. The game features families that are in full motion video and the host ask questions in a digitized voice. Besides having the regular rounds, the game also has the Bullseye Round and the Fast Money Round. There are 5 levels of computer intelligence to play against.&lt;/story&gt; &lt;/game&gt;</text:p>
          </table:table-cell>
          <table:table-cell table:number-columns-repeated="1012"/>
        </table:table-row>
        <table:table-row table:style-name="ro1">
          <table:table-cell office:value-type="string">
            <text:p>Fatty Bear's Birthday Surprise (USA)</text:p>
          </table:table-cell>
          <table:table-cell office:value-type="float" office:value="1993">
            <text:p>1993</text:p>
          </table:table-cell>
          <table:table-cell office:value-type="string">
            <text:p>ESRB - E (Everyone)</text:p>
          </table:table-cell>
          <table:table-cell office:value-type="string">
            <text:p>Fatty Bear's Birthday Surprise</text:p>
          </table:table-cell>
          <table:table-cell table:number-columns-repeated="2" office:value-type="string">
            <text:p>Humongous Entertainment, Inc.</text:p>
          </table:table-cell>
          <table:table-cell office:value-type="string">
            <text:p>Party</text:p>
          </table:table-cell>
          <table:table-cell office:value-type="float" office:value="3.3">
            <text:p>3.3</text:p>
          </table:table-cell>
          <table:table-cell office:value-type="string">
            <text:p>1-10 Players</text:p>
          </table:table-cell>
          <table:table-cell office:value-type="string">
            <text:p>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Fatty Bear's Birthday Surprise (USA)&quot;&gt; &lt;year&gt;1993&lt;/year&gt; &lt;rating&gt;ESRB - E (Everyone)&lt;/rating&gt; &lt;title&gt;Fatty Bear's Birthday Surprise&lt;/title&gt; &lt;pub&gt;Humongous Entertainment, Inc.&lt;/pub&gt; &lt;dev&gt;Humongous Entertainment, Inc.&lt;/dev&gt; &lt;genre&gt;Party&lt;/genre&gt; &lt;score&gt;3.3&lt;/score&gt; &lt;player&gt;1-10 Players&lt;/player&gt; &lt;story&gt;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lt;/story&gt; &lt;/game&gt;">
            <text:p>&lt;game name="Fatty Bear's Birthday Surprise (USA)"&gt; &lt;year&gt;1993&lt;/year&gt; &lt;rating&gt;ESRB - E (Everyone)&lt;/rating&gt; &lt;title&gt;Fatty Bear's Birthday Surprise&lt;/title&gt; &lt;pub&gt;Humongous Entertainment, Inc.&lt;/pub&gt; &lt;dev&gt;Humongous Entertainment, Inc.&lt;/dev&gt; &lt;genre&gt;Party&lt;/genre&gt; &lt;score&gt;3.3&lt;/score&gt; &lt;player&gt;1-10 Players&lt;/player&gt; &lt;story&gt;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lt;/story&gt; &lt;/game&gt;</text:p>
          </table:table-cell>
          <table:table-cell table:number-columns-repeated="1012"/>
        </table:table-row>
        <table:table-row table:style-name="ro1">
          <table:table-cell office:value-type="string">
            <text:p>Fatty Bear's Funpack (USA)</text:p>
          </table:table-cell>
          <table:table-cell office:value-type="float" office:value="1994">
            <text:p>1994</text:p>
          </table:table-cell>
          <table:table-cell office:value-type="string">
            <text:p>ESRB - E (Everyone)</text:p>
          </table:table-cell>
          <table:table-cell office:value-type="string">
            <text:p>Fatty Bear's Funpack</text:p>
          </table:table-cell>
          <table:table-cell table:number-columns-repeated="2" office:value-type="string">
            <text:p>Humongous Entertainment, Inc.</text:p>
          </table:table-cell>
          <table:table-cell office:value-type="string">
            <text:p>Puzzle</text:p>
          </table:table-cell>
          <table:table-cell office:value-type="float" office:value="3.7">
            <text:p>3.7</text:p>
          </table:table-cell>
          <table:table-cell office:value-type="string">
            <text:p>1 Player</text:p>
          </table:table-cell>
          <table:table-cell office:value-type="string">
            <text:p>In Fatty Bear's Funpack, you play against Fatty Bear in either Reversi (a classic game of strategy and logic), Lines &amp; Boxes ( a childhood classic involving a grid of dots and the players draw lines to create boxes), and the card game Go Fish.**Designed for kids 3-8, each of these games has 4 difficulty levels.****In addition, you can play Tangrams, <text:s/>a centuries-old game where are shown a shape and given a number of smaller pieces and have to put them together to make the shape. The game gets harder as you progress.****Finally, there is the Fatty Bear's Paint Set activity, which has 35 pictures to color. Although there are 5 basic colors in the palette, you can also mix up different colors - even different shades.</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Fatty Bear's Funpack (USA)&quot;&gt; &lt;year&gt;1994&lt;/year&gt; &lt;rating&gt;ESRB - E (Everyone)&lt;/rating&gt; &lt;title&gt;Fatty Bear's Funpack&lt;/title&gt; &lt;pub&gt;Humongous Entertainment, Inc.&lt;/pub&gt; &lt;dev&gt;Humongous Entertainment, Inc.&lt;/dev&gt; &lt;genre&gt;Puzzle&lt;/genre&gt; &lt;score&gt;3.7&lt;/score&gt; &lt;player&gt;1 Player&lt;/player&gt; &lt;story&gt;In Fatty Bear's Funpack, you play against Fatty Bear in either Reversi (a classic game of strategy and logic), Lines &amp; Boxes ( a childhood classic involving a grid of dots and the players draw lines to create boxes), and the card game Go Fish.**Designed for kids 3-8, each of these games has 4 difficulty levels.****In addition, you can play Tangrams,  a centuries-old game where are shown a shape and given a number of smaller pieces and have to put them together to make the shape. The game gets harder as you progress.****Finally, there is the Fatty Bear's Paint Set activity, which has 35 pictures to color. Although there are 5 basic colors in the palette, you can also mix up different colors - even different shades.&lt;/story&gt; &lt;/game&gt;">
            <text:p>&lt;game name="Fatty Bear's Funpack (USA)"&gt; &lt;year&gt;1994&lt;/year&gt; &lt;rating&gt;ESRB - E (Everyone)&lt;/rating&gt; &lt;title&gt;Fatty Bear's Funpack&lt;/title&gt; &lt;pub&gt;Humongous Entertainment, Inc.&lt;/pub&gt; &lt;dev&gt;Humongous Entertainment, Inc.&lt;/dev&gt; &lt;genre&gt;Puzzle&lt;/genre&gt; &lt;score&gt;3.7&lt;/score&gt; &lt;player&gt;1 Player&lt;/player&gt; &lt;story&gt;In Fatty Bear's Funpack, you play against Fatty Bear in either Reversi (a classic game of strategy and logic), Lines &amp; Boxes ( a childhood classic involving a grid of dots and the players draw lines to create boxes), and the card game Go Fish.**Designed for kids 3-8, each of these games has 4 difficulty levels.****In addition, you can play Tangrams, <text:s/>a centuries-old game where are shown a shape and given a number of smaller pieces and have to put them together to make the shape. The game gets harder as you progress.****Finally, there is the Fatty Bear's Paint Set activity, which has 35 pictures to color. Although there are 5 basic colors in the palette, you can also mix up different colors - even different shades.&lt;/story&gt; &lt;/game&gt;</text:p>
          </table:table-cell>
          <table:table-cell table:number-columns-repeated="1012"/>
        </table:table-row>
        <table:table-row table:style-name="ro1">
          <table:table-cell office:value-type="string">
            <text:p>FIFA International Soccer (USA)</text:p>
          </table:table-cell>
          <table:table-cell office:value-type="float" office:value="1994">
            <text:p>1994</text:p>
          </table:table-cell>
          <table:table-cell office:value-type="string">
            <text:p>ESRB - E (Everyone)</text:p>
          </table:table-cell>
          <table:table-cell office:value-type="string">
            <text:p>FIFA International Soccer</text:p>
          </table:table-cell>
          <table:table-cell office:value-type="string">
            <text:p>Electronic Arts, Inc.</text:p>
          </table:table-cell>
          <table:table-cell office:value-type="string">
            <text:p>Extended Play Productions</text:p>
          </table:table-cell>
          <table:table-cell office:value-type="string">
            <text:p>Sports/Soccer</text:p>
          </table:table-cell>
          <table:table-cell office:value-type="float" office:value="3.6">
            <text:p>3.6</text:p>
          </table:table-cell>
          <table:table-cell office:value-type="string">
            <text:p>1-6 Players</text:p>
          </table:table-cell>
          <table:table-cell office:value-type="string">
            <text:p>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FIFA International Soccer (USA)&quot;&gt; &lt;year&gt;1994&lt;/year&gt; &lt;rating&gt;ESRB - E (Everyone)&lt;/rating&gt; &lt;title&gt;FIFA International Soccer&lt;/title&gt; &lt;pub&gt;Electronic Arts, Inc.&lt;/pub&gt; &lt;dev&gt;Extended Play Productions&lt;/dev&gt; &lt;genre&gt;Sports/Soccer&lt;/genre&gt; &lt;score&gt;3.6&lt;/score&gt; &lt;player&gt;1-6 Players&lt;/player&gt; &lt;story&gt;The game that started the best-selling series licensed by football's world governing body, this first installment in the long running series used a dimetric (colloquially known as &quot;isometric&quot;)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
            <text:p>&lt;game name="FIFA International Soccer (USA)"&gt; &lt;year&gt;1994&lt;/year&gt; &lt;rating&gt;ESRB - E (Everyone)&lt;/rating&gt; &lt;title&gt;FIFA International Soccer&lt;/title&gt; &lt;pub&gt;Electronic Arts, Inc.&lt;/pub&gt; &lt;dev&gt;Extended Play Productions&lt;/dev&gt; &lt;genre&gt;Sports/Soccer&lt;/genre&gt; &lt;score&gt;3.6&lt;/score&gt; &lt;player&gt;1-6 Players&lt;/player&gt; &lt;story&gt;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text:p>
          </table:table-cell>
          <table:table-cell table:number-columns-repeated="1012"/>
        </table:table-row>
        <table:table-row table:style-name="ro1">
          <table:table-cell office:value-type="string">
            <text:p>Firewall (Korea)</text:p>
          </table:table-cell>
          <table:table-cell office:value-type="float" office:value="1995">
            <text:p>1995</text:p>
          </table:table-cell>
          <table:table-cell office:value-type="string">
            <text:p>ESRB - E (Everyone)</text:p>
          </table:table-cell>
          <table:table-cell office:value-type="string">
            <text:p>Firewall</text:p>
          </table:table-cell>
          <table:table-cell office:value-type="string">
            <text:p>LG Electronics Inc.</text:p>
          </table:table-cell>
          <table:table-cell office:value-type="string">
            <text:p>Visionary Media</text:p>
          </table:table-cell>
          <table:table-cell office:value-type="string">
            <text:p>Shooter</text:p>
          </table:table-cell>
          <table:table-cell office:value-type="float" office:value="2.7">
            <text:p>2.7</text:p>
          </table:table-cell>
          <table:table-cell office:value-type="string">
            <text:p>1 Player</text:p>
          </table:table-cell>
          <table:table-cell office:value-type="string">
            <text:p>The game is a FMV-based shooter like Star Wars: Rebel Assault. There are first person levels where the player is limited to shooting the enemies with a somewhat awkward aim, but also stages played in a 3rd person view with obstacles to avoid. More than half of the game takes place in "cyberspace" which makes for some way-out looking graphics, in a 1990's sense. For what it is, Firewall is a fairly competent game, but the action grows unreasonably hard fast.</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Firewall (Korea)&quot;&gt; &lt;year&gt;1995&lt;/year&gt; &lt;rating&gt;ESRB - E (Everyone)&lt;/rating&gt; &lt;title&gt;Firewall&lt;/title&gt; &lt;pub&gt;LG Electronics Inc.&lt;/pub&gt; &lt;dev&gt;Visionary Media&lt;/dev&gt; &lt;genre&gt;Shooter&lt;/genre&gt; &lt;score&gt;2.7&lt;/score&gt; &lt;player&gt;1 Player&lt;/player&gt; &lt;story&gt;The game is a FMV-based shooter like Star Wars: Rebel Assault. There are first person levels where the player is limited to shooting the enemies with a somewhat awkward aim, but also stages played in a 3rd person view with obstacles to avoid. More than half of the game takes place in &quot;cyberspace&quot; which makes for some way-out looking graphics, in a 1990's sense. For what it is, Firewall is a fairly competent game, but the action grows unreasonably hard fast.&lt;/story&gt; &lt;/game&gt;">
            <text:p>&lt;game name="Firewall (Korea)"&gt; &lt;year&gt;1995&lt;/year&gt; &lt;rating&gt;ESRB - E (Everyone)&lt;/rating&gt; &lt;title&gt;Firewall&lt;/title&gt; &lt;pub&gt;LG Electronics Inc.&lt;/pub&gt; &lt;dev&gt;Visionary Media&lt;/dev&gt; &lt;genre&gt;Shooter&lt;/genre&gt; &lt;score&gt;2.7&lt;/score&gt; &lt;player&gt;1 Player&lt;/player&gt; &lt;story&gt;The game is a FMV-based shooter like Star Wars: Rebel Assault. There are first person levels where the player is limited to shooting the enemies with a somewhat awkward aim, but also stages played in a 3rd person view with obstacles to avoid. More than half of the game takes place in "cyberspace" which makes for some way-out looking graphics, in a 1990's sense. For what it is, Firewall is a fairly competent game, but the action grows unreasonably hard fast.&lt;/story&gt; &lt;/game&gt;</text:p>
          </table:table-cell>
          <table:table-cell table:number-columns-repeated="1012"/>
        </table:table-row>
        <table:table-row table:style-name="ro1">
          <table:table-cell office:value-type="string">
            <text:p>Flashback - The Quest for Identity (USA)</text:p>
          </table:table-cell>
          <table:table-cell office:value-type="float" office:value="1994">
            <text:p>1994</text:p>
          </table:table-cell>
          <table:table-cell office:value-type="string">
            <text:p>ESRB - T (Teen)</text:p>
          </table:table-cell>
          <table:table-cell office:value-type="string">
            <text:p>Flashback - The Quest for Identity</text:p>
          </table:table-cell>
          <table:table-cell office:value-type="string">
            <text:p>U.S. Gold Ltd.</text:p>
          </table:table-cell>
          <table:table-cell office:value-type="string">
            <text:p>Delphine Software International</text:p>
          </table:table-cell>
          <table:table-cell office:value-type="string">
            <text:p>Adventure</text:p>
          </table:table-cell>
          <table:table-cell office:value-type="float" office:value="4.4">
            <text:p>4.4</text:p>
          </table:table-cell>
          <table:table-cell office:value-type="string">
            <text:p>1-6 Players</text:p>
          </table:table-cell>
          <table:table-cell office:value-type="string">
            <text:p>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Flashback - The Quest for Identity (USA)&quot;&gt; &lt;year&gt;1994&lt;/year&gt; &lt;rating&gt;ESRB - T (Teen)&lt;/rating&gt; &lt;title&gt;Flashback - The Quest for Identity&lt;/title&gt; &lt;pub&gt;U.S. Gold Ltd.&lt;/pub&gt; &lt;dev&gt;Delphine Software International&lt;/dev&gt; &lt;genre&gt;Adventure&lt;/genre&gt; &lt;score&gt;4.4&lt;/score&gt; &lt;player&gt;1-6 Players&lt;/player&gt; &lt;story&gt;The year is 2142. You play as Conrad B. Hart, a man who has lost his memory. After barely escaping from hostile aliens, Conrad's bike crashes on an unknown planet. Conrad finds himself in the jungle, and from now on his quest for survival and his lost identity begins.****&quot;Flashback&quot;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
            <text:p>&lt;game name="Flashback - The Quest for Identity (USA)"&gt; &lt;year&gt;1994&lt;/year&gt; &lt;rating&gt;ESRB - T (Teen)&lt;/rating&gt; &lt;title&gt;Flashback - The Quest for Identity&lt;/title&gt; &lt;pub&gt;U.S. Gold Ltd.&lt;/pub&gt; &lt;dev&gt;Delphine Software International&lt;/dev&gt; &lt;genre&gt;Adventure&lt;/genre&gt; &lt;score&gt;4.4&lt;/score&gt; &lt;player&gt;1-6 Players&lt;/player&gt; &lt;story&gt;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text:p>
          </table:table-cell>
          <table:table-cell table:number-columns-repeated="1012"/>
        </table:table-row>
        <table:table-row table:style-name="ro1">
          <table:table-cell office:value-type="string">
            <text:p>Flying Nightmares (USA)</text:p>
          </table:table-cell>
          <table:table-cell office:value-type="float" office:value="1995">
            <text:p>1995</text:p>
          </table:table-cell>
          <table:table-cell office:value-type="string">
            <text:p>ESRB - T (Teen)</text:p>
          </table:table-cell>
          <table:table-cell office:value-type="string">
            <text:p>Flying Nightmares</text:p>
          </table:table-cell>
          <table:table-cell office:value-type="string">
            <text:p>Domark Software, Inc.</text:p>
          </table:table-cell>
          <table:table-cell office:value-type="string">
            <text:p>Lifelike Productions</text:p>
          </table:table-cell>
          <table:table-cell office:value-type="string">
            <text:p>Flying</text:p>
          </table:table-cell>
          <table:table-cell office:value-type="float" office:value="3.1">
            <text:p>3.1</text:p>
          </table:table-cell>
          <table:table-cell office:value-type="string">
            <text:p>1 Player</text:p>
          </table:table-cell>
          <table:table-cell office:value-type="string">
            <text:p>Flying Nightmares is a 3-D flight-sim game that has the player take to the controls of the Harrier jet, flying in a series of missions with realistic controls and weapon systems against a horde of enemy planes and ground units.****The player can also fly alongside three computer wingmen that will help them out during missions, completing certain objectives such as destroying certain enemy units or protecting friendly units. <text:s/>There is a multitude of views to choose from (1st, 3rd and even a missiles POV) and features FMV sequences between missions that tell the story of the game.</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Flying Nightmares (USA)&quot;&gt; &lt;year&gt;1995&lt;/year&gt; &lt;rating&gt;ESRB - T (Teen)&lt;/rating&gt; &lt;title&gt;Flying Nightmares&lt;/title&gt; &lt;pub&gt;Domark Software, Inc.&lt;/pub&gt; &lt;dev&gt;Lifelike Productions&lt;/dev&gt; &lt;genre&gt;Flying&lt;/genre&gt; &lt;score&gt;3.1&lt;/score&gt; &lt;player&gt;1 Player&lt;/player&gt; &lt;story&gt;Flying Nightmares is a 3-D flight-sim game that has the player take to the controls of the Harrier jet, flying in a series of missions with realistic controls and weapon systems against a horde of enemy planes and ground units.****The player can also fly alongside three computer wingmen that will help them out during missions, completing certain objectives such as destroying certain enemy units or protecting friendly units.  There is a multitude of views to choose from (1st, 3rd and even a missiles POV) and features FMV sequences between missions that tell the story of the game.&lt;/story&gt; &lt;/game&gt;">
            <text:p>&lt;game name="Flying Nightmares (USA)"&gt; &lt;year&gt;1995&lt;/year&gt; &lt;rating&gt;ESRB - T (Teen)&lt;/rating&gt; &lt;title&gt;Flying Nightmares&lt;/title&gt; &lt;pub&gt;Domark Software, Inc.&lt;/pub&gt; &lt;dev&gt;Lifelike Productions&lt;/dev&gt; &lt;genre&gt;Flying&lt;/genre&gt; &lt;score&gt;3.1&lt;/score&gt; &lt;player&gt;1 Player&lt;/player&gt; &lt;story&gt;Flying Nightmares is a 3-D flight-sim game that has the player take to the controls of the Harrier jet, flying in a series of missions with realistic controls and weapon systems against a horde of enemy planes and ground units.****The player can also fly alongside three computer wingmen that will help them out during missions, completing certain objectives such as destroying certain enemy units or protecting friendly units. <text:s/>There is a multitude of views to choose from (1st, 3rd and even a missiles POV) and features FMV sequences between missions that tell the story of the game.&lt;/story&gt; &lt;/game&gt;</text:p>
          </table:table-cell>
          <table:table-cell table:number-columns-repeated="1012"/>
        </table:table-row>
        <table:table-row table:style-name="ro1">
          <table:table-cell office:value-type="string">
            <text:p>Foes of Ali (USA)</text:p>
          </table:table-cell>
          <table:table-cell office:value-type="float" office:value="1995">
            <text:p>1995</text:p>
          </table:table-cell>
          <table:table-cell office:value-type="string">
            <text:p>ESRB - E (Everyone)</text:p>
          </table:table-cell>
          <table:table-cell office:value-type="string">
            <text:p>Foes of Ali</text:p>
          </table:table-cell>
          <table:table-cell office:value-type="string">
            <text:p>Electronic Arts, Inc.</text:p>
          </table:table-cell>
          <table:table-cell office:value-type="string">
            <text:p>Gray Matter</text:p>
          </table:table-cell>
          <table:table-cell office:value-type="string">
            <text:p>Sports/Boxing</text:p>
          </table:table-cell>
          <table:table-cell office:value-type="float" office:value="2.9">
            <text:p>2.9</text:p>
          </table:table-cell>
          <table:table-cell office:value-type="string">
            <text:p>1-2 Players</text:p>
          </table:table-cell>
          <table:table-cell office:value-type="string">
            <text:p>Foes of Ali is a 3-D boxing game with ten different boxers to choose from: George Chuvalo, Henry Cooper, Jimmy Ellis, Bob Foster, Joe Frazier, Sonny Liston, Ken Norton, Leon Spinks, Chuck Wepner and of course the games namesake Muhammad Ali.****There are three modes to choose from: Exhibition where the player can choose any boxer to fight another, or the player can choose any of Ali's historic fights to play, Tournament where a player fights a series of boxers in an 8 man tournament tree to become champion and Career Mode, where the player can only play as Muhammed Ali and fight the other boxers in order as he did in real life.****Players fight opponents with the basic punch moves, jabs, uppercuts and hooks along with defensive moves like blocking and grabbing. <text:s/>Fatigue is not simulated, but players can slow down their opponents after a series of large successful hits along with bruises, blooded and black eyes.****There are 21 different camera views to choose from, including first-person that will react to their fighters being hit (ex. if a player keeps getting hit in the eyes, the screen will start to blacken, simulating a swollen eye and if they take a hard enough punch they will actually see the game through double vision). <text:s/>Championship photos of each boxer is also show before a fight and commentary is provided by Tim Gammon.</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Foes of Ali (USA)&quot;&gt; &lt;year&gt;1995&lt;/year&gt; &lt;rating&gt;ESRB - E (Everyone)&lt;/rating&gt; &lt;title&gt;Foes of Ali&lt;/title&gt; &lt;pub&gt;Electronic Arts, Inc.&lt;/pub&gt; &lt;dev&gt;Gray Matter&lt;/dev&gt; &lt;genre&gt;Sports/Boxing&lt;/genre&gt; &lt;score&gt;2.9&lt;/score&gt; &lt;player&gt;1-2 Players&lt;/player&gt; &lt;story&gt;Foes of Ali is a 3-D boxing game with ten different boxers to choose from: George Chuvalo, Henry Cooper, Jimmy Ellis, Bob Foster, Joe Frazier, Sonny Liston, Ken Norton, Leon Spinks, Chuck Wepner and of course the games namesake Muhammad Ali.****There are three modes to choose from: Exhibition where the player can choose any boxer to fight another, or the player can choose any of Ali's historic fights to play, Tournament where a player fights a series of boxers in an 8 man tournament tree to become champion and Career Mode, where the player can only play as Muhammed Ali and fight the other boxers in order as he did in real life.****Players fight opponents with the basic punch moves, jabs, uppercuts and hooks along with defensive moves like blocking and grabbing.  Fatigue is not simulated, but players can slow down their opponents after a series of large successful hits along with bruises, blooded and black eyes.****There are 21 different camera views to choose from, including first-person that will react to their fighters being hit (ex. if a player keeps getting hit in the eyes, the screen will start to blacken, simulating a swollen eye and if they take a hard enough punch they will actually see the game through double vision).  Championship photos of each boxer is also show before a fight and commentary is provided by Tim Gammon.&lt;/story&gt; &lt;/game&gt;">
            <text:p>&lt;game name="Foes of Ali (USA)"&gt; &lt;year&gt;1995&lt;/year&gt; &lt;rating&gt;ESRB - E (Everyone)&lt;/rating&gt; &lt;title&gt;Foes of Ali&lt;/title&gt; &lt;pub&gt;Electronic Arts, Inc.&lt;/pub&gt; &lt;dev&gt;Gray Matter&lt;/dev&gt; &lt;genre&gt;Sports/Boxing&lt;/genre&gt; &lt;score&gt;2.9&lt;/score&gt; &lt;player&gt;1-2 Players&lt;/player&gt; &lt;story&gt;Foes of Ali is a 3-D boxing game with ten different boxers to choose from: George Chuvalo, Henry Cooper, Jimmy Ellis, Bob Foster, Joe Frazier, Sonny Liston, Ken Norton, Leon Spinks, Chuck Wepner and of course the games namesake Muhammad Ali.****There are three modes to choose from: Exhibition where the player can choose any boxer to fight another, or the player can choose any of Ali's historic fights to play, Tournament where a player fights a series of boxers in an 8 man tournament tree to become champion and Career Mode, where the player can only play as Muhammed Ali and fight the other boxers in order as he did in real life.****Players fight opponents with the basic punch moves, jabs, uppercuts and hooks along with defensive moves like blocking and grabbing. <text:s/>Fatigue is not simulated, but players can slow down their opponents after a series of large successful hits along with bruises, blooded and black eyes.****There are 21 different camera views to choose from, including first-person that will react to their fighters being hit (ex. if a player keeps getting hit in the eyes, the screen will start to blacken, simulating a swollen eye and if they take a hard enough punch they will actually see the game through double vision). <text:s/>Championship photos of each boxer is also show before a fight and commentary is provided by Tim Gammon.&lt;/story&gt; &lt;/game&gt;</text:p>
          </table:table-cell>
          <table:table-cell table:number-columns-repeated="1012"/>
        </table:table-row>
        <table:table-row table:style-name="ro1">
          <table:table-cell office:value-type="string">
            <text:p>Fun 'n Games (USA)</text:p>
          </table:table-cell>
          <table:table-cell office:value-type="float" office:value="1995">
            <text:p>1995</text:p>
          </table:table-cell>
          <table:table-cell office:value-type="string">
            <text:p>ESRB - E (Everyone)</text:p>
          </table:table-cell>
          <table:table-cell office:value-type="string">
            <text:p>Fun 'n Games</text:p>
          </table:table-cell>
          <table:table-cell office:value-type="string">
            <text:p>Panasonic Interactive Media</text:p>
          </table:table-cell>
          <table:table-cell office:value-type="string">
            <text:p>Williams Entertainment Inc.</text:p>
          </table:table-cell>
          <table:table-cell office:value-type="string">
            <text:p>Shooter</text:p>
          </table:table-cell>
          <table:table-cell office:value-type="float" office:value="4.5">
            <text:p>4.5</text:p>
          </table:table-cell>
          <table:table-cell office:value-type="string">
            <text:p>1-2 Players</text:p>
          </table:table-cell>
          <table:table-cell office:value-type="string">
            <text:p>This version of Fun 'N Games is a bit different from this version of the game. The paint, music, and style portion of this game are basically the same as the other version of the game, so the main difference is that there are a few more and different games in this version. ****The games included are:****"Max &amp; Maxine" is a Pac-Man <text:s/>type game in which the player controls a mouse trying to collect all the cheese in the maze while avoiding getting hit by enemies. If the mouse eats a power up, it doubles in size and can now eat the enemies for a limited amount of time before it returns to normal size.****"Space Cadet" has the player shooting enemies from the cockpit of a spaceship.****"Aquashark" is a typical horizontal shoot-em up with the setting of the oceans of the future.****"Whereabouts" is the typical memory match game where the player flips over cards trying to match them to other flipped over cards.** ****"Sliding Puzzle" lets the player choose a picture to get scrambled and it's up to the player to slide the tiles into the correct positions to get the picture complete again.</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Fun 'n Games (USA)&quot;&gt; &lt;year&gt;1995&lt;/year&gt; &lt;rating&gt;ESRB - E (Everyone)&lt;/rating&gt; &lt;title&gt;Fun 'n Games&lt;/title&gt; &lt;pub&gt;Panasonic Interactive Media&lt;/pub&gt; &lt;dev&gt;Williams Entertainment Inc.&lt;/dev&gt; &lt;genre&gt;Shooter&lt;/genre&gt; &lt;score&gt;4.5&lt;/score&gt; &lt;player&gt;1-2 Players&lt;/player&gt; &lt;story&gt;This version of Fun 'N Games is a bit different from this version of the game. The paint, music, and style portion of this game are basically the same as the other version of the game, so the main difference is that there are a few more and different games in this version. ****The games included are:****&quot;Max &amp; Maxine&quot; is a Pac-Man  type game in which the player controls a mouse trying to collect all the cheese in the maze while avoiding getting hit by enemies. If the mouse eats a power up, it doubles in size and can now eat the enemies for a limited amount of time before it returns to normal size.****&quot;Space Cadet&quot; has the player shooting enemies from the cockpit of a spaceship.****&quot;Aquashark&quot; is a typical horizontal shoot-em up with the setting of the oceans of the future.****&quot;Whereabouts&quot; is the typical memory match game where the player flips over cards trying to match them to other flipped over cards.** ****&quot;Sliding Puzzle&quot; lets the player choose a picture to get scrambled and it's up to the player to slide the tiles into the correct positions to get the picture complete again.&lt;/story&gt; &lt;/game&gt;">
            <text:p>&lt;game name="Fun 'n Games (USA)"&gt; &lt;year&gt;1995&lt;/year&gt; &lt;rating&gt;ESRB - E (Everyone)&lt;/rating&gt; &lt;title&gt;Fun 'n Games&lt;/title&gt; &lt;pub&gt;Panasonic Interactive Media&lt;/pub&gt; &lt;dev&gt;Williams Entertainment Inc.&lt;/dev&gt; &lt;genre&gt;Shooter&lt;/genre&gt; &lt;score&gt;4.5&lt;/score&gt; &lt;player&gt;1-2 Players&lt;/player&gt; &lt;story&gt;This version of Fun 'N Games is a bit different from this version of the game. The paint, music, and style portion of this game are basically the same as the other version of the game, so the main difference is that there are a few more and different games in this version. ****The games included are:****"Max &amp; Maxine" is a Pac-Man <text:s/>type game in which the player controls a mouse trying to collect all the cheese in the maze while avoiding getting hit by enemies. If the mouse eats a power up, it doubles in size and can now eat the enemies for a limited amount of time before it returns to normal size.****"Space Cadet" has the player shooting enemies from the cockpit of a spaceship.****"Aquashark" is a typical horizontal shoot-em up with the setting of the oceans of the future.****"Whereabouts" is the typical memory match game where the player flips over cards trying to match them to other flipped over cards.** ****"Sliding Puzzle" lets the player choose a picture to get scrambled and it's up to the player to slide the tiles into the correct positions to get the picture complete again.&lt;/story&gt; &lt;/game&gt;</text:p>
          </table:table-cell>
          <table:table-cell table:number-columns-repeated="1012"/>
        </table:table-row>
        <table:table-row table:style-name="ro1">
          <table:table-cell office:value-type="string">
            <text:p>Furopon World (Japan)</text:p>
          </table:table-cell>
          <table:table-cell office:value-type="float" office:value="1995">
            <text:p>1995</text:p>
          </table:table-cell>
          <table:table-cell office:value-type="string">
            <text:p>ESRB - E (Everyone)</text:p>
          </table:table-cell>
          <table:table-cell office:value-type="string">
            <text:p>Furopon World</text:p>
          </table:table-cell>
          <table:table-cell table:number-columns-repeated="2" office:value-type="string">
            <text:p>Warp Inc.</text:p>
          </table:table-cell>
          <table:table-cell office:value-type="string">
            <text:p>Puzzle</text:p>
          </table:table-cell>
          <table:table-cell office:value-type="string">
            <text:p>3.0</text:p>
          </table:table-cell>
          <table:table-cell office:value-type="string">
            <text:p>1-2 Players</text:p>
          </table:table-cell>
          <table:table-cell office:value-type="string">
            <text:p>No Description Available!</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Furopon World (Japan)&quot;&gt; &lt;year&gt;1995&lt;/year&gt; &lt;rating&gt;ESRB - E (Everyone)&lt;/rating&gt; &lt;title&gt;Furopon World&lt;/title&gt; &lt;pub&gt;Warp Inc.&lt;/pub&gt; &lt;dev&gt;Warp Inc.&lt;/dev&gt; &lt;genre&gt;Puzzle&lt;/genre&gt; &lt;score&gt;3.0&lt;/score&gt; &lt;player&gt;1-2 Players&lt;/player&gt; &lt;story&gt;No Description Available!&lt;/story&gt; &lt;/game&gt;">
            <text:p>&lt;game name="Furopon World (Japan)"&gt; &lt;year&gt;1995&lt;/year&gt; &lt;rating&gt;ESRB - E (Everyone)&lt;/rating&gt; &lt;title&gt;Furopon World&lt;/title&gt; &lt;pub&gt;Warp Inc.&lt;/pub&gt; &lt;dev&gt;Warp Inc.&lt;/dev&gt; &lt;genre&gt;Puzzle&lt;/genre&gt; &lt;score&gt;3.0&lt;/score&gt; &lt;player&gt;1-2 Players&lt;/player&gt; &lt;story&gt;No Description Available!&lt;/story&gt; &lt;/game&gt;</text:p>
          </table:table-cell>
          <table:table-cell table:number-columns-repeated="1012"/>
        </table:table-row>
        <table:table-row table:style-name="ro1">
          <table:table-cell office:value-type="string">
            <text:p>Gex (USA, Europe)</text:p>
          </table:table-cell>
          <table:table-cell office:value-type="float" office:value="1995">
            <text:p>1995</text:p>
          </table:table-cell>
          <table:table-cell office:value-type="string">
            <text:p>ESRB - E (Everyone)</text:p>
          </table:table-cell>
          <table:table-cell office:value-type="string">
            <text:p>Gex</text:p>
          </table:table-cell>
          <table:table-cell table:number-columns-repeated="2" office:value-type="string">
            <text:p>Crystal Dynamics, Inc.</text:p>
          </table:table-cell>
          <table:table-cell office:value-type="string">
            <text:p>Adventure</text:p>
          </table:table-cell>
          <table:table-cell office:value-type="float" office:value="3.9">
            <text:p>3.9</text:p>
          </table:table-cell>
          <table:table-cell office:value-type="string">
            <text:p>1 Player</text:p>
          </table:table-cell>
          <table:table-cell office:value-type="string">
            <text:p>Enter your television to defeat the evil Rez by collecting remotes to <text:s/>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Gex (USA, Europe)&quot;&gt; &lt;year&gt;1995&lt;/year&gt; &lt;rating&gt;ESRB - E (Everyone)&lt;/rating&gt; &lt;title&gt;Gex&lt;/title&gt; &lt;pub&gt;Crystal Dynamics, Inc.&lt;/pub&gt; &lt;dev&gt;Crystal Dynamics, Inc.&lt;/dev&gt; &lt;genre&gt;Adventure&lt;/genre&gt; &lt;score&gt;3.9&lt;/score&gt; &lt;player&gt;1 Player&lt;/player&gt; &lt;story&gt;Enter your television to defeat the evil Rez by collecting remotes to  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lt;/story&gt; &lt;/game&gt;">
            <text:p>&lt;game name="Gex (USA, Europe)"&gt; &lt;year&gt;1995&lt;/year&gt; &lt;rating&gt;ESRB - E (Everyone)&lt;/rating&gt; &lt;title&gt;Gex&lt;/title&gt; &lt;pub&gt;Crystal Dynamics, Inc.&lt;/pub&gt; &lt;dev&gt;Crystal Dynamics, Inc.&lt;/dev&gt; &lt;genre&gt;Adventure&lt;/genre&gt; &lt;score&gt;3.9&lt;/score&gt; &lt;player&gt;1 Player&lt;/player&gt; &lt;story&gt;Enter your television to defeat the evil Rez by collecting remotes to <text:s/>open worlds inside your tv. **You are a gecko with all the usual platform hero skills such as jump, fire and close range attack, but also suction cups to help you scale walls, a tongue to pick up those tricky to get power-ups**and plenty of wise-cracks to keep you amused. Use them all to make your way through TV land searching for the remotes, collecting pickups, power-ups and killing TVs.&lt;/story&gt; &lt;/game&gt;</text:p>
          </table:table-cell>
          <table:table-cell table:number-columns-repeated="1012"/>
        </table:table-row>
        <table:table-row table:style-name="ro1">
          <table:table-cell office:value-type="string">
            <text:p>Gridders (USA)</text:p>
          </table:table-cell>
          <table:table-cell office:value-type="float" office:value="1994">
            <text:p>1994</text:p>
          </table:table-cell>
          <table:table-cell office:value-type="string">
            <text:p>ESRB - T (Teen)</text:p>
          </table:table-cell>
          <table:table-cell office:value-type="string">
            <text:p>Gridders</text:p>
          </table:table-cell>
          <table:table-cell office:value-type="string">
            <text:p>3DO Company, The</text:p>
          </table:table-cell>
          <table:table-cell office:value-type="string">
            <text:p>Tetragon</text:p>
          </table:table-cell>
          <table:table-cell office:value-type="string">
            <text:p>Puzzle</text:p>
          </table:table-cell>
          <table:table-cell office:value-type="float" office:value="3.8">
            <text:p>3.8</text:p>
          </table:table-cell>
          <table:table-cell office:value-type="string">
            <text:p>1 Player</text:p>
          </table:table-cell>
          <table:table-cell office:value-type="string">
            <text:p>In this Klax-like puzzle game, the player is cast as a boy named Zack, who's only goal is to reach the basement of an evil corporation in order to destroy it, but first he has to get through 36 levels of death in order to reach it.****His main obstacle is to avoid giant Gridder blocks, which can crush poor Zack within an instant. To get out of the level, the player has to solve a puzzle for each level and collect green pyramid keys throughout the level. Along with the dangerous Gridder's, Zack must also avoid trap doors, elevator squares and diversion squares to name a few.</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Gridders (USA)&quot;&gt; &lt;year&gt;1994&lt;/year&gt; &lt;rating&gt;ESRB - T (Teen)&lt;/rating&gt; &lt;title&gt;Gridders&lt;/title&gt; &lt;pub&gt;3DO Company, The&lt;/pub&gt; &lt;dev&gt;Tetragon&lt;/dev&gt; &lt;genre&gt;Puzzle&lt;/genre&gt; &lt;score&gt;3.8&lt;/score&gt; &lt;player&gt;1 Player&lt;/player&gt; &lt;story&gt;In this Klax-like puzzle game, the player is cast as a boy named Zack, who's only goal is to reach the basement of an evil corporation in order to destroy it, but first he has to get through 36 levels of death in order to reach it.****His main obstacle is to avoid giant Gridder blocks, which can crush poor Zack within an instant. To get out of the level, the player has to solve a puzzle for each level and collect green pyramid keys throughout the level. Along with the dangerous Gridder's, Zack must also avoid trap doors, elevator squares and diversion squares to name a few.&lt;/story&gt; &lt;/game&gt;">
            <text:p>&lt;game name="Gridders (USA)"&gt; &lt;year&gt;1994&lt;/year&gt; &lt;rating&gt;ESRB - T (Teen)&lt;/rating&gt; &lt;title&gt;Gridders&lt;/title&gt; &lt;pub&gt;3DO Company, The&lt;/pub&gt; &lt;dev&gt;Tetragon&lt;/dev&gt; &lt;genre&gt;Puzzle&lt;/genre&gt; &lt;score&gt;3.8&lt;/score&gt; &lt;player&gt;1 Player&lt;/player&gt; &lt;story&gt;In this Klax-like puzzle game, the player is cast as a boy named Zack, who's only goal is to reach the basement of an evil corporation in order to destroy it, but first he has to get through 36 levels of death in order to reach it.****His main obstacle is to avoid giant Gridder blocks, which can crush poor Zack within an instant. To get out of the level, the player has to solve a puzzle for each level and collect green pyramid keys throughout the level. Along with the dangerous Gridder's, Zack must also avoid trap doors, elevator squares and diversion squares to name a few.&lt;/story&gt; &lt;/game&gt;</text:p>
          </table:table-cell>
          <table:table-cell table:number-columns-repeated="1012"/>
        </table:table-row>
        <table:table-row table:style-name="ro1">
          <table:table-cell office:value-type="string">
            <text:p>Guardian War (USA)</text:p>
          </table:table-cell>
          <table:table-cell office:value-type="float" office:value="1994">
            <text:p>1994</text:p>
          </table:table-cell>
          <table:table-cell office:value-type="string">
            <text:p>ESRB - E (Everyone)</text:p>
          </table:table-cell>
          <table:table-cell office:value-type="string">
            <text:p>Guardian War</text:p>
          </table:table-cell>
          <table:table-cell office:value-type="string">
            <text:p>Matsushita Electric Corporation of America</text:p>
          </table:table-cell>
          <table:table-cell office:value-type="string">
            <text:p>Micro Cabin Corp.</text:p>
          </table:table-cell>
          <table:table-cell office:value-type="string">
            <text:p>Role-Playing</text:p>
          </table:table-cell>
          <table:table-cell office:value-type="float" office:value="3.6">
            <text:p>3.6</text:p>
          </table:table-cell>
          <table:table-cell office:value-type="string">
            <text:p>1 Player</text:p>
          </table:table-cell>
          <table:table-cell office:value-type="string">
            <text:p>In a classic Japanese RPG style, Guardian War pits you as guardian golem against the dark forces of Azrael, the Evil Lord. <text:s/>Your world is infested with monsters and your job is to destroy them. <text:s/>Along the way you meet other golems that you need to revive so that they can join your quest. <text:s/>Your ultimate goal is to defeat Azrael.****RPG elements are fairly standard with hit points, magic points, speed, mobility, skills, etc. <text:s/>Each golem type has specific abilities, for example Priest is strong in Light Magic whereas Archer is strong in arrow attacks. <text:s/>General movement is done on the World map which is divided into Fields and player is able to see which Fields are occupied by the enemy. <text:s/>Shops are only accessible on the World map. <text:s/>Selecting a Field takes the group of golems into a Field map which is presented in pseudo-3D.****Player can freely travel the Field map, finding treasures and other items, periodically bumping into enemy groups. <text:s/>Battles are fought in turns on the same map, there is no separate battle screen. <text:s/>Movement is into main compass directions only and the player controls the whole group when travelling. <text:s/>Only during battle are each group member individually controllable.</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Guardian War (USA)&quot;&gt; &lt;year&gt;1994&lt;/year&gt; &lt;rating&gt;ESRB - E (Everyone)&lt;/rating&gt; &lt;title&gt;Guardian War&lt;/title&gt; &lt;pub&gt;Matsushita Electric Corporation of America&lt;/pub&gt; &lt;dev&gt;Micro Cabin Corp.&lt;/dev&gt; &lt;genre&gt;Role-Playing&lt;/genre&gt; &lt;score&gt;3.6&lt;/score&gt; &lt;player&gt;1 Player&lt;/player&gt; &lt;story&gt;In a classic Japanese RPG style, Guardian War pits you as guardian golem against the dark forces of Azrael, the Evil Lord.  Your world is infested with monsters and your job is to destroy them.  Along the way you meet other golems that you need to revive so that they can join your quest.  Your ultimate goal is to defeat Azrael.****RPG elements are fairly standard with hit points, magic points, speed, mobility, skills, etc.  Each golem type has specific abilities, for example Priest is strong in Light Magic whereas Archer is strong in arrow attacks.  General movement is done on the World map which is divided into Fields and player is able to see which Fields are occupied by the enemy.  Shops are only accessible on the World map.  Selecting a Field takes the group of golems into a Field map which is presented in pseudo-3D.****Player can freely travel the Field map, finding treasures and other items, periodically bumping into enemy groups.  Battles are fought in turns on the same map, there is no separate battle screen.  Movement is into main compass directions only and the player controls the whole group when travelling.  Only during battle are each group member individually controllable.&lt;/story&gt; &lt;/game&gt;">
            <text:p>&lt;game name="Guardian War (USA)"&gt; &lt;year&gt;1994&lt;/year&gt; &lt;rating&gt;ESRB - E (Everyone)&lt;/rating&gt; &lt;title&gt;Guardian War&lt;/title&gt; &lt;pub&gt;Matsushita Electric Corporation of America&lt;/pub&gt; &lt;dev&gt;Micro Cabin Corp.&lt;/dev&gt; &lt;genre&gt;Role-Playing&lt;/genre&gt; &lt;score&gt;3.6&lt;/score&gt; &lt;player&gt;1 Player&lt;/player&gt; &lt;story&gt;In a classic Japanese RPG style, Guardian War pits you as guardian golem against the dark forces of Azrael, the Evil Lord. <text:s/>Your world is infested with monsters and your job is to destroy them. <text:s/>Along the way you meet other golems that you need to revive so that they can join your quest. <text:s/>Your ultimate goal is to defeat Azrael.****RPG elements are fairly standard with hit points, magic points, speed, mobility, skills, etc. <text:s/>Each golem type has specific abilities, for example Priest is strong in Light Magic whereas Archer is strong in arrow attacks. <text:s/>General movement is done on the World map which is divided into Fields and player is able to see which Fields are occupied by the enemy. <text:s/>Shops are only accessible on the World map. <text:s/>Selecting a Field takes the group of golems into a Field map which is presented in pseudo-3D.****Player can freely travel the Field map, finding treasures and other items, periodically bumping into enemy groups. <text:s/>Battles are fought in turns on the same map, there is no separate battle screen. <text:s/>Movement is into main compass directions only and the player controls the whole group when travelling. <text:s/>Only during battle are each group member individually controllable.&lt;/story&gt; &lt;/game&gt;</text:p>
          </table:table-cell>
          <table:table-cell table:number-columns-repeated="1012"/>
        </table:table-row>
        <table:table-row table:style-name="ro1">
          <table:table-cell office:value-type="string">
            <text:p>Hell - A Cyberpunk Thriller (USA)</text:p>
          </table:table-cell>
          <table:table-cell office:value-type="float" office:value="1994">
            <text:p>1994</text:p>
          </table:table-cell>
          <table:table-cell office:value-type="string">
            <text:p>ESRB - M (Mature)</text:p>
          </table:table-cell>
          <table:table-cell office:value-type="string">
            <text:p>Hell - A Cyberpunk Thriller</text:p>
          </table:table-cell>
          <table:table-cell office:value-type="string">
            <text:p>GameTek, Inc.</text:p>
          </table:table-cell>
          <table:table-cell office:value-type="string">
            <text:p>Take-Two Interactive Software, Inc.</text:p>
          </table:table-cell>
          <table:table-cell office:value-type="string">
            <text:p>Adventure</text:p>
          </table:table-cell>
          <table:table-cell office:value-type="float" office:value="2.1">
            <text:p>2.1</text:p>
          </table:table-cell>
          <table:table-cell office:value-type="string">
            <text:p>1 Player</text:p>
          </table:table-cell>
          <table:table-cell office:value-type="string">
            <text:p>In the near future, human beings have discovered that hell actually exists. The governing organization on the Earth, known as the Hand of God, controls the ways to hell. Demons can travel to our dimensions, while criminals are sent to hell instead of being locked in jails.****You take the roles of Gideon Eshanti and Rachel Braque, a couple who is working for the government. One night government agents arrive at their house and try to assassinate them. After a narrow escape, the two find themselves in hell. Now they have to figure out how to return to our world, and to find out why their employers wanted to kill them...****Hell: A Cyberpunk Thriller is an adventure game with simple point-and-click interface. You advance in the game by talking to people and manipulating objects to solve puzzles. The game utilizes pre-rendered backgrounds and FMV sequences as cut-scenes.</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Hell - A Cyberpunk Thriller (USA)&quot;&gt; &lt;year&gt;1994&lt;/year&gt; &lt;rating&gt;ESRB - M (Mature)&lt;/rating&gt; &lt;title&gt;Hell - A Cyberpunk Thriller&lt;/title&gt; &lt;pub&gt;GameTek, Inc.&lt;/pub&gt; &lt;dev&gt;Take-Two Interactive Software, Inc.&lt;/dev&gt; &lt;genre&gt;Adventure&lt;/genre&gt; &lt;score&gt;2.1&lt;/score&gt; &lt;player&gt;1 Player&lt;/player&gt; &lt;story&gt;In the near future, human beings have discovered that hell actually exists. The governing organization on the Earth, known as the Hand of God, controls the ways to hell. Demons can travel to our dimensions, while criminals are sent to hell instead of being locked in jails.****You take the roles of Gideon Eshanti and Rachel Braque, a couple who is working for the government. One night government agents arrive at their house and try to assassinate them. After a narrow escape, the two find themselves in hell. Now they have to figure out how to return to our world, and to find out why their employers wanted to kill them...****Hell: A Cyberpunk Thriller is an adventure game with simple point-and-click interface. You advance in the game by talking to people and manipulating objects to solve puzzles. The game utilizes pre-rendered backgrounds and FMV sequences as cut-scenes.&lt;/story&gt; &lt;/game&gt;">
            <text:p>&lt;game name="Hell - A Cyberpunk Thriller (USA)"&gt; &lt;year&gt;1994&lt;/year&gt; &lt;rating&gt;ESRB - M (Mature)&lt;/rating&gt; &lt;title&gt;Hell - A Cyberpunk Thriller&lt;/title&gt; &lt;pub&gt;GameTek, Inc.&lt;/pub&gt; &lt;dev&gt;Take-Two Interactive Software, Inc.&lt;/dev&gt; &lt;genre&gt;Adventure&lt;/genre&gt; &lt;score&gt;2.1&lt;/score&gt; &lt;player&gt;1 Player&lt;/player&gt; &lt;story&gt;In the near future, human beings have discovered that hell actually exists. The governing organization on the Earth, known as the Hand of God, controls the ways to hell. Demons can travel to our dimensions, while criminals are sent to hell instead of being locked in jails.****You take the roles of Gideon Eshanti and Rachel Braque, a couple who is working for the government. One night government agents arrive at their house and try to assassinate them. After a narrow escape, the two find themselves in hell. Now they have to figure out how to return to our world, and to find out why their employers wanted to kill them...****Hell: A Cyberpunk Thriller is an adventure game with simple point-and-click interface. You advance in the game by talking to people and manipulating objects to solve puzzles. The game utilizes pre-rendered backgrounds and FMV sequences as cut-scenes.&lt;/story&gt; &lt;/game&gt;</text:p>
          </table:table-cell>
          <table:table-cell table:number-columns-repeated="1012"/>
        </table:table-row>
        <table:table-row table:style-name="ro1">
          <table:table-cell office:value-type="string">
            <text:p>Hello Kitty Asobi no Mochabako (USA)</text:p>
          </table:table-cell>
          <table:table-cell office:value-type="float" office:value="1995">
            <text:p>1995</text:p>
          </table:table-cell>
          <table:table-cell office:value-type="string">
            <text:p>ESRB - E (Everyone)</text:p>
          </table:table-cell>
          <table:table-cell office:value-type="string">
            <text:p>Hello Kitty Asobi no Mochabako</text:p>
          </table:table-cell>
          <table:table-cell table:number-columns-repeated="2" office:value-type="string">
            <text:p>Mizuki</text:p>
          </table:table-cell>
          <table:table-cell office:value-type="string">
            <text:p>Educational</text:p>
          </table:table-cell>
          <table:table-cell office:value-type="string">
            <text:p>3.0</text:p>
          </table:table-cell>
          <table:table-cell office:value-type="string">
            <text:p>1 Player</text:p>
          </table:table-cell>
          <table:table-cell office:value-type="string">
            <text:p>Hello Kitty Asobi no Mochabako Japanese children's game about the popular Japanese character Hello Kitty. <text:s/>This character was invented yet in 1974 the owner of the toy company Sanrio - Shintaro Tsuji. <text:s/>White cat with a red bow became popular and famous not only in Japan but also for its chapels. <text:s/>So in 1995 she appeared in the children's interactive game for <text:s text:c="2"/>Panasonic 3DO <text:s text:c="2"/>. <text:s/>With four mini games for the little ones. <text:s/>Game is very simple and not complicated, the games have a slot machine one-armed bandit. <text:s/>Playing the note where you want to find similar images. <text:s/>The game of "Rock-paper-scissors" or as it is called in Japan dzyanken (janken) with Hellow Kitty. <text:s/>As well as create applications that can be animated later. <text:s/>That's actually all. </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Hello Kitty Asobi no Mochabako (USA)&quot;&gt; &lt;year&gt;1995&lt;/year&gt; &lt;rating&gt;ESRB - E (Everyone)&lt;/rating&gt; &lt;title&gt;Hello Kitty Asobi no Mochabako&lt;/title&gt; &lt;pub&gt;Mizuki&lt;/pub&gt; &lt;dev&gt;Mizuki&lt;/dev&gt; &lt;genre&gt;Educational&lt;/genre&gt; &lt;score&gt;3.0&lt;/score&gt; &lt;player&gt;1 Player&lt;/player&gt; &lt;story&gt;Hello Kitty Asobi no Mochabako Japanese children's game about the popular Japanese character Hello Kitty.  This character was invented yet in 1974 the owner of the toy company Sanrio - Shintaro Tsuji.  White cat with a red bow became popular and famous not only in Japan but also for its chapels.  So in 1995 she appeared in the children's interactive game for   Panasonic 3DO   .  With four mini games for the little ones.  Game is very simple and not complicated, the games have a slot machine one-armed bandit.  Playing the note where you want to find similar images.  The game of &quot;Rock-paper-scissors&quot; or as it is called in Japan dzyanken (janken) with Hellow Kitty.  As well as create applications that can be animated later.  That's actually all. &lt;/story&gt; &lt;/game&gt;">
            <text:p>&lt;game name="Hello Kitty Asobi no Mochabako (USA)"&gt; &lt;year&gt;1995&lt;/year&gt; &lt;rating&gt;ESRB - E (Everyone)&lt;/rating&gt; &lt;title&gt;Hello Kitty Asobi no Mochabako&lt;/title&gt; &lt;pub&gt;Mizuki&lt;/pub&gt; &lt;dev&gt;Mizuki&lt;/dev&gt; &lt;genre&gt;Educational&lt;/genre&gt; &lt;score&gt;3.0&lt;/score&gt; &lt;player&gt;1 Player&lt;/player&gt; &lt;story&gt;Hello Kitty Asobi no Mochabako Japanese children's game about the popular Japanese character Hello Kitty. <text:s/>This character was invented yet in 1974 the owner of the toy company Sanrio - Shintaro Tsuji. <text:s/>White cat with a red bow became popular and famous not only in Japan but also for its chapels. <text:s/>So in 1995 she appeared in the children's interactive game for <text:s text:c="2"/>Panasonic 3DO <text:s text:c="2"/>. <text:s/>With four mini games for the little ones. <text:s/>Game is very simple and not complicated, the games have a slot machine one-armed bandit. <text:s/>Playing the note where you want to find similar images. <text:s/>The game of "Rock-paper-scissors" or as it is called in Japan dzyanken (janken) with Hellow Kitty. <text:s/>As well as create applications that can be animated later. <text:s/>That's actually all. &lt;/story&gt; &lt;/game&gt;</text:p>
          </table:table-cell>
          <table:table-cell table:number-columns-repeated="1012"/>
        </table:table-row>
        <table:table-row table:style-name="ro1">
          <table:table-cell office:value-type="string">
            <text:p>Horde, The (USA)</text:p>
          </table:table-cell>
          <table:table-cell office:value-type="float" office:value="1994">
            <text:p>1994</text:p>
          </table:table-cell>
          <table:table-cell office:value-type="string">
            <text:p>ESRB - E (Everyone)</text:p>
          </table:table-cell>
          <table:table-cell office:value-type="string">
            <text:p>The Horde</text:p>
          </table:table-cell>
          <table:table-cell office:value-type="string">
            <text:p>Crystal Dynamics, Inc.</text:p>
          </table:table-cell>
          <table:table-cell office:value-type="string">
            <text:p>Toys for Bob</text:p>
          </table:table-cell>
          <table:table-cell office:value-type="string">
            <text:p>Strategy</text:p>
          </table:table-cell>
          <table:table-cell office:value-type="string">
            <text:p>4.0</text:p>
          </table:table-cell>
          <table:table-cell office:value-type="string">
            <text:p>1 Player</text:p>
          </table:table-cell>
          <table:table-cell office:value-type="string">
            <text:p>You are Chauncey, a serving lad who saves his monarch from choking on his meal. <text:s/>The King rewards you with his magical sword, Grimthwacker, and a village, and the mission to go forth and prosper by felling waves of Hordlings, who are bent on eating everything in the province. <text:s/>The better you get at defending villagers, crops, and cows from Hordlings, the better equipped you become. <text:s/>Success wins you further favor from the King, along with bigger challenges and more enmity from the evil High Chancellor.**There are several types of Hordlings, each with their peculiar style of picking through the edibles under your care. <text:s/>Success is measured by how many villagers and crops survive each season's gluttonous attacks.</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Horde, The (USA)&quot;&gt; &lt;year&gt;1994&lt;/year&gt; &lt;rating&gt;ESRB - E (Everyone)&lt;/rating&gt; &lt;title&gt;The Horde&lt;/title&gt; &lt;pub&gt;Crystal Dynamics, Inc.&lt;/pub&gt; &lt;dev&gt;Toys for Bob&lt;/dev&gt; &lt;genre&gt;Strategy&lt;/genre&gt; &lt;score&gt;4.0&lt;/score&gt; &lt;player&gt;1 Player&lt;/player&gt; &lt;story&gt;You are Chauncey, a serving lad who saves his monarch from choking on his meal.  The King rewards you with his magical sword, Grimthwacker, and a village, and the mission to go forth and prosper by felling waves of Hordlings, who are bent on eating everything in the province.  The better you get at defending villagers, crops, and cows from Hordlings, the better equipped you become.  Success wins you further favor from the King, along with bigger challenges and more enmity from the evil High Chancellor.**There are several types of Hordlings, each with their peculiar style of picking through the edibles under your care.  Success is measured by how many villagers and crops survive each season's gluttonous attacks.&lt;/story&gt; &lt;/game&gt;">
            <text:p>&lt;game name="Horde, The (USA)"&gt; &lt;year&gt;1994&lt;/year&gt; &lt;rating&gt;ESRB - E (Everyone)&lt;/rating&gt; &lt;title&gt;The Horde&lt;/title&gt; &lt;pub&gt;Crystal Dynamics, Inc.&lt;/pub&gt; &lt;dev&gt;Toys for Bob&lt;/dev&gt; &lt;genre&gt;Strategy&lt;/genre&gt; &lt;score&gt;4.0&lt;/score&gt; &lt;player&gt;1 Player&lt;/player&gt; &lt;story&gt;You are Chauncey, a serving lad who saves his monarch from choking on his meal. <text:s/>The King rewards you with his magical sword, Grimthwacker, and a village, and the mission to go forth and prosper by felling waves of Hordlings, who are bent on eating everything in the province. <text:s/>The better you get at defending villagers, crops, and cows from Hordlings, the better equipped you become. <text:s/>Success wins you further favor from the King, along with bigger challenges and more enmity from the evil High Chancellor.**There are several types of Hordlings, each with their peculiar style of picking through the edibles under your care. <text:s/>Success is measured by how many villagers and crops survive each season's gluttonous attacks.&lt;/story&gt; &lt;/game&gt;</text:p>
          </table:table-cell>
          <table:table-cell table:number-columns-repeated="1012"/>
        </table:table-row>
        <table:table-row table:style-name="ro1">
          <table:table-cell office:value-type="string">
            <text:p>Icebreaker (USA)</text:p>
          </table:table-cell>
          <table:table-cell office:value-type="float" office:value="1995">
            <text:p>1995</text:p>
          </table:table-cell>
          <table:table-cell office:value-type="string">
            <text:p>ESRB - E (Everyone)</text:p>
          </table:table-cell>
          <table:table-cell office:value-type="string">
            <text:p>Icebreaker</text:p>
          </table:table-cell>
          <table:table-cell office:value-type="string">
            <text:p>Panasonic Software Company</text:p>
          </table:table-cell>
          <table:table-cell office:value-type="string">
            <text:p>Magnet Interactive Studios, Inc.</text:p>
          </table:table-cell>
          <table:table-cell office:value-type="string">
            <text:p>Puzzle</text:p>
          </table:table-cell>
          <table:table-cell office:value-type="float" office:value="3.8">
            <text:p>3.8</text:p>
          </table:table-cell>
          <table:table-cell office:value-type="string">
            <text:p>1 Player</text:p>
          </table:table-cell>
          <table:table-cell office:value-type="string">
            <text:p>Icebreaker is a puzzle/shooter that has the player take control of a flying pyramid who has to navigate through 150 levels blasting other stationary pyramids. <text:s/>The stationary pyramids are either green, blue or red and can turn into each others colors throughout a level. The red pyramids can be destroyed by being shot, the blue pyramids are destroyed by being touched, and the green pyramids are destroyed by luring enemy pyramids into them.****Speaking of enemy pyramids, each enemy pyramid has their own abilities:****1. Orange pyramids have the ability to morph**2. Purple pyramids can dig pits that can trap the player**3. Green pyramids are very smart and can outwit the player**4. Yellow pyramids are very fast and maneuverable****There are also many different environments to play in such as ice fields, swamps, lava pits and bottomless pits, four different difficulty settings to choose from that range from easy to insane and eighteen different music tracks that can be changed during the game.</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Icebreaker (USA)&quot;&gt; &lt;year&gt;1995&lt;/year&gt; &lt;rating&gt;ESRB - E (Everyone)&lt;/rating&gt; &lt;title&gt;Icebreaker&lt;/title&gt; &lt;pub&gt;Panasonic Software Company&lt;/pub&gt; &lt;dev&gt;Magnet Interactive Studios, Inc.&lt;/dev&gt; &lt;genre&gt;Puzzle&lt;/genre&gt; &lt;score&gt;3.8&lt;/score&gt; &lt;player&gt;1 Player&lt;/player&gt; &lt;story&gt;Icebreaker is a puzzle/shooter that has the player take control of a flying pyramid who has to navigate through 150 levels blasting other stationary pyramids.  The stationary pyramids are either green, blue or red and can turn into each others colors throughout a level. The red pyramids can be destroyed by being shot, the blue pyramids are destroyed by being touched, and the green pyramids are destroyed by luring enemy pyramids into them.****Speaking of enemy pyramids, each enemy pyramid has their own abilities:****1. Orange pyramids have the ability to morph**2. Purple pyramids can dig pits that can trap the player**3. Green pyramids are very smart and can outwit the player**4. Yellow pyramids are very fast and maneuverable****There are also many different environments to play in such as ice fields, swamps, lava pits and bottomless pits, four different difficulty settings to choose from that range from easy to insane and eighteen different music tracks that can be changed during the game.&lt;/story&gt; &lt;/game&gt;">
            <text:p>&lt;game name="Icebreaker (USA)"&gt; &lt;year&gt;1995&lt;/year&gt; &lt;rating&gt;ESRB - E (Everyone)&lt;/rating&gt; &lt;title&gt;Icebreaker&lt;/title&gt; &lt;pub&gt;Panasonic Software Company&lt;/pub&gt; &lt;dev&gt;Magnet Interactive Studios, Inc.&lt;/dev&gt; &lt;genre&gt;Puzzle&lt;/genre&gt; &lt;score&gt;3.8&lt;/score&gt; &lt;player&gt;1 Player&lt;/player&gt; &lt;story&gt;Icebreaker is a puzzle/shooter that has the player take control of a flying pyramid who has to navigate through 150 levels blasting other stationary pyramids. <text:s/>The stationary pyramids are either green, blue or red and can turn into each others colors throughout a level. The red pyramids can be destroyed by being shot, the blue pyramids are destroyed by being touched, and the green pyramids are destroyed by luring enemy pyramids into them.****Speaking of enemy pyramids, each enemy pyramid has their own abilities:****1. Orange pyramids have the ability to morph**2. Purple pyramids can dig pits that can trap the player**3. Green pyramids are very smart and can outwit the player**4. Yellow pyramids are very fast and maneuverable****There are also many different environments to play in such as ice fields, swamps, lava pits and bottomless pits, four different difficulty settings to choose from that range from easy to insane and eighteen different music tracks that can be changed during the game.&lt;/story&gt; &lt;/game&gt;</text:p>
          </table:table-cell>
          <table:table-cell table:number-columns-repeated="1012"/>
        </table:table-row>
        <table:table-row table:style-name="ro1">
          <table:table-cell office:value-type="string">
            <text:p>Icebreaker II (USA)</text:p>
          </table:table-cell>
          <table:table-cell office:value-type="float" office:value="2007">
            <text:p>2007</text:p>
          </table:table-cell>
          <table:table-cell office:value-type="string">
            <text:p>ESRB - E (Everyone)</text:p>
          </table:table-cell>
          <table:table-cell office:value-type="string">
            <text:p>Icebreaker II</text:p>
          </table:table-cell>
          <table:table-cell office:value-type="string">
            <text:p>Panasonic Software Company</text:p>
          </table:table-cell>
          <table:table-cell office:value-type="string">
            <text:p>Magnet Interactive Studios, Inc.</text:p>
          </table:table-cell>
          <table:table-cell office:value-type="string">
            <text:p>Puzzle</text:p>
          </table:table-cell>
          <table:table-cell office:value-type="float" office:value="3.6">
            <text:p>3.6</text:p>
          </table:table-cell>
          <table:table-cell office:value-type="string">
            <text:p>1 Player</text:p>
          </table:table-cell>
          <table:table-cell office:value-type="string">
            <text:p>Despite the visual component of the game has undergone a significant revision compared to the original. <text:s/>Psychos (Psihodelicheskiec Seekers): very unpleasant creature of iridescent colors. <text:s/>As with static pyramid of the same color, they fall apart in the pyramid with a random color. <text:s/>And this in turn clutter up the playing field, prodlivaya our suffering. <text:s/>Juggernauts (invulnerability Seekers): a truly impenetrable beast. <text:s/>They can avoid obstacles, but do not notice the trap, so that they can be destroyed only in a lava pit. <text:s/>Redcoats (hiding chameleon): In the first game were chameleons "Limeys", disguised as green pyramid. <text:s/>But these are disguised as red. <text:s/>Slacker (Blue chameleon): masquerading blue pyramid. <text:s/>Especially repugnant, because the blue pyramid destroyed in a collision! <text:s/>Mirrored Pyramid: how and blue are destroyed in a frontal collision. <text:s/>That's just not try to shoot them! <text:s/>Fireball it flies off at an angle, and reflected can kill you. <text:s/>The steel pyramid that somewhere between concrete and purple pyramids. <text:s/>In case of contact, they are heated, and after about 7 hits melted into the lava pit. <text:s/>Keep in mind, they quickly cool down, so that would destroy not so simple. <text:s/>Viscous pramidy: has properties like red and purple pyramids, but also like a swampy cells. <text:s/>When a collision kill you. <text:s/>If you get turned into a marshy cell. <text:s/>Generators Seeker'ov in the comments do not need. <text:s/>In addition to the game is integrated screen saver, turn on after 5 minutes of inactivity, the player. </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Icebreaker II (USA)&quot;&gt; &lt;year&gt;2007&lt;/year&gt; &lt;rating&gt;ESRB - E (Everyone)&lt;/rating&gt; &lt;title&gt;Icebreaker II&lt;/title&gt; &lt;pub&gt;Panasonic Software Company&lt;/pub&gt; &lt;dev&gt;Magnet Interactive Studios, Inc.&lt;/dev&gt; &lt;genre&gt;Puzzle&lt;/genre&gt; &lt;score&gt;3.6&lt;/score&gt; &lt;player&gt;1 Player&lt;/player&gt; &lt;story&gt;Despite the visual component of the game has undergone a significant revision compared to the original.  Psychos (Psihodelicheskiec Seekers): very unpleasant creature of iridescent colors.  As with static pyramid of the same color, they fall apart in the pyramid with a random color.  And this in turn clutter up the playing field, prodlivaya our suffering.  Juggernauts (invulnerability Seekers): a truly impenetrable beast.  They can avoid obstacles, but do not notice the trap, so that they can be destroyed only in a lava pit.  Redcoats (hiding chameleon): In the first game were chameleons &quot;Limeys&quot;, disguised as green pyramid.  But these are disguised as red.  Slacker (Blue chameleon): masquerading blue pyramid.  Especially repugnant, because the blue pyramid destroyed in a collision!  Mirrored Pyramid: how and blue are destroyed in a frontal collision.  That's just not try to shoot them!  Fireball it flies off at an angle, and reflected can kill you.  The steel pyramid that somewhere between concrete and purple pyramids.  In case of contact, they are heated, and after about 7 hits melted into the lava pit.  Keep in mind, they quickly cool down, so that would destroy not so simple.  Viscous pramidy: has properties like red and purple pyramids, but also like a swampy cells.  When a collision kill you.  If you get turned into a marshy cell.  Generators Seeker'ov in the comments do not need.  In addition to the game is integrated screen saver, turn on after 5 minutes of inactivity, the player. &lt;/story&gt; &lt;/game&gt;">
            <text:p>&lt;game name="Icebreaker II (USA)"&gt; &lt;year&gt;2007&lt;/year&gt; &lt;rating&gt;ESRB - E (Everyone)&lt;/rating&gt; &lt;title&gt;Icebreaker II&lt;/title&gt; &lt;pub&gt;Panasonic Software Company&lt;/pub&gt; &lt;dev&gt;Magnet Interactive Studios, Inc.&lt;/dev&gt; &lt;genre&gt;Puzzle&lt;/genre&gt; &lt;score&gt;3.6&lt;/score&gt; &lt;player&gt;1 Player&lt;/player&gt; &lt;story&gt;Despite the visual component of the game has undergone a significant revision compared to the original. <text:s/>Psychos (Psihodelicheskiec Seekers): very unpleasant creature of iridescent colors. <text:s/>As with static pyramid of the same color, they fall apart in the pyramid with a random color. <text:s/>And this in turn clutter up the playing field, prodlivaya our suffering. <text:s/>Juggernauts (invulnerability Seekers): a truly impenetrable beast. <text:s/>They can avoid obstacles, but do not notice the trap, so that they can be destroyed only in a lava pit. <text:s/>Redcoats (hiding chameleon): In the first game were chameleons "Limeys", disguised as green pyramid. <text:s/>But these are disguised as red. <text:s/>Slacker (Blue chameleon): masquerading blue pyramid. <text:s/>Especially repugnant, because the blue pyramid destroyed in a collision! <text:s/>Mirrored Pyramid: how and blue are destroyed in a frontal collision. <text:s/>That's just not try to shoot them! <text:s/>Fireball it flies off at an angle, and reflected can kill you. <text:s/>The steel pyramid that somewhere between concrete and purple pyramids. <text:s/>In case of contact, they are heated, and after about 7 hits melted into the lava pit. <text:s/>Keep in mind, they quickly cool down, so that would destroy not so simple. <text:s/>Viscous pramidy: has properties like red and purple pyramids, but also like a swampy cells. <text:s/>When a collision kill you. <text:s/>If you get turned into a marshy cell. <text:s/>Generators Seeker'ov in the comments do not need. <text:s/>In addition to the game is integrated screen saver, turn on after 5 minutes of inactivity, the player. &lt;/story&gt; &lt;/game&gt;</text:p>
          </table:table-cell>
          <table:table-cell table:number-columns-repeated="1012"/>
        </table:table-row>
        <table:table-row table:style-name="ro1">
          <table:table-cell office:value-type="string">
            <text:p>Idol Mahjong Final Romance 2 - Hyper Edition (Japan)</text:p>
          </table:table-cell>
          <table:table-cell office:value-type="float" office:value="1996">
            <text:p>1996</text:p>
          </table:table-cell>
          <table:table-cell office:value-type="string">
            <text:p>ESRB - AO (Adults Only)</text:p>
          </table:table-cell>
          <table:table-cell office:value-type="string">
            <text:p>Idol Mahjong Final Romance 2 - Hyper Edition</text:p>
          </table:table-cell>
          <table:table-cell office:value-type="string">
            <text:p>Video System Co., Ltd.</text:p>
          </table:table-cell>
          <table:table-cell office:value-type="string">
            <text:p>Rekish</text:p>
          </table:table-cell>
          <table:table-cell office:value-type="string">
            <text:p>Mahjong</text:p>
          </table:table-cell>
          <table:table-cell office:value-type="string">
            <text:p>3.5</text:p>
          </table:table-cell>
          <table:table-cell office:value-type="string">
            <text:p>1 Player</text:p>
          </table:table-cell>
          <table:table-cell office:value-type="string">
            <text:p>No Description Available!</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Idol Mahjong Final Romance 2 - Hyper Edition (Japan)&quot;&gt; &lt;year&gt;1996&lt;/year&gt; &lt;rating&gt;ESRB - AO (Adults Only)&lt;/rating&gt; &lt;title&gt;Idol Mahjong Final Romance 2 - Hyper Edition&lt;/title&gt; &lt;pub&gt;Video System Co., Ltd.&lt;/pub&gt; &lt;dev&gt;Rekish&lt;/dev&gt; &lt;genre&gt;Mahjong&lt;/genre&gt; &lt;score&gt;3.5&lt;/score&gt; &lt;player&gt;1 Player&lt;/player&gt; &lt;story&gt;No Description Available!&lt;/story&gt; &lt;/game&gt;">
            <text:p>&lt;game name="Idol Mahjong Final Romance 2 - Hyper Edition (Japan)"&gt; &lt;year&gt;1996&lt;/year&gt; &lt;rating&gt;ESRB - AO (Adults Only)&lt;/rating&gt; &lt;title&gt;Idol Mahjong Final Romance 2 - Hyper Edition&lt;/title&gt; &lt;pub&gt;Video System Co., Ltd.&lt;/pub&gt; &lt;dev&gt;Rekish&lt;/dev&gt; &lt;genre&gt;Mahjong&lt;/genre&gt; &lt;score&gt;3.5&lt;/score&gt; &lt;player&gt;1 Player&lt;/player&gt; &lt;story&gt;No Description Available!&lt;/story&gt; &lt;/game&gt;</text:p>
          </table:table-cell>
          <table:table-cell table:number-columns-repeated="1012"/>
        </table:table-row>
        <table:table-row table:style-name="ro1">
          <table:table-cell office:value-type="string">
            <text:p>Immercenary (USA)</text:p>
          </table:table-cell>
          <table:table-cell office:value-type="float" office:value="1995">
            <text:p>1995</text:p>
          </table:table-cell>
          <table:table-cell office:value-type="string">
            <text:p>ESRB - T (Teen)</text:p>
          </table:table-cell>
          <table:table-cell office:value-type="string">
            <text:p>Immercenary</text:p>
          </table:table-cell>
          <table:table-cell office:value-type="string">
            <text:p>Electronic Arts, Inc.</text:p>
          </table:table-cell>
          <table:table-cell office:value-type="string">
            <text:p>Five Miles Out</text:p>
          </table:table-cell>
          <table:table-cell office:value-type="string">
            <text:p>Action</text:p>
          </table:table-cell>
          <table:table-cell office:value-type="string">
            <text:p>4.2</text:p>
          </table:table-cell>
          <table:table-cell office:value-type="string">
            <text:p>1 Player</text:p>
          </table:table-cell>
          <table:table-cell office:value-type="string">
            <text:p>In the future, mankind has been enslaved in a virtual reality simulation known as Perfect. This simulation is controlled by an entity known as Perfect1 and it has to be destroyed in order to shut down the system. You are Immercenary Number Five, and it's your job to do it. ****From a secret lab you log into the simulation which sends you to a place in Perfect known as the Garden. Every entity in the game has a certain rank that determines its offensive and defensive capabilities. You start at 255, the lowest rank, and must rise in ranks to defeat Perfect1, who holds rank number 1. To do so, you destroy higher-ranked Rithms, as the other entities in the game are called. To pass beyond certain ranks, unique Rithms high in the Perfect hierarchy have to be destroyed.****Different weapons and power-ups can be collected and spent offensive and defensive energy can be recharged at energy spires. In the center of the Garden is a place called DOAsys, which functions as a neutral zone and healing center. There you can talk to other Rithms and ask for hints about combating special Rithms and where to find special items. These dialogue sequences take the form of live action clips of actors in elaborate costumes playing the Rithms.****When the player logs out of the simulation or is violently forced out, he returns to the lab where one may load and save a game and access detailed statistics on the trips to Perfect.</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Immercenary (USA)&quot;&gt; &lt;year&gt;1995&lt;/year&gt; &lt;rating&gt;ESRB - T (Teen)&lt;/rating&gt; &lt;title&gt;Immercenary&lt;/title&gt; &lt;pub&gt;Electronic Arts, Inc.&lt;/pub&gt; &lt;dev&gt;Five Miles Out&lt;/dev&gt; &lt;genre&gt;Action&lt;/genre&gt; &lt;score&gt;4.2&lt;/score&gt; &lt;player&gt;1 Player&lt;/player&gt; &lt;story&gt;In the future, mankind has been enslaved in a virtual reality simulation known as Perfect. This simulation is controlled by an entity known as Perfect1 and it has to be destroyed in order to shut down the system. You are Immercenary Number Five, and it's your job to do it. ****From a secret lab you log into the simulation which sends you to a place in Perfect known as the Garden. Every entity in the game has a certain rank that determines its offensive and defensive capabilities. You start at 255, the lowest rank, and must rise in ranks to defeat Perfect1, who holds rank number 1. To do so, you destroy higher-ranked Rithms, as the other entities in the game are called. To pass beyond certain ranks, unique Rithms high in the Perfect hierarchy have to be destroyed.****Different weapons and power-ups can be collected and spent offensive and defensive energy can be recharged at energy spires. In the center of the Garden is a place called DOAsys, which functions as a neutral zone and healing center. There you can talk to other Rithms and ask for hints about combating special Rithms and where to find special items. These dialogue sequences take the form of live action clips of actors in elaborate costumes playing the Rithms.****When the player logs out of the simulation or is violently forced out, he returns to the lab where one may load and save a game and access detailed statistics on the trips to Perfect.&lt;/story&gt; &lt;/game&gt;">
            <text:p>&lt;game name="Immercenary (USA)"&gt; &lt;year&gt;1995&lt;/year&gt; &lt;rating&gt;ESRB - T (Teen)&lt;/rating&gt; &lt;title&gt;Immercenary&lt;/title&gt; &lt;pub&gt;Electronic Arts, Inc.&lt;/pub&gt; &lt;dev&gt;Five Miles Out&lt;/dev&gt; &lt;genre&gt;Action&lt;/genre&gt; &lt;score&gt;4.2&lt;/score&gt; &lt;player&gt;1 Player&lt;/player&gt; &lt;story&gt;In the future, mankind has been enslaved in a virtual reality simulation known as Perfect. This simulation is controlled by an entity known as Perfect1 and it has to be destroyed in order to shut down the system. You are Immercenary Number Five, and it's your job to do it. ****From a secret lab you log into the simulation which sends you to a place in Perfect known as the Garden. Every entity in the game has a certain rank that determines its offensive and defensive capabilities. You start at 255, the lowest rank, and must rise in ranks to defeat Perfect1, who holds rank number 1. To do so, you destroy higher-ranked Rithms, as the other entities in the game are called. To pass beyond certain ranks, unique Rithms high in the Perfect hierarchy have to be destroyed.****Different weapons and power-ups can be collected and spent offensive and defensive energy can be recharged at energy spires. In the center of the Garden is a place called DOAsys, which functions as a neutral zone and healing center. There you can talk to other Rithms and ask for hints about combating special Rithms and where to find special items. These dialogue sequences take the form of live action clips of actors in elaborate costumes playing the Rithms.****When the player logs out of the simulation or is violently forced out, he returns to the lab where one may load and save a game and access detailed statistics on the trips to Perfect.&lt;/story&gt; &lt;/game&gt;</text:p>
          </table:table-cell>
          <table:table-cell table:number-columns-repeated="1012"/>
        </table:table-row>
        <table:table-row table:style-name="ro1">
          <table:table-cell office:value-type="string">
            <text:p>Incredible Machine, The (USA)</text:p>
          </table:table-cell>
          <table:table-cell office:value-type="float" office:value="1994">
            <text:p>1994</text:p>
          </table:table-cell>
          <table:table-cell office:value-type="string">
            <text:p>ESRB - E (Everyone)</text:p>
          </table:table-cell>
          <table:table-cell office:value-type="string">
            <text:p>The Incredible Machine</text:p>
          </table:table-cell>
          <table:table-cell table:number-columns-repeated="2" office:value-type="string">
            <text:p>Dynamix, Inc.</text:p>
          </table:table-cell>
          <table:table-cell office:value-type="string">
            <text:p>Puzzle</text:p>
          </table:table-cell>
          <table:table-cell office:value-type="string">
            <text:p>3.9</text:p>
          </table:table-cell>
          <table:table-cell office:value-type="string">
            <text:p>1 Player</text:p>
          </table:table-cell>
          <table:table-cell office:value-type="string">
            <text:p>The Incredible Machine is a puzzle game where the player has to assemble a Rube Goldberg-type contraption to solve a simple puzzle. ****The game consists of a series of puzzles, each having a simple objective, such as "put the baseball into the basket" or "turn on the fan". To achieve this, the player is given a number of parts such as: balls, girders, rope, balloons, seesaws, cats or monkeys, and his job is to arrange and connect them on the playfield, so that, upon clicking the "start puzzle" button, the whole contraption activates and achieves the objective. ****For added difficulty, some puzzles have different gravity or air pressure from that of Earth. ****There is also a freeform mode where the player is given an unlimited number of parts to construct a machine of his own invention. The machines created this way can be saved to disk.</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Incredible Machine, The (USA)&quot;&gt; &lt;year&gt;1994&lt;/year&gt; &lt;rating&gt;ESRB - E (Everyone)&lt;/rating&gt; &lt;title&gt;The Incredible Machine&lt;/title&gt; &lt;pub&gt;Dynamix, Inc.&lt;/pub&gt; &lt;dev&gt;Dynamix, Inc.&lt;/dev&gt; &lt;genre&gt;Puzzle&lt;/genre&gt; &lt;score&gt;3.9&lt;/score&gt; &lt;player&gt;1 Player&lt;/player&gt; &lt;story&gt;The Incredible Machine is a puzzle game where the player has to assemble a Rube Goldberg-type contraption to solve a simple puzzle. ****The game consists of a series of puzzles, each having a simple objective, such as &quot;put the baseball into the basket&quot; or &quot;turn on the fan&quot;. To achieve this, the player is given a number of parts such as: balls, girders, rope, balloons, seesaws, cats or monkeys, and his job is to arrange and connect them on the playfield, so that, upon clicking the &quot;start puzzle&quot; button, the whole contraption activates and achieves the objective. ****For added difficulty, some puzzles have different gravity or air pressure from that of Earth. ****There is also a freeform mode where the player is given an unlimited number of parts to construct a machine of his own invention. The machines created this way can be saved to disk.&lt;/story&gt; &lt;/game&gt;">
            <text:p>&lt;game name="Incredible Machine, The (USA)"&gt; &lt;year&gt;1994&lt;/year&gt; &lt;rating&gt;ESRB - E (Everyone)&lt;/rating&gt; &lt;title&gt;The Incredible Machine&lt;/title&gt; &lt;pub&gt;Dynamix, Inc.&lt;/pub&gt; &lt;dev&gt;Dynamix, Inc.&lt;/dev&gt; &lt;genre&gt;Puzzle&lt;/genre&gt; &lt;score&gt;3.9&lt;/score&gt; &lt;player&gt;1 Player&lt;/player&gt; &lt;story&gt;The Incredible Machine is a puzzle game where the player has to assemble a Rube Goldberg-type contraption to solve a simple puzzle. ****The game consists of a series of puzzles, each having a simple objective, such as "put the baseball into the basket" or "turn on the fan". To achieve this, the player is given a number of parts such as: balls, girders, rope, balloons, seesaws, cats or monkeys, and his job is to arrange and connect them on the playfield, so that, upon clicking the "start puzzle" button, the whole contraption activates and achieves the objective. ****For added difficulty, some puzzles have different gravity or air pressure from that of Earth. ****There is also a freeform mode where the player is given an unlimited number of parts to construct a machine of his own invention. The machines created this way can be saved to disk.&lt;/story&gt; &lt;/game&gt;</text:p>
          </table:table-cell>
          <table:table-cell table:number-columns-repeated="1012"/>
        </table:table-row>
        <table:table-row table:style-name="ro1">
          <table:table-cell office:value-type="string">
            <text:p>Insect War (Japan)</text:p>
          </table:table-cell>
          <table:table-cell office:value-type="float" office:value="1994">
            <text:p>1994</text:p>
          </table:table-cell>
          <table:table-cell office:value-type="string">
            <text:p>ESRB - E10+ (Everyone 10+)</text:p>
          </table:table-cell>
          <table:table-cell office:value-type="string">
            <text:p>Insect War</text:p>
          </table:table-cell>
          <table:table-cell table:number-columns-repeated="2" office:value-type="string">
            <text:p>Riverhill Software</text:p>
          </table:table-cell>
          <table:table-cell office:value-type="string">
            <text:p>Action</text:p>
          </table:table-cell>
          <table:table-cell office:value-type="string">
            <text:p>3.5</text:p>
          </table:table-cell>
          <table:table-cell office:value-type="string">
            <text:p>1-4 Players</text:p>
          </table:table-cell>
          <table:table-cell office:value-type="string">
            <text:p>No Description Available!</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Insect War (Japan)&quot;&gt; &lt;year&gt;1994&lt;/year&gt; &lt;rating&gt;ESRB - E10+ (Everyone 10+)&lt;/rating&gt; &lt;title&gt;Insect War&lt;/title&gt; &lt;pub&gt;Riverhill Software&lt;/pub&gt; &lt;dev&gt;Riverhill Software&lt;/dev&gt; &lt;genre&gt;Action&lt;/genre&gt; &lt;score&gt;3.5&lt;/score&gt; &lt;player&gt;1-4 Players&lt;/player&gt; &lt;story&gt;No Description Available!&lt;/story&gt; &lt;/game&gt;">
            <text:p>&lt;game name="Insect War (Japan)"&gt; &lt;year&gt;1994&lt;/year&gt; &lt;rating&gt;ESRB - E10+ (Everyone 10+)&lt;/rating&gt; &lt;title&gt;Insect War&lt;/title&gt; &lt;pub&gt;Riverhill Software&lt;/pub&gt; &lt;dev&gt;Riverhill Software&lt;/dev&gt; &lt;genre&gt;Action&lt;/genre&gt; &lt;score&gt;3.5&lt;/score&gt; &lt;player&gt;1-4 Players&lt;/player&gt; &lt;story&gt;No Description Available!&lt;/story&gt; &lt;/game&gt;</text:p>
          </table:table-cell>
          <table:table-cell table:number-columns-repeated="1012"/>
        </table:table-row>
        <table:table-row table:style-name="ro1">
          <table:table-cell office:value-type="string">
            <text:p>Iron Angel of the Apocalypse - The Return (USA)</text:p>
          </table:table-cell>
          <table:table-cell office:value-type="float" office:value="1995">
            <text:p>1995</text:p>
          </table:table-cell>
          <table:table-cell office:value-type="string">
            <text:p>ESRB - T (Teen)</text:p>
          </table:table-cell>
          <table:table-cell office:value-type="string">
            <text:p>Iron Angel of the Apocalypse - The Return</text:p>
          </table:table-cell>
          <table:table-cell office:value-type="string">
            <text:p>Synergy Interactive Corp.</text:p>
          </table:table-cell>
          <table:table-cell office:value-type="string">
            <text:p>Synergy Inc.</text:p>
          </table:table-cell>
          <table:table-cell office:value-type="string">
            <text:p>Action</text:p>
          </table:table-cell>
          <table:table-cell office:value-type="string">
            <text:p>2.1</text:p>
          </table:table-cell>
          <table:table-cell office:value-type="string">
            <text:p>1 Player</text:p>
          </table:table-cell>
          <table:table-cell office:value-type="string">
            <text:p>Tetsujin returns in this sequel to Iron Angel of the Apocalypse. The story picks up shortly after the events of the previous game. <text:s/>After his showdown with the Scientist and the Android, Tetsujin finds himself disembodied. A mysterious corporation known as SCR gives you a new body, but their plans for your are mysterious.****The format of this game is mostly similar to the first. This is a first person shooter that relies heavily on video cutscenes to tell a story. The graphics engine has been improved greatly, giving this game a much faster pace than it's predecessor. Whereas the original used a combination of live actors and CG, this one uses CG to depict the humans as well.</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Iron Angel of the Apocalypse - The Return (USA)&quot;&gt; &lt;year&gt;1995&lt;/year&gt; &lt;rating&gt;ESRB - T (Teen)&lt;/rating&gt; &lt;title&gt;Iron Angel of the Apocalypse - The Return&lt;/title&gt; &lt;pub&gt;Synergy Interactive Corp.&lt;/pub&gt; &lt;dev&gt;Synergy Inc.&lt;/dev&gt; &lt;genre&gt;Action&lt;/genre&gt; &lt;score&gt;2.1&lt;/score&gt; &lt;player&gt;1 Player&lt;/player&gt; &lt;story&gt;Tetsujin returns in this sequel to Iron Angel of the Apocalypse. The story picks up shortly after the events of the previous game.  After his showdown with the Scientist and the Android, Tetsujin finds himself disembodied. A mysterious corporation known as SCR gives you a new body, but their plans for your are mysterious.****The format of this game is mostly similar to the first. This is a first person shooter that relies heavily on video cutscenes to tell a story. The graphics engine has been improved greatly, giving this game a much faster pace than it's predecessor. Whereas the original used a combination of live actors and CG, this one uses CG to depict the humans as well.&lt;/story&gt; &lt;/game&gt;">
            <text:p>&lt;game name="Iron Angel of the Apocalypse - The Return (USA)"&gt; &lt;year&gt;1995&lt;/year&gt; &lt;rating&gt;ESRB - T (Teen)&lt;/rating&gt; &lt;title&gt;Iron Angel of the Apocalypse - The Return&lt;/title&gt; &lt;pub&gt;Synergy Interactive Corp.&lt;/pub&gt; &lt;dev&gt;Synergy Inc.&lt;/dev&gt; &lt;genre&gt;Action&lt;/genre&gt; &lt;score&gt;2.1&lt;/score&gt; &lt;player&gt;1 Player&lt;/player&gt; &lt;story&gt;Tetsujin returns in this sequel to Iron Angel of the Apocalypse. The story picks up shortly after the events of the previous game. <text:s/>After his showdown with the Scientist and the Android, Tetsujin finds himself disembodied. A mysterious corporation known as SCR gives you a new body, but their plans for your are mysterious.****The format of this game is mostly similar to the first. This is a first person shooter that relies heavily on video cutscenes to tell a story. The graphics engine has been improved greatly, giving this game a much faster pace than it's predecessor. Whereas the original used a combination of live actors and CG, this one uses CG to depict the humans as well.&lt;/story&gt; &lt;/game&gt;</text:p>
          </table:table-cell>
          <table:table-cell table:number-columns-repeated="1012"/>
        </table:table-row>
        <table:table-row table:style-name="ro1">
          <table:table-cell office:value-type="string">
            <text:p>Iron Angel of the Apocalypse (USA)</text:p>
          </table:table-cell>
          <table:table-cell office:value-type="float" office:value="1994">
            <text:p>1994</text:p>
          </table:table-cell>
          <table:table-cell office:value-type="string">
            <text:p>ESRB - T (Teen)</text:p>
          </table:table-cell>
          <table:table-cell office:value-type="string">
            <text:p>Iron Angel of the Apocalypse</text:p>
          </table:table-cell>
          <table:table-cell office:value-type="string">
            <text:p>Synergy Interactive Corp.</text:p>
          </table:table-cell>
          <table:table-cell office:value-type="string">
            <text:p>Synergy Inc.</text:p>
          </table:table-cell>
          <table:table-cell office:value-type="string">
            <text:p>Adventure</text:p>
          </table:table-cell>
          <table:table-cell office:value-type="string">
            <text:p>2.7</text:p>
          </table:table-cell>
          <table:table-cell office:value-type="string">
            <text:p>1 Player</text:p>
          </table:table-cell>
          <table:table-cell office:value-type="string">
            <text:p>The box for Iron Angel of the Apocalypse describes itself as an "Action Role-Playing Movie." <text:s/>Apparently this is the phrase used to describe a simple first-person shooter with a lot of live-action cutscenes.****You play a character known as Tetsujin. <text:s/>You are a cyborg/robot creation of an evil scientist. <text:s/>The scientist intended to use you to wipe out the human race, but instead you decided to turn against your maker and escape. <text:s/>The story unfolds as you fight your way to the top of a skyscraper to confront the mad scientist.</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Iron Angel of the Apocalypse (USA)&quot;&gt; &lt;year&gt;1994&lt;/year&gt; &lt;rating&gt;ESRB - T (Teen)&lt;/rating&gt; &lt;title&gt;Iron Angel of the Apocalypse&lt;/title&gt; &lt;pub&gt;Synergy Interactive Corp.&lt;/pub&gt; &lt;dev&gt;Synergy Inc.&lt;/dev&gt; &lt;genre&gt;Adventure&lt;/genre&gt; &lt;score&gt;2.7&lt;/score&gt; &lt;player&gt;1 Player&lt;/player&gt; &lt;story&gt;The box for Iron Angel of the Apocalypse describes itself as an &quot;Action Role-Playing Movie.&quot;  Apparently this is the phrase used to describe a simple first-person shooter with a lot of live-action cutscenes.****You play a character known as Tetsujin.  You are a cyborg/robot creation of an evil scientist.  The scientist intended to use you to wipe out the human race, but instead you decided to turn against your maker and escape.  The story unfolds as you fight your way to the top of a skyscraper to confront the mad scientist.&lt;/story&gt; &lt;/game&gt;">
            <text:p>&lt;game name="Iron Angel of the Apocalypse (USA)"&gt; &lt;year&gt;1994&lt;/year&gt; &lt;rating&gt;ESRB - T (Teen)&lt;/rating&gt; &lt;title&gt;Iron Angel of the Apocalypse&lt;/title&gt; &lt;pub&gt;Synergy Interactive Corp.&lt;/pub&gt; &lt;dev&gt;Synergy Inc.&lt;/dev&gt; &lt;genre&gt;Adventure&lt;/genre&gt; &lt;score&gt;2.7&lt;/score&gt; &lt;player&gt;1 Player&lt;/player&gt; &lt;story&gt;The box for Iron Angel of the Apocalypse describes itself as an "Action Role-Playing Movie." <text:s/>Apparently this is the phrase used to describe a simple first-person shooter with a lot of live-action cutscenes.****You play a character known as Tetsujin. <text:s/>You are a cyborg/robot creation of an evil scientist. <text:s/>The scientist intended to use you to wipe out the human race, but instead you decided to turn against your maker and escape. <text:s/>The story unfolds as you fight your way to the top of a skyscraper to confront the mad scientist.&lt;/story&gt; &lt;/game&gt;</text:p>
          </table:table-cell>
          <table:table-cell table:number-columns-repeated="1012"/>
        </table:table-row>
        <table:table-row table:style-name="ro1">
          <table:table-cell office:value-type="string">
            <text:p>J-League Virtual Stadium '95 (Japan)</text:p>
          </table:table-cell>
          <table:table-cell office:value-type="float" office:value="1995">
            <text:p>1995</text:p>
          </table:table-cell>
          <table:table-cell office:value-type="string">
            <text:p>ESRB - E (Everyone)</text:p>
          </table:table-cell>
          <table:table-cell office:value-type="string">
            <text:p>J-League Virtual Stadium '95</text:p>
          </table:table-cell>
          <table:table-cell office:value-type="string">
            <text:p>Electronic Arts, Inc.</text:p>
          </table:table-cell>
          <table:table-cell office:value-type="string">
            <text:p>Extended Play Productions</text:p>
          </table:table-cell>
          <table:table-cell office:value-type="string">
            <text:p>Sports/Soccer</text:p>
          </table:table-cell>
          <table:table-cell office:value-type="string">
            <text:p>4.0</text:p>
          </table:table-cell>
          <table:table-cell office:value-type="string">
            <text:p>1-6 Players</text:p>
          </table:table-cell>
          <table:table-cell office:value-type="string">
            <text:p>No Description Available!</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J-League Virtual Stadium '95 (Japan)&quot;&gt; &lt;year&gt;1995&lt;/year&gt; &lt;rating&gt;ESRB - E (Everyone)&lt;/rating&gt; &lt;title&gt;J-League Virtual Stadium '95&lt;/title&gt; &lt;pub&gt;Electronic Arts, Inc.&lt;/pub&gt; &lt;dev&gt;Extended Play Productions&lt;/dev&gt; &lt;genre&gt;Sports/Soccer&lt;/genre&gt; &lt;score&gt;4.0&lt;/score&gt; &lt;player&gt;1-6 Players&lt;/player&gt; &lt;story&gt;No Description Available!&lt;/story&gt; &lt;/game&gt;">
            <text:p>&lt;game name="J-League Virtual Stadium '95 (Japan)"&gt; &lt;year&gt;1995&lt;/year&gt; &lt;rating&gt;ESRB - E (Everyone)&lt;/rating&gt; &lt;title&gt;J-League Virtual Stadium '95&lt;/title&gt; &lt;pub&gt;Electronic Arts, Inc.&lt;/pub&gt; &lt;dev&gt;Extended Play Productions&lt;/dev&gt; &lt;genre&gt;Sports/Soccer&lt;/genre&gt; &lt;score&gt;4.0&lt;/score&gt; &lt;player&gt;1-6 Players&lt;/player&gt; &lt;story&gt;No Description Available!&lt;/story&gt; &lt;/game&gt;</text:p>
          </table:table-cell>
          <table:table-cell table:number-columns-repeated="1012"/>
        </table:table-row>
        <table:table-row table:style-name="ro1">
          <table:table-cell office:value-type="string">
            <text:p>J-League Virtual Stadium (Japan)</text:p>
          </table:table-cell>
          <table:table-cell office:value-type="float" office:value="1994">
            <text:p>1994</text:p>
          </table:table-cell>
          <table:table-cell office:value-type="string">
            <text:p>ESRB - E (Everyone)</text:p>
          </table:table-cell>
          <table:table-cell office:value-type="string">
            <text:p>J-League Virtual Stadium</text:p>
          </table:table-cell>
          <table:table-cell office:value-type="string">
            <text:p>Electronic Arts, Inc.</text:p>
          </table:table-cell>
          <table:table-cell office:value-type="string">
            <text:p>Extended Play Productions</text:p>
          </table:table-cell>
          <table:table-cell office:value-type="string">
            <text:p>Sports/Soccer</text:p>
          </table:table-cell>
          <table:table-cell office:value-type="string">
            <text:p>3.0</text:p>
          </table:table-cell>
          <table:table-cell office:value-type="string">
            <text:p>1-6 Players</text:p>
          </table:table-cell>
          <table:table-cell office:value-type="string">
            <text:p>No Description Available!</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J-League Virtual Stadium (Japan)&quot;&gt; &lt;year&gt;1994&lt;/year&gt; &lt;rating&gt;ESRB - E (Everyone)&lt;/rating&gt; &lt;title&gt;J-League Virtual Stadium&lt;/title&gt; &lt;pub&gt;Electronic Arts, Inc.&lt;/pub&gt; &lt;dev&gt;Extended Play Productions&lt;/dev&gt; &lt;genre&gt;Sports/Soccer&lt;/genre&gt; &lt;score&gt;3.0&lt;/score&gt; &lt;player&gt;1-6 Players&lt;/player&gt; &lt;story&gt;No Description Available!&lt;/story&gt; &lt;/game&gt;">
            <text:p>&lt;game name="J-League Virtual Stadium (Japan)"&gt; &lt;year&gt;1994&lt;/year&gt; &lt;rating&gt;ESRB - E (Everyone)&lt;/rating&gt; &lt;title&gt;J-League Virtual Stadium&lt;/title&gt; &lt;pub&gt;Electronic Arts, Inc.&lt;/pub&gt; &lt;dev&gt;Extended Play Productions&lt;/dev&gt; &lt;genre&gt;Sports/Soccer&lt;/genre&gt; &lt;score&gt;3.0&lt;/score&gt; &lt;player&gt;1-6 Players&lt;/player&gt; &lt;story&gt;No Description Available!&lt;/story&gt; &lt;/game&gt;</text:p>
          </table:table-cell>
          <table:table-cell table:number-columns-repeated="1012"/>
        </table:table-row>
        <table:table-row table:style-name="ro1">
          <table:table-cell office:value-type="string">
            <text:p>Jammit (USA)</text:p>
          </table:table-cell>
          <table:table-cell office:value-type="float" office:value="1994">
            <text:p>1994</text:p>
          </table:table-cell>
          <table:table-cell office:value-type="string">
            <text:p>ESRB - E (Everyone)</text:p>
          </table:table-cell>
          <table:table-cell office:value-type="string">
            <text:p>Jammit</text:p>
          </table:table-cell>
          <table:table-cell office:value-type="string">
            <text:p>GTE Entertainment</text:p>
          </table:table-cell>
          <table:table-cell office:value-type="string">
            <text:p>GTE Vantage Inc.</text:p>
          </table:table-cell>
          <table:table-cell office:value-type="string">
            <text:p>Sports/Basketball</text:p>
          </table:table-cell>
          <table:table-cell office:value-type="string">
            <text:p>3.3</text:p>
          </table:table-cell>
          <table:table-cell office:value-type="string">
            <text:p>1-2 Players</text:p>
          </table:table-cell>
          <table:table-cell office:value-type="string">
            <text:p>As the name implies, this is strictly a basketball game. It has a black-basketball theme (as seen in a lot of odd American movies) and has a myriad of game options (one on one, group etc.).**Also, it has a betting option, but other than that it's your typical run-of-the-mill basketball game.</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Jammit (USA)&quot;&gt; &lt;year&gt;1994&lt;/year&gt; &lt;rating&gt;ESRB - E (Everyone)&lt;/rating&gt; &lt;title&gt;Jammit&lt;/title&gt; &lt;pub&gt;GTE Entertainment&lt;/pub&gt; &lt;dev&gt;GTE Vantage Inc.&lt;/dev&gt; &lt;genre&gt;Sports/Basketball&lt;/genre&gt; &lt;score&gt;3.3&lt;/score&gt; &lt;player&gt;1-2 Players&lt;/player&gt; &lt;story&gt;As the name implies, this is strictly a basketball game. It has a black-basketball theme (as seen in a lot of odd American movies) and has a myriad of game options (one on one, group etc.).**Also, it has a betting option, but other than that it's your typical run-of-the-mill basketball game.&lt;/story&gt; &lt;/game&gt;">
            <text:p>&lt;game name="Jammit (USA)"&gt; &lt;year&gt;1994&lt;/year&gt; &lt;rating&gt;ESRB - E (Everyone)&lt;/rating&gt; &lt;title&gt;Jammit&lt;/title&gt; &lt;pub&gt;GTE Entertainment&lt;/pub&gt; &lt;dev&gt;GTE Vantage Inc.&lt;/dev&gt; &lt;genre&gt;Sports/Basketball&lt;/genre&gt; &lt;score&gt;3.3&lt;/score&gt; &lt;player&gt;1-2 Players&lt;/player&gt; &lt;story&gt;As the name implies, this is strictly a basketball game. It has a black-basketball theme (as seen in a lot of odd American movies) and has a myriad of game options (one on one, group etc.).**Also, it has a betting option, but other than that it's your typical run-of-the-mill basketball game.&lt;/story&gt; &lt;/game&gt;</text:p>
          </table:table-cell>
          <table:table-cell table:number-columns-repeated="1012"/>
        </table:table-row>
        <table:table-row table:style-name="ro1">
          <table:table-cell office:value-type="string">
            <text:p>John Madden Football (USA)</text:p>
          </table:table-cell>
          <table:table-cell office:value-type="float" office:value="1994">
            <text:p>1994</text:p>
          </table:table-cell>
          <table:table-cell office:value-type="string">
            <text:p>ESRB - E (Everyone)</text:p>
          </table:table-cell>
          <table:table-cell office:value-type="string">
            <text:p>John Madden Football</text:p>
          </table:table-cell>
          <table:table-cell office:value-type="string">
            <text:p>Electronic Arts, Inc.</text:p>
          </table:table-cell>
          <table:table-cell office:value-type="string">
            <text:p>High Score Productions</text:p>
          </table:table-cell>
          <table:table-cell office:value-type="string">
            <text:p>Sports/Football</text:p>
          </table:table-cell>
          <table:table-cell office:value-type="string">
            <text:p>3.9</text:p>
          </table:table-cell>
          <table:table-cell office:value-type="string">
            <text:p>1-2 Players</text:p>
          </table:table-cell>
          <table:table-cell office:value-type="string">
            <text:p>Another update in the Madden football series. New this time are some graphics and animations, including an animated coin toss and some player moves. New gameplay features are no-huddle offense and a stop clock play.****There are 28 teams from the '92-'93 season, two All Madden teams and 8 Greatest Ever teams.****Game modes are the usual pre-season, regular season, sudden death and playoffs. A special playoff mode for the 8 greatest teams is also available.****The Genesis version features John Madden's digitized commentary speech and a battery-backed RAM for saving playoff results and player stats.</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John Madden Football (USA)&quot;&gt; &lt;year&gt;1994&lt;/year&gt; &lt;rating&gt;ESRB - E (Everyone)&lt;/rating&gt; &lt;title&gt;John Madden Football&lt;/title&gt; &lt;pub&gt;Electronic Arts, Inc.&lt;/pub&gt; &lt;dev&gt;High Score Productions&lt;/dev&gt; &lt;genre&gt;Sports/Football&lt;/genre&gt; &lt;score&gt;3.9&lt;/score&gt; &lt;player&gt;1-2 Players&lt;/player&gt; &lt;story&gt;Another update in the Madden football series. New this time are some graphics and animations, including an animated coin toss and some player moves. New gameplay features are no-huddle offense and a stop clock play.****There are 28 teams from the '92-'93 season, two All Madden teams and 8 Greatest Ever teams.****Game modes are the usual pre-season, regular season, sudden death and playoffs. A special playoff mode for the 8 greatest teams is also available.****The Genesis version features John Madden's digitized commentary speech and a battery-backed RAM for saving playoff results and player stats.&lt;/story&gt; &lt;/game&gt;">
            <text:p>&lt;game name="John Madden Football (USA)"&gt; &lt;year&gt;1994&lt;/year&gt; &lt;rating&gt;ESRB - E (Everyone)&lt;/rating&gt; &lt;title&gt;John Madden Football&lt;/title&gt; &lt;pub&gt;Electronic Arts, Inc.&lt;/pub&gt; &lt;dev&gt;High Score Productions&lt;/dev&gt; &lt;genre&gt;Sports/Football&lt;/genre&gt; &lt;score&gt;3.9&lt;/score&gt; &lt;player&gt;1-2 Players&lt;/player&gt; &lt;story&gt;Another update in the Madden football series. New this time are some graphics and animations, including an animated coin toss and some player moves. New gameplay features are no-huddle offense and a stop clock play.****There are 28 teams from the '92-'93 season, two All Madden teams and 8 Greatest Ever teams.****Game modes are the usual pre-season, regular season, sudden death and playoffs. A special playoff mode for the 8 greatest teams is also available.****The Genesis version features John Madden's digitized commentary speech and a battery-backed RAM for saving playoff results and player stats.&lt;/story&gt; &lt;/game&gt;</text:p>
          </table:table-cell>
          <table:table-cell table:number-columns-repeated="1012"/>
        </table:table-row>
        <table:table-row table:style-name="ro1">
          <table:table-cell office:value-type="string">
            <text:p>Johnny Bazookatone (USA)</text:p>
          </table:table-cell>
          <table:table-cell office:value-type="float" office:value="1996">
            <text:p>1996</text:p>
          </table:table-cell>
          <table:table-cell office:value-type="string">
            <text:p>ESRB - E (Everyone)</text:p>
          </table:table-cell>
          <table:table-cell office:value-type="string">
            <text:p>Johnny Bazookatone</text:p>
          </table:table-cell>
          <table:table-cell office:value-type="string">
            <text:p>U.S. Gold Ltd.</text:p>
          </table:table-cell>
          <table:table-cell office:value-type="string">
            <text:p>Arc Developments</text:p>
          </table:table-cell>
          <table:table-cell office:value-type="string">
            <text:p>Action</text:p>
          </table:table-cell>
          <table:table-cell office:value-type="string">
            <text:p>4.1</text:p>
          </table:table-cell>
          <table:table-cell office:value-type="string">
            <text:p>1-2 Players</text:p>
          </table:table-cell>
          <table:table-cell office:value-type="string">
            <text:p>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text:s/>Johnny's guitar Anita has been taken from him and he sets out to escape and vanquish foes on his way to be reunited with Anita. ****He can perform moves such as 360-degree spin jumps, and hover jumps among others, while using his bazooka guitar as a weapon. <text:s/>When powered up, it can emit a special sonic blast that fries anything within hearing range. As you make your way through the demonic levels such as Hotel Demonique, Hell's Kitchen, and Mr. Diablo's fiery Penthouse, you can <text:s/>acquire more weapons, power-ups and find secret passages that lead to bonus levels. The game's soundtrack includes the title track contributed by Bon Jovi guitarist Richie Sambora and Tico Torres.</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Johnny Bazookatone (USA)&quot;&gt; &lt;year&gt;1996&lt;/year&gt; &lt;rating&gt;ESRB - E (Everyone)&lt;/rating&gt; &lt;title&gt;Johnny Bazookatone&lt;/title&gt; &lt;pub&gt;U.S. Gold Ltd.&lt;/pub&gt; &lt;dev&gt;Arc Developments&lt;/dev&gt; &lt;genre&gt;Action&lt;/genre&gt; &lt;score&gt;4.1&lt;/score&gt; &lt;player&gt;1-2 Players&lt;/player&gt; &lt;story&gt;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Johnny's guitar Anita has been taken from him and he sets out to escape and vanquish foes on his way to be reunited with Anita. ****He can perform moves such as 360-degree spin jumps, and hover jumps among others, while using his bazooka guitar as a weapon.  When powered up, it can emit a special sonic blast that fries anything within hearing range. As you make your way through the demonic levels such as Hotel Demonique, Hell's Kitchen, and Mr. Diablo's fiery Penthouse, you can  acquire more weapons, power-ups and find secret passages that lead to bonus levels. The game's soundtrack includes the title track contributed by Bon Jovi guitarist Richie Sambora and Tico Torres.&lt;/story&gt; &lt;/game&gt;">
            <text:p>&lt;game name="Johnny Bazookatone (USA)"&gt; &lt;year&gt;1996&lt;/year&gt; &lt;rating&gt;ESRB - E (Everyone)&lt;/rating&gt; &lt;title&gt;Johnny Bazookatone&lt;/title&gt; &lt;pub&gt;U.S. Gold Ltd.&lt;/pub&gt; &lt;dev&gt;Arc Developments&lt;/dev&gt; &lt;genre&gt;Action&lt;/genre&gt; &lt;score&gt;4.1&lt;/score&gt; &lt;player&gt;1-2 Players&lt;/player&gt; &lt;story&gt;The original guitar hero with the Elvis attitude and purple hair pompadour, Johnny Bazookatone, has been imprisoned in the year 2050 in Sin Sin Prison by El Diablo, the Lord of the Underworld, who is jealous of his talent and kidnaps other musical legends as well in this 3D side-scrolling platformer. <text:s/>Johnny's guitar Anita has been taken from him and he sets out to escape and vanquish foes on his way to be reunited with Anita. ****He can perform moves such as 360-degree spin jumps, and hover jumps among others, while using his bazooka guitar as a weapon. <text:s/>When powered up, it can emit a special sonic blast that fries anything within hearing range. As you make your way through the demonic levels such as Hotel Demonique, Hell's Kitchen, and Mr. Diablo's fiery Penthouse, you can <text:s/>acquire more weapons, power-ups and find secret passages that lead to bonus levels. The game's soundtrack includes the title track contributed by Bon Jovi guitarist Richie Sambora and Tico Torres.&lt;/story&gt; &lt;/game&gt;</text:p>
          </table:table-cell>
          <table:table-cell table:number-columns-repeated="1012"/>
        </table:table-row>
        <table:table-row table:style-name="ro1">
          <table:table-cell office:value-type="string">
            <text:p>Jurassic Park Interactive (USA)</text:p>
          </table:table-cell>
          <table:table-cell office:value-type="float" office:value="1994">
            <text:p>1994</text:p>
          </table:table-cell>
          <table:table-cell office:value-type="string">
            <text:p>ESRB - T (Teen)</text:p>
          </table:table-cell>
          <table:table-cell office:value-type="string">
            <text:p>Jurassic Park Interactive</text:p>
          </table:table-cell>
          <table:table-cell office:value-type="string">
            <text:p>Universal Interactive Inc.</text:p>
          </table:table-cell>
          <table:table-cell office:value-type="string">
            <text:p>Studio 3DO</text:p>
          </table:table-cell>
          <table:table-cell office:value-type="string">
            <text:p>Action</text:p>
          </table:table-cell>
          <table:table-cell office:value-type="string">
            <text:p>3.2</text:p>
          </table:table-cell>
          <table:table-cell office:value-type="string">
            <text:p>1 Player</text:p>
          </table:table-cell>
          <table:table-cell office:value-type="string">
            <text:p>Based on its namesake film, Jurassic Park Interactive places you as a park security guard and tasks you with guiding five to eleven visitors (based on the skill level you chose) to the safety of the helipad. You select each visitor from an overhead map, and must play one of three randomly-selected minigames to determine if they successfully make it to the next safe house:****- "Spitter Shoot" is a shooting gallery with Dilophosaurs as the targets. You use a stun gun which must be charged up to have maximum effect. Docile dinos also mix with the hostile ones, but turn hostile if shot unnecessarily.****- "T-Rex Chase" is a basic driving game where you must outrun a Tyranosaurus (visible in your rear-view mirror) while simultaneously staying on the road and dodging hazards.****- "Raptor Maze" is a 3D, first-person game where you must escape a darkened building while being stalked by Velociraptors of increasing numbers. You have no weapons, and must instead use gates to block the dinos and alternate pathways to slip by.****You must also hack computer locks to allow you access to the communications systems. Each lock is yet another minigame; these based off of arcade classics (Space Invaders, Asteroids) with dinosaurs and Jurassic Park characters.****Your final rating is given based on your success in both areas.</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Jurassic Park Interactive (USA)&quot;&gt; &lt;year&gt;1994&lt;/year&gt; &lt;rating&gt;ESRB - T (Teen)&lt;/rating&gt; &lt;title&gt;Jurassic Park Interactive&lt;/title&gt; &lt;pub&gt;Universal Interactive Inc.&lt;/pub&gt; &lt;dev&gt;Studio 3DO&lt;/dev&gt; &lt;genre&gt;Action&lt;/genre&gt; &lt;score&gt;3.2&lt;/score&gt; &lt;player&gt;1 Player&lt;/player&gt; &lt;story&gt;Based on its namesake film, Jurassic Park Interactive places you as a park security guard and tasks you with guiding five to eleven visitors (based on the skill level you chose) to the safety of the helipad. You select each visitor from an overhead map, and must play one of three randomly-selected minigames to determine if they successfully make it to the next safe house:****- &quot;Spitter Shoot&quot; is a shooting gallery with Dilophosaurs as the targets. You use a stun gun which must be charged up to have maximum effect. Docile dinos also mix with the hostile ones, but turn hostile if shot unnecessarily.****- &quot;T-Rex Chase&quot; is a basic driving game where you must outrun a Tyranosaurus (visible in your rear-view mirror) while simultaneously staying on the road and dodging hazards.****- &quot;Raptor Maze&quot; is a 3D, first-person game where you must escape a darkened building while being stalked by Velociraptors of increasing numbers. You have no weapons, and must instead use gates to block the dinos and alternate pathways to slip by.****You must also hack computer locks to allow you access to the communications systems. Each lock is yet another minigame; these based off of arcade classics (Space Invaders, Asteroids) with dinosaurs and Jurassic Park characters.****Your final rating is given based on your success in both areas.&lt;/story&gt; &lt;/game&gt;">
            <text:p>&lt;game name="Jurassic Park Interactive (USA)"&gt; &lt;year&gt;1994&lt;/year&gt; &lt;rating&gt;ESRB - T (Teen)&lt;/rating&gt; &lt;title&gt;Jurassic Park Interactive&lt;/title&gt; &lt;pub&gt;Universal Interactive Inc.&lt;/pub&gt; &lt;dev&gt;Studio 3DO&lt;/dev&gt; &lt;genre&gt;Action&lt;/genre&gt; &lt;score&gt;3.2&lt;/score&gt; &lt;player&gt;1 Player&lt;/player&gt; &lt;story&gt;Based on its namesake film, Jurassic Park Interactive places you as a park security guard and tasks you with guiding five to eleven visitors (based on the skill level you chose) to the safety of the helipad. You select each visitor from an overhead map, and must play one of three randomly-selected minigames to determine if they successfully make it to the next safe house:****- "Spitter Shoot" is a shooting gallery with Dilophosaurs as the targets. You use a stun gun which must be charged up to have maximum effect. Docile dinos also mix with the hostile ones, but turn hostile if shot unnecessarily.****- "T-Rex Chase" is a basic driving game where you must outrun a Tyranosaurus (visible in your rear-view mirror) while simultaneously staying on the road and dodging hazards.****- "Raptor Maze" is a 3D, first-person game where you must escape a darkened building while being stalked by Velociraptors of increasing numbers. You have no weapons, and must instead use gates to block the dinos and alternate pathways to slip by.****You must also hack computer locks to allow you access to the communications systems. Each lock is yet another minigame; these based off of arcade classics (Space Invaders, Asteroids) with dinosaurs and Jurassic Park characters.****Your final rating is given based on your success in both areas.&lt;/story&gt; &lt;/game&gt;</text:p>
          </table:table-cell>
          <table:table-cell table:number-columns-repeated="1012"/>
        </table:table-row>
        <table:table-row table:style-name="ro1">
          <table:table-cell office:value-type="string">
            <text:p>Killing Time (USA)</text:p>
          </table:table-cell>
          <table:table-cell office:value-type="float" office:value="1995">
            <text:p>1995</text:p>
          </table:table-cell>
          <table:table-cell office:value-type="string">
            <text:p>ESRB - M (Mature)</text:p>
          </table:table-cell>
          <table:table-cell office:value-type="string">
            <text:p>Killing Time</text:p>
          </table:table-cell>
          <table:table-cell office:value-type="string">
            <text:p>3DO Company, The</text:p>
          </table:table-cell>
          <table:table-cell office:value-type="string">
            <text:p>Studio 3DO</text:p>
          </table:table-cell>
          <table:table-cell office:value-type="string">
            <text:p>Adventure</text:p>
          </table:table-cell>
          <table:table-cell office:value-type="string">
            <text:p>3.8</text:p>
          </table:table-cell>
          <table:table-cell office:value-type="string">
            <text:p>1 Player</text:p>
          </table:table-cell>
          <table:table-cell office:value-type="string">
            <text:p>In the early 1930's, Tess Conway, obsessed with ancient Egypt, and her guests vanished without trace... right in the middle of a wild party on the Conway island estate. Sixty years after this events it's your mission to investigate the strange events that took place in those days.****Though Killing Time is graphically a typical Doom clone, there are some differences: the game has one huge level instead of many smaller ones which allows you to return to old places at any time, i.e. to pick up health packs or ammunition. Also the spirits of Tess and her guests appear occasionally and bring the story of that evening to light helping you to find keys, to unlock doorways, to locate secret passages and to solve puzzles.****Killing Time was originally developed for the 3DO, and was later converted to the PC.</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Killing Time (USA)&quot;&gt; &lt;year&gt;1995&lt;/year&gt; &lt;rating&gt;ESRB - M (Mature)&lt;/rating&gt; &lt;title&gt;Killing Time&lt;/title&gt; &lt;pub&gt;3DO Company, The&lt;/pub&gt; &lt;dev&gt;Studio 3DO&lt;/dev&gt; &lt;genre&gt;Adventure&lt;/genre&gt; &lt;score&gt;3.8&lt;/score&gt; &lt;player&gt;1 Player&lt;/player&gt; &lt;story&gt;In the early 1930's, Tess Conway, obsessed with ancient Egypt, and her guests vanished without trace... right in the middle of a wild party on the Conway island estate. Sixty years after this events it's your mission to investigate the strange events that took place in those days.****Though Killing Time is graphically a typical Doom clone, there are some differences: the game has one huge level instead of many smaller ones which allows you to return to old places at any time, i.e. to pick up health packs or ammunition. Also the spirits of Tess and her guests appear occasionally and bring the story of that evening to light helping you to find keys, to unlock doorways, to locate secret passages and to solve puzzles.****Killing Time was originally developed for the 3DO, and was later converted to the PC.&lt;/story&gt; &lt;/game&gt;">
            <text:p>&lt;game name="Killing Time (USA)"&gt; &lt;year&gt;1995&lt;/year&gt; &lt;rating&gt;ESRB - M (Mature)&lt;/rating&gt; &lt;title&gt;Killing Time&lt;/title&gt; &lt;pub&gt;3DO Company, The&lt;/pub&gt; &lt;dev&gt;Studio 3DO&lt;/dev&gt; &lt;genre&gt;Adventure&lt;/genre&gt; &lt;score&gt;3.8&lt;/score&gt; &lt;player&gt;1 Player&lt;/player&gt; &lt;story&gt;In the early 1930's, Tess Conway, obsessed with ancient Egypt, and her guests vanished without trace... right in the middle of a wild party on the Conway island estate. Sixty years after this events it's your mission to investigate the strange events that took place in those days.****Though Killing Time is graphically a typical Doom clone, there are some differences: the game has one huge level instead of many smaller ones which allows you to return to old places at any time, i.e. to pick up health packs or ammunition. Also the spirits of Tess and her guests appear occasionally and bring the story of that evening to light helping you to find keys, to unlock doorways, to locate secret passages and to solve puzzles.****Killing Time was originally developed for the 3DO, and was later converted to the PC.&lt;/story&gt; &lt;/game&gt;</text:p>
          </table:table-cell>
          <table:table-cell table:number-columns-repeated="1012"/>
        </table:table-row>
        <table:table-row table:style-name="ro1">
          <table:table-cell office:value-type="string">
            <text:p>Kingdom - The Far Reaches (USA, Europe)</text:p>
          </table:table-cell>
          <table:table-cell office:value-type="float" office:value="1994">
            <text:p>1994</text:p>
          </table:table-cell>
          <table:table-cell office:value-type="string">
            <text:p>ESRB - T (Teen)</text:p>
          </table:table-cell>
          <table:table-cell office:value-type="string">
            <text:p>Kingdom - The Far Reaches</text:p>
          </table:table-cell>
          <table:table-cell table:number-columns-repeated="2" office:value-type="string">
            <text:p>Interplay Productions, Inc.</text:p>
          </table:table-cell>
          <table:table-cell office:value-type="string">
            <text:p>Adventure</text:p>
          </table:table-cell>
          <table:table-cell office:value-type="string">
            <text:p>3.3</text:p>
          </table:table-cell>
          <table:table-cell office:value-type="string">
            <text:p>1 Player</text:p>
          </table:table-cell>
          <table:table-cell office:value-type="string">
            <text:p>In this adventure game, step into the shoes of Lathan Kandor, a young boy, to defeat the evil Black Wizard. Lathan will find help from his mentor, the mighty magician Daelon. Explore the fantasy lands of the Far Reaches and retrieve three of the five pieces of the ancient relic called The Hand of Mobus. Talk to a variety of characters, collect objects and solve adventure type problems and puzzles.****Kingdom: Far Reaches features mouse control, video animations, cartoon-like graphics, an in-game travel map and original music which can be turned off if desired.</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Kingdom - The Far Reaches (USA, Europe)&quot;&gt; &lt;year&gt;1994&lt;/year&gt; &lt;rating&gt;ESRB - T (Teen)&lt;/rating&gt; &lt;title&gt;Kingdom - The Far Reaches&lt;/title&gt; &lt;pub&gt;Interplay Productions, Inc.&lt;/pub&gt; &lt;dev&gt;Interplay Productions, Inc.&lt;/dev&gt; &lt;genre&gt;Adventure&lt;/genre&gt; &lt;score&gt;3.3&lt;/score&gt; &lt;player&gt;1 Player&lt;/player&gt; &lt;story&gt;In this adventure game, step into the shoes of Lathan Kandor, a young boy, to defeat the evil Black Wizard. Lathan will find help from his mentor, the mighty magician Daelon. Explore the fantasy lands of the Far Reaches and retrieve three of the five pieces of the ancient relic called The Hand of Mobus. Talk to a variety of characters, collect objects and solve adventure type problems and puzzles.****Kingdom: Far Reaches features mouse control, video animations, cartoon-like graphics, an in-game travel map and original music which can be turned off if desired.&lt;/story&gt; &lt;/game&gt;">
            <text:p>&lt;game name="Kingdom - The Far Reaches (USA, Europe)"&gt; &lt;year&gt;1994&lt;/year&gt; &lt;rating&gt;ESRB - T (Teen)&lt;/rating&gt; &lt;title&gt;Kingdom - The Far Reaches&lt;/title&gt; &lt;pub&gt;Interplay Productions, Inc.&lt;/pub&gt; &lt;dev&gt;Interplay Productions, Inc.&lt;/dev&gt; &lt;genre&gt;Adventure&lt;/genre&gt; &lt;score&gt;3.3&lt;/score&gt; &lt;player&gt;1 Player&lt;/player&gt; &lt;story&gt;In this adventure game, step into the shoes of Lathan Kandor, a young boy, to defeat the evil Black Wizard. Lathan will find help from his mentor, the mighty magician Daelon. Explore the fantasy lands of the Far Reaches and retrieve three of the five pieces of the ancient relic called The Hand of Mobus. Talk to a variety of characters, collect objects and solve adventure type problems and puzzles.****Kingdom: Far Reaches features mouse control, video animations, cartoon-like graphics, an in-game travel map and original music which can be turned off if desired.&lt;/story&gt; &lt;/game&gt;</text:p>
          </table:table-cell>
          <table:table-cell table:number-columns-repeated="1012"/>
        </table:table-row>
        <table:table-row table:style-name="ro1">
          <table:table-cell office:value-type="string">
            <text:p>Last Bounty Hunter, The (USA)</text:p>
          </table:table-cell>
          <table:table-cell office:value-type="float" office:value="1994">
            <text:p>1994</text:p>
          </table:table-cell>
          <table:table-cell office:value-type="string">
            <text:p>ESRB - T (Teen)</text:p>
          </table:table-cell>
          <table:table-cell office:value-type="string">
            <text:p>The Last Bounty Hunter</text:p>
          </table:table-cell>
          <table:table-cell table:number-columns-repeated="2" office:value-type="string">
            <text:p>American Laser Games, Inc.</text:p>
          </table:table-cell>
          <table:table-cell office:value-type="string">
            <text:p>Action</text:p>
          </table:table-cell>
          <table:table-cell office:value-type="string">
            <text:p>2.9</text:p>
          </table:table-cell>
          <table:table-cell office:value-type="string">
            <text:p>1-2 Players</text:p>
          </table:table-cell>
          <table:table-cell office:value-type="string">
            <text:p>The Last Bounty Hunter is a simple shooter in the tradition of American Laser Games's Mad Dog McCree. Fairly simple in design, it features a video background with which you interact - you use your mouse or a light gun to literally shoot your foes and protect the innocent.****The story is this: you're a bounty hunter, one of the last, who come to a crime-infested Wild Western town to aid its Sheriff in getting rid of the criminals.</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Last Bounty Hunter, The (USA)&quot;&gt; &lt;year&gt;1994&lt;/year&gt; &lt;rating&gt;ESRB - T (Teen)&lt;/rating&gt; &lt;title&gt;The Last Bounty Hunter&lt;/title&gt; &lt;pub&gt;American Laser Games, Inc.&lt;/pub&gt; &lt;dev&gt;American Laser Games, Inc.&lt;/dev&gt; &lt;genre&gt;Action&lt;/genre&gt; &lt;score&gt;2.9&lt;/score&gt; &lt;player&gt;1-2 Players&lt;/player&gt; &lt;story&gt;The Last Bounty Hunter is a simple shooter in the tradition of American Laser Games's Mad Dog McCree. Fairly simple in design, it features a video background with which you interact - you use your mouse or a light gun to literally shoot your foes and protect the innocent.****The story is this: you're a bounty hunter, one of the last, who come to a crime-infested Wild Western town to aid its Sheriff in getting rid of the criminals.&lt;/story&gt; &lt;/game&gt;">
            <text:p>&lt;game name="Last Bounty Hunter, The (USA)"&gt; &lt;year&gt;1994&lt;/year&gt; &lt;rating&gt;ESRB - T (Teen)&lt;/rating&gt; &lt;title&gt;The Last Bounty Hunter&lt;/title&gt; &lt;pub&gt;American Laser Games, Inc.&lt;/pub&gt; &lt;dev&gt;American Laser Games, Inc.&lt;/dev&gt; &lt;genre&gt;Action&lt;/genre&gt; &lt;score&gt;2.9&lt;/score&gt; &lt;player&gt;1-2 Players&lt;/player&gt; &lt;story&gt;The Last Bounty Hunter is a simple shooter in the tradition of American Laser Games's Mad Dog McCree. Fairly simple in design, it features a video background with which you interact - you use your mouse or a light gun to literally shoot your foes and protect the innocent.****The story is this: you're a bounty hunter, one of the last, who come to a crime-infested Wild Western town to aid its Sheriff in getting rid of the criminals.&lt;/story&gt; &lt;/game&gt;</text:p>
          </table:table-cell>
          <table:table-cell table:number-columns-repeated="1012"/>
        </table:table-row>
        <table:table-row table:style-name="ro1">
          <table:table-cell office:value-type="string">
            <text:p>Lemmings (USA)</text:p>
          </table:table-cell>
          <table:table-cell office:value-type="float" office:value="1993">
            <text:p>1993</text:p>
          </table:table-cell>
          <table:table-cell office:value-type="string">
            <text:p>ESRB - E (Everyone)</text:p>
          </table:table-cell>
          <table:table-cell office:value-type="string">
            <text:p>Lemmings</text:p>
          </table:table-cell>
          <table:table-cell office:value-type="string">
            <text:p>Psygnosis Limited</text:p>
          </table:table-cell>
          <table:table-cell office:value-type="string">
            <text:p>DMA Design Limited</text:p>
          </table:table-cell>
          <table:table-cell office:value-type="string">
            <text:p>Strategy</text:p>
          </table:table-cell>
          <table:table-cell office:value-type="string">
            <text:p>3.2</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Lemmings (USA)&quot;&gt; &lt;year&gt;1993&lt;/year&gt; &lt;rating&gt;ESRB - E (Everyone)&lt;/rating&gt; &lt;title&gt;Lemmings&lt;/title&gt; &lt;pub&gt;Psygnosis Limited&lt;/pub&gt; &lt;dev&gt;DMA Design Limited&lt;/dev&gt; &lt;genre&gt;Strategy&lt;/genre&gt; &lt;score&gt;3.2&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USA)"&gt; &lt;year&gt;1993&lt;/year&gt; &lt;rating&gt;ESRB - E (Everyone)&lt;/rating&gt; &lt;title&gt;Lemmings&lt;/title&gt; &lt;pub&gt;Psygnosis Limited&lt;/pub&gt; &lt;dev&gt;DMA Design Limited&lt;/dev&gt; &lt;genre&gt;Strategy&lt;/genre&gt; &lt;score&gt;3.2&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cell table:number-columns-repeated="1012"/>
        </table:table-row>
        <table:table-row table:style-name="ro1">
          <table:table-cell office:value-type="string">
            <text:p>Life Stage, The - Virtual House (USA)</text:p>
          </table:table-cell>
          <table:table-cell office:value-type="float" office:value="1993">
            <text:p>1993</text:p>
          </table:table-cell>
          <table:table-cell office:value-type="string">
            <text:p>ESRB - E (Everyone)</text:p>
          </table:table-cell>
          <table:table-cell office:value-type="string">
            <text:p>The Life Stage - Virtual House</text:p>
          </table:table-cell>
          <table:table-cell office:value-type="string">
            <text:p>Matsushita Electric Corporation of America</text:p>
          </table:table-cell>
          <table:table-cell office:value-type="string">
            <text:p>Micro Cabin Corp.</text:p>
          </table:table-cell>
          <table:table-cell office:value-type="string">
            <text:p>Multimedia</text:p>
          </table:table-cell>
          <table:table-cell office:value-type="string">
            <text:p>3.9</text:p>
          </table:table-cell>
          <table:table-cell office:value-type="string">
            <text:p>1 Player</text:p>
          </table:table-cell>
          <table:table-cell office:value-type="string">
            <text:p>The Life Stage is a house-building program allowing players to construct fantasy houses from a simplified modeling interface. Players build the basic structure of connected rooms and placement of doors, then drop in decorations and select textures for floors and wallpapers. Players can then roam around their virtual homes and interact with some of the objects within. The game comes preset with some demo floorplans, ranging from a house in the snowy mountains, to an office building downtown. Only one room is held in the system's limited memory at a time, so players must "use" doors to move to a new room. After a lengthy load time, the player will be standing in the new room. There are limits on the size and complexity of individual rooms as well.</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Life Stage, The - Virtual House (USA)&quot;&gt; &lt;year&gt;1993&lt;/year&gt; &lt;rating&gt;ESRB - E (Everyone)&lt;/rating&gt; &lt;title&gt;The Life Stage - Virtual House&lt;/title&gt; &lt;pub&gt;Matsushita Electric Corporation of America&lt;/pub&gt; &lt;dev&gt;Micro Cabin Corp.&lt;/dev&gt; &lt;genre&gt;Multimedia&lt;/genre&gt; &lt;score&gt;3.9&lt;/score&gt; &lt;player&gt;1 Player&lt;/player&gt; &lt;story&gt;The Life Stage is a house-building program allowing players to construct fantasy houses from a simplified modeling interface. Players build the basic structure of connected rooms and placement of doors, then drop in decorations and select textures for floors and wallpapers. Players can then roam around their virtual homes and interact with some of the objects within. The game comes preset with some demo floorplans, ranging from a house in the snowy mountains, to an office building downtown. Only one room is held in the system's limited memory at a time, so players must &quot;use&quot; doors to move to a new room. After a lengthy load time, the player will be standing in the new room. There are limits on the size and complexity of individual rooms as well.&lt;/story&gt; &lt;/game&gt;">
            <text:p>&lt;game name="Life Stage, The - Virtual House (USA)"&gt; &lt;year&gt;1993&lt;/year&gt; &lt;rating&gt;ESRB - E (Everyone)&lt;/rating&gt; &lt;title&gt;The Life Stage - Virtual House&lt;/title&gt; &lt;pub&gt;Matsushita Electric Corporation of America&lt;/pub&gt; &lt;dev&gt;Micro Cabin Corp.&lt;/dev&gt; &lt;genre&gt;Multimedia&lt;/genre&gt; &lt;score&gt;3.9&lt;/score&gt; &lt;player&gt;1 Player&lt;/player&gt; &lt;story&gt;The Life Stage is a house-building program allowing players to construct fantasy houses from a simplified modeling interface. Players build the basic structure of connected rooms and placement of doors, then drop in decorations and select textures for floors and wallpapers. Players can then roam around their virtual homes and interact with some of the objects within. The game comes preset with some demo floorplans, ranging from a house in the snowy mountains, to an office building downtown. Only one room is held in the system's limited memory at a time, so players must "use" doors to move to a new room. After a lengthy load time, the player will be standing in the new room. There are limits on the size and complexity of individual rooms as well.&lt;/story&gt; &lt;/game&gt;</text:p>
          </table:table-cell>
          <table:table-cell table:number-columns-repeated="1012"/>
        </table:table-row>
        <table:table-row table:style-name="ro1">
          <table:table-cell office:value-type="string">
            <text:p>Lost Eden (USA)</text:p>
          </table:table-cell>
          <table:table-cell office:value-type="float" office:value="1993">
            <text:p>1993</text:p>
          </table:table-cell>
          <table:table-cell office:value-type="string">
            <text:p>ESRB - E (Everyone)</text:p>
          </table:table-cell>
          <table:table-cell office:value-type="string">
            <text:p>Lost Eden</text:p>
          </table:table-cell>
          <table:table-cell office:value-type="string">
            <text:p>Virgin Interactive Entertainment, Inc.</text:p>
          </table:table-cell>
          <table:table-cell office:value-type="string">
            <text:p>Cryo Interactive Entertainment</text:p>
          </table:table-cell>
          <table:table-cell office:value-type="string">
            <text:p>Adventure</text:p>
          </table:table-cell>
          <table:table-cell office:value-type="string">
            <text:p>3.9</text:p>
          </table:table-cell>
          <table:table-cell office:value-type="string">
            <text:p>1 Player</text:p>
          </table:table-cell>
          <table:table-cell office:value-type="string">
            <text:p>Lost Eden is an adventure game set on an eerie planet populated with dinosaurs.****Your civilisation is menaced. Armies of Tyranns, led by Moorkus Rex, are gathering around your kingdom. Soon they will swarm in, destroy everything and kill your people.**However, there is a single hope. There are legends telling that several hundreds of years ago, men and dinosaurs cooperated to build 5 mighty Citadels that were almost invulnerable to the Tyranns. Today, all the Citadels but one have been destroyed.****You play as Adam of Mo, you must rediscover the secret of uniting men and dinosaurs, rebuild the Citadels, and finally defeat Morkus Rex and his armies.****Lost Eden is entirely made of pre-rendered 3d scenes and videos.</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Lost Eden (USA)&quot;&gt; &lt;year&gt;1993&lt;/year&gt; &lt;rating&gt;ESRB - E (Everyone)&lt;/rating&gt; &lt;title&gt;Lost Eden&lt;/title&gt; &lt;pub&gt;Virgin Interactive Entertainment, Inc.&lt;/pub&gt; &lt;dev&gt;Cryo Interactive Entertainment&lt;/dev&gt; &lt;genre&gt;Adventure&lt;/genre&gt; &lt;score&gt;3.9&lt;/score&gt; &lt;player&gt;1 Player&lt;/player&gt; &lt;story&gt;Lost Eden is an adventure game set on an eerie planet populated with dinosaurs.****Your civilisation is menaced. Armies of Tyranns, led by Moorkus Rex, are gathering around your kingdom. Soon they will swarm in, destroy everything and kill your people.**However, there is a single hope. There are legends telling that several hundreds of years ago, men and dinosaurs cooperated to build 5 mighty Citadels that were almost invulnerable to the Tyranns. Today, all the Citadels but one have been destroyed.****You play as Adam of Mo, you must rediscover the secret of uniting men and dinosaurs, rebuild the Citadels, and finally defeat Morkus Rex and his armies.****Lost Eden is entirely made of pre-rendered 3d scenes and videos.&lt;/story&gt; &lt;/game&gt;">
            <text:p>&lt;game name="Lost Eden (USA)"&gt; &lt;year&gt;1993&lt;/year&gt; &lt;rating&gt;ESRB - E (Everyone)&lt;/rating&gt; &lt;title&gt;Lost Eden&lt;/title&gt; &lt;pub&gt;Virgin Interactive Entertainment, Inc.&lt;/pub&gt; &lt;dev&gt;Cryo Interactive Entertainment&lt;/dev&gt; &lt;genre&gt;Adventure&lt;/genre&gt; &lt;score&gt;3.9&lt;/score&gt; &lt;player&gt;1 Player&lt;/player&gt; &lt;story&gt;Lost Eden is an adventure game set on an eerie planet populated with dinosaurs.****Your civilisation is menaced. Armies of Tyranns, led by Moorkus Rex, are gathering around your kingdom. Soon they will swarm in, destroy everything and kill your people.**However, there is a single hope. There are legends telling that several hundreds of years ago, men and dinosaurs cooperated to build 5 mighty Citadels that were almost invulnerable to the Tyranns. Today, all the Citadels but one have been destroyed.****You play as Adam of Mo, you must rediscover the secret of uniting men and dinosaurs, rebuild the Citadels, and finally defeat Morkus Rex and his armies.****Lost Eden is entirely made of pre-rendered 3d scenes and videos.&lt;/story&gt; &lt;/game&gt;</text:p>
          </table:table-cell>
          <table:table-cell table:number-columns-repeated="1012"/>
        </table:table-row>
        <table:table-row table:style-name="ro1">
          <table:table-cell office:value-type="string">
            <text:p>Lost Files of Sherlock Holmes, The (USA)</text:p>
          </table:table-cell>
          <table:table-cell office:value-type="float" office:value="1994">
            <text:p>1994</text:p>
          </table:table-cell>
          <table:table-cell office:value-type="string">
            <text:p>ESRB - E10+ (Everyone 10+)</text:p>
          </table:table-cell>
          <table:table-cell office:value-type="string">
            <text:p>The Lost Files of Sherlock Holmes</text:p>
          </table:table-cell>
          <table:table-cell office:value-type="string">
            <text:p>Electronic Arts, Inc.</text:p>
          </table:table-cell>
          <table:table-cell office:value-type="string">
            <text:p>Mythos Software, Inc.</text:p>
          </table:table-cell>
          <table:table-cell office:value-type="string">
            <text:p>Adventure</text:p>
          </table:table-cell>
          <table:table-cell office:value-type="string">
            <text:p>4.0</text:p>
          </table:table-cell>
          <table:table-cell office:value-type="string">
            <text:p>1 Player</text:p>
          </table:table-cell>
          <table:table-cell office:value-type="string">
            <text:p>The Lost Files of Sherlock Holmes - The Case of the Serrated Scalpel is a verb-based point-and-click graphic adventure game.****“Come, Watson, come! The game is afoot!”****London, 1888. Sherlock Holmes, the world’s most famous private investigator, and his faithful companion Dr. Watson, are called to the scene of a gruesome crime: a young actress has been murdered in an alley behind her theatre. Not surprisingly, Scotland Yard’s Inspector Lestrade is clueless. Was it the work of the Ripper? Sherlock Holmes is not so sure -- the circumstantial evidence indicates a much more intricate crime. The shrewd detective begins the hunt.****The Lost Files of Sherlock Holmes is a classical crime story with two distinguished, sympathetic protagonists. In the role of Sherlock Holmes, you travel through London in the search for clues. Interesting locations are gradually added to a city map. Your most important source of information are dialogues with suspects, witnesses and other people – and with Dr. Watson, who will readily comment on the situation. When talking to persons, you may chose one of several lines that seems most appropriate. Watson notes down all conversations in his journal, where you can access them if needed. Pleasingly true to the novels, Holmes will solve many puzzles through sharp observations and thorough searches of every location (thus discovering clues and deducing connections) as well as clever interrogations.****The handling of the game by means of verbs is simple and accurate. Readers of the Sherlock Holmes stories will recognize many acquaintances, from Lestrade to Miss Hudson, from Inspector Gregson to Toby the hound. The game’s introduction, cut-scenes and ending feature digitized speech. ****For more information on Sherlock Holmes, see the Trivia and Links sections.</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Lost Files of Sherlock Holmes, The (USA)&quot;&gt; &lt;year&gt;1994&lt;/year&gt; &lt;rating&gt;ESRB - E10+ (Everyone 10+)&lt;/rating&gt; &lt;title&gt;The Lost Files of Sherlock Holmes&lt;/title&gt; &lt;pub&gt;Electronic Arts, Inc.&lt;/pub&gt; &lt;dev&gt;Mythos Software, Inc.&lt;/dev&gt; &lt;genre&gt;Adventure&lt;/genre&gt; &lt;score&gt;4.0&lt;/score&gt; &lt;player&gt;1 Player&lt;/player&gt; &lt;story&gt;The Lost Files of Sherlock Holmes - The Case of the Serrated Scalpel is a verb-based point-and-click graphic adventure game.****“Come, Watson, come! The game is afoot!”****London, 1888. Sherlock Holmes, the world’s most famous private investigator, and his faithful companion Dr. Watson, are called to the scene of a gruesome crime: a young actress has been murdered in an alley behind her theatre. Not surprisingly, Scotland Yard’s Inspector Lestrade is clueless. Was it the work of the Ripper? Sherlock Holmes is not so sure -- the circumstantial evidence indicates a much more intricate crime. The shrewd detective begins the hunt.****The Lost Files of Sherlock Holmes is a classical crime story with two distinguished, sympathetic protagonists. In the role of Sherlock Holmes, you travel through London in the search for clues. Interesting locations are gradually added to a city map. Your most important source of information are dialogues with suspects, witnesses and other people – and with Dr. Watson, who will readily comment on the situation. When talking to persons, you may chose one of several lines that seems most appropriate. Watson notes down all conversations in his journal, where you can access them if needed. Pleasingly true to the novels, Holmes will solve many puzzles through sharp observations and thorough searches of every location (thus discovering clues and deducing connections) as well as clever interrogations.****The handling of the game by means of verbs is simple and accurate. Readers of the Sherlock Holmes stories will recognize many acquaintances, from Lestrade to Miss Hudson, from Inspector Gregson to Toby the hound. The game’s introduction, cut-scenes and ending feature digitized speech. ****For more information on Sherlock Holmes, see the Trivia and Links sections.&lt;/story&gt; &lt;/game&gt;">
            <text:p>&lt;game name="Lost Files of Sherlock Holmes, The (USA)"&gt; &lt;year&gt;1994&lt;/year&gt; &lt;rating&gt;ESRB - E10+ (Everyone 10+)&lt;/rating&gt; &lt;title&gt;The Lost Files of Sherlock Holmes&lt;/title&gt; &lt;pub&gt;Electronic Arts, Inc.&lt;/pub&gt; &lt;dev&gt;Mythos Software, Inc.&lt;/dev&gt; &lt;genre&gt;Adventure&lt;/genre&gt; &lt;score&gt;4.0&lt;/score&gt; &lt;player&gt;1 Player&lt;/player&gt; &lt;story&gt;The Lost Files of Sherlock Holmes - The Case of the Serrated Scalpel is a verb-based point-and-click graphic adventure game.****“Come, Watson, come! The game is afoot!”****London, 1888. Sherlock Holmes, the world’s most famous private investigator, and his faithful companion Dr. Watson, are called to the scene of a gruesome crime: a young actress has been murdered in an alley behind her theatre. Not surprisingly, Scotland Yard’s Inspector Lestrade is clueless. Was it the work of the Ripper? Sherlock Holmes is not so sure -- the circumstantial evidence indicates a much more intricate crime. The shrewd detective begins the hunt.****The Lost Files of Sherlock Holmes is a classical crime story with two distinguished, sympathetic protagonists. In the role of Sherlock Holmes, you travel through London in the search for clues. Interesting locations are gradually added to a city map. Your most important source of information are dialogues with suspects, witnesses and other people – and with Dr. Watson, who will readily comment on the situation. When talking to persons, you may chose one of several lines that seems most appropriate. Watson notes down all conversations in his journal, where you can access them if needed. Pleasingly true to the novels, Holmes will solve many puzzles through sharp observations and thorough searches of every location (thus discovering clues and deducing connections) as well as clever interrogations.****The handling of the game by means of verbs is simple and accurate. Readers of the Sherlock Holmes stories will recognize many acquaintances, from Lestrade to Miss Hudson, from Inspector Gregson to Toby the hound. The game’s introduction, cut-scenes and ending feature digitized speech. ****For more information on Sherlock Holmes, see the Trivia and Links sections.&lt;/story&gt; &lt;/game&gt;</text:p>
          </table:table-cell>
          <table:table-cell table:number-columns-repeated="1012"/>
        </table:table-row>
        <table:table-row table:style-name="ro1">
          <table:table-cell office:value-type="string">
            <text:p>Lucienne's Quest (USA)</text:p>
          </table:table-cell>
          <table:table-cell office:value-type="float" office:value="1996">
            <text:p>1996</text:p>
          </table:table-cell>
          <table:table-cell office:value-type="string">
            <text:p>ESRB - E (Everyone)</text:p>
          </table:table-cell>
          <table:table-cell office:value-type="string">
            <text:p>Lucienne's Quest</text:p>
          </table:table-cell>
          <table:table-cell office:value-type="string">
            <text:p>Panasonic Software Company</text:p>
          </table:table-cell>
          <table:table-cell office:value-type="string">
            <text:p>Micro Cabin Corp.</text:p>
          </table:table-cell>
          <table:table-cell office:value-type="string">
            <text:p>Role-Playing</text:p>
          </table:table-cell>
          <table:table-cell office:value-type="string">
            <text:p>3.8</text:p>
          </table:table-cell>
          <table:table-cell office:value-type="string">
            <text:p>1 Player</text:p>
          </table:table-cell>
          <table:table-cell office:value-type="string">
            <text:p>Follow the story of an absent-minded young sorceress Lucienne and her gang of misfit monsters, as they try to stop the evil mage Death Shadow from destroying the world.****Lucienne’s Quest is a game in classic roleplaying genre, but presented in full 3D graphics (and sprite characters) uncommon for the time. The battles are fought in traditional turn-based manner, but allow for more strategy than most classic RPGs. The game places ambient obstacles on the battlefield to block some attack paths, but allows the player to strategically reposition his fighters along the bottom two rows of the map before every turn to take advantage of the terrain.**The game also features a dynamic day/night system which serves little purpose other than changing one of your party members from human into a werewolf and back.</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Lucienne's Quest (USA)&quot;&gt; &lt;year&gt;1996&lt;/year&gt; &lt;rating&gt;ESRB - E (Everyone)&lt;/rating&gt; &lt;title&gt;Lucienne's Quest&lt;/title&gt; &lt;pub&gt;Panasonic Software Company&lt;/pub&gt; &lt;dev&gt;Micro Cabin Corp.&lt;/dev&gt; &lt;genre&gt;Role-Playing&lt;/genre&gt; &lt;score&gt;3.8&lt;/score&gt; &lt;player&gt;1 Player&lt;/player&gt; &lt;story&gt;Follow the story of an absent-minded young sorceress Lucienne and her gang of misfit monsters, as they try to stop the evil mage Death Shadow from destroying the world.****Lucienne’s Quest is a game in classic roleplaying genre, but presented in full 3D graphics (and sprite characters) uncommon for the time. The battles are fought in traditional turn-based manner, but allow for more strategy than most classic RPGs. The game places ambient obstacles on the battlefield to block some attack paths, but allows the player to strategically reposition his fighters along the bottom two rows of the map before every turn to take advantage of the terrain.**The game also features a dynamic day/night system which serves little purpose other than changing one of your party members from human into a werewolf and back.&lt;/story&gt; &lt;/game&gt;">
            <text:p>&lt;game name="Lucienne's Quest (USA)"&gt; &lt;year&gt;1996&lt;/year&gt; &lt;rating&gt;ESRB - E (Everyone)&lt;/rating&gt; &lt;title&gt;Lucienne's Quest&lt;/title&gt; &lt;pub&gt;Panasonic Software Company&lt;/pub&gt; &lt;dev&gt;Micro Cabin Corp.&lt;/dev&gt; &lt;genre&gt;Role-Playing&lt;/genre&gt; &lt;score&gt;3.8&lt;/score&gt; &lt;player&gt;1 Player&lt;/player&gt; &lt;story&gt;Follow the story of an absent-minded young sorceress Lucienne and her gang of misfit monsters, as they try to stop the evil mage Death Shadow from destroying the world.****Lucienne’s Quest is a game in classic roleplaying genre, but presented in full 3D graphics (and sprite characters) uncommon for the time. The battles are fought in traditional turn-based manner, but allow for more strategy than most classic RPGs. The game places ambient obstacles on the battlefield to block some attack paths, but allows the player to strategically reposition his fighters along the bottom two rows of the map before every turn to take advantage of the terrain.**The game also features a dynamic day/night system which serves little purpose other than changing one of your party members from human into a werewolf and back.&lt;/story&gt; &lt;/game&gt;</text:p>
          </table:table-cell>
          <table:table-cell table:number-columns-repeated="1012"/>
        </table:table-row>
        <table:table-row table:style-name="ro1">
          <table:table-cell office:value-type="string">
            <text:p>Mad Dog II - the Lost Gold (USA)</text:p>
          </table:table-cell>
          <table:table-cell office:value-type="float" office:value="1994">
            <text:p>1994</text:p>
          </table:table-cell>
          <table:table-cell office:value-type="string">
            <text:p>ESRB - T (Teen)</text:p>
          </table:table-cell>
          <table:table-cell office:value-type="string">
            <text:p>Mad Dog II - the Lost Gold</text:p>
          </table:table-cell>
          <table:table-cell table:number-columns-repeated="2" office:value-type="string">
            <text:p>American Laser Games, Inc.</text:p>
          </table:table-cell>
          <table:table-cell office:value-type="string">
            <text:p>Action</text:p>
          </table:table-cell>
          <table:table-cell office:value-type="string">
            <text:p>3.5</text:p>
          </table:table-cell>
          <table:table-cell office:value-type="string">
            <text:p>1-2 Players</text:p>
          </table:table-cell>
          <table:table-cell office:value-type="string">
            <text:p>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Mad Dog II - the Lost Gold (USA)&quot;&gt; &lt;year&gt;1994&lt;/year&gt; &lt;rating&gt;ESRB - T (Teen)&lt;/rating&gt; &lt;title&gt;Mad Dog II - the Lost Gold&lt;/title&gt; &lt;pub&gt;American Laser Games, Inc.&lt;/pub&gt; &lt;dev&gt;American Laser Games, Inc.&lt;/dev&gt; &lt;genre&gt;Action&lt;/genre&gt; &lt;score&gt;3.5&lt;/score&gt; &lt;player&gt;1-2 Players&lt;/player&gt; &lt;story&gt;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lt;/story&gt; &lt;/game&gt;">
            <text:p>&lt;game name="Mad Dog II - the Lost Gold (USA)"&gt; &lt;year&gt;1994&lt;/year&gt; &lt;rating&gt;ESRB - T (Teen)&lt;/rating&gt; &lt;title&gt;Mad Dog II - the Lost Gold&lt;/title&gt; &lt;pub&gt;American Laser Games, Inc.&lt;/pub&gt; &lt;dev&gt;American Laser Games, Inc.&lt;/dev&gt; &lt;genre&gt;Action&lt;/genre&gt; &lt;score&gt;3.5&lt;/score&gt; &lt;player&gt;1-2 Players&lt;/player&gt; &lt;story&gt;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lt;/story&gt; &lt;/game&gt;</text:p>
          </table:table-cell>
          <table:table-cell table:number-columns-repeated="1012"/>
        </table:table-row>
        <table:table-row table:style-name="ro1">
          <table:table-cell office:value-type="string">
            <text:p>Mad Dog McCree (USA)</text:p>
          </table:table-cell>
          <table:table-cell office:value-type="float" office:value="1993">
            <text:p>1993</text:p>
          </table:table-cell>
          <table:table-cell office:value-type="string">
            <text:p>ESRB - T (Teen)</text:p>
          </table:table-cell>
          <table:table-cell office:value-type="string">
            <text:p>Mad Dog McCree</text:p>
          </table:table-cell>
          <table:table-cell office:value-type="string">
            <text:p>Crystal Dynamics, Inc.</text:p>
          </table:table-cell>
          <table:table-cell office:value-type="string">
            <text:p>American Laser Games, Inc.</text:p>
          </table:table-cell>
          <table:table-cell office:value-type="string">
            <text:p>Action</text:p>
          </table:table-cell>
          <table:table-cell office:value-type="string">
            <text:p>3.8</text:p>
          </table:table-cell>
          <table:table-cell office:value-type="string">
            <text:p>1-2 Players</text:p>
          </table:table-cell>
          <table:table-cell office:value-type="string">
            <text:p>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Mad Dog McCree (USA)&quot;&gt; &lt;year&gt;1993&lt;/year&gt; &lt;rating&gt;ESRB - T (Teen)&lt;/rating&gt; &lt;title&gt;Mad Dog McCree&lt;/title&gt; &lt;pub&gt;Crystal Dynamics, Inc.&lt;/pub&gt; &lt;dev&gt;American Laser Games, Inc.&lt;/dev&gt; &lt;genre&gt;Action&lt;/genre&gt; &lt;score&gt;3.8&lt;/score&gt; &lt;player&gt;1-2 Players&lt;/player&gt; &lt;story&gt;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lt;/story&gt; &lt;/game&gt;">
            <text:p>&lt;game name="Mad Dog McCree (USA)"&gt; &lt;year&gt;1993&lt;/year&gt; &lt;rating&gt;ESRB - T (Teen)&lt;/rating&gt; &lt;title&gt;Mad Dog McCree&lt;/title&gt; &lt;pub&gt;Crystal Dynamics, Inc.&lt;/pub&gt; &lt;dev&gt;American Laser Games, Inc.&lt;/dev&gt; &lt;genre&gt;Action&lt;/genre&gt; &lt;score&gt;3.8&lt;/score&gt; &lt;player&gt;1-2 Players&lt;/player&gt; &lt;story&gt;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lt;/story&gt; &lt;/game&gt;</text:p>
          </table:table-cell>
          <table:table-cell table:number-columns-repeated="1012"/>
        </table:table-row>
        <table:table-row table:style-name="ro1">
          <table:table-cell office:value-type="string">
            <text:p>Mahjong Kyou Jidai - AV Gal Seifuku Hen (Japan)</text:p>
          </table:table-cell>
          <table:table-cell office:value-type="float" office:value="1994">
            <text:p>1994</text:p>
          </table:table-cell>
          <table:table-cell office:value-type="string">
            <text:p>ESRB - AO (Adults Only)</text:p>
          </table:table-cell>
          <table:table-cell office:value-type="string">
            <text:p>Mahjong Kyou Jidai - AV Gal Seifuku Hen</text:p>
          </table:table-cell>
          <table:table-cell office:value-type="string">
            <text:p>Microsoft</text:p>
          </table:table-cell>
          <table:table-cell office:value-type="string">
            <text:p>Micronet</text:p>
          </table:table-cell>
          <table:table-cell office:value-type="string">
            <text:p>Mahjong</text:p>
          </table:table-cell>
          <table:table-cell office:value-type="string">
            <text:p>3.3</text:p>
          </table:table-cell>
          <table:table-cell office:value-type="string">
            <text:p>1 Player</text:p>
          </table:table-cell>
          <table:table-cell office:value-type="string">
            <text:p>No Description Available!</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Mahjong Kyou Jidai - AV Gal Seifuku Hen (Japan)&quot;&gt; &lt;year&gt;1994&lt;/year&gt; &lt;rating&gt;ESRB - AO (Adults Only)&lt;/rating&gt; &lt;title&gt;Mahjong Kyou Jidai - AV Gal Seifuku Hen&lt;/title&gt; &lt;pub&gt;Microsoft&lt;/pub&gt; &lt;dev&gt;Micronet&lt;/dev&gt; &lt;genre&gt;Mahjong&lt;/genre&gt; &lt;score&gt;3.3&lt;/score&gt; &lt;player&gt;1 Player&lt;/player&gt; &lt;story&gt;No Description Available!&lt;/story&gt; &lt;/game&gt;">
            <text:p>&lt;game name="Mahjong Kyou Jidai - AV Gal Seifuku Hen (Japan)"&gt; &lt;year&gt;1994&lt;/year&gt; &lt;rating&gt;ESRB - AO (Adults Only)&lt;/rating&gt; &lt;title&gt;Mahjong Kyou Jidai - AV Gal Seifuku Hen&lt;/title&gt; &lt;pub&gt;Microsoft&lt;/pub&gt; &lt;dev&gt;Micronet&lt;/dev&gt; &lt;genre&gt;Mahjong&lt;/genre&gt; &lt;score&gt;3.3&lt;/score&gt; &lt;player&gt;1 Player&lt;/player&gt; &lt;story&gt;No Description Available!&lt;/story&gt; &lt;/game&gt;</text:p>
          </table:table-cell>
          <table:table-cell table:number-columns-repeated="1012"/>
        </table:table-row>
        <table:table-row table:style-name="ro1">
          <table:table-cell office:value-type="string">
            <text:p>Mahjong Kyou Jidai - Cogal Houkago Hen (Japan)</text:p>
          </table:table-cell>
          <table:table-cell office:value-type="float" office:value="1995">
            <text:p>1995</text:p>
          </table:table-cell>
          <table:table-cell office:value-type="string">
            <text:p>ESRB - AO (Adults Only)</text:p>
          </table:table-cell>
          <table:table-cell office:value-type="string">
            <text:p>Mahjong Kyou Jidai - Cogal Houkago Hen</text:p>
          </table:table-cell>
          <table:table-cell office:value-type="string">
            <text:p>Microsoft</text:p>
          </table:table-cell>
          <table:table-cell office:value-type="string">
            <text:p>Micronet</text:p>
          </table:table-cell>
          <table:table-cell office:value-type="string">
            <text:p>Mahjong</text:p>
          </table:table-cell>
          <table:table-cell office:value-type="string">
            <text:p>4.0</text:p>
          </table:table-cell>
          <table:table-cell office:value-type="string">
            <text:p>1 Player</text:p>
          </table:table-cell>
          <table:table-cell office:value-type="string">
            <text:p>No Description Available!</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Mahjong Kyou Jidai - Cogal Houkago Hen (Japan)&quot;&gt; &lt;year&gt;1995&lt;/year&gt; &lt;rating&gt;ESRB - AO (Adults Only)&lt;/rating&gt; &lt;title&gt;Mahjong Kyou Jidai - Cogal Houkago Hen&lt;/title&gt; &lt;pub&gt;Microsoft&lt;/pub&gt; &lt;dev&gt;Micronet&lt;/dev&gt; &lt;genre&gt;Mahjong&lt;/genre&gt; &lt;score&gt;4.0&lt;/score&gt; &lt;player&gt;1 Player&lt;/player&gt; &lt;story&gt;No Description Available!&lt;/story&gt; &lt;/game&gt;">
            <text:p>&lt;game name="Mahjong Kyou Jidai - Cogal Houkago Hen (Japan)"&gt; &lt;year&gt;1995&lt;/year&gt; &lt;rating&gt;ESRB - AO (Adults Only)&lt;/rating&gt; &lt;title&gt;Mahjong Kyou Jidai - Cogal Houkago Hen&lt;/title&gt; &lt;pub&gt;Microsoft&lt;/pub&gt; &lt;dev&gt;Micronet&lt;/dev&gt; &lt;genre&gt;Mahjong&lt;/genre&gt; &lt;score&gt;4.0&lt;/score&gt; &lt;player&gt;1 Player&lt;/player&gt; &lt;story&gt;No Description Available!&lt;/story&gt; &lt;/game&gt;</text:p>
          </table:table-cell>
          <table:table-cell table:number-columns-repeated="1012"/>
        </table:table-row>
        <table:table-row table:style-name="ro1">
          <table:table-cell office:value-type="string">
            <text:p>Masters Harukanaru Augusta 3 (Japan)</text:p>
          </table:table-cell>
          <table:table-cell office:value-type="float" office:value="1994">
            <text:p>1994</text:p>
          </table:table-cell>
          <table:table-cell office:value-type="string">
            <text:p>ESRB - E (Everyone)</text:p>
          </table:table-cell>
          <table:table-cell office:value-type="string">
            <text:p>Masters Harukanaru Augusta 3</text:p>
          </table:table-cell>
          <table:table-cell table:number-columns-repeated="2" office:value-type="string">
            <text:p>T&amp;E Soft, Inc.</text:p>
          </table:table-cell>
          <table:table-cell office:value-type="string">
            <text:p>Sports/Golf</text:p>
          </table:table-cell>
          <table:table-cell office:value-type="string">
            <text:p>3.6</text:p>
          </table:table-cell>
          <table:table-cell office:value-type="string">
            <text:p>1-2 Players</text:p>
          </table:table-cell>
          <table:table-cell office:value-type="string">
            <text:p>No Description Available!</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Masters Harukanaru Augusta 3 (Japan)&quot;&gt; &lt;year&gt;1994&lt;/year&gt; &lt;rating&gt;ESRB - E (Everyone)&lt;/rating&gt; &lt;title&gt;Masters Harukanaru Augusta 3&lt;/title&gt; &lt;pub&gt;T&amp;E Soft, Inc.&lt;/pub&gt; &lt;dev&gt;T&amp;E Soft, Inc.&lt;/dev&gt; &lt;genre&gt;Sports/Golf&lt;/genre&gt; &lt;score&gt;3.6&lt;/score&gt; &lt;player&gt;1-2 Players&lt;/player&gt; &lt;story&gt;No Description Available!&lt;/story&gt; &lt;/game&gt;">
            <text:p>&lt;game name="Masters Harukanaru Augusta 3 (Japan)"&gt; &lt;year&gt;1994&lt;/year&gt; &lt;rating&gt;ESRB - E (Everyone)&lt;/rating&gt; &lt;title&gt;Masters Harukanaru Augusta 3&lt;/title&gt; &lt;pub&gt;T&amp;E Soft, Inc.&lt;/pub&gt; &lt;dev&gt;T&amp;E Soft, Inc.&lt;/dev&gt; &lt;genre&gt;Sports/Golf&lt;/genre&gt; &lt;score&gt;3.6&lt;/score&gt; &lt;player&gt;1-2 Players&lt;/player&gt; &lt;story&gt;No Description Available!&lt;/story&gt; &lt;/game&gt;</text:p>
          </table:table-cell>
          <table:table-cell table:number-columns-repeated="1012"/>
        </table:table-row>
        <table:table-row table:style-name="ro1">
          <table:table-cell office:value-type="string">
            <text:p>Mathemagics - An Interactive Learning Cube (USA)</text:p>
          </table:table-cell>
          <table:table-cell office:value-type="float" office:value="1994">
            <text:p>1994</text:p>
          </table:table-cell>
          <table:table-cell office:value-type="string">
            <text:p>ESRB - E (Everyone)</text:p>
          </table:table-cell>
          <table:table-cell office:value-type="string">
            <text:p>Mathemagics - An Interactive Learning Cube</text:p>
          </table:table-cell>
          <table:table-cell office:value-type="string">
            <text:p>3DO Company, The</text:p>
          </table:table-cell>
          <table:table-cell office:value-type="string">
            <text:p>L3 Interactive</text:p>
          </table:table-cell>
          <table:table-cell office:value-type="string">
            <text:p>Puzzle</text:p>
          </table:table-cell>
          <table:table-cell office:value-type="string">
            <text:p>4.3</text:p>
          </table:table-cell>
          <table:table-cell office:value-type="string">
            <text:p>1 Player</text:p>
          </table:table-cell>
          <table:table-cell office:value-type="string">
            <text:p>Professor Benjamin has achieved national acclaim for his amazing mental calculation feats and for his ability to make math fun and more understandable. Now the Learning Cube makes Professor Benjamin's lessons and applications even more entertaining and memorable. Get ready to experience learning with a twist as the Learning Cube gives you instant, intuitive access to any part of Professor Benjamin's Mathemagics lessons. With cutting edge special effects, high impact live video demos, and an informative TransporTexf'glossary, you'll experience math like never before, as Professor Benjamin shows you a fun, new, step by step approach to solving math problems. </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Mathemagics - An Interactive Learning Cube (USA)&quot;&gt; &lt;year&gt;1994&lt;/year&gt; &lt;rating&gt;ESRB - E (Everyone)&lt;/rating&gt; &lt;title&gt;Mathemagics - An Interactive Learning Cube&lt;/title&gt; &lt;pub&gt;3DO Company, The&lt;/pub&gt; &lt;dev&gt;L3 Interactive&lt;/dev&gt; &lt;genre&gt;Puzzle&lt;/genre&gt; &lt;score&gt;4.3&lt;/score&gt; &lt;player&gt;1 Player&lt;/player&gt; &lt;story&gt;Professor Benjamin has achieved national acclaim for his amazing mental calculation feats and for his ability to make math fun and more understandable. Now the Learning Cube makes Professor Benjamin's lessons and applications even more entertaining and memorable. Get ready to experience learning with a twist as the Learning Cube gives you instant, intuitive access to any part of Professor Benjamin's Mathemagics lessons. With cutting edge special effects, high impact live video demos, and an informative TransporTexf'glossary, you'll experience math like never before, as Professor Benjamin shows you a fun, new, step by step approach to solving math problems. &lt;/story&gt; &lt;/game&gt;">
            <text:p>&lt;game name="Mathemagics - An Interactive Learning Cube (USA)"&gt; &lt;year&gt;1994&lt;/year&gt; &lt;rating&gt;ESRB - E (Everyone)&lt;/rating&gt; &lt;title&gt;Mathemagics - An Interactive Learning Cube&lt;/title&gt; &lt;pub&gt;3DO Company, The&lt;/pub&gt; &lt;dev&gt;L3 Interactive&lt;/dev&gt; &lt;genre&gt;Puzzle&lt;/genre&gt; &lt;score&gt;4.3&lt;/score&gt; &lt;player&gt;1 Player&lt;/player&gt; &lt;story&gt;Professor Benjamin has achieved national acclaim for his amazing mental calculation feats and for his ability to make math fun and more understandable. Now the Learning Cube makes Professor Benjamin's lessons and applications even more entertaining and memorable. Get ready to experience learning with a twist as the Learning Cube gives you instant, intuitive access to any part of Professor Benjamin's Mathemagics lessons. With cutting edge special effects, high impact live video demos, and an informative TransporTexf'glossary, you'll experience math like never before, as Professor Benjamin shows you a fun, new, step by step approach to solving math problems. &lt;/story&gt; &lt;/game&gt;</text:p>
          </table:table-cell>
          <table:table-cell table:number-columns-repeated="1012"/>
        </table:table-row>
        <table:table-row table:style-name="ro1">
          <table:table-cell office:value-type="string">
            <text:p>Mazer (USA)</text:p>
          </table:table-cell>
          <table:table-cell office:value-type="float" office:value="1995">
            <text:p>1995</text:p>
          </table:table-cell>
          <table:table-cell office:value-type="string">
            <text:p>ESRB - T (Teen)</text:p>
          </table:table-cell>
          <table:table-cell office:value-type="string">
            <text:p>Mazer</text:p>
          </table:table-cell>
          <table:table-cell table:number-columns-repeated="2" office:value-type="string">
            <text:p>American Laser Games, Inc.</text:p>
          </table:table-cell>
          <table:table-cell office:value-type="string">
            <text:p>Puzzle</text:p>
          </table:table-cell>
          <table:table-cell office:value-type="string">
            <text:p>3.4</text:p>
          </table:table-cell>
          <table:table-cell office:value-type="string">
            <text:p>1-2 Players</text:p>
          </table:table-cell>
          <table:table-cell office:value-type="string">
            <text:p>In Mazer, the player can choose from one of four soldiers tasked with freeing Earth from the oppressive rule of an alien race known as the Semag-Resal, who have a network of bases located all over Earth. <text:s/>To make matters worse, they have developed cyborgs that can perfectly mimic human beings that can infiltrate their rebel hideouts and exterminate them.****The gameplay is similar to Project Overkill in some respects with the view being isometric and the main goal of the game is to wipe out any alien life form within the bases and free human captives to receive bonuses. <text:s/>As the player progresses, the enemies will become more numerous and harder to kill with the final boss of the game being a giant alien robot.</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Mazer (USA)&quot;&gt; &lt;year&gt;1995&lt;/year&gt; &lt;rating&gt;ESRB - T (Teen)&lt;/rating&gt; &lt;title&gt;Mazer&lt;/title&gt; &lt;pub&gt;American Laser Games, Inc.&lt;/pub&gt; &lt;dev&gt;American Laser Games, Inc.&lt;/dev&gt; &lt;genre&gt;Puzzle&lt;/genre&gt; &lt;score&gt;3.4&lt;/score&gt; &lt;player&gt;1-2 Players&lt;/player&gt; &lt;story&gt;In Mazer, the player can choose from one of four soldiers tasked with freeing Earth from the oppressive rule of an alien race known as the Semag-Resal, who have a network of bases located all over Earth.  To make matters worse, they have developed cyborgs that can perfectly mimic human beings that can infiltrate their rebel hideouts and exterminate them.****The gameplay is similar to Project Overkill in some respects with the view being isometric and the main goal of the game is to wipe out any alien life form within the bases and free human captives to receive bonuses.  As the player progresses, the enemies will become more numerous and harder to kill with the final boss of the game being a giant alien robot.&lt;/story&gt; &lt;/game&gt;">
            <text:p>&lt;game name="Mazer (USA)"&gt; &lt;year&gt;1995&lt;/year&gt; &lt;rating&gt;ESRB - T (Teen)&lt;/rating&gt; &lt;title&gt;Mazer&lt;/title&gt; &lt;pub&gt;American Laser Games, Inc.&lt;/pub&gt; &lt;dev&gt;American Laser Games, Inc.&lt;/dev&gt; &lt;genre&gt;Puzzle&lt;/genre&gt; &lt;score&gt;3.4&lt;/score&gt; &lt;player&gt;1-2 Players&lt;/player&gt; &lt;story&gt;In Mazer, the player can choose from one of four soldiers tasked with freeing Earth from the oppressive rule of an alien race known as the Semag-Resal, who have a network of bases located all over Earth. <text:s/>To make matters worse, they have developed cyborgs that can perfectly mimic human beings that can infiltrate their rebel hideouts and exterminate them.****The gameplay is similar to Project Overkill in some respects with the view being isometric and the main goal of the game is to wipe out any alien life form within the bases and free human captives to receive bonuses. <text:s/>As the player progresses, the enemies will become more numerous and harder to kill with the final boss of the game being a giant alien robot.&lt;/story&gt; &lt;/game&gt;</text:p>
          </table:table-cell>
          <table:table-cell table:number-columns-repeated="1012"/>
        </table:table-row>
        <table:table-row table:style-name="ro1">
          <table:table-cell office:value-type="string">
            <text:p>MegaRace (USA)</text:p>
          </table:table-cell>
          <table:table-cell office:value-type="float" office:value="1994">
            <text:p>1994</text:p>
          </table:table-cell>
          <table:table-cell office:value-type="string">
            <text:p>ESRB - E (Everyone)</text:p>
          </table:table-cell>
          <table:table-cell office:value-type="string">
            <text:p>MegaRace</text:p>
          </table:table-cell>
          <table:table-cell office:value-type="string">
            <text:p>Mindscape, Inc.</text:p>
          </table:table-cell>
          <table:table-cell office:value-type="string">
            <text:p>Cryo Interactive Entertainment</text:p>
          </table:table-cell>
          <table:table-cell office:value-type="string">
            <text:p>Driving</text:p>
          </table:table-cell>
          <table:table-cell office:value-type="string">
            <text:p>4.0</text:p>
          </table:table-cell>
          <table:table-cell office:value-type="string">
            <text:p>1-2 Players</text:p>
          </table:table-cell>
          <table:table-cell office:value-type="string">
            <text:p>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Who knows; who cares!" Everything you see in MegaRace is virtual and no one really dies there. So have fun!</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MegaRace (USA)&quot;&gt; &lt;year&gt;1994&lt;/year&gt; &lt;rating&gt;ESRB - E (Everyone)&lt;/rating&gt; &lt;title&gt;MegaRace&lt;/title&gt; &lt;pub&gt;Mindscape, Inc.&lt;/pub&gt; &lt;dev&gt;Cryo Interactive Entertainment&lt;/dev&gt; &lt;genre&gt;Driving&lt;/genre&gt; &lt;score&gt;4.0&lt;/score&gt; &lt;player&gt;1-2 Players&lt;/player&gt; &lt;story&gt;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quot;Who knows; who cares!&quot; Everything you see in MegaRace is virtual and no one really dies there. So have fun!&lt;/story&gt; &lt;/game&gt;">
            <text:p>&lt;game name="MegaRace (USA)"&gt; &lt;year&gt;1994&lt;/year&gt; &lt;rating&gt;ESRB - E (Everyone)&lt;/rating&gt; &lt;title&gt;MegaRace&lt;/title&gt; &lt;pub&gt;Mindscape, Inc.&lt;/pub&gt; &lt;dev&gt;Cryo Interactive Entertainment&lt;/dev&gt; &lt;genre&gt;Driving&lt;/genre&gt; &lt;score&gt;4.0&lt;/score&gt; &lt;player&gt;1-2 Players&lt;/player&gt; &lt;story&gt;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Who knows; who cares!" Everything you see in MegaRace is virtual and no one really dies there. So have fun!&lt;/story&gt; &lt;/game&gt;</text:p>
          </table:table-cell>
          <table:table-cell table:number-columns-repeated="1012"/>
        </table:table-row>
        <table:table-row table:style-name="ro1">
          <table:table-cell office:value-type="string">
            <text:p>Microcosm (USA)</text:p>
          </table:table-cell>
          <table:table-cell office:value-type="float" office:value="1994">
            <text:p>1994</text:p>
          </table:table-cell>
          <table:table-cell office:value-type="string">
            <text:p>ESRB - T (Teen)</text:p>
          </table:table-cell>
          <table:table-cell office:value-type="string">
            <text:p>Microcosm</text:p>
          </table:table-cell>
          <table:table-cell table:number-columns-repeated="2" office:value-type="string">
            <text:p>Psygnosis Limited</text:p>
          </table:table-cell>
          <table:table-cell office:value-type="string">
            <text:p>Action</text:p>
          </table:table-cell>
          <table:table-cell office:value-type="string">
            <text:p>1.3</text:p>
          </table:table-cell>
          <table:table-cell office:value-type="string">
            <text:p>1-2 Players</text:p>
          </table:table-cell>
          <table:table-cell office:value-type="string">
            <text:p>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Microcosm (USA)&quot;&gt; &lt;year&gt;1994&lt;/year&gt; &lt;rating&gt;ESRB - T (Teen)&lt;/rating&gt; &lt;title&gt;Microcosm&lt;/title&gt; &lt;pub&gt;Psygnosis Limited&lt;/pub&gt; &lt;dev&gt;Psygnosis Limited&lt;/dev&gt; &lt;genre&gt;Action&lt;/genre&gt; &lt;score&gt;1.3&lt;/score&gt; &lt;player&gt;1-2 Players&lt;/player&gt; &lt;story&gt;In the year 2051, two mega corporations battle it out for supremacy over an overcrowded, overpolluted planet.  CyberTech Industries, the dominant company on the planet, is being challenged by Axiom, who blames the former for their president's death.  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
            <text:p>&lt;game name="Microcosm (USA)"&gt; &lt;year&gt;1994&lt;/year&gt; &lt;rating&gt;ESRB - T (Teen)&lt;/rating&gt; &lt;title&gt;Microcosm&lt;/title&gt; &lt;pub&gt;Psygnosis Limited&lt;/pub&gt; &lt;dev&gt;Psygnosis Limited&lt;/dev&gt; &lt;genre&gt;Action&lt;/genre&gt; &lt;score&gt;1.3&lt;/score&gt; &lt;player&gt;1-2 Players&lt;/player&gt; &lt;story&gt;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text:p>
          </table:table-cell>
          <table:table-cell table:number-columns-repeated="1012"/>
        </table:table-row>
        <table:table-row table:style-name="ro1">
          <table:table-cell office:value-type="string">
            <text:p>Mind Teazzer (USA)</text:p>
          </table:table-cell>
          <table:table-cell office:value-type="float" office:value="1994">
            <text:p>1994</text:p>
          </table:table-cell>
          <table:table-cell office:value-type="string">
            <text:p>ESRB - AO (Adults Only)</text:p>
          </table:table-cell>
          <table:table-cell office:value-type="string">
            <text:p>Mind Teazzer</text:p>
          </table:table-cell>
          <table:table-cell table:number-columns-repeated="2" office:value-type="string">
            <text:p>Vivid Interactive</text:p>
          </table:table-cell>
          <table:table-cell office:value-type="string">
            <text:p>Mature</text:p>
          </table:table-cell>
          <table:table-cell office:value-type="string">
            <text:p>3.1</text:p>
          </table:table-cell>
          <table:table-cell office:value-type="string">
            <text:p>1 Player</text:p>
          </table:table-cell>
          <table:table-cell office:value-type="string">
            <text:p>The game is broken down into three types of puzzle games. First the player chooses from one of nine female pornstars. Each porn actress <text:s/>has a picture and a video clip related to her. This picture can either be made into a jigsaw puzzle, a slider puzzle, or a memory match game where when each card is matched and disappears more of the background picture is revealed. Completing any of these three puzzles unlocks a softcore pornographic clip from a Vivid Video movie.</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Mind Teazzer (USA)&quot;&gt; &lt;year&gt;1994&lt;/year&gt; &lt;rating&gt;ESRB - AO (Adults Only)&lt;/rating&gt; &lt;title&gt;Mind Teazzer&lt;/title&gt; &lt;pub&gt;Vivid Interactive&lt;/pub&gt; &lt;dev&gt;Vivid Interactive&lt;/dev&gt; &lt;genre&gt;Mature&lt;/genre&gt; &lt;score&gt;3.1&lt;/score&gt; &lt;player&gt;1 Player&lt;/player&gt; &lt;story&gt;The game is broken down into three types of puzzle games. First the player chooses from one of nine female pornstars. Each porn actress  has a picture and a video clip related to her. This picture can either be made into a jigsaw puzzle, a slider puzzle, or a memory match game where when each card is matched and disappears more of the background picture is revealed. Completing any of these three puzzles unlocks a softcore pornographic clip from a Vivid Video movie.&lt;/story&gt; &lt;/game&gt;">
            <text:p>&lt;game name="Mind Teazzer (USA)"&gt; &lt;year&gt;1994&lt;/year&gt; &lt;rating&gt;ESRB - AO (Adults Only)&lt;/rating&gt; &lt;title&gt;Mind Teazzer&lt;/title&gt; &lt;pub&gt;Vivid Interactive&lt;/pub&gt; &lt;dev&gt;Vivid Interactive&lt;/dev&gt; &lt;genre&gt;Mature&lt;/genre&gt; &lt;score&gt;3.1&lt;/score&gt; &lt;player&gt;1 Player&lt;/player&gt; &lt;story&gt;The game is broken down into three types of puzzle games. First the player chooses from one of nine female pornstars. Each porn actress <text:s/>has a picture and a video clip related to her. This picture can either be made into a jigsaw puzzle, a slider puzzle, or a memory match game where when each card is matched and disappears more of the background picture is revealed. Completing any of these three puzzles unlocks a softcore pornographic clip from a Vivid Video movie.&lt;/story&gt; &lt;/game&gt;</text:p>
          </table:table-cell>
          <table:table-cell table:number-columns-repeated="1012"/>
        </table:table-row>
        <table:table-row table:style-name="ro1">
          <table:table-cell office:value-type="string">
            <text:p>Murphy Dayo Zenin Shuugou!! (Japan)</text:p>
          </table:table-cell>
          <table:table-cell office:value-type="float" office:value="1994">
            <text:p>1994</text:p>
          </table:table-cell>
          <table:table-cell office:value-type="string">
            <text:p>ESRB - E (Everyone)</text:p>
          </table:table-cell>
          <table:table-cell office:value-type="string">
            <text:p>Murphy Dayo Zenin Shuugou!!</text:p>
          </table:table-cell>
          <table:table-cell table:number-columns-repeated="2" office:value-type="string">
            <text:p>Bantan International</text:p>
          </table:table-cell>
          <table:table-cell office:value-type="string">
            <text:p>Educational</text:p>
          </table:table-cell>
          <table:table-cell office:value-type="string">
            <text:p>3.5</text:p>
          </table:table-cell>
          <table:table-cell office:value-type="string">
            <text:p>1 Player</text:p>
          </table:table-cell>
          <table:table-cell office:value-type="string">
            <text:p>No Description Available!</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Murphy Dayo Zenin Shuugou!! (Japan)&quot;&gt; &lt;year&gt;1994&lt;/year&gt; &lt;rating&gt;ESRB - E (Everyone)&lt;/rating&gt; &lt;title&gt;Murphy Dayo Zenin Shuugou!!&lt;/title&gt; &lt;pub&gt;Bantan International&lt;/pub&gt; &lt;dev&gt;Bantan International&lt;/dev&gt; &lt;genre&gt;Educational&lt;/genre&gt; &lt;score&gt;3.5&lt;/score&gt; &lt;player&gt;1 Player&lt;/player&gt; &lt;story&gt;No Description Available!&lt;/story&gt; &lt;/game&gt;">
            <text:p>&lt;game name="Murphy Dayo Zenin Shuugou!! (Japan)"&gt; &lt;year&gt;1994&lt;/year&gt; &lt;rating&gt;ESRB - E (Everyone)&lt;/rating&gt; &lt;title&gt;Murphy Dayo Zenin Shuugou!!&lt;/title&gt; &lt;pub&gt;Bantan International&lt;/pub&gt; &lt;dev&gt;Bantan International&lt;/dev&gt; &lt;genre&gt;Educational&lt;/genre&gt; &lt;score&gt;3.5&lt;/score&gt; &lt;player&gt;1 Player&lt;/player&gt; &lt;story&gt;No Description Available!&lt;/story&gt; &lt;/game&gt;</text:p>
          </table:table-cell>
          <table:table-cell table:number-columns-repeated="1012"/>
        </table:table-row>
        <table:table-row table:style-name="ro1">
          <table:table-cell office:value-type="string">
            <text:p>Myst (USA)</text:p>
          </table:table-cell>
          <table:table-cell office:value-type="float" office:value="1994">
            <text:p>1994</text:p>
          </table:table-cell>
          <table:table-cell office:value-type="string">
            <text:p>ESRB - E (Everyone)</text:p>
          </table:table-cell>
          <table:table-cell office:value-type="string">
            <text:p>Myst</text:p>
          </table:table-cell>
          <table:table-cell office:value-type="string">
            <text:p>Panasonic Software Company</text:p>
          </table:table-cell>
          <table:table-cell office:value-type="string">
            <text:p>Cyan, Inc.</text:p>
          </table:table-cell>
          <table:table-cell office:value-type="string">
            <text:p>Adventure</text:p>
          </table:table-cell>
          <table:table-cell office:value-type="string">
            <text:p>3.7</text:p>
          </table:table-cell>
          <table:table-cell office:value-type="string">
            <text:p>1 Player</text:p>
          </table:table-cell>
          <table:table-cell office:value-type="string">
            <text:p>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Myst (USA)&quot;&gt; &lt;year&gt;1994&lt;/year&gt; &lt;rating&gt;ESRB - E (Everyone)&lt;/rating&gt; &lt;title&gt;Myst&lt;/title&gt; &lt;pub&gt;Panasonic Software Company&lt;/pub&gt; &lt;dev&gt;Cyan, Inc.&lt;/dev&gt; &lt;genre&gt;Adventure&lt;/genre&gt; &lt;score&gt;3.7&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
            <text:p>&lt;game name="Myst (USA)"&gt; &lt;year&gt;1994&lt;/year&gt; &lt;rating&gt;ESRB - E (Everyone)&lt;/rating&gt; &lt;title&gt;Myst&lt;/title&gt; &lt;pub&gt;Panasonic Software Company&lt;/pub&gt; &lt;dev&gt;Cyan, Inc.&lt;/dev&gt; &lt;genre&gt;Adventure&lt;/genre&gt; &lt;score&gt;3.7&lt;/score&gt; &lt;player&gt;1 Player&lt;/player&gt; &lt;story&gt;You have just stumbled upon a most intriguing book, a book titled Myst. You have no idea where it came from, who wrote it, or how old it is. Reading through its pages provides you with only a superbly crafted description of an island world. But it's just a book, isn't it? As you reach the end of the book, you lay your hand on a page. Suddenly your own world dissolves into blackness, replaced with the island world the pages described. Now you're here, wherever here is, with no option but to explore.****Myst is a first-person point-and-click adventure where the player controls a character known as The Stranger. Magically transported into the world described in the book, he needs to explore Myst Island and solve its mysteries. The game is presented as a series of static scenes where the player acts with the environment by clicking and manipulating objects. There are no enemies and it is not possible to die. Through Myst Island, the game is further divided into mini-worlds set in different ages accessed through different books.****The PSP version adds new adventure scenarios and includes widescreen support.****The DS version includes a completely new age, the Rime Age, and, next to a code rewrite, includes new and re-mastered sound effects and video clips.&lt;/story&gt; &lt;/game&gt;</text:p>
          </table:table-cell>
          <table:table-cell table:number-columns-repeated="1012"/>
        </table:table-row>
        <table:table-row table:style-name="ro1">
          <table:table-cell office:value-type="string">
            <text:p>N.O.B. - Neo Organic Bioform (Japan)</text:p>
          </table:table-cell>
          <table:table-cell office:value-type="float" office:value="1995">
            <text:p>1995</text:p>
          </table:table-cell>
          <table:table-cell office:value-type="string">
            <text:p>ESRB - T (Teen)</text:p>
          </table:table-cell>
          <table:table-cell office:value-type="string">
            <text:p>N.O.B. - Neo Organic Bioform</text:p>
          </table:table-cell>
          <table:table-cell table:number-columns-repeated="2" office:value-type="string">
            <text:p>Sanyo Electric Co., Ltd.</text:p>
          </table:table-cell>
          <table:table-cell office:value-type="string">
            <text:p>Strategy</text:p>
          </table:table-cell>
          <table:table-cell office:value-type="string">
            <text:p>4.3</text:p>
          </table:table-cell>
          <table:table-cell office:value-type="string">
            <text:p>1 Player</text:p>
          </table:table-cell>
          <table:table-cell office:value-type="string">
            <text:p>No Description Available!</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N.O.B. - Neo Organic Bioform (Japan)&quot;&gt; &lt;year&gt;1995&lt;/year&gt; &lt;rating&gt;ESRB - T (Teen)&lt;/rating&gt; &lt;title&gt;N.O.B. - Neo Organic Bioform&lt;/title&gt; &lt;pub&gt;Sanyo Electric Co., Ltd.&lt;/pub&gt; &lt;dev&gt;Sanyo Electric Co., Ltd.&lt;/dev&gt; &lt;genre&gt;Strategy&lt;/genre&gt; &lt;score&gt;4.3&lt;/score&gt; &lt;player&gt;1 Player&lt;/player&gt; &lt;story&gt;No Description Available!&lt;/story&gt; &lt;/game&gt;">
            <text:p>&lt;game name="N.O.B. - Neo Organic Bioform (Japan)"&gt; &lt;year&gt;1995&lt;/year&gt; &lt;rating&gt;ESRB - T (Teen)&lt;/rating&gt; &lt;title&gt;N.O.B. - Neo Organic Bioform&lt;/title&gt; &lt;pub&gt;Sanyo Electric Co., Ltd.&lt;/pub&gt; &lt;dev&gt;Sanyo Electric Co., Ltd.&lt;/dev&gt; &lt;genre&gt;Strategy&lt;/genre&gt; &lt;score&gt;4.3&lt;/score&gt; &lt;player&gt;1 Player&lt;/player&gt; &lt;story&gt;No Description Available!&lt;/story&gt; &lt;/game&gt;</text:p>
          </table:table-cell>
          <table:table-cell table:number-columns-repeated="1012"/>
        </table:table-row>
        <table:table-row table:style-name="ro1">
          <table:table-cell office:value-type="string">
            <text:p>Need for Speed, The (USA, Europe)</text:p>
          </table:table-cell>
          <table:table-cell office:value-type="float" office:value="1994">
            <text:p>1994</text:p>
          </table:table-cell>
          <table:table-cell office:value-type="string">
            <text:p>ESRB - E (Everyone)</text:p>
          </table:table-cell>
          <table:table-cell office:value-type="string">
            <text:p>The Need for Speed</text:p>
          </table:table-cell>
          <table:table-cell office:value-type="string">
            <text:p>Electronic Arts, Inc.</text:p>
          </table:table-cell>
          <table:table-cell office:value-type="string">
            <text:p>Pioneer Productions</text:p>
          </table:table-cell>
          <table:table-cell office:value-type="string">
            <text:p>Driving</text:p>
          </table:table-cell>
          <table:table-cell office:value-type="string">
            <text:p>4.2</text:p>
          </table:table-cell>
          <table:table-cell office:value-type="string">
            <text:p>1 Player</text:p>
          </table:table-cell>
          <table:table-cell office:value-type="string">
            <text:p>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Need for Speed, The (USA, Europe)&quot;&gt; &lt;year&gt;1994&lt;/year&gt; &lt;rating&gt;ESRB - E (Everyone)&lt;/rating&gt; &lt;title&gt;The Need for Speed&lt;/title&gt; &lt;pub&gt;Electronic Arts, Inc.&lt;/pub&gt; &lt;dev&gt;Pioneer Productions&lt;/dev&gt; &lt;genre&gt;Driving&lt;/genre&gt; &lt;score&gt;4.2&lt;/score&gt; &lt;player&gt;1 Player&lt;/player&gt; &lt;story&gt;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lt;/story&gt; &lt;/game&gt;">
            <text:p>&lt;game name="Need for Speed, The (USA, Europe)"&gt; &lt;year&gt;1994&lt;/year&gt; &lt;rating&gt;ESRB - E (Everyone)&lt;/rating&gt; &lt;title&gt;The Need for Speed&lt;/title&gt; &lt;pub&gt;Electronic Arts, Inc.&lt;/pub&gt; &lt;dev&gt;Pioneer Productions&lt;/dev&gt; &lt;genre&gt;Driving&lt;/genre&gt; &lt;score&gt;4.2&lt;/score&gt; &lt;player&gt;1 Player&lt;/player&gt; &lt;story&gt;Drive some of your favourite sports cars through wild and fast tracks, including the Dodge Viper, Lamborghini, Ferrari, Porshe, Corvette, Mazda RX7, Toyota Supra Turbo, and Acura NSX.**Some of the tracks are open road, meaning you simply fly down a huge highway, with cops following in hot pursuit. One of the options in the game allows you to pick which time of the day to race in.&lt;/story&gt; &lt;/game&gt;</text:p>
          </table:table-cell>
          <table:table-cell table:number-columns-repeated="1012"/>
        </table:table-row>
        <table:table-row table:style-name="ro1">
          <table:table-cell office:value-type="string">
            <text:p>NeuroDancer - Journey Into The Neuronet (USA)</text:p>
          </table:table-cell>
          <table:table-cell office:value-type="float" office:value="1994">
            <text:p>1994</text:p>
          </table:table-cell>
          <table:table-cell office:value-type="string">
            <text:p>ESRB - AO (Adults Only)</text:p>
          </table:table-cell>
          <table:table-cell office:value-type="string">
            <text:p>NeuroDancer - Journey Into The Neuronet</text:p>
          </table:table-cell>
          <table:table-cell office:value-type="string">
            <text:p>PIXIS Interactive, Inc.</text:p>
          </table:table-cell>
          <table:table-cell office:value-type="string">
            <text:p>Electric Dreams Inc.</text:p>
          </table:table-cell>
          <table:table-cell office:value-type="string">
            <text:p>Mature</text:p>
          </table:table-cell>
          <table:table-cell office:value-type="string">
            <text:p>2.3</text:p>
          </table:table-cell>
          <table:table-cell office:value-type="string">
            <text:p>1 Player</text:p>
          </table:table-cell>
          <table:table-cell office:value-type="string">
            <text:p>Want to see some naked women? Then you are part of the target audience of this game. The premise: the NeuroNET features three NeuroDancers who are eager to remove their clothes for you. But like in real life they want to see credits for it. To earn these credits you have to hack the NeuroNET by solving a 3D maze. But when you achieved your goal the interactivity doesn't stop! No, you can use a virtual hand to click her shirt off even faster!</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NeuroDancer - Journey Into The Neuronet (USA)&quot;&gt; &lt;year&gt;1994&lt;/year&gt; &lt;rating&gt;ESRB - AO (Adults Only)&lt;/rating&gt; &lt;title&gt;NeuroDancer - Journey Into The Neuronet&lt;/title&gt; &lt;pub&gt;PIXIS Interactive, Inc.&lt;/pub&gt; &lt;dev&gt;Electric Dreams Inc.&lt;/dev&gt; &lt;genre&gt;Mature&lt;/genre&gt; &lt;score&gt;2.3&lt;/score&gt; &lt;player&gt;1 Player&lt;/player&gt; &lt;story&gt;Want to see some naked women? Then you are part of the target audience of this game. The premise: the NeuroNET features three NeuroDancers who are eager to remove their clothes for you. But like in real life they want to see credits for it. To earn these credits you have to hack the NeuroNET by solving a 3D maze. But when you achieved your goal the interactivity doesn't stop! No, you can use a virtual hand to click her shirt off even faster!&lt;/story&gt; &lt;/game&gt;">
            <text:p>&lt;game name="NeuroDancer - Journey Into The Neuronet (USA)"&gt; &lt;year&gt;1994&lt;/year&gt; &lt;rating&gt;ESRB - AO (Adults Only)&lt;/rating&gt; &lt;title&gt;NeuroDancer - Journey Into The Neuronet&lt;/title&gt; &lt;pub&gt;PIXIS Interactive, Inc.&lt;/pub&gt; &lt;dev&gt;Electric Dreams Inc.&lt;/dev&gt; &lt;genre&gt;Mature&lt;/genre&gt; &lt;score&gt;2.3&lt;/score&gt; &lt;player&gt;1 Player&lt;/player&gt; &lt;story&gt;Want to see some naked women? Then you are part of the target audience of this game. The premise: the NeuroNET features three NeuroDancers who are eager to remove their clothes for you. But like in real life they want to see credits for it. To earn these credits you have to hack the NeuroNET by solving a 3D maze. But when you achieved your goal the interactivity doesn't stop! No, you can use a virtual hand to click her shirt off even faster!&lt;/story&gt; &lt;/game&gt;</text:p>
          </table:table-cell>
          <table:table-cell table:number-columns-repeated="1012"/>
        </table:table-row>
        <table:table-row table:style-name="ro1">
          <table:table-cell office:value-type="string">
            <text:p>Nice Body - All-Star Suiei Taikai (Japan)</text:p>
          </table:table-cell>
          <table:table-cell office:value-type="float" office:value="1995">
            <text:p>1995</text:p>
          </table:table-cell>
          <table:table-cell office:value-type="string">
            <text:p>ESRB - T (Teen)</text:p>
          </table:table-cell>
          <table:table-cell office:value-type="string">
            <text:p>Nice Body - All-Star Suiei Taikai</text:p>
          </table:table-cell>
          <table:table-cell table:number-columns-repeated="2" office:value-type="string">
            <text:p>Fuji Television</text:p>
          </table:table-cell>
          <table:table-cell office:value-type="string">
            <text:p>Casino</text:p>
          </table:table-cell>
          <table:table-cell office:value-type="string">
            <text:p>1.3</text:p>
          </table:table-cell>
          <table:table-cell office:value-type="string">
            <text:p>1 Player</text:p>
          </table:table-cell>
          <table:table-cell office:value-type="string">
            <text:p>No Description Available!</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Nice Body - All-Star Suiei Taikai (Japan)&quot;&gt; &lt;year&gt;1995&lt;/year&gt; &lt;rating&gt;ESRB - T (Teen)&lt;/rating&gt; &lt;title&gt;Nice Body - All-Star Suiei Taikai&lt;/title&gt; &lt;pub&gt;Fuji Television&lt;/pub&gt; &lt;dev&gt;Fuji Television&lt;/dev&gt; &lt;genre&gt;Casino&lt;/genre&gt; &lt;score&gt;1.3&lt;/score&gt; &lt;player&gt;1 Player&lt;/player&gt; &lt;story&gt;No Description Available!&lt;/story&gt; &lt;/game&gt;">
            <text:p>&lt;game name="Nice Body - All-Star Suiei Taikai (Japan)"&gt; &lt;year&gt;1995&lt;/year&gt; &lt;rating&gt;ESRB - T (Teen)&lt;/rating&gt; &lt;title&gt;Nice Body - All-Star Suiei Taikai&lt;/title&gt; &lt;pub&gt;Fuji Television&lt;/pub&gt; &lt;dev&gt;Fuji Television&lt;/dev&gt; &lt;genre&gt;Casino&lt;/genre&gt; &lt;score&gt;1.3&lt;/score&gt; &lt;player&gt;1 Player&lt;/player&gt; &lt;story&gt;No Description Available!&lt;/story&gt; &lt;/game&gt;</text:p>
          </table:table-cell>
          <table:table-cell table:number-columns-repeated="1012"/>
        </table:table-row>
        <table:table-row table:style-name="ro1">
          <table:table-cell office:value-type="string">
            <text:p>Night Trap (Disc 1) (USA)</text:p>
          </table:table-cell>
          <table:table-cell office:value-type="float" office:value="1993">
            <text:p>1993</text:p>
          </table:table-cell>
          <table:table-cell office:value-type="string">
            <text:p>ESRB - M (Mature)</text:p>
          </table:table-cell>
          <table:table-cell office:value-type="string">
            <text:p>Night Trap Disc 1</text:p>
          </table:table-cell>
          <table:table-cell office:value-type="string">
            <text:p>Virgin Interactive Entertainment, Inc.</text:p>
          </table:table-cell>
          <table:table-cell office:value-type="string">
            <text:p>Digital Pictures, Inc.</text:p>
          </table:table-cell>
          <table:table-cell office:value-type="string">
            <text:p>Role-Playing</text:p>
          </table:table-cell>
          <table:table-cell office:value-type="string">
            <text:p>3.2</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Night Trap (Disc 1) (USA)&quot;&gt; &lt;year&gt;1993&lt;/year&gt; &lt;rating&gt;ESRB - M (Mature)&lt;/rating&gt; &lt;title&gt;Night Trap Disc 1&lt;/title&gt; &lt;pub&gt;Virgin Interactive Entertainment, Inc.&lt;/pub&gt; &lt;dev&gt;Digital Pictures, Inc.&lt;/dev&gt; &lt;genre&gt;Role-Playing&lt;/genre&gt; &lt;score&gt;3.2&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Disc 1) (USA)"&gt; &lt;year&gt;1993&lt;/year&gt; &lt;rating&gt;ESRB - M (Mature)&lt;/rating&gt; &lt;title&gt;Night Trap Disc 1&lt;/title&gt; &lt;pub&gt;Virgin Interactive Entertainment, Inc.&lt;/pub&gt; &lt;dev&gt;Digital Pictures, Inc.&lt;/dev&gt; &lt;genre&gt;Role-Playing&lt;/genre&gt; &lt;score&gt;3.2&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cell table:number-columns-repeated="1012"/>
        </table:table-row>
        <table:table-row table:style-name="ro1">
          <table:table-cell office:value-type="string">
            <text:p>Night Trap (Disc 2) (USA)</text:p>
          </table:table-cell>
          <table:table-cell office:value-type="float" office:value="1993">
            <text:p>1993</text:p>
          </table:table-cell>
          <table:table-cell office:value-type="string">
            <text:p>ESRB - M (Mature)</text:p>
          </table:table-cell>
          <table:table-cell office:value-type="string">
            <text:p>Night Trap Disc 2</text:p>
          </table:table-cell>
          <table:table-cell office:value-type="string">
            <text:p>Virgin Interactive Entertainment, Inc.</text:p>
          </table:table-cell>
          <table:table-cell office:value-type="string">
            <text:p>Digital Pictures, Inc.</text:p>
          </table:table-cell>
          <table:table-cell office:value-type="string">
            <text:p>Role-Playing</text:p>
          </table:table-cell>
          <table:table-cell office:value-type="string">
            <text:p>3.2</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Night Trap (Disc 2) (USA)&quot;&gt; &lt;year&gt;1993&lt;/year&gt; &lt;rating&gt;ESRB - M (Mature)&lt;/rating&gt; &lt;title&gt;Night Trap Disc 2&lt;/title&gt; &lt;pub&gt;Virgin Interactive Entertainment, Inc.&lt;/pub&gt; &lt;dev&gt;Digital Pictures, Inc.&lt;/dev&gt; &lt;genre&gt;Role-Playing&lt;/genre&gt; &lt;score&gt;3.2&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Disc 2) (USA)"&gt; &lt;year&gt;1993&lt;/year&gt; &lt;rating&gt;ESRB - M (Mature)&lt;/rating&gt; &lt;title&gt;Night Trap Disc 2&lt;/title&gt; &lt;pub&gt;Virgin Interactive Entertainment, Inc.&lt;/pub&gt; &lt;dev&gt;Digital Pictures, Inc.&lt;/dev&gt; &lt;genre&gt;Role-Playing&lt;/genre&gt; &lt;score&gt;3.2&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cell table:number-columns-repeated="1012"/>
        </table:table-row>
        <table:table-row table:style-name="ro1">
          <table:table-cell office:value-type="string">
            <text:p>Novastorm (USA)</text:p>
          </table:table-cell>
          <table:table-cell office:value-type="float" office:value="1994">
            <text:p>1994</text:p>
          </table:table-cell>
          <table:table-cell office:value-type="string">
            <text:p>ESRB - E (Everyone)</text:p>
          </table:table-cell>
          <table:table-cell office:value-type="string">
            <text:p>Novastorm</text:p>
          </table:table-cell>
          <table:table-cell table:number-columns-repeated="2" office:value-type="string">
            <text:p>Psygnosis Limited</text:p>
          </table:table-cell>
          <table:table-cell office:value-type="string">
            <text:p>Action</text:p>
          </table:table-cell>
          <table:table-cell office:value-type="string">
            <text:p>3.5</text:p>
          </table:table-cell>
          <table:table-cell office:value-type="string">
            <text:p>1 Player</text:p>
          </table:table-cell>
          <table:table-cell office:value-type="string">
            <text:p>A behind-the-view perspective of a shooter's dream: <text:s/>Blast enemies against a cinematic backdrop. <text:s/>Kill the computer-controlled fighters before they take over the world!****Unlike first-generation interactive movies with action, Novastorm has hooks into the environment; if you move into the path of a pre-rendered obstacle and it &amp;quot;hits&amp;quot; you, you take damage, etc.</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Novastorm (USA)&quot;&gt; &lt;year&gt;1994&lt;/year&gt; &lt;rating&gt;ESRB - E (Everyone)&lt;/rating&gt; &lt;title&gt;Novastorm&lt;/title&gt; &lt;pub&gt;Psygnosis Limited&lt;/pub&gt; &lt;dev&gt;Psygnosis Limited&lt;/dev&gt; &lt;genre&gt;Action&lt;/genre&gt; &lt;score&gt;3.5&lt;/score&gt; &lt;player&gt;1 Player&lt;/player&gt; &lt;story&gt;A behind-the-view perspective of a shooter's dream:  Blast enemies against a cinematic backdrop.  Kill the computer-controlled fighters before they take over the world!****Unlike first-generation interactive movies with action, Novastorm has hooks into the environment; if you move into the path of a pre-rendered obstacle and it &amp;quot;hits&amp;quot; you, you take damage, etc.&lt;/story&gt; &lt;/game&gt;">
            <text:p>&lt;game name="Novastorm (USA)"&gt; &lt;year&gt;1994&lt;/year&gt; &lt;rating&gt;ESRB - E (Everyone)&lt;/rating&gt; &lt;title&gt;Novastorm&lt;/title&gt; &lt;pub&gt;Psygnosis Limited&lt;/pub&gt; &lt;dev&gt;Psygnosis Limited&lt;/dev&gt; &lt;genre&gt;Action&lt;/genre&gt; &lt;score&gt;3.5&lt;/score&gt; &lt;player&gt;1 Player&lt;/player&gt; &lt;story&gt;A behind-the-view perspective of a shooter's dream: <text:s/>Blast enemies against a cinematic backdrop. <text:s/>Kill the computer-controlled fighters before they take over the world!****Unlike first-generation interactive movies with action, Novastorm has hooks into the environment; if you move into the path of a pre-rendered obstacle and it &amp;quot;hits&amp;quot; you, you take damage, etc.&lt;/story&gt; &lt;/game&gt;</text:p>
          </table:table-cell>
          <table:table-cell table:number-columns-repeated="1012"/>
        </table:table-row>
        <table:table-row table:style-name="ro1">
          <table:table-cell office:value-type="string">
            <text:p>Oceans Below (USA)</text:p>
          </table:table-cell>
          <table:table-cell office:value-type="float" office:value="1993">
            <text:p>1993</text:p>
          </table:table-cell>
          <table:table-cell office:value-type="string">
            <text:p>ESRB - E (Everyone)</text:p>
          </table:table-cell>
          <table:table-cell office:value-type="string">
            <text:p>Oceans Below</text:p>
          </table:table-cell>
          <table:table-cell office:value-type="string">
            <text:p>Multisoft</text:p>
          </table:table-cell>
          <table:table-cell office:value-type="string">
            <text:p>The Software Toolworks</text:p>
          </table:table-cell>
          <table:table-cell office:value-type="string">
            <text:p>Multimedia</text:p>
          </table:table-cell>
          <table:table-cell office:value-type="string">
            <text:p>4.0</text:p>
          </table:table-cell>
          <table:table-cell office:value-type="string">
            <text:p>1 Player</text:p>
          </table:table-cell>
          <table:table-cell office:value-type="string">
            <text:p><text:s/>Basically, you explore the Oceans Below in this edutainment title for the 3DO. You click on various things in the depths and learn bits on information about them through little videos. Its one of those "multimedia" things, we guess.</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Oceans Below (USA)&quot;&gt; &lt;year&gt;1993&lt;/year&gt; &lt;rating&gt;ESRB - E (Everyone)&lt;/rating&gt; &lt;title&gt;Oceans Below&lt;/title&gt; &lt;pub&gt;Multisoft&lt;/pub&gt; &lt;dev&gt;The Software Toolworks&lt;/dev&gt; &lt;genre&gt;Multimedia&lt;/genre&gt; &lt;score&gt;4.0&lt;/score&gt; &lt;player&gt;1 Player&lt;/player&gt; &lt;story&gt; Basically, you explore the Oceans Below in this edutainment title for the 3DO. You click on various things in the depths and learn bits on information about them through little videos. Its one of those &quot;multimedia&quot; things, we guess.&lt;/story&gt; &lt;/game&gt;">
            <text:p>&lt;game name="Oceans Below (USA)"&gt; &lt;year&gt;1993&lt;/year&gt; &lt;rating&gt;ESRB - E (Everyone)&lt;/rating&gt; &lt;title&gt;Oceans Below&lt;/title&gt; &lt;pub&gt;Multisoft&lt;/pub&gt; &lt;dev&gt;The Software Toolworks&lt;/dev&gt; &lt;genre&gt;Multimedia&lt;/genre&gt; &lt;score&gt;4.0&lt;/score&gt; &lt;player&gt;1 Player&lt;/player&gt; &lt;story&gt; Basically, you explore the Oceans Below in this edutainment title for the 3DO. You click on various things in the depths and learn bits on information about them through little videos. Its one of those "multimedia" things, we guess.&lt;/story&gt; &lt;/game&gt;</text:p>
          </table:table-cell>
          <table:table-cell table:number-columns-repeated="1012"/>
        </table:table-row>
        <table:table-row table:style-name="ro1">
          <table:table-cell office:value-type="string">
            <text:p>Off-world Interceptor (USA, Europe)</text:p>
          </table:table-cell>
          <table:table-cell office:value-type="float" office:value="1994">
            <text:p>1994</text:p>
          </table:table-cell>
          <table:table-cell office:value-type="string">
            <text:p>ESRB - T (Teen)</text:p>
          </table:table-cell>
          <table:table-cell office:value-type="string">
            <text:p>Off-world Interceptor</text:p>
          </table:table-cell>
          <table:table-cell table:number-columns-repeated="2" office:value-type="string">
            <text:p>Crystal Dynamics, Inc.</text:p>
          </table:table-cell>
          <table:table-cell office:value-type="string">
            <text:p>Driving</text:p>
          </table:table-cell>
          <table:table-cell office:value-type="string">
            <text:p>3.8</text:p>
          </table:table-cell>
          <table:table-cell office:value-type="string">
            <text:p>1-2 Players</text:p>
          </table:table-cell>
          <table:table-cell office:value-type="string">
            <text:p>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text:s/>full-motion video. Standard for the time. But OWIE's FMV is mocked by a couple of guys sitting in chairs, a la Mystery Science Theater 3000.</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Off-world Interceptor (USA, Europe)&quot;&gt; &lt;year&gt;1994&lt;/year&gt; &lt;rating&gt;ESRB - T (Teen)&lt;/rating&gt; &lt;title&gt;Off-world Interceptor&lt;/title&gt; &lt;pub&gt;Crystal Dynamics, Inc.&lt;/pub&gt; &lt;dev&gt;Crystal Dynamics, Inc.&lt;/dev&gt; &lt;genre&gt;Driving&lt;/genre&gt; &lt;score&gt;3.8&lt;/score&gt; &lt;player&gt;1-2 Players&lt;/player&gt; &lt;story&gt;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full-motion video. Standard for the time. But OWIE's FMV is mocked by a couple of guys sitting in chairs, a la Mystery Science Theater 3000.&lt;/story&gt; &lt;/game&gt;">
            <text:p>&lt;game name="Off-world Interceptor (USA, Europe)"&gt; &lt;year&gt;1994&lt;/year&gt; &lt;rating&gt;ESRB - T (Teen)&lt;/rating&gt; &lt;title&gt;Off-world Interceptor&lt;/title&gt; &lt;pub&gt;Crystal Dynamics, Inc.&lt;/pub&gt; &lt;dev&gt;Crystal Dynamics, Inc.&lt;/dev&gt; &lt;genre&gt;Driving&lt;/genre&gt; &lt;score&gt;3.8&lt;/score&gt; &lt;player&gt;1-2 Players&lt;/player&gt; &lt;story&gt;You play a Trashman, a bounty hunter paid to capture criminal scum hiding on harsh alien worlds. ****Your job is to race the enemy crime boss to the finish, blasting his goons along the way. Get blown up or drive too slowly and the boss gets away. But if you make it to the check point in time, you block the boss' escape and trap him on the planet.****You can upgrade your vehicle with the cash from your bounties. You can also go up against a buddy in the vertical split-screen deathmatch mode.****Off-World Interceptor's most unique feature is the storyline, told in <text:s/>full-motion video. Standard for the time. But OWIE's FMV is mocked by a couple of guys sitting in chairs, a la Mystery Science Theater 3000.&lt;/story&gt; &lt;/game&gt;</text:p>
          </table:table-cell>
          <table:table-cell table:number-columns-repeated="1012"/>
        </table:table-row>
        <table:table-row table:style-name="ro1">
          <table:table-cell office:value-type="string">
            <text:p>Olympic Soccer (USA)</text:p>
          </table:table-cell>
          <table:table-cell office:value-type="float" office:value="1996">
            <text:p>1996</text:p>
          </table:table-cell>
          <table:table-cell office:value-type="string">
            <text:p>ESRB - E (Everyone)</text:p>
          </table:table-cell>
          <table:table-cell office:value-type="string">
            <text:p>Olympic Soccer</text:p>
          </table:table-cell>
          <table:table-cell office:value-type="string">
            <text:p>U.S. Gold Ltd.</text:p>
          </table:table-cell>
          <table:table-cell office:value-type="string">
            <text:p>Silicon Dreams Studio Ltd.</text:p>
          </table:table-cell>
          <table:table-cell office:value-type="string">
            <text:p>Sports/Soccer</text:p>
          </table:table-cell>
          <table:table-cell office:value-type="string">
            <text:p>3.4</text:p>
          </table:table-cell>
          <table:table-cell office:value-type="string">
            <text:p>1-2 Players</text:p>
          </table:table-cell>
          <table:table-cell office:value-type="string">
            <text:p>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Olympic Soccer (USA)&quot;&gt; &lt;year&gt;1996&lt;/year&gt; &lt;rating&gt;ESRB - E (Everyone)&lt;/rating&gt; &lt;title&gt;Olympic Soccer&lt;/title&gt; &lt;pub&gt;U.S. Gold Ltd.&lt;/pub&gt; &lt;dev&gt;Silicon Dreams Studio Ltd.&lt;/dev&gt; &lt;genre&gt;Sports/Soccer&lt;/genre&gt; &lt;score&gt;3.4&lt;/score&gt; &lt;player&gt;1-2 Players&lt;/player&gt; &lt;story&gt;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lt;/story&gt; &lt;/game&gt;">
            <text:p>&lt;game name="Olympic Soccer (USA)"&gt; &lt;year&gt;1996&lt;/year&gt; &lt;rating&gt;ESRB - E (Everyone)&lt;/rating&gt; &lt;title&gt;Olympic Soccer&lt;/title&gt; &lt;pub&gt;U.S. Gold Ltd.&lt;/pub&gt; &lt;dev&gt;Silicon Dreams Studio Ltd.&lt;/dev&gt; &lt;genre&gt;Sports/Soccer&lt;/genre&gt; &lt;score&gt;3.4&lt;/score&gt; &lt;player&gt;1-2 Players&lt;/player&gt; &lt;story&gt;While the soccer tournament is often downplayed not only inside the Olympic movement, but also by the soccer-following community, in 1996, by the occasion of the Games of the XXVI Olympiad in Atlanta, US Gold decided to release a game representing the tournament.****The player can choose one of the 33 teams, and participate on exhibition matches, arcade (a 32-team cup knockout), Olympic (the 16 team tournament mimicking the actual tournament) or play on an all-versus-all league (from 3 to 16 teams). The games features the usual options found in contemporary games, such as match length and draw rules, as well as define several weather patterns from wind to the bumpiness of the grass. All 5 stadiums used in the actual Olympics are present.&lt;/story&gt; &lt;/game&gt;</text:p>
          </table:table-cell>
          <table:table-cell table:number-columns-repeated="1012"/>
        </table:table-row>
        <table:table-row table:style-name="ro1">
          <table:table-cell office:value-type="string">
            <text:p>Olympic Summer Games (USA)</text:p>
          </table:table-cell>
          <table:table-cell office:value-type="float" office:value="1996">
            <text:p>1996</text:p>
          </table:table-cell>
          <table:table-cell office:value-type="string">
            <text:p>ESRB - E (Everyone)</text:p>
          </table:table-cell>
          <table:table-cell office:value-type="string">
            <text:p>Olympic Summer Games</text:p>
          </table:table-cell>
          <table:table-cell office:value-type="string">
            <text:p>U.S. Gold Ltd.</text:p>
          </table:table-cell>
          <table:table-cell office:value-type="string">
            <text:p>Silicon Dreams Studio Ltd.</text:p>
          </table:table-cell>
          <table:table-cell office:value-type="string">
            <text:p>Sports/Olympic</text:p>
          </table:table-cell>
          <table:table-cell office:value-type="string">
            <text:p>3.7</text:p>
          </table:table-cell>
          <table:table-cell office:value-type="string">
            <text:p>1-8 Players</text:p>
          </table:table-cell>
          <table:table-cell office:value-type="string">
            <text:p>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Olympic Summer Games (USA)&quot;&gt; &lt;year&gt;1996&lt;/year&gt; &lt;rating&gt;ESRB - E (Everyone)&lt;/rating&gt; &lt;title&gt;Olympic Summer Games&lt;/title&gt; &lt;pub&gt;U.S. Gold Ltd.&lt;/pub&gt; &lt;dev&gt;Silicon Dreams Studio Ltd.&lt;/dev&gt; &lt;genre&gt;Sports/Olympic&lt;/genre&gt; &lt;score&gt;3.7&lt;/score&gt; &lt;player&gt;1-8 Players&lt;/player&gt; &lt;story&gt;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lt;/story&gt; &lt;/game&gt;">
            <text:p>&lt;game name="Olympic Summer Games (USA)"&gt; &lt;year&gt;1996&lt;/year&gt; &lt;rating&gt;ESRB - E (Everyone)&lt;/rating&gt; &lt;title&gt;Olympic Summer Games&lt;/title&gt; &lt;pub&gt;U.S. Gold Ltd.&lt;/pub&gt; &lt;dev&gt;Silicon Dreams Studio Ltd.&lt;/dev&gt; &lt;genre&gt;Sports/Olympic&lt;/genre&gt; &lt;score&gt;3.7&lt;/score&gt; &lt;player&gt;1-8 Players&lt;/player&gt; &lt;story&gt;Olympic Summer Games is the 16-bit official videogame of the 1996 Olympic Games held in Atlanta, the third and the last IOC official title to be released on the console. A typical button masher, includes 10 events (100m sprint, 110m hurdles, pole vault, long jump, triple jump, javelin, high jump, discus, skeet and archery) and 32 countries around the world compete in custom or full Olympics, or just practice. Two players can compete head to head in the sprinting events, and a total of eight can play in the same game. Three difficulty levels allow competitive events for both rookies to veterans in the genre&lt;/story&gt; &lt;/game&gt;</text:p>
          </table:table-cell>
          <table:table-cell table:number-columns-repeated="1012"/>
        </table:table-row>
        <table:table-row table:style-name="ro1">
          <table:table-cell office:value-type="string">
            <text:p>Onee-san to Isshoo! Kise Kae Paradise (Japan)</text:p>
          </table:table-cell>
          <table:table-cell office:value-type="float" office:value="1995">
            <text:p>1995</text:p>
          </table:table-cell>
          <table:table-cell office:value-type="string">
            <text:p>ESRB - AO (Adults Only)</text:p>
          </table:table-cell>
          <table:table-cell office:value-type="string">
            <text:p>Onee-san to Isshoo! Kise Kae Paradise</text:p>
          </table:table-cell>
          <table:table-cell table:number-columns-repeated="2" office:value-type="string">
            <text:p>Bullet Proof Software</text:p>
          </table:table-cell>
          <table:table-cell office:value-type="string">
            <text:p>Miscellaneous</text:p>
          </table:table-cell>
          <table:table-cell office:value-type="string">
            <text:p>2.9</text:p>
          </table:table-cell>
          <table:table-cell office:value-type="string">
            <text:p>1 Player</text:p>
          </table:table-cell>
          <table:table-cell office:value-type="string">
            <text:p>No Description Available!</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Onee-san to Isshoo! Kise Kae Paradise (Japan)&quot;&gt; &lt;year&gt;1995&lt;/year&gt; &lt;rating&gt;ESRB - AO (Adults Only)&lt;/rating&gt; &lt;title&gt;Onee-san to Isshoo! Kise Kae Paradise&lt;/title&gt; &lt;pub&gt;Bullet Proof Software&lt;/pub&gt; &lt;dev&gt;Bullet Proof Software&lt;/dev&gt; &lt;genre&gt;Miscellaneous&lt;/genre&gt; &lt;score&gt;2.9&lt;/score&gt; &lt;player&gt;1 Player&lt;/player&gt; &lt;story&gt;No Description Available!&lt;/story&gt; &lt;/game&gt;">
            <text:p>&lt;game name="Onee-san to Isshoo! Kise Kae Paradise (Japan)"&gt; &lt;year&gt;1995&lt;/year&gt; &lt;rating&gt;ESRB - AO (Adults Only)&lt;/rating&gt; &lt;title&gt;Onee-san to Isshoo! Kise Kae Paradise&lt;/title&gt; &lt;pub&gt;Bullet Proof Software&lt;/pub&gt; &lt;dev&gt;Bullet Proof Software&lt;/dev&gt; &lt;genre&gt;Miscellaneous&lt;/genre&gt; &lt;score&gt;2.9&lt;/score&gt; &lt;player&gt;1 Player&lt;/player&gt; &lt;story&gt;No Description Available!&lt;/story&gt; &lt;/game&gt;</text:p>
          </table:table-cell>
          <table:table-cell table:number-columns-repeated="1012"/>
        </table:table-row>
        <table:table-row table:style-name="ro1">
          <table:table-cell office:value-type="string">
            <text:p>Onee-san to Isshoo! Shanken Paradise (Japan)</text:p>
          </table:table-cell>
          <table:table-cell office:value-type="float" office:value="1994">
            <text:p>1994</text:p>
          </table:table-cell>
          <table:table-cell office:value-type="string">
            <text:p>ESRB - AO (Adults Only)</text:p>
          </table:table-cell>
          <table:table-cell office:value-type="string">
            <text:p>Onee-san to Isshoo! Shanken Paradise</text:p>
          </table:table-cell>
          <table:table-cell table:number-columns-repeated="2" office:value-type="string">
            <text:p>Interlas</text:p>
          </table:table-cell>
          <table:table-cell office:value-type="string">
            <text:p>Miscellaneous</text:p>
          </table:table-cell>
          <table:table-cell office:value-type="string">
            <text:p>2.6</text:p>
          </table:table-cell>
          <table:table-cell office:value-type="string">
            <text:p>1 Player</text:p>
          </table:table-cell>
          <table:table-cell office:value-type="string">
            <text:p>No Description Available!</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Onee-san to Isshoo! Shanken Paradise (Japan)&quot;&gt; &lt;year&gt;1994&lt;/year&gt; &lt;rating&gt;ESRB - AO (Adults Only)&lt;/rating&gt; &lt;title&gt;Onee-san to Isshoo! Shanken Paradise&lt;/title&gt; &lt;pub&gt;Interlas&lt;/pub&gt; &lt;dev&gt;Interlas&lt;/dev&gt; &lt;genre&gt;Miscellaneous&lt;/genre&gt; &lt;score&gt;2.6&lt;/score&gt; &lt;player&gt;1 Player&lt;/player&gt; &lt;story&gt;No Description Available!&lt;/story&gt; &lt;/game&gt;">
            <text:p>&lt;game name="Onee-san to Isshoo! Shanken Paradise (Japan)"&gt; &lt;year&gt;1994&lt;/year&gt; &lt;rating&gt;ESRB - AO (Adults Only)&lt;/rating&gt; &lt;title&gt;Onee-san to Isshoo! Shanken Paradise&lt;/title&gt; &lt;pub&gt;Interlas&lt;/pub&gt; &lt;dev&gt;Interlas&lt;/dev&gt; &lt;genre&gt;Miscellaneous&lt;/genre&gt; &lt;score&gt;2.6&lt;/score&gt; &lt;player&gt;1 Player&lt;/player&gt; &lt;story&gt;No Description Available!&lt;/story&gt; &lt;/game&gt;</text:p>
          </table:table-cell>
          <table:table-cell table:number-columns-repeated="1012"/>
        </table:table-row>
        <table:table-row table:style-name="ro1">
          <table:table-cell office:value-type="string">
            <text:p>OnSide Soccer (Europe)</text:p>
          </table:table-cell>
          <table:table-cell office:value-type="float" office:value="2007">
            <text:p>2007</text:p>
          </table:table-cell>
          <table:table-cell office:value-type="string">
            <text:p>ESRB - E (Everyone)</text:p>
          </table:table-cell>
          <table:table-cell office:value-type="string">
            <text:p>OnSide Soccer</text:p>
          </table:table-cell>
          <table:table-cell office:value-type="string">
            <text:p>Older Games</text:p>
          </table:table-cell>
          <table:table-cell office:value-type="string">
            <text:p>Elite</text:p>
          </table:table-cell>
          <table:table-cell office:value-type="string">
            <text:p>Sports/Soccer</text:p>
          </table:table-cell>
          <table:table-cell office:value-type="string">
            <text:p>3.5</text:p>
          </table:table-cell>
          <table:table-cell office:value-type="string">
            <text:p>1-2 Players</text:p>
          </table:table-cell>
          <table:table-cell office:value-type="string">
            <text:p>OnSide Soccer is a previously unreleased game for the 3DO system featuring a true-to-life soccer experience not seen on any other consoles in such quality during the 3DO era. This title, although never officially released, is complete and professionally polished. Enjoy hours of excitement as you choose your favorite teams, compete for the championship title and compete in a number of different stadiums. Hear the fans roar with excitement as you score a goal and hear the announcers follow your progress. Play the game, live the experience!</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OnSide Soccer (Europe)&quot;&gt; &lt;year&gt;2007&lt;/year&gt; &lt;rating&gt;ESRB - E (Everyone)&lt;/rating&gt; &lt;title&gt;OnSide Soccer&lt;/title&gt; &lt;pub&gt;Older Games&lt;/pub&gt; &lt;dev&gt;Elite&lt;/dev&gt; &lt;genre&gt;Sports/Soccer&lt;/genre&gt; &lt;score&gt;3.5&lt;/score&gt; &lt;player&gt;1-2 Players&lt;/player&gt; &lt;story&gt;OnSide Soccer is a previously unreleased game for the 3DO system featuring a true-to-life soccer experience not seen on any other consoles in such quality during the 3DO era. This title, although never officially released, is complete and professionally polished. Enjoy hours of excitement as you choose your favorite teams, compete for the championship title and compete in a number of different stadiums. Hear the fans roar with excitement as you score a goal and hear the announcers follow your progress. Play the game, live the experience!&lt;/story&gt; &lt;/game&gt;">
            <text:p>&lt;game name="OnSide Soccer (Europe)"&gt; &lt;year&gt;2007&lt;/year&gt; &lt;rating&gt;ESRB - E (Everyone)&lt;/rating&gt; &lt;title&gt;OnSide Soccer&lt;/title&gt; &lt;pub&gt;Older Games&lt;/pub&gt; &lt;dev&gt;Elite&lt;/dev&gt; &lt;genre&gt;Sports/Soccer&lt;/genre&gt; &lt;score&gt;3.5&lt;/score&gt; &lt;player&gt;1-2 Players&lt;/player&gt; &lt;story&gt;OnSide Soccer is a previously unreleased game for the 3DO system featuring a true-to-life soccer experience not seen on any other consoles in such quality during the 3DO era. This title, although never officially released, is complete and professionally polished. Enjoy hours of excitement as you choose your favorite teams, compete for the championship title and compete in a number of different stadiums. Hear the fans roar with excitement as you score a goal and hear the announcers follow your progress. Play the game, live the experience!&lt;/story&gt; &lt;/game&gt;</text:p>
          </table:table-cell>
          <table:table-cell table:number-columns-repeated="1012"/>
        </table:table-row>
        <table:table-row table:style-name="ro1">
          <table:table-cell office:value-type="string">
            <text:p>Out of this World (USA)</text:p>
          </table:table-cell>
          <table:table-cell office:value-type="float" office:value="1993">
            <text:p>1993</text:p>
          </table:table-cell>
          <table:table-cell office:value-type="string">
            <text:p>ESRB - T (Teen)</text:p>
          </table:table-cell>
          <table:table-cell office:value-type="string">
            <text:p>Out of this World</text:p>
          </table:table-cell>
          <table:table-cell office:value-type="string">
            <text:p>Interplay Productions, Inc.</text:p>
          </table:table-cell>
          <table:table-cell office:value-type="string">
            <text:p>Delphine Software International</text:p>
          </table:table-cell>
          <table:table-cell office:value-type="string">
            <text:p>Adventure</text:p>
          </table:table-cell>
          <table:table-cell office:value-type="string">
            <text:p>4.1</text:p>
          </table:table-cell>
          <table:table-cell office:value-type="string">
            <text:p>1 Player</text:p>
          </table:table-cell>
          <table:table-cell office:value-type="string">
            <text:p>You play Lester, a young physics professor, who suddenly finds himself in a strange alien world after a lightning struck during his particle experiment. Now he must fight for his life, first with his bare hands, then with a gun he finds. But what gives him courage is that he is not alone. One of the aliens, who together with him escapes from the prison, helps him on his dangerous quest. Friendship can overcome all the obstacles.****Out of This World is an action adventure game, where the adventuring element is concealed behind what looks like a typical platform shooter. The gameplay is based mainly on physical and environmental puzzles. There is no on-screen interface, and no in-game dialogue. Each enemy requires a different strategy, and often there is only one way to solve the problem. Typically, enemies will be defeated through the use of a gun you find near the beginning of the game; the gun can be used to create a shield from behind which you can safely fire. ****The game is divided into levels, each one of which can be accessed by typing a code you learn after having completed the level. If you die (which is often) you restart the level anew. The game features vector graphics and animated cut scenes.</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Out of this World (USA)&quot;&gt; &lt;year&gt;1993&lt;/year&gt; &lt;rating&gt;ESRB - T (Teen)&lt;/rating&gt; &lt;title&gt;Out of this World&lt;/title&gt; &lt;pub&gt;Interplay Productions, Inc.&lt;/pub&gt; &lt;dev&gt;Delphine Software International&lt;/dev&gt; &lt;genre&gt;Adventure&lt;/genre&gt; &lt;score&gt;4.1&lt;/score&gt; &lt;player&gt;1 Player&lt;/player&gt; &lt;story&gt;You play Lester, a young physics professor, who suddenly finds himself in a strange alien world after a lightning struck during his particle experiment. Now he must fight for his life, first with his bare hands, then with a gun he finds. But what gives him courage is that he is not alone. One of the aliens, who together with him escapes from the prison, helps him on his dangerous quest. Friendship can overcome all the obstacles.****Out of This World is an action adventure game, where the adventuring element is concealed behind what looks like a typical platform shooter. The gameplay is based mainly on physical and environmental puzzles. There is no on-screen interface, and no in-game dialogue. Each enemy requires a different strategy, and often there is only one way to solve the problem. Typically, enemies will be defeated through the use of a gun you find near the beginning of the game; the gun can be used to create a shield from behind which you can safely fire. ****The game is divided into levels, each one of which can be accessed by typing a code you learn after having completed the level. If you die (which is often) you restart the level anew. The game features vector graphics and animated cut scenes.&lt;/story&gt; &lt;/game&gt;">
            <text:p>&lt;game name="Out of this World (USA)"&gt; &lt;year&gt;1993&lt;/year&gt; &lt;rating&gt;ESRB - T (Teen)&lt;/rating&gt; &lt;title&gt;Out of this World&lt;/title&gt; &lt;pub&gt;Interplay Productions, Inc.&lt;/pub&gt; &lt;dev&gt;Delphine Software International&lt;/dev&gt; &lt;genre&gt;Adventure&lt;/genre&gt; &lt;score&gt;4.1&lt;/score&gt; &lt;player&gt;1 Player&lt;/player&gt; &lt;story&gt;You play Lester, a young physics professor, who suddenly finds himself in a strange alien world after a lightning struck during his particle experiment. Now he must fight for his life, first with his bare hands, then with a gun he finds. But what gives him courage is that he is not alone. One of the aliens, who together with him escapes from the prison, helps him on his dangerous quest. Friendship can overcome all the obstacles.****Out of This World is an action adventure game, where the adventuring element is concealed behind what looks like a typical platform shooter. The gameplay is based mainly on physical and environmental puzzles. There is no on-screen interface, and no in-game dialogue. Each enemy requires a different strategy, and often there is only one way to solve the problem. Typically, enemies will be defeated through the use of a gun you find near the beginning of the game; the gun can be used to create a shield from behind which you can safely fire. ****The game is divided into levels, each one of which can be accessed by typing a code you learn after having completed the level. If you die (which is often) you restart the level anew. The game features vector graphics and animated cut scenes.&lt;/story&gt; &lt;/game&gt;</text:p>
          </table:table-cell>
          <table:table-cell table:number-columns-repeated="1012"/>
        </table:table-row>
        <table:table-row table:style-name="ro1">
          <table:table-cell office:value-type="string">
            <text:p>Oyaji Hunter Mahjong (Japan)</text:p>
          </table:table-cell>
          <table:table-cell office:value-type="float" office:value="1995">
            <text:p>1995</text:p>
          </table:table-cell>
          <table:table-cell office:value-type="string">
            <text:p>ESRB - T (Teen)</text:p>
          </table:table-cell>
          <table:table-cell office:value-type="string">
            <text:p>Oyaji Hunter Mahjong</text:p>
          </table:table-cell>
          <table:table-cell table:number-columns-repeated="2" office:value-type="string">
            <text:p>WARP</text:p>
          </table:table-cell>
          <table:table-cell office:value-type="string">
            <text:p>Mahjong</text:p>
          </table:table-cell>
          <table:table-cell office:value-type="string">
            <text:p>3.2</text:p>
          </table:table-cell>
          <table:table-cell office:value-type="string">
            <text:p>1 Player</text:p>
          </table:table-cell>
          <table:table-cell office:value-type="string">
            <text:p>No Description Available!</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Oyaji Hunter Mahjong (Japan)&quot;&gt; &lt;year&gt;1995&lt;/year&gt; &lt;rating&gt;ESRB - T (Teen)&lt;/rating&gt; &lt;title&gt;Oyaji Hunter Mahjong&lt;/title&gt; &lt;pub&gt;WARP&lt;/pub&gt; &lt;dev&gt;WARP&lt;/dev&gt; &lt;genre&gt;Mahjong&lt;/genre&gt; &lt;score&gt;3.2&lt;/score&gt; &lt;player&gt;1 Player&lt;/player&gt; &lt;story&gt;No Description Available!&lt;/story&gt; &lt;/game&gt;">
            <text:p>&lt;game name="Oyaji Hunter Mahjong (Japan)"&gt; &lt;year&gt;1995&lt;/year&gt; &lt;rating&gt;ESRB - T (Teen)&lt;/rating&gt; &lt;title&gt;Oyaji Hunter Mahjong&lt;/title&gt; &lt;pub&gt;WARP&lt;/pub&gt; &lt;dev&gt;WARP&lt;/dev&gt; &lt;genre&gt;Mahjong&lt;/genre&gt; &lt;score&gt;3.2&lt;/score&gt; &lt;player&gt;1 Player&lt;/player&gt; &lt;story&gt;No Description Available!&lt;/story&gt; &lt;/game&gt;</text:p>
          </table:table-cell>
          <table:table-cell table:number-columns-repeated="1012"/>
        </table:table-row>
        <table:table-row table:style-name="ro1">
          <table:table-cell office:value-type="string">
            <text:p>Panzer General (USA, Europe)</text:p>
          </table:table-cell>
          <table:table-cell office:value-type="float" office:value="1995">
            <text:p>1995</text:p>
          </table:table-cell>
          <table:table-cell office:value-type="string">
            <text:p>ESRB - E (Everyone)</text:p>
          </table:table-cell>
          <table:table-cell office:value-type="string">
            <text:p>Panzer General</text:p>
          </table:table-cell>
          <table:table-cell table:number-columns-repeated="2" office:value-type="string">
            <text:p>Strategic Simulations, Inc.</text:p>
          </table:table-cell>
          <table:table-cell office:value-type="string">
            <text:p>Strategy</text:p>
          </table:table-cell>
          <table:table-cell office:value-type="string">
            <text:p>3.9</text:p>
          </table:table-cell>
          <table:table-cell office:value-type="string">
            <text:p>1 Player</text:p>
          </table:table-cell>
          <table:table-cell office:value-type="string">
            <text:p>The time for resurrecting historical events has come. Panzer General was one of the first games (if not the first) that actually gave you the ability to play for the Nazis, and yet succeed where Hitler failed. Having total and complete control over land, sea and air units, you must defeat the Allied dogs as fast as you can (to get a major victory), or slower than in history (to get the minor victory).****The game's quality lies in the quantity of units. There are basically hundreds of Axis and Allied units from World War II, accompanied with "circled" animations and battle sounds, as well as marching or moving sounds. The Main menu is always located on the right side of the screen, with plenty of options and selections you can change to suit your preferences.****A turn-based hexagon strategy game that will actually go faster if you have faster computer, but will always be playable (speed doesn't go up infinite). The first and original Panzer General, this installment would be followed by sequels and many other games in the series using the "General" name.</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Panzer General (USA, Europe)&quot;&gt; &lt;year&gt;1995&lt;/year&gt; &lt;rating&gt;ESRB - E (Everyone)&lt;/rating&gt; &lt;title&gt;Panzer General&lt;/title&gt; &lt;pub&gt;Strategic Simulations, Inc.&lt;/pub&gt; &lt;dev&gt;Strategic Simulations, Inc.&lt;/dev&gt; &lt;genre&gt;Strategy&lt;/genre&gt; &lt;score&gt;3.9&lt;/score&gt; &lt;player&gt;1 Player&lt;/player&gt; &lt;story&gt;The time for resurrecting historical events has come. Panzer General was one of the first games (if not the first) that actually gave you the ability to play for the Nazis, and yet succeed where Hitler failed. Having total and complete control over land, sea and air units, you must defeat the Allied dogs as fast as you can (to get a major victory), or slower than in history (to get the minor victory).****The game's quality lies in the quantity of units. There are basically hundreds of Axis and Allied units from World War II, accompanied with &quot;circled&quot; animations and battle sounds, as well as marching or moving sounds. The Main menu is always located on the right side of the screen, with plenty of options and selections you can change to suit your preferences.****A turn-based hexagon strategy game that will actually go faster if you have faster computer, but will always be playable (speed doesn't go up infinite). The first and original Panzer General, this installment would be followed by sequels and many other games in the series using the &quot;General&quot; name.&lt;/story&gt; &lt;/game&gt;">
            <text:p>&lt;game name="Panzer General (USA, Europe)"&gt; &lt;year&gt;1995&lt;/year&gt; &lt;rating&gt;ESRB - E (Everyone)&lt;/rating&gt; &lt;title&gt;Panzer General&lt;/title&gt; &lt;pub&gt;Strategic Simulations, Inc.&lt;/pub&gt; &lt;dev&gt;Strategic Simulations, Inc.&lt;/dev&gt; &lt;genre&gt;Strategy&lt;/genre&gt; &lt;score&gt;3.9&lt;/score&gt; &lt;player&gt;1 Player&lt;/player&gt; &lt;story&gt;The time for resurrecting historical events has come. Panzer General was one of the first games (if not the first) that actually gave you the ability to play for the Nazis, and yet succeed where Hitler failed. Having total and complete control over land, sea and air units, you must defeat the Allied dogs as fast as you can (to get a major victory), or slower than in history (to get the minor victory).****The game's quality lies in the quantity of units. There are basically hundreds of Axis and Allied units from World War II, accompanied with "circled" animations and battle sounds, as well as marching or moving sounds. The Main menu is always located on the right side of the screen, with plenty of options and selections you can change to suit your preferences.****A turn-based hexagon strategy game that will actually go faster if you have faster computer, but will always be playable (speed doesn't go up infinite). The first and original Panzer General, this installment would be followed by sequels and many other games in the series using the "General" name.&lt;/story&gt; &lt;/game&gt;</text:p>
          </table:table-cell>
          <table:table-cell table:number-columns-repeated="1012"/>
        </table:table-row>
        <table:table-row table:style-name="ro1">
          <table:table-cell office:value-type="string">
            <text:p>PaTaank (USA, Europe)</text:p>
          </table:table-cell>
          <table:table-cell office:value-type="float" office:value="1994">
            <text:p>1994</text:p>
          </table:table-cell>
          <table:table-cell office:value-type="string">
            <text:p>ESRB - T (Teen)</text:p>
          </table:table-cell>
          <table:table-cell office:value-type="string">
            <text:p>PaTaank</text:p>
          </table:table-cell>
          <table:table-cell table:number-columns-repeated="2" office:value-type="string">
            <text:p>PF Magic</text:p>
          </table:table-cell>
          <table:table-cell office:value-type="string">
            <text:p>Pinball</text:p>
          </table:table-cell>
          <table:table-cell office:value-type="string">
            <text:p>3.5</text:p>
          </table:table-cell>
          <table:table-cell office:value-type="string">
            <text:p>1-4 Players</text:p>
          </table:table-cell>
          <table:table-cell office:value-type="string">
            <text:p>If you've ever thought of what it feels like to be the ball in a pinball machine, playing PaTaank might give you some idea. <text:s/>Instead of flapping the flippers, the player controls the ball, or in PaTaank, a UFO-shaped puck around the three different tables. <text:s/>The tables are named Surf Room, Luv Room, and Disaster Room and they are connected to each other via Nexus. <text:s/>Player can choose to play one room or in the MetaGame mode, all of them in sequence. <text:s/>Each room has an objective and in the MetaGame mode, player must reach that objective to advance into the next room via the Nexus.****Like any pinball, there are targets, tunnels, blocks, and all sorts of flashing things that increase the score, light up letters, or grant bonus items. <text:s/>In addition to inertial control of the puck, player can apply thrust, which is limited, and activate magnetos, which are scattered around the room.</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PaTaank (USA, Europe)&quot;&gt; &lt;year&gt;1994&lt;/year&gt; &lt;rating&gt;ESRB - T (Teen)&lt;/rating&gt; &lt;title&gt;PaTaank&lt;/title&gt; &lt;pub&gt;PF Magic&lt;/pub&gt; &lt;dev&gt;PF Magic&lt;/dev&gt; &lt;genre&gt;Pinball&lt;/genre&gt; &lt;score&gt;3.5&lt;/score&gt; &lt;player&gt;1-4 Players&lt;/player&gt; &lt;story&gt;If you've ever thought of what it feels like to be the ball in a pinball machine, playing PaTaank might give you some idea.  Instead of flapping the flippers, the player controls the ball, or in PaTaank, a UFO-shaped puck around the three different tables.  The tables are named Surf Room, Luv Room, and Disaster Room and they are connected to each other via Nexus.  Player can choose to play one room or in the MetaGame mode, all of them in sequence.  Each room has an objective and in the MetaGame mode, player must reach that objective to advance into the next room via the Nexus.****Like any pinball, there are targets, tunnels, blocks, and all sorts of flashing things that increase the score, light up letters, or grant bonus items.  In addition to inertial control of the puck, player can apply thrust, which is limited, and activate magnetos, which are scattered around the room.&lt;/story&gt; &lt;/game&gt;">
            <text:p>&lt;game name="PaTaank (USA, Europe)"&gt; &lt;year&gt;1994&lt;/year&gt; &lt;rating&gt;ESRB - T (Teen)&lt;/rating&gt; &lt;title&gt;PaTaank&lt;/title&gt; &lt;pub&gt;PF Magic&lt;/pub&gt; &lt;dev&gt;PF Magic&lt;/dev&gt; &lt;genre&gt;Pinball&lt;/genre&gt; &lt;score&gt;3.5&lt;/score&gt; &lt;player&gt;1-4 Players&lt;/player&gt; &lt;story&gt;If you've ever thought of what it feels like to be the ball in a pinball machine, playing PaTaank might give you some idea. <text:s/>Instead of flapping the flippers, the player controls the ball, or in PaTaank, a UFO-shaped puck around the three different tables. <text:s/>The tables are named Surf Room, Luv Room, and Disaster Room and they are connected to each other via Nexus. <text:s/>Player can choose to play one room or in the MetaGame mode, all of them in sequence. <text:s/>Each room has an objective and in the MetaGame mode, player must reach that objective to advance into the next room via the Nexus.****Like any pinball, there are targets, tunnels, blocks, and all sorts of flashing things that increase the score, light up letters, or grant bonus items. <text:s/>In addition to inertial control of the puck, player can apply thrust, which is limited, and activate magnetos, which are scattered around the room.&lt;/story&gt; &lt;/game&gt;</text:p>
          </table:table-cell>
          <table:table-cell table:number-columns-repeated="1012"/>
        </table:table-row>
        <table:table-row table:style-name="ro1">
          <table:table-cell office:value-type="string">
            <text:p>Pebble Beach Golf Links (USA)</text:p>
          </table:table-cell>
          <table:table-cell office:value-type="float" office:value="1993">
            <text:p>1993</text:p>
          </table:table-cell>
          <table:table-cell office:value-type="string">
            <text:p>ESRB - E (Everyone)</text:p>
          </table:table-cell>
          <table:table-cell office:value-type="string">
            <text:p>Pebble Beach Golf Links</text:p>
          </table:table-cell>
          <table:table-cell office:value-type="string">
            <text:p>Panasonic Interactive Media</text:p>
          </table:table-cell>
          <table:table-cell office:value-type="string">
            <text:p>T&amp;E Soft, Inc.</text:p>
          </table:table-cell>
          <table:table-cell office:value-type="string">
            <text:p>Sports/Golf</text:p>
          </table:table-cell>
          <table:table-cell office:value-type="string">
            <text:p>4.1</text:p>
          </table:table-cell>
          <table:table-cell office:value-type="string">
            <text:p>1-6 Players</text:p>
          </table:table-cell>
          <table:table-cell office:value-type="string">
            <text:p>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Pebble Beach Golf Links (USA)&quot;&gt; &lt;year&gt;1993&lt;/year&gt; &lt;rating&gt;ESRB - E (Everyone)&lt;/rating&gt; &lt;title&gt;Pebble Beach Golf Links&lt;/title&gt; &lt;pub&gt;Panasonic Interactive Media&lt;/pub&gt; &lt;dev&gt;T&amp;E Soft, Inc.&lt;/dev&gt; &lt;genre&gt;Sports/Golf&lt;/genre&gt; &lt;score&gt;4.1&lt;/score&gt; &lt;player&gt;1-6 Players&lt;/player&gt; &lt;story&gt;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lt;/story&gt; &lt;/game&gt;">
            <text:p>&lt;game name="Pebble Beach Golf Links (USA)"&gt; &lt;year&gt;1993&lt;/year&gt; &lt;rating&gt;ESRB - E (Everyone)&lt;/rating&gt; &lt;title&gt;Pebble Beach Golf Links&lt;/title&gt; &lt;pub&gt;Panasonic Interactive Media&lt;/pub&gt; &lt;dev&gt;T&amp;E Soft, Inc.&lt;/dev&gt; &lt;genre&gt;Sports/Golf&lt;/genre&gt; &lt;score&gt;4.1&lt;/score&gt; &lt;player&gt;1-6 Players&lt;/player&gt; &lt;story&gt;Up to six players can play a round of golf on the world-famous Pebble Beach golf course in Sega Sports' Pebble Beach Golf Links. It features seven play modes including Tournament, Stroke Play, Skins Play, and Match Play, and narration and strategy by golf pro Craig Stadler. You also have the option of creating your own player and selecting your own custom set of golf clubs to challenge Craig Stadler and other AI players on the course. Stats, such as handicaps and course records, are tracked throughout the game. Also, if you ever tire of taking on your friends and the AI, you can play the game in Watch Mode and simply lay back and watch Craig Stadler take on the competition on the Pebble Beach course.&lt;/story&gt; &lt;/game&gt;</text:p>
          </table:table-cell>
          <table:table-cell table:number-columns-repeated="1012"/>
        </table:table-row>
        <table:table-row table:style-name="ro1">
          <table:table-cell office:value-type="string">
            <text:p>Perfect General, The (USA)</text:p>
          </table:table-cell>
          <table:table-cell office:value-type="float" office:value="1995">
            <text:p>1995</text:p>
          </table:table-cell>
          <table:table-cell office:value-type="string">
            <text:p>ESRB - E (Everyone)</text:p>
          </table:table-cell>
          <table:table-cell office:value-type="string">
            <text:p>The Perfect General</text:p>
          </table:table-cell>
          <table:table-cell office:value-type="string">
            <text:p>Kirin Entertainment</text:p>
          </table:table-cell>
          <table:table-cell office:value-type="string">
            <text:p>Game Guild</text:p>
          </table:table-cell>
          <table:table-cell office:value-type="string">
            <text:p>Strategy</text:p>
          </table:table-cell>
          <table:table-cell office:value-type="string">
            <text:p>3.2</text:p>
          </table:table-cell>
          <table:table-cell office:value-type="string">
            <text:p>1-8 Players</text:p>
          </table:table-cell>
          <table:table-cell office:value-type="string">
            <text:p>This military strategy game involves the Blue Army fighting the Red Army. The game contains both a Campaign mode and a Tournament mode. In the Campaign mode, the player fights through various maps completing missions. The player is giving a certain amount of funds to be spent on purchasing troops and vehicles. Once the units are placed on the map, the player is given a turn where they can move their units and fire on any opposing forces. Movement is done on a hex based grid. ****The Tournament mode is the equivalent of an exhibition mode. The player can choose to play against the computer, another player, or even just watch the computer play itself. In this mode, the player is also given the option to set certain parameters and choose what map to fight on. ****There is also a bonus game which is like an 8-player version of Bomberman <text:s/>with tanks.</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Perfect General, The (USA)&quot;&gt; &lt;year&gt;1995&lt;/year&gt; &lt;rating&gt;ESRB - E (Everyone)&lt;/rating&gt; &lt;title&gt;The Perfect General&lt;/title&gt; &lt;pub&gt;Kirin Entertainment&lt;/pub&gt; &lt;dev&gt;Game Guild&lt;/dev&gt; &lt;genre&gt;Strategy&lt;/genre&gt; &lt;score&gt;3.2&lt;/score&gt; &lt;player&gt;1-8 Players&lt;/player&gt; &lt;story&gt;This military strategy game involves the Blue Army fighting the Red Army. The game contains both a Campaign mode and a Tournament mode. In the Campaign mode, the player fights through various maps completing missions. The player is giving a certain amount of funds to be spent on purchasing troops and vehicles. Once the units are placed on the map, the player is given a turn where they can move their units and fire on any opposing forces. Movement is done on a hex based grid. ****The Tournament mode is the equivalent of an exhibition mode. The player can choose to play against the computer, another player, or even just watch the computer play itself. In this mode, the player is also given the option to set certain parameters and choose what map to fight on. ****There is also a bonus game which is like an 8-player version of Bomberman  with tanks.&lt;/story&gt; &lt;/game&gt;">
            <text:p>&lt;game name="Perfect General, The (USA)"&gt; &lt;year&gt;1995&lt;/year&gt; &lt;rating&gt;ESRB - E (Everyone)&lt;/rating&gt; &lt;title&gt;The Perfect General&lt;/title&gt; &lt;pub&gt;Kirin Entertainment&lt;/pub&gt; &lt;dev&gt;Game Guild&lt;/dev&gt; &lt;genre&gt;Strategy&lt;/genre&gt; &lt;score&gt;3.2&lt;/score&gt; &lt;player&gt;1-8 Players&lt;/player&gt; &lt;story&gt;This military strategy game involves the Blue Army fighting the Red Army. The game contains both a Campaign mode and a Tournament mode. In the Campaign mode, the player fights through various maps completing missions. The player is giving a certain amount of funds to be spent on purchasing troops and vehicles. Once the units are placed on the map, the player is given a turn where they can move their units and fire on any opposing forces. Movement is done on a hex based grid. ****The Tournament mode is the equivalent of an exhibition mode. The player can choose to play against the computer, another player, or even just watch the computer play itself. In this mode, the player is also given the option to set certain parameters and choose what map to fight on. ****There is also a bonus game which is like an 8-player version of Bomberman <text:s/>with tanks.&lt;/story&gt; &lt;/game&gt;</text:p>
          </table:table-cell>
          <table:table-cell table:number-columns-repeated="1012"/>
        </table:table-row>
        <table:table-row table:style-name="ro1">
          <table:table-cell office:value-type="string">
            <text:p>Peter Frankl - Puzzle no Tou (Japan)</text:p>
          </table:table-cell>
          <table:table-cell office:value-type="float" office:value="1995">
            <text:p>1995</text:p>
          </table:table-cell>
          <table:table-cell office:value-type="string">
            <text:p>ESRB - E (Everyone)</text:p>
          </table:table-cell>
          <table:table-cell office:value-type="string">
            <text:p>Peter Frankl - Puzzle no Tou</text:p>
          </table:table-cell>
          <table:table-cell table:number-columns-repeated="2" office:value-type="string">
            <text:p>TBS</text:p>
          </table:table-cell>
          <table:table-cell office:value-type="string">
            <text:p>Puzzle</text:p>
          </table:table-cell>
          <table:table-cell office:value-type="string">
            <text:p>3.9</text:p>
          </table:table-cell>
          <table:table-cell office:value-type="string">
            <text:p>1 Player</text:p>
          </table:table-cell>
          <table:table-cell office:value-type="string">
            <text:p>No Description Available!</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Peter Frankl - Puzzle no Tou (Japan)&quot;&gt; &lt;year&gt;1995&lt;/year&gt; &lt;rating&gt;ESRB - E (Everyone)&lt;/rating&gt; &lt;title&gt;Peter Frankl - Puzzle no Tou&lt;/title&gt; &lt;pub&gt;TBS&lt;/pub&gt; &lt;dev&gt;TBS&lt;/dev&gt; &lt;genre&gt;Puzzle&lt;/genre&gt; &lt;score&gt;3.9&lt;/score&gt; &lt;player&gt;1 Player&lt;/player&gt; &lt;story&gt;No Description Available!&lt;/story&gt; &lt;/game&gt;">
            <text:p>&lt;game name="Peter Frankl - Puzzle no Tou (Japan)"&gt; &lt;year&gt;1995&lt;/year&gt; &lt;rating&gt;ESRB - E (Everyone)&lt;/rating&gt; &lt;title&gt;Peter Frankl - Puzzle no Tou&lt;/title&gt; &lt;pub&gt;TBS&lt;/pub&gt; &lt;dev&gt;TBS&lt;/dev&gt; &lt;genre&gt;Puzzle&lt;/genre&gt; &lt;score&gt;3.9&lt;/score&gt; &lt;player&gt;1 Player&lt;/player&gt; &lt;story&gt;No Description Available!&lt;/story&gt; &lt;/game&gt;</text:p>
          </table:table-cell>
          <table:table-cell table:number-columns-repeated="1012"/>
        </table:table-row>
        <table:table-row table:style-name="ro1">
          <table:table-cell office:value-type="string">
            <text:p>PGA Tour 96 (USA)</text:p>
          </table:table-cell>
          <table:table-cell office:value-type="float" office:value="1995">
            <text:p>1995</text:p>
          </table:table-cell>
          <table:table-cell office:value-type="string">
            <text:p>ESRB - E (Everyone)</text:p>
          </table:table-cell>
          <table:table-cell office:value-type="string">
            <text:p>PGA Tour 96</text:p>
          </table:table-cell>
          <table:table-cell office:value-type="string">
            <text:p>Electronic Arts, Inc.</text:p>
          </table:table-cell>
          <table:table-cell office:value-type="string">
            <text:p>NuFX, Inc.</text:p>
          </table:table-cell>
          <table:table-cell office:value-type="string">
            <text:p>Sports/Golf</text:p>
          </table:table-cell>
          <table:table-cell office:value-type="string">
            <text:p>4.0</text:p>
          </table:table-cell>
          <table:table-cell office:value-type="string">
            <text:p>1-4 Players</text:p>
          </table:table-cell>
          <table:table-cell office:value-type="string">
            <text:p>PGA Tour 96 was the last of the series released for Sega's 16-bit console, and technologically the most advanced one. Instead of offering <text:s/>several generic courses, the three available (Spyglass Hill, Sawgrass and River Highlands) are in 3D, with height differences visible (as well as the limited 3D abilities of the console allow).****The player can either chose to play as one of the 10 PGA Pros (whose swings were digitized), or go Pro - the game keeps track of statistics (longest drive, driving accuracy, best round, etc), a game (Tournament, Strokeplay, Skins, Match and Shootout), as well as a replay.****Gameplaywise, PGA 96 uses the tried-and-proved triple click system - one to start the swing, other to set strength and a final one for accuracy. It's possible to fade or draw the ball (to bend the trajectory), add backspin and pitch or chip the ball (for some medium range attempts at the hole or go above a bush).The difficulty level affects mostly the leniency of the triple click hit areas - while at novice it is possible to let the accuracy a bit off-center, in pro levels the ball goes where your swing took it - no excuses taken. However, only in Pro it is possible to make the longest drives, as the amateur and novice levels take a few yards from the total capacity of the club.</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PGA Tour 96 (USA)&quot;&gt; &lt;year&gt;1995&lt;/year&gt; &lt;rating&gt;ESRB - E (Everyone)&lt;/rating&gt; &lt;title&gt;PGA Tour 96&lt;/title&gt; &lt;pub&gt;Electronic Arts, Inc.&lt;/pub&gt; &lt;dev&gt;NuFX, Inc.&lt;/dev&gt; &lt;genre&gt;Sports/Golf&lt;/genre&gt; &lt;score&gt;4.0&lt;/score&gt; &lt;player&gt;1-4 Players&lt;/player&gt; &lt;story&gt;PGA Tour 96 was the last of the series released for Sega's 16-bit console, and technologically the most advanced one. Instead of offering  several generic courses, the three available (Spyglass Hill, Sawgrass and River Highlands) are in 3D, with height differences visible (as well as the limited 3D abilities of the console allow).****The player can either chose to play as one of the 10 PGA Pros (whose swings were digitized), or go Pro - the game keeps track of statistics (longest drive, driving accuracy, best round, etc), a game (Tournament, Strokeplay, Skins, Match and Shootout), as well as a replay.****Gameplaywise, PGA 96 uses the tried-and-proved triple click system - one to start the swing, other to set strength and a final one for accuracy. It's possible to fade or draw the ball (to bend the trajectory), add backspin and pitch or chip the ball (for some medium range attempts at the hole or go above a bush).The difficulty level affects mostly the leniency of the triple click hit areas - while at novice it is possible to let the accuracy a bit off-center, in pro levels the ball goes where your swing took it - no excuses taken. However, only in Pro it is possible to make the longest drives, as the amateur and novice levels take a few yards from the total capacity of the club.&lt;/story&gt; &lt;/game&gt;">
            <text:p>&lt;game name="PGA Tour 96 (USA)"&gt; &lt;year&gt;1995&lt;/year&gt; &lt;rating&gt;ESRB - E (Everyone)&lt;/rating&gt; &lt;title&gt;PGA Tour 96&lt;/title&gt; &lt;pub&gt;Electronic Arts, Inc.&lt;/pub&gt; &lt;dev&gt;NuFX, Inc.&lt;/dev&gt; &lt;genre&gt;Sports/Golf&lt;/genre&gt; &lt;score&gt;4.0&lt;/score&gt; &lt;player&gt;1-4 Players&lt;/player&gt; &lt;story&gt;PGA Tour 96 was the last of the series released for Sega's 16-bit console, and technologically the most advanced one. Instead of offering <text:s/>several generic courses, the three available (Spyglass Hill, Sawgrass and River Highlands) are in 3D, with height differences visible (as well as the limited 3D abilities of the console allow).****The player can either chose to play as one of the 10 PGA Pros (whose swings were digitized), or go Pro - the game keeps track of statistics (longest drive, driving accuracy, best round, etc), a game (Tournament, Strokeplay, Skins, Match and Shootout), as well as a replay.****Gameplaywise, PGA 96 uses the tried-and-proved triple click system - one to start the swing, other to set strength and a final one for accuracy. It's possible to fade or draw the ball (to bend the trajectory), add backspin and pitch or chip the ball (for some medium range attempts at the hole or go above a bush).The difficulty level affects mostly the leniency of the triple click hit areas - while at novice it is possible to let the accuracy a bit off-center, in pro levels the ball goes where your swing took it - no excuses taken. However, only in Pro it is possible to make the longest drives, as the amateur and novice levels take a few yards from the total capacity of the club.&lt;/story&gt; &lt;/game&gt;</text:p>
          </table:table-cell>
          <table:table-cell table:number-columns-repeated="1012"/>
        </table:table-row>
        <table:table-row table:style-name="ro1">
          <table:table-cell office:value-type="string">
            <text:p>Phoenix 3 (USA)</text:p>
          </table:table-cell>
          <table:table-cell office:value-type="float" office:value="1995">
            <text:p>1995</text:p>
          </table:table-cell>
          <table:table-cell office:value-type="string">
            <text:p>ESRB - T (Teen)</text:p>
          </table:table-cell>
          <table:table-cell office:value-type="string">
            <text:p>Phoenix 3</text:p>
          </table:table-cell>
          <table:table-cell office:value-type="string">
            <text:p>Studio 3DO</text:p>
          </table:table-cell>
          <table:table-cell office:value-type="string">
            <text:p>Gray Matter</text:p>
          </table:table-cell>
          <table:table-cell office:value-type="string">
            <text:p>Action</text:p>
          </table:table-cell>
          <table:table-cell office:value-type="string">
            <text:p>3.4</text:p>
          </table:table-cell>
          <table:table-cell office:value-type="string">
            <text:p>1 Player</text:p>
          </table:table-cell>
          <table:table-cell office:value-type="string">
            <text:p>Phoenix 3 is a sci-fi adventure with two completely different game play styles. <text:s/>Half the game is a slow paced side-scrolling shooter, the other half is 3D space combat, similar to Wing Commander.****Phoenix 3 features live-action video cutscenes that unfold the story. <text:s/>Most of the game takes place on the planet Galearth. <text:s/>Galearth has been at peace for centuries, but is now threatened by alien invaders known as the Gral. <text:s/>It is up to you, Derek Freeman, to uncover an ancient weapon known as the Talon that can defeat the Gral.</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Phoenix 3 (USA)&quot;&gt; &lt;year&gt;1995&lt;/year&gt; &lt;rating&gt;ESRB - T (Teen)&lt;/rating&gt; &lt;title&gt;Phoenix 3&lt;/title&gt; &lt;pub&gt;Studio 3DO&lt;/pub&gt; &lt;dev&gt;Gray Matter&lt;/dev&gt; &lt;genre&gt;Action&lt;/genre&gt; &lt;score&gt;3.4&lt;/score&gt; &lt;player&gt;1 Player&lt;/player&gt; &lt;story&gt;Phoenix 3 is a sci-fi adventure with two completely different game play styles.  Half the game is a slow paced side-scrolling shooter, the other half is 3D space combat, similar to Wing Commander.****Phoenix 3 features live-action video cutscenes that unfold the story.  Most of the game takes place on the planet Galearth.  Galearth has been at peace for centuries, but is now threatened by alien invaders known as the Gral.  It is up to you, Derek Freeman, to uncover an ancient weapon known as the Talon that can defeat the Gral.&lt;/story&gt; &lt;/game&gt;">
            <text:p>&lt;game name="Phoenix 3 (USA)"&gt; &lt;year&gt;1995&lt;/year&gt; &lt;rating&gt;ESRB - T (Teen)&lt;/rating&gt; &lt;title&gt;Phoenix 3&lt;/title&gt; &lt;pub&gt;Studio 3DO&lt;/pub&gt; &lt;dev&gt;Gray Matter&lt;/dev&gt; &lt;genre&gt;Action&lt;/genre&gt; &lt;score&gt;3.4&lt;/score&gt; &lt;player&gt;1 Player&lt;/player&gt; &lt;story&gt;Phoenix 3 is a sci-fi adventure with two completely different game play styles. <text:s/>Half the game is a slow paced side-scrolling shooter, the other half is 3D space combat, similar to Wing Commander.****Phoenix 3 features live-action video cutscenes that unfold the story. <text:s/>Most of the game takes place on the planet Galearth. <text:s/>Galearth has been at peace for centuries, but is now threatened by alien invaders known as the Gral. <text:s/>It is up to you, Derek Freeman, to uncover an ancient weapon known as the Talon that can defeat the Gral.&lt;/story&gt; &lt;/game&gt;</text:p>
          </table:table-cell>
          <table:table-cell table:number-columns-repeated="1012"/>
        </table:table-row>
        <table:table-row table:style-name="ro1">
          <table:table-cell office:value-type="string">
            <text:p>Plumbers Don't Wear Ties (USA)</text:p>
          </table:table-cell>
          <table:table-cell office:value-type="float" office:value="1994">
            <text:p>1994</text:p>
          </table:table-cell>
          <table:table-cell office:value-type="string">
            <text:p>ESRB - T (Teen)</text:p>
          </table:table-cell>
          <table:table-cell office:value-type="string">
            <text:p>Plumbers Don't Wear Ties</text:p>
          </table:table-cell>
          <table:table-cell table:number-columns-repeated="2" office:value-type="string">
            <text:p>Kirin Entertainment</text:p>
          </table:table-cell>
          <table:table-cell office:value-type="string">
            <text:p>Mature</text:p>
          </table:table-cell>
          <table:table-cell office:value-type="string">
            <text:p>1.3</text:p>
          </table:table-cell>
          <table:table-cell office:value-type="string">
            <text:p>1 Player</text:p>
          </table:table-cell>
          <table:table-cell office:value-type="string">
            <text:p>John is a plumber who is looking for love. He's looking in the house of the blonde Jane who has daddy issues. He's always been pretty successful before. And this situation looks to be one where John will be able to lay some pipe and unclog some stuffed passages.****Plumbers Don't Wear Ties is an "interactive story" dating simulation. After a video introduction, Players are treated to photographs of various people and places while characters voice act the situation. At times, John will be able to make a choice of his next action, from a list of choices at key locations in the plot. If John is successful, he'll move into an amorous relationship with Jane. If not, the two will be pulled apart.</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Plumbers Don't Wear Ties (USA)&quot;&gt; &lt;year&gt;1994&lt;/year&gt; &lt;rating&gt;ESRB - T (Teen)&lt;/rating&gt; &lt;title&gt;Plumbers Don't Wear Ties&lt;/title&gt; &lt;pub&gt;Kirin Entertainment&lt;/pub&gt; &lt;dev&gt;Kirin Entertainment&lt;/dev&gt; &lt;genre&gt;Mature&lt;/genre&gt; &lt;score&gt;1.3&lt;/score&gt; &lt;player&gt;1 Player&lt;/player&gt; &lt;story&gt;John is a plumber who is looking for love. He's looking in the house of the blonde Jane who has daddy issues. He's always been pretty successful before. And this situation looks to be one where John will be able to lay some pipe and unclog some stuffed passages.****Plumbers Don't Wear Ties is an &quot;interactive story&quot; dating simulation. After a video introduction, Players are treated to photographs of various people and places while characters voice act the situation. At times, John will be able to make a choice of his next action, from a list of choices at key locations in the plot. If John is successful, he'll move into an amorous relationship with Jane. If not, the two will be pulled apart.&lt;/story&gt; &lt;/game&gt;">
            <text:p>&lt;game name="Plumbers Don't Wear Ties (USA)"&gt; &lt;year&gt;1994&lt;/year&gt; &lt;rating&gt;ESRB - T (Teen)&lt;/rating&gt; &lt;title&gt;Plumbers Don't Wear Ties&lt;/title&gt; &lt;pub&gt;Kirin Entertainment&lt;/pub&gt; &lt;dev&gt;Kirin Entertainment&lt;/dev&gt; &lt;genre&gt;Mature&lt;/genre&gt; &lt;score&gt;1.3&lt;/score&gt; &lt;player&gt;1 Player&lt;/player&gt; &lt;story&gt;John is a plumber who is looking for love. He's looking in the house of the blonde Jane who has daddy issues. He's always been pretty successful before. And this situation looks to be one where John will be able to lay some pipe and unclog some stuffed passages.****Plumbers Don't Wear Ties is an "interactive story" dating simulation. After a video introduction, Players are treated to photographs of various people and places while characters voice act the situation. At times, John will be able to make a choice of his next action, from a list of choices at key locations in the plot. If John is successful, he'll move into an amorous relationship with Jane. If not, the two will be pulled apart.&lt;/story&gt; &lt;/game&gt;</text:p>
          </table:table-cell>
          <table:table-cell table:number-columns-repeated="1012"/>
        </table:table-row>
        <table:table-row table:style-name="ro1">
          <table:table-cell office:value-type="string">
            <text:p>PO'ed (USA, Europe)</text:p>
          </table:table-cell>
          <table:table-cell office:value-type="float" office:value="1995">
            <text:p>1995</text:p>
          </table:table-cell>
          <table:table-cell office:value-type="string">
            <text:p>ESRB - T (Teen)</text:p>
          </table:table-cell>
          <table:table-cell office:value-type="string">
            <text:p>PO'ed</text:p>
          </table:table-cell>
          <table:table-cell table:number-columns-repeated="2" office:value-type="string">
            <text:p>Any Channel</text:p>
          </table:table-cell>
          <table:table-cell office:value-type="string">
            <text:p>Action</text:p>
          </table:table-cell>
          <table:table-cell office:value-type="string">
            <text:p>3.2</text:p>
          </table:table-cell>
          <table:table-cell office:value-type="string">
            <text:p>1 Player</text:p>
          </table:table-cell>
          <table:table-cell office:value-type="string">
            <text:p>PO'ed is an action game similar to Doom.**You are a cook who has to escape an alien world. With such weapons as frying pan and a drill, you must bash your way through levels full of monsters, one of them being a walking arse (yes, not kidding).**One of the most useful items in game is a jetpack which you must use frequently to explore levels and get to places where no spacecook has gone before.</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PO'ed (USA, Europe)&quot;&gt; &lt;year&gt;1995&lt;/year&gt; &lt;rating&gt;ESRB - T (Teen)&lt;/rating&gt; &lt;title&gt;PO'ed&lt;/title&gt; &lt;pub&gt;Any Channel&lt;/pub&gt; &lt;dev&gt;Any Channel&lt;/dev&gt; &lt;genre&gt;Action&lt;/genre&gt; &lt;score&gt;3.2&lt;/score&gt; &lt;player&gt;1 Player&lt;/player&gt; &lt;story&gt;PO'ed is an action game similar to Doom.**You are a cook who has to escape an alien world. With such weapons as frying pan and a drill, you must bash your way through levels full of monsters, one of them being a walking arse (yes, not kidding).**One of the most useful items in game is a jetpack which you must use frequently to explore levels and get to places where no spacecook has gone before.&lt;/story&gt; &lt;/game&gt;">
            <text:p>&lt;game name="PO'ed (USA, Europe)"&gt; &lt;year&gt;1995&lt;/year&gt; &lt;rating&gt;ESRB - T (Teen)&lt;/rating&gt; &lt;title&gt;PO'ed&lt;/title&gt; &lt;pub&gt;Any Channel&lt;/pub&gt; &lt;dev&gt;Any Channel&lt;/dev&gt; &lt;genre&gt;Action&lt;/genre&gt; &lt;score&gt;3.2&lt;/score&gt; &lt;player&gt;1 Player&lt;/player&gt; &lt;story&gt;PO'ed is an action game similar to Doom.**You are a cook who has to escape an alien world. With such weapons as frying pan and a drill, you must bash your way through levels full of monsters, one of them being a walking arse (yes, not kidding).**One of the most useful items in game is a jetpack which you must use frequently to explore levels and get to places where no spacecook has gone before.&lt;/story&gt; &lt;/game&gt;</text:p>
          </table:table-cell>
          <table:table-cell table:number-columns-repeated="1012"/>
        </table:table-row>
        <table:table-row table:style-name="ro1">
          <table:table-cell office:value-type="string">
            <text:p>Primal Rage (USA, Europe)</text:p>
          </table:table-cell>
          <table:table-cell office:value-type="float" office:value="1995">
            <text:p>1995</text:p>
          </table:table-cell>
          <table:table-cell office:value-type="string">
            <text:p>ESRB - T (Teen)</text:p>
          </table:table-cell>
          <table:table-cell office:value-type="string">
            <text:p>Primal Rage</text:p>
          </table:table-cell>
          <table:table-cell office:value-type="string">
            <text:p>Time Warner Interactive, Inc.</text:p>
          </table:table-cell>
          <table:table-cell office:value-type="string">
            <text:p>Atari Games Corporation</text:p>
          </table:table-cell>
          <table:table-cell office:value-type="string">
            <text:p>Action</text:p>
          </table:table-cell>
          <table:table-cell office:value-type="string">
            <text:p>1.6</text:p>
          </table:table-cell>
          <table:table-cell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Primal Rage (USA, Europe)&quot;&gt; &lt;year&gt;1995&lt;/year&gt; &lt;rating&gt;ESRB - T (Teen)&lt;/rating&gt; &lt;title&gt;Primal Rage&lt;/title&gt; &lt;pub&gt;Time Warner Interactive, Inc.&lt;/pub&gt; &lt;dev&gt;Atari Games Corporation&lt;/dev&gt; &lt;genre&gt;Action&lt;/genre&gt; &lt;score&gt;1.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 Europe)"&gt; &lt;year&gt;1995&lt;/year&gt; &lt;rating&gt;ESRB - T (Teen)&lt;/rating&gt; &lt;title&gt;Primal Rage&lt;/title&gt; &lt;pub&gt;Time Warner Interactive, Inc.&lt;/pub&gt; &lt;dev&gt;Atari Games Corporation&lt;/dev&gt; &lt;genre&gt;Action&lt;/genre&gt; &lt;score&gt;1.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cell table:number-columns-repeated="1012"/>
        </table:table-row>
        <table:table-row table:style-name="ro1">
          <table:table-cell office:value-type="string">
            <text:p>Pro Stadium (Japan)</text:p>
          </table:table-cell>
          <table:table-cell office:value-type="float" office:value="1995">
            <text:p>1995</text:p>
          </table:table-cell>
          <table:table-cell office:value-type="string">
            <text:p>ESRB - E (Everyone)</text:p>
          </table:table-cell>
          <table:table-cell office:value-type="string">
            <text:p>Pro Stadium</text:p>
          </table:table-cell>
          <table:table-cell table:number-columns-repeated="2" office:value-type="string">
            <text:p>Sanyo</text:p>
          </table:table-cell>
          <table:table-cell office:value-type="string">
            <text:p>Sports/Baseball</text:p>
          </table:table-cell>
          <table:table-cell office:value-type="string">
            <text:p>3.4</text:p>
          </table:table-cell>
          <table:table-cell office:value-type="string">
            <text:p>1-2 Players</text:p>
          </table:table-cell>
          <table:table-cell office:value-type="string">
            <text:p>No Description Available!</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Pro Stadium (Japan)&quot;&gt; &lt;year&gt;1995&lt;/year&gt; &lt;rating&gt;ESRB - E (Everyone)&lt;/rating&gt; &lt;title&gt;Pro Stadium&lt;/title&gt; &lt;pub&gt;Sanyo&lt;/pub&gt; &lt;dev&gt;Sanyo&lt;/dev&gt; &lt;genre&gt;Sports/Baseball&lt;/genre&gt; &lt;score&gt;3.4&lt;/score&gt; &lt;player&gt;1-2 Players&lt;/player&gt; &lt;story&gt;No Description Available!&lt;/story&gt; &lt;/game&gt;">
            <text:p>&lt;game name="Pro Stadium (Japan)"&gt; &lt;year&gt;1995&lt;/year&gt; &lt;rating&gt;ESRB - E (Everyone)&lt;/rating&gt; &lt;title&gt;Pro Stadium&lt;/title&gt; &lt;pub&gt;Sanyo&lt;/pub&gt; &lt;dev&gt;Sanyo&lt;/dev&gt; &lt;genre&gt;Sports/Baseball&lt;/genre&gt; &lt;score&gt;3.4&lt;/score&gt; &lt;player&gt;1-2 Players&lt;/player&gt; &lt;story&gt;No Description Available!&lt;/story&gt; &lt;/game&gt;</text:p>
          </table:table-cell>
          <table:table-cell table:number-columns-repeated="1012"/>
        </table:table-row>
        <table:table-row table:style-name="ro1">
          <table:table-cell office:value-type="string">
            <text:p>Pro Yakyuu Virtual Stadium - Professional Baseball (Japan)</text:p>
          </table:table-cell>
          <table:table-cell office:value-type="float" office:value="1995">
            <text:p>1995</text:p>
          </table:table-cell>
          <table:table-cell office:value-type="string">
            <text:p>ESRB - E (Everyone)</text:p>
          </table:table-cell>
          <table:table-cell office:value-type="string">
            <text:p>Pro Yakyuu Virtual Stadium - Professional Baseball</text:p>
          </table:table-cell>
          <table:table-cell table:number-columns-repeated="2" office:value-type="string">
            <text:p>Electronic Arts, Inc.</text:p>
          </table:table-cell>
          <table:table-cell office:value-type="string">
            <text:p>Sports/Baseball</text:p>
          </table:table-cell>
          <table:table-cell office:value-type="string">
            <text:p>3.5</text:p>
          </table:table-cell>
          <table:table-cell office:value-type="string">
            <text:p>1-2 Players</text:p>
          </table:table-cell>
          <table:table-cell office:value-type="string">
            <text:p>No Description Available!</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Pro Yakyuu Virtual Stadium - Professional Baseball (Japan)&quot;&gt; &lt;year&gt;1995&lt;/year&gt; &lt;rating&gt;ESRB - E (Everyone)&lt;/rating&gt; &lt;title&gt;Pro Yakyuu Virtual Stadium - Professional Baseball&lt;/title&gt; &lt;pub&gt;Electronic Arts, Inc.&lt;/pub&gt; &lt;dev&gt;Electronic Arts, Inc.&lt;/dev&gt; &lt;genre&gt;Sports/Baseball&lt;/genre&gt; &lt;score&gt;3.5&lt;/score&gt; &lt;player&gt;1-2 Players&lt;/player&gt; &lt;story&gt;No Description Available!&lt;/story&gt; &lt;/game&gt;">
            <text:p>&lt;game name="Pro Yakyuu Virtual Stadium - Professional Baseball (Japan)"&gt; &lt;year&gt;1995&lt;/year&gt; &lt;rating&gt;ESRB - E (Everyone)&lt;/rating&gt; &lt;title&gt;Pro Yakyuu Virtual Stadium - Professional Baseball&lt;/title&gt; &lt;pub&gt;Electronic Arts, Inc.&lt;/pub&gt; &lt;dev&gt;Electronic Arts, Inc.&lt;/dev&gt; &lt;genre&gt;Sports/Baseball&lt;/genre&gt; &lt;score&gt;3.5&lt;/score&gt; &lt;player&gt;1-2 Players&lt;/player&gt; &lt;story&gt;No Description Available!&lt;/story&gt; &lt;/game&gt;</text:p>
          </table:table-cell>
          <table:table-cell table:number-columns-repeated="1012"/>
        </table:table-row>
        <table:table-row table:style-name="ro1">
          <table:table-cell office:value-type="string">
            <text:p>Psychic Detective (Disc 1) (USA)</text:p>
          </table:table-cell>
          <table:table-cell office:value-type="float" office:value="1995">
            <text:p>1995</text:p>
          </table:table-cell>
          <table:table-cell office:value-type="string">
            <text:p>ESRB - M (Mature)</text:p>
          </table:table-cell>
          <table:table-cell office:value-type="string">
            <text:p>Psychic Detective Disc 1</text:p>
          </table:table-cell>
          <table:table-cell office:value-type="string">
            <text:p>Electronic Arts, Inc.</text:p>
          </table:table-cell>
          <table:table-cell office:value-type="string">
            <text:p>Colossal Pictures</text:p>
          </table:table-cell>
          <table:table-cell office:value-type="string">
            <text:p>Adventure</text:p>
          </table:table-cell>
          <table:table-cell office:value-type="string">
            <text:p>3.0</text:p>
          </table:table-cell>
          <table:table-cell office:value-type="string">
            <text:p>1 Player</text:p>
          </table:table-cell>
          <table:table-cell office:value-type="string">
            <text:p>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Psychic Detective (Disc 1) (USA)&quot;&gt; &lt;year&gt;1995&lt;/year&gt; &lt;rating&gt;ESRB - M (Mature)&lt;/rating&gt; &lt;title&gt;Psychic Detective Disc 1&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
            <text:p>&lt;game name="Psychic Detective (Disc 1) (USA)"&gt; &lt;year&gt;1995&lt;/year&gt; &lt;rating&gt;ESRB - M (Mature)&lt;/rating&gt; &lt;title&gt;Psychic Detective Disc 1&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text:p>
          </table:table-cell>
          <table:table-cell table:number-columns-repeated="1012"/>
        </table:table-row>
        <table:table-row table:style-name="ro1">
          <table:table-cell office:value-type="string">
            <text:p>Psychic Detective (Disc 2) (USA)</text:p>
          </table:table-cell>
          <table:table-cell office:value-type="float" office:value="1995">
            <text:p>1995</text:p>
          </table:table-cell>
          <table:table-cell office:value-type="string">
            <text:p>ESRB - M (Mature)</text:p>
          </table:table-cell>
          <table:table-cell office:value-type="string">
            <text:p>Psychic Detective Disc 2</text:p>
          </table:table-cell>
          <table:table-cell office:value-type="string">
            <text:p>Electronic Arts, Inc.</text:p>
          </table:table-cell>
          <table:table-cell office:value-type="string">
            <text:p>Colossal Pictures</text:p>
          </table:table-cell>
          <table:table-cell office:value-type="string">
            <text:p>Adventure</text:p>
          </table:table-cell>
          <table:table-cell office:value-type="string">
            <text:p>3.0</text:p>
          </table:table-cell>
          <table:table-cell office:value-type="string">
            <text:p>1 Player</text:p>
          </table:table-cell>
          <table:table-cell office:value-type="string">
            <text:p>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Psychic Detective (Disc 2) (USA)&quot;&gt; &lt;year&gt;1995&lt;/year&gt; &lt;rating&gt;ESRB - M (Mature)&lt;/rating&gt; &lt;title&gt;Psychic Detective Disc 2&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
            <text:p>&lt;game name="Psychic Detective (Disc 2) (USA)"&gt; &lt;year&gt;1995&lt;/year&gt; &lt;rating&gt;ESRB - M (Mature)&lt;/rating&gt; &lt;title&gt;Psychic Detective Disc 2&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text:p>
          </table:table-cell>
          <table:table-cell table:number-columns-repeated="1012"/>
        </table:table-row>
        <table:table-row table:style-name="ro1">
          <table:table-cell office:value-type="string">
            <text:p>Psychic Detective (Disc 3) (USA)</text:p>
          </table:table-cell>
          <table:table-cell office:value-type="float" office:value="1995">
            <text:p>1995</text:p>
          </table:table-cell>
          <table:table-cell office:value-type="string">
            <text:p>ESRB - M (Mature)</text:p>
          </table:table-cell>
          <table:table-cell office:value-type="string">
            <text:p>Psychic Detective Disc 3</text:p>
          </table:table-cell>
          <table:table-cell office:value-type="string">
            <text:p>Electronic Arts, Inc.</text:p>
          </table:table-cell>
          <table:table-cell office:value-type="string">
            <text:p>Colossal Pictures</text:p>
          </table:table-cell>
          <table:table-cell office:value-type="string">
            <text:p>Adventure</text:p>
          </table:table-cell>
          <table:table-cell office:value-type="string">
            <text:p>3.0</text:p>
          </table:table-cell>
          <table:table-cell office:value-type="string">
            <text:p>1 Player</text:p>
          </table:table-cell>
          <table:table-cell office:value-type="string">
            <text:p>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Psychic Detective (Disc 3) (USA)&quot;&gt; &lt;year&gt;1995&lt;/year&gt; &lt;rating&gt;ESRB - M (Mature)&lt;/rating&gt; &lt;title&gt;Psychic Detective Disc 3&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
            <text:p>&lt;game name="Psychic Detective (Disc 3) (USA)"&gt; &lt;year&gt;1995&lt;/year&gt; &lt;rating&gt;ESRB - M (Mature)&lt;/rating&gt; &lt;title&gt;Psychic Detective Disc 3&lt;/title&gt; &lt;pub&gt;Electronic Arts, Inc.&lt;/pub&gt; &lt;dev&gt;Colossal Pictures&lt;/dev&gt; &lt;genre&gt;Adventure&lt;/genre&gt; &lt;score&gt;3.0&lt;/score&gt; &lt;player&gt;1 Player&lt;/player&gt; &lt;story&gt;This game is an innovative slant on the interactive movie. You're Eric Fox, a psychic detective who can transmit his psychic self to others, to see through their eyes and hear through their ears. That way you can find out things about the case you couldn't otherwise. The game has many different conclusions. It's a dark story though, and most people might not want to play through again.&lt;/story&gt; &lt;/game&gt;</text:p>
          </table:table-cell>
          <table:table-cell table:number-columns-repeated="1012"/>
        </table:table-row>
        <table:table-row table:style-name="ro1">
          <table:table-cell office:value-type="string">
            <text:p>Putt-Putt Goes to the Moon (USA)</text:p>
          </table:table-cell>
          <table:table-cell office:value-type="float" office:value="1994">
            <text:p>1994</text:p>
          </table:table-cell>
          <table:table-cell office:value-type="string">
            <text:p>ESRB - E (Everyone)</text:p>
          </table:table-cell>
          <table:table-cell office:value-type="string">
            <text:p>Putt-Putt Goes to the Moon</text:p>
          </table:table-cell>
          <table:table-cell table:number-columns-repeated="2" office:value-type="string">
            <text:p>Humongous Entertainment, Inc.</text:p>
          </table:table-cell>
          <table:table-cell office:value-type="string">
            <text:p>Puzzle</text:p>
          </table:table-cell>
          <table:table-cell office:value-type="string">
            <text:p>3.3</text:p>
          </table:table-cell>
          <table:table-cell office:value-type="string">
            <text:p>1-2 Players</text:p>
          </table:table-cell>
          <table:table-cell office:value-type="string">
            <text:p>When Putt-Putt visits the fireworks factory, a slip of Pep's paw sends him rocketing to the moon. <text:s/>Once there, he must gather the pieces of a rocket ship to get himself and Pep back home to Earth.</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Putt-Putt Goes to the Moon (USA)&quot;&gt; &lt;year&gt;1994&lt;/year&gt; &lt;rating&gt;ESRB - E (Everyone)&lt;/rating&gt; &lt;title&gt;Putt-Putt Goes to the Moon&lt;/title&gt; &lt;pub&gt;Humongous Entertainment, Inc.&lt;/pub&gt; &lt;dev&gt;Humongous Entertainment, Inc.&lt;/dev&gt; &lt;genre&gt;Puzzle&lt;/genre&gt; &lt;score&gt;3.3&lt;/score&gt; &lt;player&gt;1-2 Players&lt;/player&gt; &lt;story&gt;When Putt-Putt visits the fireworks factory, a slip of Pep's paw sends him rocketing to the moon.  Once there, he must gather the pieces of a rocket ship to get himself and Pep back home to Earth.&lt;/story&gt; &lt;/game&gt;">
            <text:p>&lt;game name="Putt-Putt Goes to the Moon (USA)"&gt; &lt;year&gt;1994&lt;/year&gt; &lt;rating&gt;ESRB - E (Everyone)&lt;/rating&gt; &lt;title&gt;Putt-Putt Goes to the Moon&lt;/title&gt; &lt;pub&gt;Humongous Entertainment, Inc.&lt;/pub&gt; &lt;dev&gt;Humongous Entertainment, Inc.&lt;/dev&gt; &lt;genre&gt;Puzzle&lt;/genre&gt; &lt;score&gt;3.3&lt;/score&gt; &lt;player&gt;1-2 Players&lt;/player&gt; &lt;story&gt;When Putt-Putt visits the fireworks factory, a slip of Pep's paw sends him rocketing to the moon. <text:s/>Once there, he must gather the pieces of a rocket ship to get himself and Pep back home to Earth.&lt;/story&gt; &lt;/game&gt;</text:p>
          </table:table-cell>
          <table:table-cell table:number-columns-repeated="1012"/>
        </table:table-row>
        <table:table-row table:style-name="ro1">
          <table:table-cell office:value-type="string">
            <text:p>Putt-Putt Joins the Parade (USA)</text:p>
          </table:table-cell>
          <table:table-cell office:value-type="float" office:value="1994">
            <text:p>1994</text:p>
          </table:table-cell>
          <table:table-cell office:value-type="string">
            <text:p>ESRB - E (Everyone)</text:p>
          </table:table-cell>
          <table:table-cell office:value-type="string">
            <text:p>Putt-Putt Joins the Parade</text:p>
          </table:table-cell>
          <table:table-cell table:number-columns-repeated="2" office:value-type="string">
            <text:p>Humongous Entertainment, Inc.</text:p>
          </table:table-cell>
          <table:table-cell office:value-type="string">
            <text:p>Puzzle</text:p>
          </table:table-cell>
          <table:table-cell office:value-type="string">
            <text:p>3.8</text:p>
          </table:table-cell>
          <table:table-cell office:value-type="string">
            <text:p>1 Player</text:p>
          </table:table-cell>
          <table:table-cell office:value-type="string">
            <text:p>Putt-Putt, an adorable purple car, wants to join the Cartown Parade. <text:s/>But, first he must earn money for a carwash, find a balloon, and get a pet (Pep, the puppy). <text:s/>Children ages 3 to 8 have a great time delivering groceries and mowing lawns and learn good lessons like waiting for the green light before crossing the road. <text:s/>Each screen has a multitude of fun things to click on, as well.</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Putt-Putt Joins the Parade (USA)&quot;&gt; &lt;year&gt;1994&lt;/year&gt; &lt;rating&gt;ESRB - E (Everyone)&lt;/rating&gt; &lt;title&gt;Putt-Putt Joins the Parade&lt;/title&gt; &lt;pub&gt;Humongous Entertainment, Inc.&lt;/pub&gt; &lt;dev&gt;Humongous Entertainment, Inc.&lt;/dev&gt; &lt;genre&gt;Puzzle&lt;/genre&gt; &lt;score&gt;3.8&lt;/score&gt; &lt;player&gt;1 Player&lt;/player&gt; &lt;story&gt;Putt-Putt, an adorable purple car, wants to join the Cartown Parade.  But, first he must earn money for a carwash, find a balloon, and get a pet (Pep, the puppy).  Children ages 3 to 8 have a great time delivering groceries and mowing lawns and learn good lessons like waiting for the green light before crossing the road.  Each screen has a multitude of fun things to click on, as well.&lt;/story&gt; &lt;/game&gt;">
            <text:p>&lt;game name="Putt-Putt Joins the Parade (USA)"&gt; &lt;year&gt;1994&lt;/year&gt; &lt;rating&gt;ESRB - E (Everyone)&lt;/rating&gt; &lt;title&gt;Putt-Putt Joins the Parade&lt;/title&gt; &lt;pub&gt;Humongous Entertainment, Inc.&lt;/pub&gt; &lt;dev&gt;Humongous Entertainment, Inc.&lt;/dev&gt; &lt;genre&gt;Puzzle&lt;/genre&gt; &lt;score&gt;3.8&lt;/score&gt; &lt;player&gt;1 Player&lt;/player&gt; &lt;story&gt;Putt-Putt, an adorable purple car, wants to join the Cartown Parade. <text:s/>But, first he must earn money for a carwash, find a balloon, and get a pet (Pep, the puppy). <text:s/>Children ages 3 to 8 have a great time delivering groceries and mowing lawns and learn good lessons like waiting for the green light before crossing the road. <text:s/>Each screen has a multitude of fun things to click on, as well.&lt;/story&gt; &lt;/game&gt;</text:p>
          </table:table-cell>
          <table:table-cell table:number-columns-repeated="1012"/>
        </table:table-row>
        <table:table-row table:style-name="ro1">
          <table:table-cell office:value-type="string">
            <text:p>Putt-Putt's Fun Pack (USA)</text:p>
          </table:table-cell>
          <table:table-cell office:value-type="float" office:value="1994">
            <text:p>1994</text:p>
          </table:table-cell>
          <table:table-cell office:value-type="string">
            <text:p>ESRB - E (Everyone)</text:p>
          </table:table-cell>
          <table:table-cell office:value-type="string">
            <text:p>Putt-Putt's Fun Pack</text:p>
          </table:table-cell>
          <table:table-cell table:number-columns-repeated="2" office:value-type="string">
            <text:p>Humongous Entertainment, Inc.</text:p>
          </table:table-cell>
          <table:table-cell office:value-type="string">
            <text:p>Puzzle</text:p>
          </table:table-cell>
          <table:table-cell office:value-type="string">
            <text:p>3.2</text:p>
          </table:table-cell>
          <table:table-cell office:value-type="string">
            <text:p>1-2 Players</text:p>
          </table:table-cell>
          <table:table-cell office:value-type="string">
            <text:p>A collection of thinking games inspired from the existing Putt-Putt games, including checkers, pinball, and tic-tac-toe. <text:s/>Intended as non-violent rainy-day fun for youngsters.</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Putt-Putt's Fun Pack (USA)&quot;&gt; &lt;year&gt;1994&lt;/year&gt; &lt;rating&gt;ESRB - E (Everyone)&lt;/rating&gt; &lt;title&gt;Putt-Putt's Fun Pack&lt;/title&gt; &lt;pub&gt;Humongous Entertainment, Inc.&lt;/pub&gt; &lt;dev&gt;Humongous Entertainment, Inc.&lt;/dev&gt; &lt;genre&gt;Puzzle&lt;/genre&gt; &lt;score&gt;3.2&lt;/score&gt; &lt;player&gt;1-2 Players&lt;/player&gt; &lt;story&gt;A collection of thinking games inspired from the existing Putt-Putt games, including checkers, pinball, and tic-tac-toe.  Intended as non-violent rainy-day fun for youngsters.&lt;/story&gt; &lt;/game&gt;">
            <text:p>&lt;game name="Putt-Putt's Fun Pack (USA)"&gt; &lt;year&gt;1994&lt;/year&gt; &lt;rating&gt;ESRB - E (Everyone)&lt;/rating&gt; &lt;title&gt;Putt-Putt's Fun Pack&lt;/title&gt; &lt;pub&gt;Humongous Entertainment, Inc.&lt;/pub&gt; &lt;dev&gt;Humongous Entertainment, Inc.&lt;/dev&gt; &lt;genre&gt;Puzzle&lt;/genre&gt; &lt;score&gt;3.2&lt;/score&gt; &lt;player&gt;1-2 Players&lt;/player&gt; &lt;story&gt;A collection of thinking games inspired from the existing Putt-Putt games, including checkers, pinball, and tic-tac-toe. <text:s/>Intended as non-violent rainy-day fun for youngsters.&lt;/story&gt; &lt;/game&gt;</text:p>
          </table:table-cell>
          <table:table-cell table:number-columns-repeated="1012"/>
        </table:table-row>
        <table:table-row table:style-name="ro1">
          <table:table-cell office:value-type="string">
            <text:p>Pyramid Intruder (Japan)</text:p>
          </table:table-cell>
          <table:table-cell office:value-type="float" office:value="1995">
            <text:p>1995</text:p>
          </table:table-cell>
          <table:table-cell office:value-type="string">
            <text:p>ESRB - E10+ (Everyone 10+)</text:p>
          </table:table-cell>
          <table:table-cell office:value-type="string">
            <text:p>Pyramid Intruder</text:p>
          </table:table-cell>
          <table:table-cell office:value-type="string">
            <text:p>Taito Corporation</text:p>
          </table:table-cell>
          <table:table-cell office:value-type="string">
            <text:p>High-Tech Lab Japan</text:p>
          </table:table-cell>
          <table:table-cell office:value-type="string">
            <text:p>Shooter</text:p>
          </table:table-cell>
          <table:table-cell office:value-type="string">
            <text:p>2.8</text:p>
          </table:table-cell>
          <table:table-cell office:value-type="string">
            <text:p>1 Player</text:p>
          </table:table-cell>
          <table:table-cell office:value-type="string">
            <text:p>No Description Available!</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Pyramid Intruder (Japan)&quot;&gt; &lt;year&gt;1995&lt;/year&gt; &lt;rating&gt;ESRB - E10+ (Everyone 10+)&lt;/rating&gt; &lt;title&gt;Pyramid Intruder&lt;/title&gt; &lt;pub&gt;Taito Corporation&lt;/pub&gt; &lt;dev&gt;High-Tech Lab Japan&lt;/dev&gt; &lt;genre&gt;Shooter&lt;/genre&gt; &lt;score&gt;2.8&lt;/score&gt; &lt;player&gt;1 Player&lt;/player&gt; &lt;story&gt;No Description Available!&lt;/story&gt; &lt;/game&gt;">
            <text:p>&lt;game name="Pyramid Intruder (Japan)"&gt; &lt;year&gt;1995&lt;/year&gt; &lt;rating&gt;ESRB - E10+ (Everyone 10+)&lt;/rating&gt; &lt;title&gt;Pyramid Intruder&lt;/title&gt; &lt;pub&gt;Taito Corporation&lt;/pub&gt; &lt;dev&gt;High-Tech Lab Japan&lt;/dev&gt; &lt;genre&gt;Shooter&lt;/genre&gt; &lt;score&gt;2.8&lt;/score&gt; &lt;player&gt;1 Player&lt;/player&gt; &lt;story&gt;No Description Available!&lt;/story&gt; &lt;/game&gt;</text:p>
          </table:table-cell>
          <table:table-cell table:number-columns-repeated="1012"/>
        </table:table-row>
        <table:table-row table:style-name="ro1">
          <table:table-cell office:value-type="string">
            <text:p>Quarantine (USA)</text:p>
          </table:table-cell>
          <table:table-cell office:value-type="float" office:value="1994">
            <text:p>1994</text:p>
          </table:table-cell>
          <table:table-cell office:value-type="string">
            <text:p>ESRB - T (Teen)</text:p>
          </table:table-cell>
          <table:table-cell office:value-type="string">
            <text:p>Quarantine</text:p>
          </table:table-cell>
          <table:table-cell office:value-type="string">
            <text:p>GameTek, Inc.</text:p>
          </table:table-cell>
          <table:table-cell office:value-type="string">
            <text:p>Imagexcel</text:p>
          </table:table-cell>
          <table:table-cell office:value-type="string">
            <text:p>Adventure</text:p>
          </table:table-cell>
          <table:table-cell office:value-type="string">
            <text:p>3.1</text:p>
          </table:table-cell>
          <table:table-cell office:value-type="string">
            <text:p>1 Player</text:p>
          </table:table-cell>
          <table:table-cell office:value-type="string">
            <text:p>In Quarantine, you play the part of a taxi driver, desperate to escape from the violent prison city of Kemo. Deliver passengers to their destinations,**so you can earn money to upgrade your cab, and take on undercover missions in the hope that somehow you can find a way out. An impressive array of cab-mounted weaponry will help you to survive.</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Quarantine (USA)&quot;&gt; &lt;year&gt;1994&lt;/year&gt; &lt;rating&gt;ESRB - T (Teen)&lt;/rating&gt; &lt;title&gt;Quarantine&lt;/title&gt; &lt;pub&gt;GameTek, Inc.&lt;/pub&gt; &lt;dev&gt;Imagexcel&lt;/dev&gt; &lt;genre&gt;Adventure&lt;/genre&gt; &lt;score&gt;3.1&lt;/score&gt; &lt;player&gt;1 Player&lt;/player&gt; &lt;story&gt;In Quarantine, you play the part of a taxi driver, desperate to escape from the violent prison city of Kemo. Deliver passengers to their destinations,**so you can earn money to upgrade your cab, and take on undercover missions in the hope that somehow you can find a way out. An impressive array of cab-mounted weaponry will help you to survive.&lt;/story&gt; &lt;/game&gt;">
            <text:p>&lt;game name="Quarantine (USA)"&gt; &lt;year&gt;1994&lt;/year&gt; &lt;rating&gt;ESRB - T (Teen)&lt;/rating&gt; &lt;title&gt;Quarantine&lt;/title&gt; &lt;pub&gt;GameTek, Inc.&lt;/pub&gt; &lt;dev&gt;Imagexcel&lt;/dev&gt; &lt;genre&gt;Adventure&lt;/genre&gt; &lt;score&gt;3.1&lt;/score&gt; &lt;player&gt;1 Player&lt;/player&gt; &lt;story&gt;In Quarantine, you play the part of a taxi driver, desperate to escape from the violent prison city of Kemo. Deliver passengers to their destinations,**so you can earn money to upgrade your cab, and take on undercover missions in the hope that somehow you can find a way out. An impressive array of cab-mounted weaponry will help you to survive.&lt;/story&gt; &lt;/game&gt;</text:p>
          </table:table-cell>
          <table:table-cell table:number-columns-repeated="1012"/>
        </table:table-row>
        <table:table-row table:style-name="ro1">
          <table:table-cell office:value-type="string">
            <text:p>Quarterback Attack - The Professional Quarterback Simulator (USA)</text:p>
          </table:table-cell>
          <table:table-cell office:value-type="float" office:value="1995">
            <text:p>1995</text:p>
          </table:table-cell>
          <table:table-cell office:value-type="string">
            <text:p>ESRB - E (Everyone)</text:p>
          </table:table-cell>
          <table:table-cell office:value-type="string">
            <text:p>Quarterback Attack - The Professional Quarterback Simulator</text:p>
          </table:table-cell>
          <table:table-cell table:number-columns-repeated="2" office:value-type="string">
            <text:p>Digital Pictures, Inc.</text:p>
          </table:table-cell>
          <table:table-cell office:value-type="string">
            <text:p>Sports/Football</text:p>
          </table:table-cell>
          <table:table-cell office:value-type="string">
            <text:p>3.3</text:p>
          </table:table-cell>
          <table:table-cell office:value-type="string">
            <text:p>1 Player</text:p>
          </table:table-cell>
          <table:table-cell office:value-type="string">
            <text:p>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Quarterback Attack - The Professional Quarterback Simulator (USA)&quot;&gt; &lt;year&gt;1995&lt;/year&gt; &lt;rating&gt;ESRB - E (Everyone)&lt;/rating&gt; &lt;title&gt;Quarterback Attack - The Professional Quarterback Simulator&lt;/title&gt; &lt;pub&gt;Digital Pictures, Inc.&lt;/pub&gt; &lt;dev&gt;Digital Pictures, Inc.&lt;/dev&gt; &lt;genre&gt;Sports/Football&lt;/genre&gt; &lt;score&gt;3.3&lt;/score&gt; &lt;player&gt;1 Player&lt;/player&gt; &lt;story&gt;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lt;/story&gt; &lt;/game&gt;">
            <text:p>&lt;game name="Quarterback Attack - The Professional Quarterback Simulator (USA)"&gt; &lt;year&gt;1995&lt;/year&gt; &lt;rating&gt;ESRB - E (Everyone)&lt;/rating&gt; &lt;title&gt;Quarterback Attack - The Professional Quarterback Simulator&lt;/title&gt; &lt;pub&gt;Digital Pictures, Inc.&lt;/pub&gt; &lt;dev&gt;Digital Pictures, Inc.&lt;/dev&gt; &lt;genre&gt;Sports/Football&lt;/genre&gt; &lt;score&gt;3.3&lt;/score&gt; &lt;player&gt;1 Player&lt;/player&gt; &lt;story&gt;In this semi-fmv game you play a rookie facing his first game as starting quarterback on a fictional team, and this just happens to be The Big Game.****The entire game consists of this confrontation, upon start of the game you watch a video of a kickoff and return, and then you get to select among 110 plays (100 passing and 10 running) and assing a snap count. The meat of the game is on the passing plays, were you are switched to a 3rd person behind-the-quarterback view from which you can see oncoming rushers as well as zoom in on any receiver and via a targeting cursor make passes, or scramble if you don't find any open man, etc.****Graphics consists mostly of fmv and super-imposed digitized images of no more than 320 x 200 in resolution. There are also 6 difficulty settings to choose from.&lt;/story&gt; &lt;/game&gt;</text:p>
          </table:table-cell>
          <table:table-cell table:number-columns-repeated="1012"/>
        </table:table-row>
        <table:table-row table:style-name="ro1">
          <table:table-cell office:value-type="string">
            <text:p>Real Pinball (USA)</text:p>
          </table:table-cell>
          <table:table-cell office:value-type="float" office:value="1994">
            <text:p>1994</text:p>
          </table:table-cell>
          <table:table-cell office:value-type="string">
            <text:p>ESRB - E (Everyone)</text:p>
          </table:table-cell>
          <table:table-cell office:value-type="string">
            <text:p>Real Pinball</text:p>
          </table:table-cell>
          <table:table-cell office:value-type="string">
            <text:p>Panasonic Software Company</text:p>
          </table:table-cell>
          <table:table-cell office:value-type="string">
            <text:p>Japan DataWorks</text:p>
          </table:table-cell>
          <table:table-cell office:value-type="string">
            <text:p>Pinball</text:p>
          </table:table-cell>
          <table:table-cell office:value-type="string">
            <text:p>3.4</text:p>
          </table:table-cell>
          <table:table-cell office:value-type="string">
            <text:p>1 Player</text:p>
          </table:table-cell>
          <table:table-cell office:value-type="string">
            <text:p>Real Pinball is the standard video game conversion of the actual machines with five different tables to choose from with the main goal being to gain as many points as possible by using the game controller to control the flippers of the machine. <text:s/>The game features realistic graphics made to resemble an actual machine.</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Real Pinball (USA)&quot;&gt; &lt;year&gt;1994&lt;/year&gt; &lt;rating&gt;ESRB - E (Everyone)&lt;/rating&gt; &lt;title&gt;Real Pinball&lt;/title&gt; &lt;pub&gt;Panasonic Software Company&lt;/pub&gt; &lt;dev&gt;Japan DataWorks&lt;/dev&gt; &lt;genre&gt;Pinball&lt;/genre&gt; &lt;score&gt;3.4&lt;/score&gt; &lt;player&gt;1 Player&lt;/player&gt; &lt;story&gt;Real Pinball is the standard video game conversion of the actual machines with five different tables to choose from with the main goal being to gain as many points as possible by using the game controller to control the flippers of the machine.  The game features realistic graphics made to resemble an actual machine.&lt;/story&gt; &lt;/game&gt;">
            <text:p>&lt;game name="Real Pinball (USA)"&gt; &lt;year&gt;1994&lt;/year&gt; &lt;rating&gt;ESRB - E (Everyone)&lt;/rating&gt; &lt;title&gt;Real Pinball&lt;/title&gt; &lt;pub&gt;Panasonic Software Company&lt;/pub&gt; &lt;dev&gt;Japan DataWorks&lt;/dev&gt; &lt;genre&gt;Pinball&lt;/genre&gt; &lt;score&gt;3.4&lt;/score&gt; &lt;player&gt;1 Player&lt;/player&gt; &lt;story&gt;Real Pinball is the standard video game conversion of the actual machines with five different tables to choose from with the main goal being to gain as many points as possible by using the game controller to control the flippers of the machine. <text:s/>The game features realistic graphics made to resemble an actual machine.&lt;/story&gt; &lt;/game&gt;</text:p>
          </table:table-cell>
          <table:table-cell table:number-columns-repeated="1012"/>
        </table:table-row>
        <table:table-row table:style-name="ro1">
          <table:table-cell office:value-type="string">
            <text:p>Return Fire - Maps O' Death (USA)</text:p>
          </table:table-cell>
          <table:table-cell office:value-type="float" office:value="1996">
            <text:p>1996</text:p>
          </table:table-cell>
          <table:table-cell office:value-type="string">
            <text:p>ESRB - T (Teen)</text:p>
          </table:table-cell>
          <table:table-cell office:value-type="string">
            <text:p>Return Fire - Maps O' Death</text:p>
          </table:table-cell>
          <table:table-cell office:value-type="string">
            <text:p>Prolific Publishing, Inc.</text:p>
          </table:table-cell>
          <table:table-cell office:value-type="string">
            <text:p>Silent Software</text:p>
          </table:table-cell>
          <table:table-cell office:value-type="string">
            <text:p>Strategy</text:p>
          </table:table-cell>
          <table:table-cell office:value-type="string">
            <text:p>4.1</text:p>
          </table:table-cell>
          <table:table-cell office:value-type="string">
            <text:p>1-2 Players</text:p>
          </table:table-cell>
          <table:table-cell office:value-type="string">
            <text:p>Return Fire: Maps O' Death is an add-on for the original Return Fire with over 100 new levels to choose from with a variety of environments including massive sandy beaches, water warfare and heavily populated areas.****It still supports two players for head-to-head war and a password system to access levels.</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Return Fire - Maps O' Death (USA)&quot;&gt; &lt;year&gt;1996&lt;/year&gt; &lt;rating&gt;ESRB - T (Teen)&lt;/rating&gt; &lt;title&gt;Return Fire - Maps O' Death&lt;/title&gt; &lt;pub&gt;Prolific Publishing, Inc.&lt;/pub&gt; &lt;dev&gt;Silent Software&lt;/dev&gt; &lt;genre&gt;Strategy&lt;/genre&gt; &lt;score&gt;4.1&lt;/score&gt; &lt;player&gt;1-2 Players&lt;/player&gt; &lt;story&gt;Return Fire: Maps O' Death is an add-on for the original Return Fire with over 100 new levels to choose from with a variety of environments including massive sandy beaches, water warfare and heavily populated areas.****It still supports two players for head-to-head war and a password system to access levels.&lt;/story&gt; &lt;/game&gt;">
            <text:p>&lt;game name="Return Fire - Maps O' Death (USA)"&gt; &lt;year&gt;1996&lt;/year&gt; &lt;rating&gt;ESRB - T (Teen)&lt;/rating&gt; &lt;title&gt;Return Fire - Maps O' Death&lt;/title&gt; &lt;pub&gt;Prolific Publishing, Inc.&lt;/pub&gt; &lt;dev&gt;Silent Software&lt;/dev&gt; &lt;genre&gt;Strategy&lt;/genre&gt; &lt;score&gt;4.1&lt;/score&gt; &lt;player&gt;1-2 Players&lt;/player&gt; &lt;story&gt;Return Fire: Maps O' Death is an add-on for the original Return Fire with over 100 new levels to choose from with a variety of environments including massive sandy beaches, water warfare and heavily populated areas.****It still supports two players for head-to-head war and a password system to access levels.&lt;/story&gt; &lt;/game&gt;</text:p>
          </table:table-cell>
          <table:table-cell table:number-columns-repeated="1012"/>
        </table:table-row>
        <table:table-row table:style-name="ro1">
          <table:table-cell office:value-type="string">
            <text:p>Return Fire (USA)</text:p>
          </table:table-cell>
          <table:table-cell office:value-type="float" office:value="1995">
            <text:p>1995</text:p>
          </table:table-cell>
          <table:table-cell office:value-type="string">
            <text:p>ESRB - E (Everyone)</text:p>
          </table:table-cell>
          <table:table-cell office:value-type="string">
            <text:p>Return Fire</text:p>
          </table:table-cell>
          <table:table-cell office:value-type="string">
            <text:p>Prolific Publishing, Inc.</text:p>
          </table:table-cell>
          <table:table-cell office:value-type="string">
            <text:p>Silent Software</text:p>
          </table:table-cell>
          <table:table-cell office:value-type="string">
            <text:p>Strategy</text:p>
          </table:table-cell>
          <table:table-cell office:value-type="string">
            <text:p>4.0</text:p>
          </table:table-cell>
          <table:table-cell office:value-type="string">
            <text:p>1-2 Players</text:p>
          </table:table-cell>
          <table:table-cell office:value-type="string">
            <text:p>Return Fire is the spiritual successor to Fire Power and it fits in both the strategy and action genres. You can take control of one of 4 vehicles, a jeep, helicopter, tank and a missile launching vehicle (but actually called The Armoured Support Vehicle (ASV).****There are are two ways to win, the easier one would be to capture the enemy's flag by bringing it to your bunker with the frail Jeep. This is the main objective. The other way to win is to destroy your enemy, a secondary objective.</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Return Fire (USA)&quot;&gt; &lt;year&gt;1995&lt;/year&gt; &lt;rating&gt;ESRB - E (Everyone)&lt;/rating&gt; &lt;title&gt;Return Fire&lt;/title&gt; &lt;pub&gt;Prolific Publishing, Inc.&lt;/pub&gt; &lt;dev&gt;Silent Software&lt;/dev&gt; &lt;genre&gt;Strategy&lt;/genre&gt; &lt;score&gt;4.0&lt;/score&gt; &lt;player&gt;1-2 Players&lt;/player&gt; &lt;story&gt;Return Fire is the spiritual successor to Fire Power and it fits in both the strategy and action genres. You can take control of one of 4 vehicles, a jeep, helicopter, tank and a missile launching vehicle (but actually called The Armoured Support Vehicle (ASV).****There are are two ways to win, the easier one would be to capture the enemy's flag by bringing it to your bunker with the frail Jeep. This is the main objective. The other way to win is to destroy your enemy, a secondary objective.&lt;/story&gt; &lt;/game&gt;">
            <text:p>&lt;game name="Return Fire (USA)"&gt; &lt;year&gt;1995&lt;/year&gt; &lt;rating&gt;ESRB - E (Everyone)&lt;/rating&gt; &lt;title&gt;Return Fire&lt;/title&gt; &lt;pub&gt;Prolific Publishing, Inc.&lt;/pub&gt; &lt;dev&gt;Silent Software&lt;/dev&gt; &lt;genre&gt;Strategy&lt;/genre&gt; &lt;score&gt;4.0&lt;/score&gt; &lt;player&gt;1-2 Players&lt;/player&gt; &lt;story&gt;Return Fire is the spiritual successor to Fire Power and it fits in both the strategy and action genres. You can take control of one of 4 vehicles, a jeep, helicopter, tank and a missile launching vehicle (but actually called The Armoured Support Vehicle (ASV).****There are are two ways to win, the easier one would be to capture the enemy's flag by bringing it to your bunker with the frail Jeep. This is the main objective. The other way to win is to destroy your enemy, a secondary objective.&lt;/story&gt; &lt;/game&gt;</text:p>
          </table:table-cell>
          <table:table-cell table:number-columns-repeated="1012"/>
        </table:table-row>
        <table:table-row table:style-name="ro1">
          <table:table-cell office:value-type="string">
            <text:p>Rise of the Robots (USA)</text:p>
          </table:table-cell>
          <table:table-cell office:value-type="float" office:value="1995">
            <text:p>1995</text:p>
          </table:table-cell>
          <table:table-cell office:value-type="string">
            <text:p>ESRB - E (Everyone)</text:p>
          </table:table-cell>
          <table:table-cell office:value-type="string">
            <text:p>Rise of the Robots</text:p>
          </table:table-cell>
          <table:table-cell office:value-type="string">
            <text:p>Absolute Entertainment, Inc.</text:p>
          </table:table-cell>
          <table:table-cell office:value-type="string">
            <text:p>Instinct Design</text:p>
          </table:table-cell>
          <table:table-cell office:value-type="string">
            <text:p>Fighter</text:p>
          </table:table-cell>
          <table:table-cell office:value-type="string">
            <text:p>1.5</text:p>
          </table:table-cell>
          <table:table-cell office:value-type="string">
            <text:p>1-2 Players</text:p>
          </table:table-cell>
          <table:table-cell office:value-type="string">
            <text:p>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Rise of the Robots (USA)&quot;&gt; &lt;year&gt;1995&lt;/year&gt; &lt;rating&gt;ESRB - E (Everyone)&lt;/rating&gt; &lt;title&gt;Rise of the Robots&lt;/title&gt; &lt;pub&gt;Absolute Entertainment, Inc.&lt;/pub&gt; &lt;dev&gt;Instinct Design&lt;/dev&gt; &lt;genre&gt;Fighter&lt;/genre&gt; &lt;score&gt;1.5&lt;/score&gt; &lt;player&gt;1-2 Players&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
            <text:p>&lt;game name="Rise of the Robots (USA)"&gt; &lt;year&gt;1995&lt;/year&gt; &lt;rating&gt;ESRB - E (Everyone)&lt;/rating&gt; &lt;title&gt;Rise of the Robots&lt;/title&gt; &lt;pub&gt;Absolute Entertainment, Inc.&lt;/pub&gt; &lt;dev&gt;Instinct Design&lt;/dev&gt; &lt;genre&gt;Fighter&lt;/genre&gt; &lt;score&gt;1.5&lt;/score&gt; &lt;player&gt;1-2 Players&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text:p>
          </table:table-cell>
          <table:table-cell table:number-columns-repeated="1012"/>
        </table:table-row>
        <table:table-row table:style-name="ro1">
          <table:table-cell office:value-type="string">
            <text:p>Road Rash (USA)</text:p>
          </table:table-cell>
          <table:table-cell office:value-type="float" office:value="1994">
            <text:p>1994</text:p>
          </table:table-cell>
          <table:table-cell office:value-type="string">
            <text:p>ESRB - E (Everyone)</text:p>
          </table:table-cell>
          <table:table-cell office:value-type="string">
            <text:p>Road Rash</text:p>
          </table:table-cell>
          <table:table-cell office:value-type="string">
            <text:p>Electronic Arts, Inc.</text:p>
          </table:table-cell>
          <table:table-cell office:value-type="string">
            <text:p>Monkey Do Productions</text:p>
          </table:table-cell>
          <table:table-cell office:value-type="string">
            <text:p>Driving</text:p>
          </table:table-cell>
          <table:table-cell office:value-type="string">
            <text:p>4.1</text:p>
          </table:table-cell>
          <table:table-cell office:value-type="string">
            <text:p>1 Player</text:p>
          </table:table-cell>
          <table:table-cell office:value-type="string">
            <text:p>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Road Rash (USA)&quot;&gt; &lt;year&gt;1994&lt;/year&gt; &lt;rating&gt;ESRB - E (Everyone)&lt;/rating&gt; &lt;title&gt;Road Rash&lt;/title&gt; &lt;pub&gt;Electronic Arts, Inc.&lt;/pub&gt; &lt;dev&gt;Monkey Do Productions&lt;/dev&gt; &lt;genre&gt;Driving&lt;/genre&gt; &lt;score&gt;4.1&lt;/score&gt; &lt;player&gt;1 Player&lt;/player&gt; &lt;story&gt;This is a remake of the original Road Rash from the early nineties. For those who have not played the original, you are competing against thirteen other &quot;Road Rashers&quot;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
            <text:p>&lt;game name="Road Rash (USA)"&gt; &lt;year&gt;1994&lt;/year&gt; &lt;rating&gt;ESRB - E (Everyone)&lt;/rating&gt; &lt;title&gt;Road Rash&lt;/title&gt; &lt;pub&gt;Electronic Arts, Inc.&lt;/pub&gt; &lt;dev&gt;Monkey Do Productions&lt;/dev&gt; &lt;genre&gt;Driving&lt;/genre&gt; &lt;score&gt;4.1&lt;/score&gt; &lt;player&gt;1 Player&lt;/player&gt; &lt;story&gt;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text:p>
          </table:table-cell>
          <table:table-cell table:number-columns-repeated="1012"/>
        </table:table-row>
        <table:table-row table:style-name="ro1">
          <table:table-cell office:value-type="string">
            <text:p>Robinson's Requiem (USA)</text:p>
          </table:table-cell>
          <table:table-cell office:value-type="float" office:value="1996">
            <text:p>1996</text:p>
          </table:table-cell>
          <table:table-cell office:value-type="string">
            <text:p>ESRB - T (Teen)</text:p>
          </table:table-cell>
          <table:table-cell office:value-type="string">
            <text:p>Robinson's Requiem</text:p>
          </table:table-cell>
          <table:table-cell office:value-type="string">
            <text:p>ReadySoft Incorporated</text:p>
          </table:table-cell>
          <table:table-cell office:value-type="string">
            <text:p>Silmarils</text:p>
          </table:table-cell>
          <table:table-cell office:value-type="string">
            <text:p>Action</text:p>
          </table:table-cell>
          <table:table-cell office:value-type="string">
            <text:p>4.3</text:p>
          </table:table-cell>
          <table:table-cell office:value-type="string">
            <text:p>1 Player</text:p>
          </table:table-cell>
          <table:table-cell office:value-type="string">
            <text:p>In the far future humanity has achieved faster-than-light space travel, but the galaxy is still a big unknown place. To chart the stars and planets explorers named "Robinsons" are sent on scouting tours of duty. Most of the time the Robinsons sent away are individuals deemed dangerous to society and whose ships are sabotaged.****You play one of these Robinsons who gets stranded on a mysterious alien planet on which a telepathic woman is also stranded. As it turns out she knows a way to get off the planet, but she needs your help to escape.****Gameplay consists of first person roleplaying with the emphasis placed on character modeling and survival. Take a dip when it's cold and you'll sure catch the flu, don't treat an infected injury and amputation is on the way, etc. You must fashion your own tools from whatever you can find on the planet and the game uses pre-rendered sprites over voxel technology terrain for graphics.</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Robinson's Requiem (USA)&quot;&gt; &lt;year&gt;1996&lt;/year&gt; &lt;rating&gt;ESRB - T (Teen)&lt;/rating&gt; &lt;title&gt;Robinson's Requiem&lt;/title&gt; &lt;pub&gt;ReadySoft Incorporated&lt;/pub&gt; &lt;dev&gt;Silmarils&lt;/dev&gt; &lt;genre&gt;Action&lt;/genre&gt; &lt;score&gt;4.3&lt;/score&gt; &lt;player&gt;1 Player&lt;/player&gt; &lt;story&gt;In the far future humanity has achieved faster-than-light space travel, but the galaxy is still a big unknown place. To chart the stars and planets explorers named &quot;Robinsons&quot; are sent on scouting tours of duty. Most of the time the Robinsons sent away are individuals deemed dangerous to society and whose ships are sabotaged.****You play one of these Robinsons who gets stranded on a mysterious alien planet on which a telepathic woman is also stranded. As it turns out she knows a way to get off the planet, but she needs your help to escape.****Gameplay consists of first person roleplaying with the emphasis placed on character modeling and survival. Take a dip when it's cold and you'll sure catch the flu, don't treat an infected injury and amputation is on the way, etc. You must fashion your own tools from whatever you can find on the planet and the game uses pre-rendered sprites over voxel technology terrain for graphics.&lt;/story&gt; &lt;/game&gt;">
            <text:p>&lt;game name="Robinson's Requiem (USA)"&gt; &lt;year&gt;1996&lt;/year&gt; &lt;rating&gt;ESRB - T (Teen)&lt;/rating&gt; &lt;title&gt;Robinson's Requiem&lt;/title&gt; &lt;pub&gt;ReadySoft Incorporated&lt;/pub&gt; &lt;dev&gt;Silmarils&lt;/dev&gt; &lt;genre&gt;Action&lt;/genre&gt; &lt;score&gt;4.3&lt;/score&gt; &lt;player&gt;1 Player&lt;/player&gt; &lt;story&gt;In the far future humanity has achieved faster-than-light space travel, but the galaxy is still a big unknown place. To chart the stars and planets explorers named "Robinsons" are sent on scouting tours of duty. Most of the time the Robinsons sent away are individuals deemed dangerous to society and whose ships are sabotaged.****You play one of these Robinsons who gets stranded on a mysterious alien planet on which a telepathic woman is also stranded. As it turns out she knows a way to get off the planet, but she needs your help to escape.****Gameplay consists of first person roleplaying with the emphasis placed on character modeling and survival. Take a dip when it's cold and you'll sure catch the flu, don't treat an infected injury and amputation is on the way, etc. You must fashion your own tools from whatever you can find on the planet and the game uses pre-rendered sprites over voxel technology terrain for graphics.&lt;/story&gt; &lt;/game&gt;</text:p>
          </table:table-cell>
          <table:table-cell table:number-columns-repeated="1012"/>
        </table:table-row>
        <table:table-row table:style-name="ro1">
          <table:table-cell office:value-type="string">
            <text:p>Royal Pro Wrestling - Jikkyou Live!! (Japan)</text:p>
          </table:table-cell>
          <table:table-cell office:value-type="float" office:value="1996">
            <text:p>1996</text:p>
          </table:table-cell>
          <table:table-cell office:value-type="string">
            <text:p>ESRB - T (Teen)</text:p>
          </table:table-cell>
          <table:table-cell office:value-type="string">
            <text:p>Royal Pro Wrestling - Jikkyou Live!!</text:p>
          </table:table-cell>
          <table:table-cell table:number-columns-repeated="2" office:value-type="string">
            <text:p>Natsume Co., Ltd.</text:p>
          </table:table-cell>
          <table:table-cell office:value-type="string">
            <text:p>Sports/Wrestling</text:p>
          </table:table-cell>
          <table:table-cell office:value-type="string">
            <text:p>4.0</text:p>
          </table:table-cell>
          <table:table-cell office:value-type="string">
            <text:p>1-2 Players</text:p>
          </table:table-cell>
          <table:table-cell office:value-type="string">
            <text:p>No Description Available!</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Royal Pro Wrestling - Jikkyou Live!! (Japan)&quot;&gt; &lt;year&gt;1996&lt;/year&gt; &lt;rating&gt;ESRB - T (Teen)&lt;/rating&gt; &lt;title&gt;Royal Pro Wrestling - Jikkyou Live!!&lt;/title&gt; &lt;pub&gt;Natsume Co., Ltd.&lt;/pub&gt; &lt;dev&gt;Natsume Co., Ltd.&lt;/dev&gt; &lt;genre&gt;Sports/Wrestling&lt;/genre&gt; &lt;score&gt;4.0&lt;/score&gt; &lt;player&gt;1-2 Players&lt;/player&gt; &lt;story&gt;No Description Available!&lt;/story&gt; &lt;/game&gt;">
            <text:p>&lt;game name="Royal Pro Wrestling - Jikkyou Live!! (Japan)"&gt; &lt;year&gt;1996&lt;/year&gt; &lt;rating&gt;ESRB - T (Teen)&lt;/rating&gt; &lt;title&gt;Royal Pro Wrestling - Jikkyou Live!!&lt;/title&gt; &lt;pub&gt;Natsume Co., Ltd.&lt;/pub&gt; &lt;dev&gt;Natsume Co., Ltd.&lt;/dev&gt; &lt;genre&gt;Sports/Wrestling&lt;/genre&gt; &lt;score&gt;4.0&lt;/score&gt; &lt;player&gt;1-2 Players&lt;/player&gt; &lt;story&gt;No Description Available!&lt;/story&gt; &lt;/game&gt;</text:p>
          </table:table-cell>
          <table:table-cell table:number-columns-repeated="1012"/>
        </table:table-row>
        <table:table-row table:style-name="ro1">
          <table:table-cell office:value-type="string">
            <text:p>Samurai Shodown (USA, Europe)</text:p>
          </table:table-cell>
          <table:table-cell office:value-type="float" office:value="1994">
            <text:p>1994</text:p>
          </table:table-cell>
          <table:table-cell office:value-type="string">
            <text:p>ESRB - T (Teen)</text:p>
          </table:table-cell>
          <table:table-cell office:value-type="string">
            <text:p>Samurai Shodown</text:p>
          </table:table-cell>
          <table:table-cell office:value-type="string">
            <text:p>Crystal Dynamics, Inc.</text:p>
          </table:table-cell>
          <table:table-cell office:value-type="string">
            <text:p>SNK of America</text:p>
          </table:table-cell>
          <table:table-cell office:value-type="string">
            <text:p>Fighter</text:p>
          </table:table-cell>
          <table:table-cell office:value-type="string">
            <text:p>4.0</text:p>
          </table:table-cell>
          <table:table-cell office:value-type="string">
            <text:p>1-2 Players</text:p>
          </table:table-cell>
          <table:table-cell office:value-type="string">
            <text:p>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Samurai Shodown (USA, Europe)&quot;&gt; &lt;year&gt;1994&lt;/year&gt; &lt;rating&gt;ESRB - T (Teen)&lt;/rating&gt; &lt;title&gt;Samurai Shodown&lt;/title&gt; &lt;pub&gt;Crystal Dynamics, Inc.&lt;/pub&gt; &lt;dev&gt;SNK of America&lt;/dev&gt; &lt;genre&gt;Fighter&lt;/genre&gt; &lt;score&gt;4.0&lt;/score&gt; &lt;player&gt;1-2 Players&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
            <text:p>&lt;game name="Samurai Shodown (USA, Europe)"&gt; &lt;year&gt;1994&lt;/year&gt; &lt;rating&gt;ESRB - T (Teen)&lt;/rating&gt; &lt;title&gt;Samurai Shodown&lt;/title&gt; &lt;pub&gt;Crystal Dynamics, Inc.&lt;/pub&gt; &lt;dev&gt;SNK of America&lt;/dev&gt; &lt;genre&gt;Fighter&lt;/genre&gt; &lt;score&gt;4.0&lt;/score&gt; &lt;player&gt;1-2 Players&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text:p>
          </table:table-cell>
          <table:table-cell table:number-columns-repeated="1012"/>
        </table:table-row>
        <table:table-row table:style-name="ro1">
          <table:table-cell office:value-type="string">
            <text:p>San Diego Zoo Presents...The Animals!, The (USA)</text:p>
          </table:table-cell>
          <table:table-cell office:value-type="float" office:value="1993">
            <text:p>1993</text:p>
          </table:table-cell>
          <table:table-cell office:value-type="string">
            <text:p>ESRB - E (Everyone)</text:p>
          </table:table-cell>
          <table:table-cell office:value-type="string">
            <text:p>The San Diego Zoo Presents...The Animals!</text:p>
          </table:table-cell>
          <table:table-cell table:number-columns-repeated="2" office:value-type="string">
            <text:p>The Software Toolworks</text:p>
          </table:table-cell>
          <table:table-cell office:value-type="string">
            <text:p>Multimedia</text:p>
          </table:table-cell>
          <table:table-cell office:value-type="string">
            <text:p>4.4</text:p>
          </table:table-cell>
          <table:table-cell office:value-type="string">
            <text:p>1 Player</text:p>
          </table:table-cell>
          <table:table-cell office:value-type="string">
            <text:p>Breakthrough video-with-sound technology in The Animals! lets you see and hear over 200 exotic mammals, birds, and reptiles in over 60 minutes of video clips. Using movies, sounds and stories, The Animals! also brings you the most complete and up-to-date information about our animal neighbors from experts at the world-renowned San Diego Zoo. If you love animals, you'll love The Animals! It's fun and easy for children and adults to explore the vast resources of The Animals! Clicking on the habitat map takes you instantly to the animals that live in one of the earth's major climate zones including: tropical forests, deserts, savannas, or tundra. Climb aboard the multimedia tour bus for a narrated tour of Animals in Disguise, Fact or Fable, and Jaws, Claws and Creature Features. In the Storybook Theater, you'll hear fascinating animal stories such as Raising Gordy Gorilla, Protecting Endangered Species, and Wild Safari.</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San Diego Zoo Presents...The Animals!, The (USA)&quot;&gt; &lt;year&gt;1993&lt;/year&gt; &lt;rating&gt;ESRB - E (Everyone)&lt;/rating&gt; &lt;title&gt;The San Diego Zoo Presents...The Animals!&lt;/title&gt; &lt;pub&gt;The Software Toolworks&lt;/pub&gt; &lt;dev&gt;The Software Toolworks&lt;/dev&gt; &lt;genre&gt;Multimedia&lt;/genre&gt; &lt;score&gt;4.4&lt;/score&gt; &lt;player&gt;1 Player&lt;/player&gt; &lt;story&gt;Breakthrough video-with-sound technology in The Animals! lets you see and hear over 200 exotic mammals, birds, and reptiles in over 60 minutes of video clips. Using movies, sounds and stories, The Animals! also brings you the most complete and up-to-date information about our animal neighbors from experts at the world-renowned San Diego Zoo. If you love animals, you'll love The Animals! It's fun and easy for children and adults to explore the vast resources of The Animals! Clicking on the habitat map takes you instantly to the animals that live in one of the earth's major climate zones including: tropical forests, deserts, savannas, or tundra. Climb aboard the multimedia tour bus for a narrated tour of Animals in Disguise, Fact or Fable, and Jaws, Claws and Creature Features. In the Storybook Theater, you'll hear fascinating animal stories such as Raising Gordy Gorilla, Protecting Endangered Species, and Wild Safari.&lt;/story&gt; &lt;/game&gt;">
            <text:p>&lt;game name="San Diego Zoo Presents...The Animals!, The (USA)"&gt; &lt;year&gt;1993&lt;/year&gt; &lt;rating&gt;ESRB - E (Everyone)&lt;/rating&gt; &lt;title&gt;The San Diego Zoo Presents...The Animals!&lt;/title&gt; &lt;pub&gt;The Software Toolworks&lt;/pub&gt; &lt;dev&gt;The Software Toolworks&lt;/dev&gt; &lt;genre&gt;Multimedia&lt;/genre&gt; &lt;score&gt;4.4&lt;/score&gt; &lt;player&gt;1 Player&lt;/player&gt; &lt;story&gt;Breakthrough video-with-sound technology in The Animals! lets you see and hear over 200 exotic mammals, birds, and reptiles in over 60 minutes of video clips. Using movies, sounds and stories, The Animals! also brings you the most complete and up-to-date information about our animal neighbors from experts at the world-renowned San Diego Zoo. If you love animals, you'll love The Animals! It's fun and easy for children and adults to explore the vast resources of The Animals! Clicking on the habitat map takes you instantly to the animals that live in one of the earth's major climate zones including: tropical forests, deserts, savannas, or tundra. Climb aboard the multimedia tour bus for a narrated tour of Animals in Disguise, Fact or Fable, and Jaws, Claws and Creature Features. In the Storybook Theater, you'll hear fascinating animal stories such as Raising Gordy Gorilla, Protecting Endangered Species, and Wild Safari.&lt;/story&gt; &lt;/game&gt;</text:p>
          </table:table-cell>
          <table:table-cell table:number-columns-repeated="1012"/>
        </table:table-row>
        <table:table-row table:style-name="ro1">
          <table:table-cell office:value-type="string">
            <text:p>Scramble Cobra (USA)</text:p>
          </table:table-cell>
          <table:table-cell office:value-type="float" office:value="1995">
            <text:p>1995</text:p>
          </table:table-cell>
          <table:table-cell office:value-type="string">
            <text:p>ESRB - E (Everyone)</text:p>
          </table:table-cell>
          <table:table-cell office:value-type="string">
            <text:p>Scramble Cobra</text:p>
          </table:table-cell>
          <table:table-cell office:value-type="string">
            <text:p>Panasonic Software Company</text:p>
          </table:table-cell>
          <table:table-cell office:value-type="string">
            <text:p>Genki Co., Ltd.</text:p>
          </table:table-cell>
          <table:table-cell office:value-type="string">
            <text:p>Action</text:p>
          </table:table-cell>
          <table:table-cell office:value-type="string">
            <text:p>3.3</text:p>
          </table:table-cell>
          <table:table-cell office:value-type="string">
            <text:p>1 Player</text:p>
          </table:table-cell>
          <table:table-cell office:value-type="string">
            <text:p>Scramble Cobra is a 3-D helicopter action game, where the player takes command of a Cobra helicopter gunship, flying through various battlefields, using their Vulcan machine guns and hydra rockets to destroy enemy tanks, helicopters and other assorted units.****There are ten missions in all to play through. The player has to complete each mission in an allotted amount of time. The missions mainly consist of search and destroy objectives. <text:s/>It also has live-action videos to tell the story and is played from the view of the helicopters cockpit.</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Scramble Cobra (USA)&quot;&gt; &lt;year&gt;1995&lt;/year&gt; &lt;rating&gt;ESRB - E (Everyone)&lt;/rating&gt; &lt;title&gt;Scramble Cobra&lt;/title&gt; &lt;pub&gt;Panasonic Software Company&lt;/pub&gt; &lt;dev&gt;Genki Co., Ltd.&lt;/dev&gt; &lt;genre&gt;Action&lt;/genre&gt; &lt;score&gt;3.3&lt;/score&gt; &lt;player&gt;1 Player&lt;/player&gt; &lt;story&gt;Scramble Cobra is a 3-D helicopter action game, where the player takes command of a Cobra helicopter gunship, flying through various battlefields, using their Vulcan machine guns and hydra rockets to destroy enemy tanks, helicopters and other assorted units.****There are ten missions in all to play through. The player has to complete each mission in an allotted amount of time. The missions mainly consist of search and destroy objectives.  It also has live-action videos to tell the story and is played from the view of the helicopters cockpit.&lt;/story&gt; &lt;/game&gt;">
            <text:p>&lt;game name="Scramble Cobra (USA)"&gt; &lt;year&gt;1995&lt;/year&gt; &lt;rating&gt;ESRB - E (Everyone)&lt;/rating&gt; &lt;title&gt;Scramble Cobra&lt;/title&gt; &lt;pub&gt;Panasonic Software Company&lt;/pub&gt; &lt;dev&gt;Genki Co., Ltd.&lt;/dev&gt; &lt;genre&gt;Action&lt;/genre&gt; &lt;score&gt;3.3&lt;/score&gt; &lt;player&gt;1 Player&lt;/player&gt; &lt;story&gt;Scramble Cobra is a 3-D helicopter action game, where the player takes command of a Cobra helicopter gunship, flying through various battlefields, using their Vulcan machine guns and hydra rockets to destroy enemy tanks, helicopters and other assorted units.****There are ten missions in all to play through. The player has to complete each mission in an allotted amount of time. The missions mainly consist of search and destroy objectives. <text:s/>It also has live-action videos to tell the story and is played from the view of the helicopters cockpit.&lt;/story&gt; &lt;/game&gt;</text:p>
          </table:table-cell>
          <table:table-cell table:number-columns-repeated="1012"/>
        </table:table-row>
        <table:table-row table:style-name="ro1">
          <table:table-cell office:value-type="string">
            <text:p>Seal of the Pharaoh (USA)</text:p>
          </table:table-cell>
          <table:table-cell office:value-type="float" office:value="1994">
            <text:p>1994</text:p>
          </table:table-cell>
          <table:table-cell office:value-type="string">
            <text:p>ESRB - E (Everyone)</text:p>
          </table:table-cell>
          <table:table-cell office:value-type="string">
            <text:p>Seal of the Pharaoh</text:p>
          </table:table-cell>
          <table:table-cell office:value-type="string">
            <text:p>Panasonic Software Company</text:p>
          </table:table-cell>
          <table:table-cell office:value-type="string">
            <text:p>System Sacom</text:p>
          </table:table-cell>
          <table:table-cell office:value-type="string">
            <text:p>Action</text:p>
          </table:table-cell>
          <table:table-cell office:value-type="string">
            <text:p>2.3</text:p>
          </table:table-cell>
          <table:table-cell office:value-type="string">
            <text:p>1 Player</text:p>
          </table:table-cell>
          <table:table-cell office:value-type="string">
            <text:p>Seal of the Pharaoh is a mix of RPG, puzzle-solving and first-person adventuring. <text:s/>The player takes control of the son of a prominent archaeologist, who has recently discovered the long lost tomb of Rassius III, and has gone missing. It is now up to the player to find him by exploring the tomb, but at the same time avoid the various traps and enemies laid out before them.****The perspective is from a first-person view as they progress through the maze-like pyramid equipped with a club, a shield and a diary. <text:s/>As they progress they must avoid traps, but also use their club and shield to take out enemies such as giant wasps, scorpions and even haunted urns. <text:s/>More powerful weapons and items can be obtained through further exploration as well as clues to decipher the diary and various puzzles that need to be solved in order to advance.</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Seal of the Pharaoh (USA)&quot;&gt; &lt;year&gt;1994&lt;/year&gt; &lt;rating&gt;ESRB - E (Everyone)&lt;/rating&gt; &lt;title&gt;Seal of the Pharaoh&lt;/title&gt; &lt;pub&gt;Panasonic Software Company&lt;/pub&gt; &lt;dev&gt;System Sacom&lt;/dev&gt; &lt;genre&gt;Action&lt;/genre&gt; &lt;score&gt;2.3&lt;/score&gt; &lt;player&gt;1 Player&lt;/player&gt; &lt;story&gt;Seal of the Pharaoh is a mix of RPG, puzzle-solving and first-person adventuring.  The player takes control of the son of a prominent archaeologist, who has recently discovered the long lost tomb of Rassius III, and has gone missing. It is now up to the player to find him by exploring the tomb, but at the same time avoid the various traps and enemies laid out before them.****The perspective is from a first-person view as they progress through the maze-like pyramid equipped with a club, a shield and a diary.  As they progress they must avoid traps, but also use their club and shield to take out enemies such as giant wasps, scorpions and even haunted urns.  More powerful weapons and items can be obtained through further exploration as well as clues to decipher the diary and various puzzles that need to be solved in order to advance.&lt;/story&gt; &lt;/game&gt;">
            <text:p>&lt;game name="Seal of the Pharaoh (USA)"&gt; &lt;year&gt;1994&lt;/year&gt; &lt;rating&gt;ESRB - E (Everyone)&lt;/rating&gt; &lt;title&gt;Seal of the Pharaoh&lt;/title&gt; &lt;pub&gt;Panasonic Software Company&lt;/pub&gt; &lt;dev&gt;System Sacom&lt;/dev&gt; &lt;genre&gt;Action&lt;/genre&gt; &lt;score&gt;2.3&lt;/score&gt; &lt;player&gt;1 Player&lt;/player&gt; &lt;story&gt;Seal of the Pharaoh is a mix of RPG, puzzle-solving and first-person adventuring. <text:s/>The player takes control of the son of a prominent archaeologist, who has recently discovered the long lost tomb of Rassius III, and has gone missing. It is now up to the player to find him by exploring the tomb, but at the same time avoid the various traps and enemies laid out before them.****The perspective is from a first-person view as they progress through the maze-like pyramid equipped with a club, a shield and a diary. <text:s/>As they progress they must avoid traps, but also use their club and shield to take out enemies such as giant wasps, scorpions and even haunted urns. <text:s/>More powerful weapons and items can be obtained through further exploration as well as clues to decipher the diary and various puzzles that need to be solved in order to advance.&lt;/story&gt; &lt;/game&gt;</text:p>
          </table:table-cell>
          <table:table-cell table:number-columns-repeated="1012"/>
        </table:table-row>
        <table:table-row table:style-name="ro1">
          <table:table-cell office:value-type="string">
            <text:p>Sesame Street - Numbers (USA)</text:p>
          </table:table-cell>
          <table:table-cell office:value-type="float" office:value="1994">
            <text:p>1994</text:p>
          </table:table-cell>
          <table:table-cell office:value-type="string">
            <text:p>ESRB - E (Everyone)</text:p>
          </table:table-cell>
          <table:table-cell office:value-type="string">
            <text:p>Sesame Street - Numbers</text:p>
          </table:table-cell>
          <table:table-cell office:value-type="string">
            <text:p>Electronic Arts, Inc.</text:p>
          </table:table-cell>
          <table:table-cell office:value-type="string">
            <text:p>Viridis Corporation</text:p>
          </table:table-cell>
          <table:table-cell office:value-type="string">
            <text:p>Puzzle</text:p>
          </table:table-cell>
          <table:table-cell office:value-type="string">
            <text:p>2.8</text:p>
          </table:table-cell>
          <table:table-cell office:value-type="string">
            <text:p>1 Player</text:p>
          </table:table-cell>
          <table:table-cell office:value-type="string">
            <text:p>This game is meant to help children learn basic math skills such as simple addition and learning to count. The player controls a star that can scroll over interactive objects. Most objects that are clicked on give the player a short animation sequence. The game also contains radios and television sets, that when selected, let the player listen to songs and watch animated clips from the television series, respectively. The game features over an hour of footage from the television series, including songs about numbers. There is also a phone which the player can use to call a muppet and books that are read to the player.****There are also a few games that can be played by visiting each muppets residence. The games include the Present Game, the Paper Clip Game, the Near and Far Game, and "I've Got Your Number."****In the Present Game, players help collect a certain number of requested presents for Elmo.****In the Paper Clip Game, players are challenged to find Bert's paper clip collection by following clues given by Ernie.****The Near and Far Game is played with Big Bird. He hides an object on the player, and then the player selects an object and Big Bird says whether the object is close or far.****In "I've Got Your Number.", the Count gives the player a simple math problem, and the player must select the correct answer.</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Sesame Street - Numbers (USA)&quot;&gt; &lt;year&gt;1994&lt;/year&gt; &lt;rating&gt;ESRB - E (Everyone)&lt;/rating&gt; &lt;title&gt;Sesame Street - Numbers&lt;/title&gt; &lt;pub&gt;Electronic Arts, Inc.&lt;/pub&gt; &lt;dev&gt;Viridis Corporation&lt;/dev&gt; &lt;genre&gt;Puzzle&lt;/genre&gt; &lt;score&gt;2.8&lt;/score&gt; &lt;player&gt;1 Player&lt;/player&gt; &lt;story&gt;This game is meant to help children learn basic math skills such as simple addition and learning to count. The player controls a star that can scroll over interactive objects. Most objects that are clicked on give the player a short animation sequence. The game also contains radios and television sets, that when selected, let the player listen to songs and watch animated clips from the television series, respectively. The game features over an hour of footage from the television series, including songs about numbers. There is also a phone which the player can use to call a muppet and books that are read to the player.****There are also a few games that can be played by visiting each muppets residence. The games include the Present Game, the Paper Clip Game, the Near and Far Game, and &quot;I've Got Your Number.&quot;****In the Present Game, players help collect a certain number of requested presents for Elmo.****In the Paper Clip Game, players are challenged to find Bert's paper clip collection by following clues given by Ernie.****The Near and Far Game is played with Big Bird. He hides an object on the player, and then the player selects an object and Big Bird says whether the object is close or far.****In &quot;I've Got Your Number.&quot;, the Count gives the player a simple math problem, and the player must select the correct answer.&lt;/story&gt; &lt;/game&gt;">
            <text:p>&lt;game name="Sesame Street - Numbers (USA)"&gt; &lt;year&gt;1994&lt;/year&gt; &lt;rating&gt;ESRB - E (Everyone)&lt;/rating&gt; &lt;title&gt;Sesame Street - Numbers&lt;/title&gt; &lt;pub&gt;Electronic Arts, Inc.&lt;/pub&gt; &lt;dev&gt;Viridis Corporation&lt;/dev&gt; &lt;genre&gt;Puzzle&lt;/genre&gt; &lt;score&gt;2.8&lt;/score&gt; &lt;player&gt;1 Player&lt;/player&gt; &lt;story&gt;This game is meant to help children learn basic math skills such as simple addition and learning to count. The player controls a star that can scroll over interactive objects. Most objects that are clicked on give the player a short animation sequence. The game also contains radios and television sets, that when selected, let the player listen to songs and watch animated clips from the television series, respectively. The game features over an hour of footage from the television series, including songs about numbers. There is also a phone which the player can use to call a muppet and books that are read to the player.****There are also a few games that can be played by visiting each muppets residence. The games include the Present Game, the Paper Clip Game, the Near and Far Game, and "I've Got Your Number."****In the Present Game, players help collect a certain number of requested presents for Elmo.****In the Paper Clip Game, players are challenged to find Bert's paper clip collection by following clues given by Ernie.****The Near and Far Game is played with Big Bird. He hides an object on the player, and then the player selects an object and Big Bird says whether the object is close or far.****In "I've Got Your Number.", the Count gives the player a simple math problem, and the player must select the correct answer.&lt;/story&gt; &lt;/game&gt;</text:p>
          </table:table-cell>
          <table:table-cell table:number-columns-repeated="1012"/>
        </table:table-row>
        <table:table-row table:style-name="ro1">
          <table:table-cell office:value-type="string">
            <text:p>Sewer Shark (USA)</text:p>
          </table:table-cell>
          <table:table-cell office:value-type="float" office:value="1994">
            <text:p>1994</text:p>
          </table:table-cell>
          <table:table-cell office:value-type="string">
            <text:p>ESRB - T (Teen)</text:p>
          </table:table-cell>
          <table:table-cell office:value-type="string">
            <text:p>Sewer Shark</text:p>
          </table:table-cell>
          <table:table-cell office:value-type="string">
            <text:p>Sony Electronic Publishing Ltd.</text:p>
          </table:table-cell>
          <table:table-cell office:value-type="string">
            <text:p>Digital Pictures, Inc.</text:p>
          </table:table-cell>
          <table:table-cell office:value-type="string">
            <text:p>Action</text:p>
          </table:table-cell>
          <table:table-cell office:value-type="string">
            <text:p>2.4</text:p>
          </table:table-cell>
          <table:table-cell office:value-type="string">
            <text:p>1 Player</text:p>
          </table:table-cell>
          <table:table-cell office:value-type="string">
            <text:p>Sewer Shark is an FMV-based shooter, and one of the first games released for the Sega CD. <text:s/>You move a crosshair around the screen and shoot targets. <text:s/>Occasionally, you can also choose to change directions at fixed points.****Of course the real attraction in a game like this is the story. <text:s/>In the future, maybe in the year 2000, people will be forced to move underground and live in tunnels. <text:s/>Unfortunately, these tunnels are infested with mutated rat / alligator creatures known as "ratigators." <text:s/>You are pilot of a Sewer Shark, a craft designed to navigate the Sewers and rid them of ratigators. <text:s/>It's a dangerous job, but if you clear out enough vermin you can win a one-way trip to Solar City and sunny beaches.</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Sewer Shark (USA)&quot;&gt; &lt;year&gt;1994&lt;/year&gt; &lt;rating&gt;ESRB - T (Teen)&lt;/rating&gt; &lt;title&gt;Sewer Shark&lt;/title&gt; &lt;pub&gt;Sony Electronic Publishing Ltd.&lt;/pub&gt; &lt;dev&gt;Digital Pictures, Inc.&lt;/dev&gt; &lt;genre&gt;Action&lt;/genre&gt; &lt;score&gt;2.4&lt;/score&gt; &lt;player&gt;1 Player&lt;/player&gt; &lt;story&gt;Sewer Shark is an FMV-based shooter, and one of the first games released for the Sega CD.  You move a crosshair around the screen and shoot targets.  Occasionally, you can also choose to change directions at fixed points.****Of course the real attraction in a game like this is the story.  In the future, maybe in the year 2000, people will be forced to move underground and live in tunnels.  Unfortunately, these tunnels are infested with mutated rat / alligator creatures known as &quot;ratigators.&quot;  You are pilot of a Sewer Shark, a craft designed to navigate the Sewers and rid them of ratigators.  It's a dangerous job, but if you clear out enough vermin you can win a one-way trip to Solar City and sunny beaches.&lt;/story&gt; &lt;/game&gt;">
            <text:p>&lt;game name="Sewer Shark (USA)"&gt; &lt;year&gt;1994&lt;/year&gt; &lt;rating&gt;ESRB - T (Teen)&lt;/rating&gt; &lt;title&gt;Sewer Shark&lt;/title&gt; &lt;pub&gt;Sony Electronic Publishing Ltd.&lt;/pub&gt; &lt;dev&gt;Digital Pictures, Inc.&lt;/dev&gt; &lt;genre&gt;Action&lt;/genre&gt; &lt;score&gt;2.4&lt;/score&gt; &lt;player&gt;1 Player&lt;/player&gt; &lt;story&gt;Sewer Shark is an FMV-based shooter, and one of the first games released for the Sega CD. <text:s/>You move a crosshair around the screen and shoot targets. <text:s/>Occasionally, you can also choose to change directions at fixed points.****Of course the real attraction in a game like this is the story. <text:s/>In the future, maybe in the year 2000, people will be forced to move underground and live in tunnels. <text:s/>Unfortunately, these tunnels are infested with mutated rat / alligator creatures known as "ratigators." <text:s/>You are pilot of a Sewer Shark, a craft designed to navigate the Sewers and rid them of ratigators. <text:s/>It's a dangerous job, but if you clear out enough vermin you can win a one-way trip to Solar City and sunny beaches.&lt;/story&gt; &lt;/game&gt;</text:p>
          </table:table-cell>
          <table:table-cell table:number-columns-repeated="1012"/>
        </table:table-row>
        <table:table-row table:style-name="ro1">
          <table:table-cell office:value-type="string">
            <text:p>Shadow - War of Succession (USA)</text:p>
          </table:table-cell>
          <table:table-cell office:value-type="float" office:value="1994">
            <text:p>1994</text:p>
          </table:table-cell>
          <table:table-cell office:value-type="string">
            <text:p>ESRB - T (Teen)</text:p>
          </table:table-cell>
          <table:table-cell office:value-type="string">
            <text:p>Shadow - War of Succession</text:p>
          </table:table-cell>
          <table:table-cell table:number-columns-repeated="2" office:value-type="string">
            <text:p>Tribeca Interactive</text:p>
          </table:table-cell>
          <table:table-cell office:value-type="string">
            <text:p>Action</text:p>
          </table:table-cell>
          <table:table-cell office:value-type="string">
            <text:p>1.4</text:p>
          </table:table-cell>
          <table:table-cell office:value-type="string">
            <text:p>1 Player</text:p>
          </table:table-cell>
          <table:table-cell office:value-type="string">
            <text:p>The leader of S.H.A.D.O.W., the world's largest criminal organization, has been murdered. Choose one of the seven fighters available and fight your way to be named the next Shadow King. The game is a 2D versus fighting game with digitized fighters and backgrounds, some 'special' moves per character and zooming effects during battles.</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Shadow - War of Succession (USA)&quot;&gt; &lt;year&gt;1994&lt;/year&gt; &lt;rating&gt;ESRB - T (Teen)&lt;/rating&gt; &lt;title&gt;Shadow - War of Succession&lt;/title&gt; &lt;pub&gt;Tribeca Interactive&lt;/pub&gt; &lt;dev&gt;Tribeca Interactive&lt;/dev&gt; &lt;genre&gt;Action&lt;/genre&gt; &lt;score&gt;1.4&lt;/score&gt; &lt;player&gt;1 Player&lt;/player&gt; &lt;story&gt;The leader of S.H.A.D.O.W., the world's largest criminal organization, has been murdered. Choose one of the seven fighters available and fight your way to be named the next Shadow King. The game is a 2D versus fighting game with digitized fighters and backgrounds, some 'special' moves per character and zooming effects during battles.&lt;/story&gt; &lt;/game&gt;">
            <text:p>&lt;game name="Shadow - War of Succession (USA)"&gt; &lt;year&gt;1994&lt;/year&gt; &lt;rating&gt;ESRB - T (Teen)&lt;/rating&gt; &lt;title&gt;Shadow - War of Succession&lt;/title&gt; &lt;pub&gt;Tribeca Interactive&lt;/pub&gt; &lt;dev&gt;Tribeca Interactive&lt;/dev&gt; &lt;genre&gt;Action&lt;/genre&gt; &lt;score&gt;1.4&lt;/score&gt; &lt;player&gt;1 Player&lt;/player&gt; &lt;story&gt;The leader of S.H.A.D.O.W., the world's largest criminal organization, has been murdered. Choose one of the seven fighters available and fight your way to be named the next Shadow King. The game is a 2D versus fighting game with digitized fighters and backgrounds, some 'special' moves per character and zooming effects during battles.&lt;/story&gt; &lt;/game&gt;</text:p>
          </table:table-cell>
          <table:table-cell table:number-columns-repeated="1012"/>
        </table:table-row>
        <table:table-row table:style-name="ro1">
          <table:table-cell office:value-type="string">
            <text:p>Shanghai - Triple-Threat (USA)</text:p>
          </table:table-cell>
          <table:table-cell office:value-type="float" office:value="1994">
            <text:p>1994</text:p>
          </table:table-cell>
          <table:table-cell office:value-type="string">
            <text:p>ESRB - E (Everyone)</text:p>
          </table:table-cell>
          <table:table-cell office:value-type="string">
            <text:p>Shanghai - Triple-Threat</text:p>
          </table:table-cell>
          <table:table-cell office:value-type="string">
            <text:p>Activision, Inc.</text:p>
          </table:table-cell>
          <table:table-cell office:value-type="string">
            <text:p>Success Corp.</text:p>
          </table:table-cell>
          <table:table-cell office:value-type="string">
            <text:p>Puzzle</text:p>
          </table:table-cell>
          <table:table-cell office:value-type="string">
            <text:p>3.3</text:p>
          </table:table-cell>
          <table:table-cell office:value-type="string">
            <text:p>1-2 Players</text:p>
          </table:table-cell>
          <table:table-cell office:value-type="string">
            <text:p>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Shanghai - Triple-Threat (USA)&quot;&gt; &lt;year&gt;1994&lt;/year&gt; &lt;rating&gt;ESRB - E (Everyone)&lt;/rating&gt; &lt;title&gt;Shanghai - Triple-Threat&lt;/title&gt; &lt;pub&gt;Activision, Inc.&lt;/pub&gt; &lt;dev&gt;Success Corp.&lt;/dev&gt; &lt;genre&gt;Puzzle&lt;/genre&gt; &lt;score&gt;3.3&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In The Great Wall, the tiles are stacked vertically, and fall when lower tiles are removed, a lá Tetris. In Beijing, gaps are created to slide groups of tiles along. The Golden Tile sees two players attempt to clear a set layout at once.  The Triple-theme continues with three game modes: Solitaire, 2-player &quot;Pandamonium&quot;, and Arcade.  Three themed tile sets complete the &quot;Triple Threat&quot;.&lt;/story&gt; &lt;/game&gt;">
            <text:p>&lt;game name="Shanghai - Triple-Threat (USA)"&gt; &lt;year&gt;1994&lt;/year&gt; &lt;rating&gt;ESRB - E (Everyone)&lt;/rating&gt; &lt;title&gt;Shanghai - Triple-Threat&lt;/title&gt; &lt;pub&gt;Activision, Inc.&lt;/pub&gt; &lt;dev&gt;Success Corp.&lt;/dev&gt; &lt;genre&gt;Puzzle&lt;/genre&gt; &lt;score&gt;3.3&lt;/score&gt; &lt;player&gt;1-2 Players&lt;/player&gt; &lt;story&gt;Another version of the ancient game of Mah-Jong. The player is presented with an arrangement of tiles, lined up together and stacked, with either 2 or 4 of each of an array of patterns. These must be removed by matching pairs, but only tiles which are visible and have a space to the left or right can be removed.****This release in the Activision's Shanghai series includes three games along with the Classic Shanghai. <text:s/>In The Great Wall, the tiles are stacked vertically, and fall when lower tiles are removed, a lá Tetris. In Beijing, gaps are created to slide groups of tiles along. The Golden Tile sees two players attempt to clear a set layout at once. <text:s/>The Triple-theme continues with three game modes: Solitaire, 2-player "Pandamonium", and Arcade. <text:s/>Three themed tile sets complete the "Triple Threat".&lt;/story&gt; &lt;/game&gt;</text:p>
          </table:table-cell>
          <table:table-cell table:number-columns-repeated="1012"/>
        </table:table-row>
        <table:table-row table:style-name="ro1">
          <table:table-cell office:value-type="string">
            <text:p>Shelley Duvall's It's A Bird's Life (USA)</text:p>
          </table:table-cell>
          <table:table-cell office:value-type="float" office:value="1993">
            <text:p>1993</text:p>
          </table:table-cell>
          <table:table-cell office:value-type="string">
            <text:p>ESRB - E (Everyone)</text:p>
          </table:table-cell>
          <table:table-cell office:value-type="string">
            <text:p>Shelley Duvall's It's A Bird's Life</text:p>
          </table:table-cell>
          <table:table-cell table:number-columns-repeated="2" office:value-type="string">
            <text:p>Sanctuary Woods</text:p>
          </table:table-cell>
          <table:table-cell office:value-type="string">
            <text:p>Puzzle</text:p>
          </table:table-cell>
          <table:table-cell office:value-type="string">
            <text:p>2.5</text:p>
          </table:table-cell>
          <table:table-cell office:value-type="string">
            <text:p>1 Player</text:p>
          </table:table-cell>
          <table:table-cell office:value-type="string">
            <text:p>Join a lovable group of parrots on an odyssey to the Amazon rain forest. After a fire at their Los Angeles home, the birds fly south in search of paradise and discover a whole lot more. You'll grow to love Mowgli, Pearlie, Humpty and the rest of the friendly flock as you fly along and share their many exciting experiences. As you enjoy the story, explore 60 beautifully illustrated and animated scenes to play lots of games, puzzles and other interactive activities. Join in sing-alongs and learn about world geography, the rain forest, clouds and birds. Written and narrated by Shelley Duvall, It's a Bird's Life is wholesome fun for the entire family!</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Shelley Duvall's It's A Bird's Life (USA)&quot;&gt; &lt;year&gt;1993&lt;/year&gt; &lt;rating&gt;ESRB - E (Everyone)&lt;/rating&gt; &lt;title&gt;Shelley Duvall's It's A Bird's Life&lt;/title&gt; &lt;pub&gt;Sanctuary Woods&lt;/pub&gt; &lt;dev&gt;Sanctuary Woods&lt;/dev&gt; &lt;genre&gt;Puzzle&lt;/genre&gt; &lt;score&gt;2.5&lt;/score&gt; &lt;player&gt;1 Player&lt;/player&gt; &lt;story&gt;Join a lovable group of parrots on an odyssey to the Amazon rain forest. After a fire at their Los Angeles home, the birds fly south in search of paradise and discover a whole lot more. You'll grow to love Mowgli, Pearlie, Humpty and the rest of the friendly flock as you fly along and share their many exciting experiences. As you enjoy the story, explore 60 beautifully illustrated and animated scenes to play lots of games, puzzles and other interactive activities. Join in sing-alongs and learn about world geography, the rain forest, clouds and birds. Written and narrated by Shelley Duvall, It's a Bird's Life is wholesome fun for the entire family!&lt;/story&gt; &lt;/game&gt;">
            <text:p>&lt;game name="Shelley Duvall's It's A Bird's Life (USA)"&gt; &lt;year&gt;1993&lt;/year&gt; &lt;rating&gt;ESRB - E (Everyone)&lt;/rating&gt; &lt;title&gt;Shelley Duvall's It's A Bird's Life&lt;/title&gt; &lt;pub&gt;Sanctuary Woods&lt;/pub&gt; &lt;dev&gt;Sanctuary Woods&lt;/dev&gt; &lt;genre&gt;Puzzle&lt;/genre&gt; &lt;score&gt;2.5&lt;/score&gt; &lt;player&gt;1 Player&lt;/player&gt; &lt;story&gt;Join a lovable group of parrots on an odyssey to the Amazon rain forest. After a fire at their Los Angeles home, the birds fly south in search of paradise and discover a whole lot more. You'll grow to love Mowgli, Pearlie, Humpty and the rest of the friendly flock as you fly along and share their many exciting experiences. As you enjoy the story, explore 60 beautifully illustrated and animated scenes to play lots of games, puzzles and other interactive activities. Join in sing-alongs and learn about world geography, the rain forest, clouds and birds. Written and narrated by Shelley Duvall, It's a Bird's Life is wholesome fun for the entire family!&lt;/story&gt; &lt;/game&gt;</text:p>
          </table:table-cell>
          <table:table-cell table:number-columns-repeated="1012"/>
        </table:table-row>
        <table:table-row table:style-name="ro1">
          <table:table-cell office:value-type="string">
            <text:p>Shockwave - Invasion Earth 2019 (USA)</text:p>
          </table:table-cell>
          <table:table-cell office:value-type="float" office:value="1994">
            <text:p>1994</text:p>
          </table:table-cell>
          <table:table-cell office:value-type="string">
            <text:p>ESRB - E (Everyone)</text:p>
          </table:table-cell>
          <table:table-cell office:value-type="string">
            <text:p>Shockwave - Invasion Earth 2019</text:p>
          </table:table-cell>
          <table:table-cell table:number-columns-repeated="2" office:value-type="string">
            <text:p>Electronic Arts, Inc.</text:p>
          </table:table-cell>
          <table:table-cell office:value-type="string">
            <text:p>Flying</text:p>
          </table:table-cell>
          <table:table-cell office:value-type="string">
            <text:p>3.8</text:p>
          </table:table-cell>
          <table:table-cell office:value-type="string">
            <text:p>1 Player</text:p>
          </table:table-cell>
          <table:table-cell office:value-type="string">
            <text:p>The year is 2019 and the alien invasion is here. In a surprise attack, the aliens decimate Earth's military forces. Mankind's only hope is the surviving orbital space carrier Omaha and its squadron of F-177 pilots. As the young and unexperienced member of the squadron, it is your job to drive the aliens from the planet.****From the cockpit of your F-177 fighter, you can destroy the aliens who attack in vehicles like large walkers or quick and small aircraft. Use your lasers or missiles, but watch your ammunition and fuel and refill them from a supply depot if needed. The ten missions take you all over the globe, from Cairo to Los Angeles to the Congo. Between missions, live-action cutscenes continue the story.</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Shockwave - Invasion Earth 2019 (USA)&quot;&gt; &lt;year&gt;1994&lt;/year&gt; &lt;rating&gt;ESRB - E (Everyone)&lt;/rating&gt; &lt;title&gt;Shockwave - Invasion Earth 2019&lt;/title&gt; &lt;pub&gt;Electronic Arts, Inc.&lt;/pub&gt; &lt;dev&gt;Electronic Arts, Inc.&lt;/dev&gt; &lt;genre&gt;Flying&lt;/genre&gt; &lt;score&gt;3.8&lt;/score&gt; &lt;player&gt;1 Player&lt;/player&gt; &lt;story&gt;The year is 2019 and the alien invasion is here. In a surprise attack, the aliens decimate Earth's military forces. Mankind's only hope is the surviving orbital space carrier Omaha and its squadron of F-177 pilots. As the young and unexperienced member of the squadron, it is your job to drive the aliens from the planet.****From the cockpit of your F-177 fighter, you can destroy the aliens who attack in vehicles like large walkers or quick and small aircraft. Use your lasers or missiles, but watch your ammunition and fuel and refill them from a supply depot if needed. The ten missions take you all over the globe, from Cairo to Los Angeles to the Congo. Between missions, live-action cutscenes continue the story.&lt;/story&gt; &lt;/game&gt;">
            <text:p>&lt;game name="Shockwave - Invasion Earth 2019 (USA)"&gt; &lt;year&gt;1994&lt;/year&gt; &lt;rating&gt;ESRB - E (Everyone)&lt;/rating&gt; &lt;title&gt;Shockwave - Invasion Earth 2019&lt;/title&gt; &lt;pub&gt;Electronic Arts, Inc.&lt;/pub&gt; &lt;dev&gt;Electronic Arts, Inc.&lt;/dev&gt; &lt;genre&gt;Flying&lt;/genre&gt; &lt;score&gt;3.8&lt;/score&gt; &lt;player&gt;1 Player&lt;/player&gt; &lt;story&gt;The year is 2019 and the alien invasion is here. In a surprise attack, the aliens decimate Earth's military forces. Mankind's only hope is the surviving orbital space carrier Omaha and its squadron of F-177 pilots. As the young and unexperienced member of the squadron, it is your job to drive the aliens from the planet.****From the cockpit of your F-177 fighter, you can destroy the aliens who attack in vehicles like large walkers or quick and small aircraft. Use your lasers or missiles, but watch your ammunition and fuel and refill them from a supply depot if needed. The ten missions take you all over the globe, from Cairo to Los Angeles to the Congo. Between missions, live-action cutscenes continue the story.&lt;/story&gt; &lt;/game&gt;</text:p>
          </table:table-cell>
          <table:table-cell table:number-columns-repeated="1012"/>
        </table:table-row>
        <table:table-row table:style-name="ro1">
          <table:table-cell office:value-type="string">
            <text:p>Shockwave - Operation JumpGate (USA, Europe)</text:p>
          </table:table-cell>
          <table:table-cell office:value-type="float" office:value="1995">
            <text:p>1995</text:p>
          </table:table-cell>
          <table:table-cell office:value-type="string">
            <text:p>ESRB - E (Everyone)</text:p>
          </table:table-cell>
          <table:table-cell office:value-type="string">
            <text:p>Shockwave - Operation JumpGate</text:p>
          </table:table-cell>
          <table:table-cell table:number-columns-repeated="2" office:value-type="string">
            <text:p>Electronic Arts, Inc.</text:p>
          </table:table-cell>
          <table:table-cell office:value-type="string">
            <text:p>Flying</text:p>
          </table:table-cell>
          <table:table-cell office:value-type="string">
            <text:p>4.2</text:p>
          </table:table-cell>
          <table:table-cell office:value-type="string">
            <text:p>1 Player</text:p>
          </table:table-cell>
          <table:table-cell office:value-type="string">
            <text:p>It has been 7 years since the alien attack on Earth has been repelled. Now, signs of the aliens have been detected within the solar system. It's again up to you to lead the assault before the aliens launch their second wave.****This add-on to Shock Wave takes you to places in the solar system like Mars, the moons of Jupiter and Saturn and the asteroid belt in 5 new missions that feature new enemies. The story is again told through live-action cutscenes.</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Shockwave - Operation JumpGate (USA, Europe)&quot;&gt; &lt;year&gt;1995&lt;/year&gt; &lt;rating&gt;ESRB - E (Everyone)&lt;/rating&gt; &lt;title&gt;Shockwave - Operation JumpGate&lt;/title&gt; &lt;pub&gt;Electronic Arts, Inc.&lt;/pub&gt; &lt;dev&gt;Electronic Arts, Inc.&lt;/dev&gt; &lt;genre&gt;Flying&lt;/genre&gt; &lt;score&gt;4.2&lt;/score&gt; &lt;player&gt;1 Player&lt;/player&gt; &lt;story&gt;It has been 7 years since the alien attack on Earth has been repelled. Now, signs of the aliens have been detected within the solar system. It's again up to you to lead the assault before the aliens launch their second wave.****This add-on to Shock Wave takes you to places in the solar system like Mars, the moons of Jupiter and Saturn and the asteroid belt in 5 new missions that feature new enemies. The story is again told through live-action cutscenes.&lt;/story&gt; &lt;/game&gt;">
            <text:p>&lt;game name="Shockwave - Operation JumpGate (USA, Europe)"&gt; &lt;year&gt;1995&lt;/year&gt; &lt;rating&gt;ESRB - E (Everyone)&lt;/rating&gt; &lt;title&gt;Shockwave - Operation JumpGate&lt;/title&gt; &lt;pub&gt;Electronic Arts, Inc.&lt;/pub&gt; &lt;dev&gt;Electronic Arts, Inc.&lt;/dev&gt; &lt;genre&gt;Flying&lt;/genre&gt; &lt;score&gt;4.2&lt;/score&gt; &lt;player&gt;1 Player&lt;/player&gt; &lt;story&gt;It has been 7 years since the alien attack on Earth has been repelled. Now, signs of the aliens have been detected within the solar system. It's again up to you to lead the assault before the aliens launch their second wave.****This add-on to Shock Wave takes you to places in the solar system like Mars, the moons of Jupiter and Saturn and the asteroid belt in 5 new missions that feature new enemies. The story is again told through live-action cutscenes.&lt;/story&gt; &lt;/game&gt;</text:p>
          </table:table-cell>
          <table:table-cell table:number-columns-repeated="1012"/>
        </table:table-row>
        <table:table-row table:style-name="ro1">
          <table:table-cell office:value-type="string">
            <text:p>Shockwave 2 - Beyond the Gate (Disc 1) (USA)</text:p>
          </table:table-cell>
          <table:table-cell office:value-type="float" office:value="1995">
            <text:p>1995</text:p>
          </table:table-cell>
          <table:table-cell office:value-type="string">
            <text:p>ESRB - E (Everyone)</text:p>
          </table:table-cell>
          <table:table-cell office:value-type="string">
            <text:p>Shockwave 2 - Beyond the Gate Disc 1</text:p>
          </table:table-cell>
          <table:table-cell table:number-columns-repeated="2" office:value-type="string">
            <text:p>Electronic Arts, Inc.</text:p>
          </table:table-cell>
          <table:table-cell office:value-type="string">
            <text:p>Flying</text:p>
          </table:table-cell>
          <table:table-cell office:value-type="string">
            <text:p>3.9</text:p>
          </table:table-cell>
          <table:table-cell office:value-type="string">
            <text:p>1 Player</text:p>
          </table:table-cell>
          <table:table-cell office:value-type="string">
            <text:p>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Shockwave 2 - Beyond the Gate (Disc 1) (USA)&quot;&gt; &lt;year&gt;1995&lt;/year&gt; &lt;rating&gt;ESRB - E (Everyone)&lt;/rating&gt; &lt;title&gt;Shockwave 2 - Beyond the Gate Disc 1&lt;/title&gt; &lt;pub&gt;Electronic Arts, Inc.&lt;/pub&gt; &lt;dev&gt;Electronic Arts, Inc.&lt;/dev&gt; &lt;genre&gt;Flying&lt;/genre&gt; &lt;score&gt;3.9&lt;/score&gt; &lt;player&gt;1 Player&lt;/player&gt; &lt;story&gt;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lt;/story&gt; &lt;/game&gt;">
            <text:p>&lt;game name="Shockwave 2 - Beyond the Gate (Disc 1) (USA)"&gt; &lt;year&gt;1995&lt;/year&gt; &lt;rating&gt;ESRB - E (Everyone)&lt;/rating&gt; &lt;title&gt;Shockwave 2 - Beyond the Gate Disc 1&lt;/title&gt; &lt;pub&gt;Electronic Arts, Inc.&lt;/pub&gt; &lt;dev&gt;Electronic Arts, Inc.&lt;/dev&gt; &lt;genre&gt;Flying&lt;/genre&gt; &lt;score&gt;3.9&lt;/score&gt; &lt;player&gt;1 Player&lt;/player&gt; &lt;story&gt;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lt;/story&gt; &lt;/game&gt;</text:p>
          </table:table-cell>
          <table:table-cell table:number-columns-repeated="1012"/>
        </table:table-row>
        <table:table-row table:style-name="ro1">
          <table:table-cell office:value-type="string">
            <text:p>Shockwave 2 - Beyond the Gate (Disc 2) (USA)</text:p>
          </table:table-cell>
          <table:table-cell office:value-type="float" office:value="1995">
            <text:p>1995</text:p>
          </table:table-cell>
          <table:table-cell office:value-type="string">
            <text:p>ESRB - E (Everyone)</text:p>
          </table:table-cell>
          <table:table-cell office:value-type="string">
            <text:p>Shockwave 2 - Beyond the Gate Disc 2</text:p>
          </table:table-cell>
          <table:table-cell table:number-columns-repeated="2" office:value-type="string">
            <text:p>Electronic Arts, Inc.</text:p>
          </table:table-cell>
          <table:table-cell office:value-type="string">
            <text:p>Flying</text:p>
          </table:table-cell>
          <table:table-cell office:value-type="string">
            <text:p>3.9</text:p>
          </table:table-cell>
          <table:table-cell office:value-type="string">
            <text:p>1 Player</text:p>
          </table:table-cell>
          <table:table-cell office:value-type="string">
            <text:p>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Shockwave 2 - Beyond the Gate (Disc 2) (USA)&quot;&gt; &lt;year&gt;1995&lt;/year&gt; &lt;rating&gt;ESRB - E (Everyone)&lt;/rating&gt; &lt;title&gt;Shockwave 2 - Beyond the Gate Disc 2&lt;/title&gt; &lt;pub&gt;Electronic Arts, Inc.&lt;/pub&gt; &lt;dev&gt;Electronic Arts, Inc.&lt;/dev&gt; &lt;genre&gt;Flying&lt;/genre&gt; &lt;score&gt;3.9&lt;/score&gt; &lt;player&gt;1 Player&lt;/player&gt; &lt;story&gt;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lt;/story&gt; &lt;/game&gt;">
            <text:p>&lt;game name="Shockwave 2 - Beyond the Gate (Disc 2) (USA)"&gt; &lt;year&gt;1995&lt;/year&gt; &lt;rating&gt;ESRB - E (Everyone)&lt;/rating&gt; &lt;title&gt;Shockwave 2 - Beyond the Gate Disc 2&lt;/title&gt; &lt;pub&gt;Electronic Arts, Inc.&lt;/pub&gt; &lt;dev&gt;Electronic Arts, Inc.&lt;/dev&gt; &lt;genre&gt;Flying&lt;/genre&gt; &lt;score&gt;3.9&lt;/score&gt; &lt;player&gt;1 Player&lt;/player&gt; &lt;story&gt;It has been twenty years since the invading aliens have been driven back through the jumpgate. On a planet close to the dormant gate, an alien artifact is found. When unknown aliens steal the artifact, privateer Captain Flint of the spaceship Cortez and his crew follow their ship through the jumpgate, which leaves them stranded in an unknown star system. To find their way back, they have to find the artifact and the aliens.****You take control of Flint. Aboard the Cortez, you can receive messages from your crew members, scan the planets in the system for possible mission sites and select suitable weapons and equipment for the next mission. Three different craft are available for the missions: a fighter, a hovercraft and a stationary turret used to give cover to your crew mates when they are on a mission.****After completed missions, the wreckage from destroyed aliens is analyzed and used to produce better weapons and equipment. The storyline will take you through six different systems, each with a variety of missions to complete. Live-action cut-scenes continue the story.&lt;/story&gt; &lt;/game&gt;</text:p>
          </table:table-cell>
          <table:table-cell table:number-columns-repeated="1012"/>
        </table:table-row>
        <table:table-row table:style-name="ro1">
          <table:table-cell office:value-type="string">
            <text:p>Shootout at Old Tucson (USA)</text:p>
          </table:table-cell>
          <table:table-cell office:value-type="float" office:value="1994">
            <text:p>1994</text:p>
          </table:table-cell>
          <table:table-cell office:value-type="string">
            <text:p>ESRB - T (Teen)</text:p>
          </table:table-cell>
          <table:table-cell office:value-type="string">
            <text:p>Shootout at Old Tucson</text:p>
          </table:table-cell>
          <table:table-cell table:number-columns-repeated="2" office:value-type="string">
            <text:p>American Laser Games, Inc.</text:p>
          </table:table-cell>
          <table:table-cell office:value-type="string">
            <text:p>Shooter</text:p>
          </table:table-cell>
          <table:table-cell office:value-type="string">
            <text:p>3.4</text:p>
          </table:table-cell>
          <table:table-cell office:value-type="string">
            <text:p>1-2 Players</text:p>
          </table:table-cell>
          <table:table-cell office:value-type="string">
            <text:p>The action takes place in the old Old West town of Tucson, Arizona. The game's plot is based around gunfights with villains, much like that of its predecessors Mad Dog McCree, Mad Dog II: The Lost Gold and The Last Bounty Hunter.Like similar releases, it involves aiming a light gun correctly in order to eliminate successively appearing villains, simultaneously attempting to avoid hitting innocent civilians.</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Shootout at Old Tucson (USA)&quot;&gt; &lt;year&gt;1994&lt;/year&gt; &lt;rating&gt;ESRB - T (Teen)&lt;/rating&gt; &lt;title&gt;Shootout at Old Tucson&lt;/title&gt; &lt;pub&gt;American Laser Games, Inc.&lt;/pub&gt; &lt;dev&gt;American Laser Games, Inc.&lt;/dev&gt; &lt;genre&gt;Shooter&lt;/genre&gt; &lt;score&gt;3.4&lt;/score&gt; &lt;player&gt;1-2 Players&lt;/player&gt; &lt;story&gt;The action takes place in the old Old West town of Tucson, Arizona. The game's plot is based around gunfights with villains, much like that of its predecessors Mad Dog McCree, Mad Dog II: The Lost Gold and The Last Bounty Hunter.Like similar releases, it involves aiming a light gun correctly in order to eliminate successively appearing villains, simultaneously attempting to avoid hitting innocent civilians.&lt;/story&gt; &lt;/game&gt;">
            <text:p>&lt;game name="Shootout at Old Tucson (USA)"&gt; &lt;year&gt;1994&lt;/year&gt; &lt;rating&gt;ESRB - T (Teen)&lt;/rating&gt; &lt;title&gt;Shootout at Old Tucson&lt;/title&gt; &lt;pub&gt;American Laser Games, Inc.&lt;/pub&gt; &lt;dev&gt;American Laser Games, Inc.&lt;/dev&gt; &lt;genre&gt;Shooter&lt;/genre&gt; &lt;score&gt;3.4&lt;/score&gt; &lt;player&gt;1-2 Players&lt;/player&gt; &lt;story&gt;The action takes place in the old Old West town of Tucson, Arizona. The game's plot is based around gunfights with villains, much like that of its predecessors Mad Dog McCree, Mad Dog II: The Lost Gold and The Last Bounty Hunter.Like similar releases, it involves aiming a light gun correctly in order to eliminate successively appearing villains, simultaneously attempting to avoid hitting innocent civilians.&lt;/story&gt; &lt;/game&gt;</text:p>
          </table:table-cell>
          <table:table-cell table:number-columns-repeated="1012"/>
        </table:table-row>
        <table:table-row table:style-name="ro1">
          <table:table-cell office:value-type="string">
            <text:p>Short Warp - Warp's Short Game Colection (Japan)</text:p>
          </table:table-cell>
          <table:table-cell office:value-type="float" office:value="1996">
            <text:p>1996</text:p>
          </table:table-cell>
          <table:table-cell office:value-type="string">
            <text:p>ESRB - E (Everyone)</text:p>
          </table:table-cell>
          <table:table-cell office:value-type="string">
            <text:p>Short Warp - Warp's Short Game Colection</text:p>
          </table:table-cell>
          <table:table-cell table:number-columns-repeated="2" office:value-type="string">
            <text:p>Warp Inc.</text:p>
          </table:table-cell>
          <table:table-cell office:value-type="string">
            <text:p>Mini-Games</text:p>
          </table:table-cell>
          <table:table-cell office:value-type="string">
            <text:p>2.7</text:p>
          </table:table-cell>
          <table:table-cell office:value-type="string">
            <text:p>1 Player</text:p>
          </table:table-cell>
          <table:table-cell office:value-type="string">
            <text:p>No Description Available!</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Short Warp - Warp's Short Game Colection (Japan)&quot;&gt; &lt;year&gt;1996&lt;/year&gt; &lt;rating&gt;ESRB - E (Everyone)&lt;/rating&gt; &lt;title&gt;Short Warp - Warp's Short Game Colection&lt;/title&gt; &lt;pub&gt;Warp Inc.&lt;/pub&gt; &lt;dev&gt;Warp Inc.&lt;/dev&gt; &lt;genre&gt;Mini-Games&lt;/genre&gt; &lt;score&gt;2.7&lt;/score&gt; &lt;player&gt;1 Player&lt;/player&gt; &lt;story&gt;No Description Available!&lt;/story&gt; &lt;/game&gt;">
            <text:p>&lt;game name="Short Warp - Warp's Short Game Colection (Japan)"&gt; &lt;year&gt;1996&lt;/year&gt; &lt;rating&gt;ESRB - E (Everyone)&lt;/rating&gt; &lt;title&gt;Short Warp - Warp's Short Game Colection&lt;/title&gt; &lt;pub&gt;Warp Inc.&lt;/pub&gt; &lt;dev&gt;Warp Inc.&lt;/dev&gt; &lt;genre&gt;Mini-Games&lt;/genre&gt; &lt;score&gt;2.7&lt;/score&gt; &lt;player&gt;1 Player&lt;/player&gt; &lt;story&gt;No Description Available!&lt;/story&gt; &lt;/game&gt;</text:p>
          </table:table-cell>
          <table:table-cell table:number-columns-repeated="1012"/>
        </table:table-row>
        <table:table-row table:style-name="ro1">
          <table:table-cell office:value-type="string">
            <text:p>Sid Meier's C.P.U. Bach (USA)</text:p>
          </table:table-cell>
          <table:table-cell office:value-type="float" office:value="1994">
            <text:p>1994</text:p>
          </table:table-cell>
          <table:table-cell office:value-type="string">
            <text:p>ESRB - E (Everyone)</text:p>
          </table:table-cell>
          <table:table-cell office:value-type="string">
            <text:p>Sid Meier's C.P.U. Bach</text:p>
          </table:table-cell>
          <table:table-cell table:number-columns-repeated="2" office:value-type="string">
            <text:p>MicroProse</text:p>
          </table:table-cell>
          <table:table-cell office:value-type="string">
            <text:p>Multimedia</text:p>
          </table:table-cell>
          <table:table-cell office:value-type="string">
            <text:p>4.1</text:p>
          </table:table-cell>
          <table:table-cell office:value-type="string">
            <text:p>1 Player</text:p>
          </table:table-cell>
          <table:table-cell office:value-type="string">
            <text:p>C.P.U. Bach is an interactive music-generating program designed by Sid Meier and Jeff Briggs for the 3DO. It can create Baroque music in the style of Bach for various keyboard, wind, or string instruments and in a variety of forms (e.g., concerti, fugues, minuets, chorales). The compositions are then performed by the software with synchronous 3D graphics on screen showing the virtual instruments being played. Two-player support is included.</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Sid Meier's C.P.U. Bach (USA)&quot;&gt; &lt;year&gt;1994&lt;/year&gt; &lt;rating&gt;ESRB - E (Everyone)&lt;/rating&gt; &lt;title&gt;Sid Meier's C.P.U. Bach&lt;/title&gt; &lt;pub&gt;MicroProse&lt;/pub&gt; &lt;dev&gt;MicroProse&lt;/dev&gt; &lt;genre&gt;Multimedia&lt;/genre&gt; &lt;score&gt;4.1&lt;/score&gt; &lt;player&gt;1 Player&lt;/player&gt; &lt;story&gt;C.P.U. Bach is an interactive music-generating program designed by Sid Meier and Jeff Briggs for the 3DO. It can create Baroque music in the style of Bach for various keyboard, wind, or string instruments and in a variety of forms (e.g., concerti, fugues, minuets, chorales). The compositions are then performed by the software with synchronous 3D graphics on screen showing the virtual instruments being played. Two-player support is included.&lt;/story&gt; &lt;/game&gt;">
            <text:p>&lt;game name="Sid Meier's C.P.U. Bach (USA)"&gt; &lt;year&gt;1994&lt;/year&gt; &lt;rating&gt;ESRB - E (Everyone)&lt;/rating&gt; &lt;title&gt;Sid Meier's C.P.U. Bach&lt;/title&gt; &lt;pub&gt;MicroProse&lt;/pub&gt; &lt;dev&gt;MicroProse&lt;/dev&gt; &lt;genre&gt;Multimedia&lt;/genre&gt; &lt;score&gt;4.1&lt;/score&gt; &lt;player&gt;1 Player&lt;/player&gt; &lt;story&gt;C.P.U. Bach is an interactive music-generating program designed by Sid Meier and Jeff Briggs for the 3DO. It can create Baroque music in the style of Bach for various keyboard, wind, or string instruments and in a variety of forms (e.g., concerti, fugues, minuets, chorales). The compositions are then performed by the software with synchronous 3D graphics on screen showing the virtual instruments being played. Two-player support is included.&lt;/story&gt; &lt;/game&gt;</text:p>
          </table:table-cell>
          <table:table-cell table:number-columns-repeated="1012"/>
        </table:table-row>
        <table:table-row table:style-name="ro1">
          <table:table-cell office:value-type="string">
            <text:p>Slam 'N Jam '95 (USA)</text:p>
          </table:table-cell>
          <table:table-cell office:value-type="float" office:value="1995">
            <text:p>1995</text:p>
          </table:table-cell>
          <table:table-cell office:value-type="string">
            <text:p>ESRB - E (Everyone)</text:p>
          </table:table-cell>
          <table:table-cell office:value-type="string">
            <text:p>Slam 'N Jam '95</text:p>
          </table:table-cell>
          <table:table-cell office:value-type="string">
            <text:p>Crystal Dynamics, Inc.</text:p>
          </table:table-cell>
          <table:table-cell office:value-type="string">
            <text:p>Left Field Productions</text:p>
          </table:table-cell>
          <table:table-cell office:value-type="string">
            <text:p>Sports/Basketball</text:p>
          </table:table-cell>
          <table:table-cell office:value-type="string">
            <text:p>2.8</text:p>
          </table:table-cell>
          <table:table-cell office:value-type="string">
            <text:p>1-2 Players</text:p>
          </table:table-cell>
          <table:table-cell office:value-type="string">
            <text:p>Slam 'N Jam '95 is a game similar in style to the arcade game Run &amp; Gun and NBA Jam, with a five-on-five team game in a 3-D style perspective. <text:s/>The gameplay is geared towards more of an arcade feel rather than simulation and does not feature any NBA license but resembles actual teams and modeled after top players of the time.****It also features the obligatory modes such as Exhibition, Playoffs and Season and the ability to let friends go head-to-head. <text:s/>Then CNN sportscaster Van Earl Wright lends his voice talents to the game for in game commentary.</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Slam 'N Jam '95 (USA)&quot;&gt; &lt;year&gt;1995&lt;/year&gt; &lt;rating&gt;ESRB - E (Everyone)&lt;/rating&gt; &lt;title&gt;Slam 'N Jam '95&lt;/title&gt; &lt;pub&gt;Crystal Dynamics, Inc.&lt;/pub&gt; &lt;dev&gt;Left Field Productions&lt;/dev&gt; &lt;genre&gt;Sports/Basketball&lt;/genre&gt; &lt;score&gt;2.8&lt;/score&gt; &lt;player&gt;1-2 Players&lt;/player&gt; &lt;story&gt;Slam 'N Jam '95 is a game similar in style to the arcade game Run &amp; Gun and NBA Jam, with a five-on-five team game in a 3-D style perspective.  The gameplay is geared towards more of an arcade feel rather than simulation and does not feature any NBA license but resembles actual teams and modeled after top players of the time.****It also features the obligatory modes such as Exhibition, Playoffs and Season and the ability to let friends go head-to-head.  Then CNN sportscaster Van Earl Wright lends his voice talents to the game for in game commentary.&lt;/story&gt; &lt;/game&gt;">
            <text:p>&lt;game name="Slam 'N Jam '95 (USA)"&gt; &lt;year&gt;1995&lt;/year&gt; &lt;rating&gt;ESRB - E (Everyone)&lt;/rating&gt; &lt;title&gt;Slam 'N Jam '95&lt;/title&gt; &lt;pub&gt;Crystal Dynamics, Inc.&lt;/pub&gt; &lt;dev&gt;Left Field Productions&lt;/dev&gt; &lt;genre&gt;Sports/Basketball&lt;/genre&gt; &lt;score&gt;2.8&lt;/score&gt; &lt;player&gt;1-2 Players&lt;/player&gt; &lt;story&gt;Slam 'N Jam '95 is a game similar in style to the arcade game Run &amp; Gun and NBA Jam, with a five-on-five team game in a 3-D style perspective. <text:s/>The gameplay is geared towards more of an arcade feel rather than simulation and does not feature any NBA license but resembles actual teams and modeled after top players of the time.****It also features the obligatory modes such as Exhibition, Playoffs and Season and the ability to let friends go head-to-head. <text:s/>Then CNN sportscaster Van Earl Wright lends his voice talents to the game for in game commentary.&lt;/story&gt; &lt;/game&gt;</text:p>
          </table:table-cell>
          <table:table-cell table:number-columns-repeated="1012"/>
        </table:table-row>
        <table:table-row table:style-name="ro1">
          <table:table-cell office:value-type="string">
            <text:p>Slayer (USA)</text:p>
          </table:table-cell>
          <table:table-cell office:value-type="float" office:value="1994">
            <text:p>1994</text:p>
          </table:table-cell>
          <table:table-cell office:value-type="string">
            <text:p>ESRB - T (Teen)</text:p>
          </table:table-cell>
          <table:table-cell office:value-type="string">
            <text:p>Slayer</text:p>
          </table:table-cell>
          <table:table-cell office:value-type="string">
            <text:p>Strategic Simulations, Inc.</text:p>
          </table:table-cell>
          <table:table-cell office:value-type="string">
            <text:p>Lion Entertainment Inc.</text:p>
          </table:table-cell>
          <table:table-cell office:value-type="string">
            <text:p>Role-Playing</text:p>
          </table:table-cell>
          <table:table-cell office:value-type="string">
            <text:p>3.4</text:p>
          </table:table-cell>
          <table:table-cell office:value-type="string">
            <text:p>1 Player</text:p>
          </table:table-cell>
          <table:table-cell office:value-type="string">
            <text:p>Slayer is a first-person action RPG using the AD&amp;D 2nd Edition license and rules. Choose from the usual assortment of AD&amp;D character races and classes and venture into randomly-generated dungeons, fighting monsters and finding items. Dungeon parameters and difficulty are customizable.</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Slayer (USA)&quot;&gt; &lt;year&gt;1994&lt;/year&gt; &lt;rating&gt;ESRB - T (Teen)&lt;/rating&gt; &lt;title&gt;Slayer&lt;/title&gt; &lt;pub&gt;Strategic Simulations, Inc.&lt;/pub&gt; &lt;dev&gt;Lion Entertainment Inc.&lt;/dev&gt; &lt;genre&gt;Role-Playing&lt;/genre&gt; &lt;score&gt;3.4&lt;/score&gt; &lt;player&gt;1 Player&lt;/player&gt; &lt;story&gt;Slayer is a first-person action RPG using the AD&amp;D 2nd Edition license and rules. Choose from the usual assortment of AD&amp;D character races and classes and venture into randomly-generated dungeons, fighting monsters and finding items. Dungeon parameters and difficulty are customizable.&lt;/story&gt; &lt;/game&gt;">
            <text:p>&lt;game name="Slayer (USA)"&gt; &lt;year&gt;1994&lt;/year&gt; &lt;rating&gt;ESRB - T (Teen)&lt;/rating&gt; &lt;title&gt;Slayer&lt;/title&gt; &lt;pub&gt;Strategic Simulations, Inc.&lt;/pub&gt; &lt;dev&gt;Lion Entertainment Inc.&lt;/dev&gt; &lt;genre&gt;Role-Playing&lt;/genre&gt; &lt;score&gt;3.4&lt;/score&gt; &lt;player&gt;1 Player&lt;/player&gt; &lt;story&gt;Slayer is a first-person action RPG using the AD&amp;D 2nd Edition license and rules. Choose from the usual assortment of AD&amp;D character races and classes and venture into randomly-generated dungeons, fighting monsters and finding items. Dungeon parameters and difficulty are customizable.&lt;/story&gt; &lt;/game&gt;</text:p>
          </table:table-cell>
          <table:table-cell table:number-columns-repeated="1012"/>
        </table:table-row>
        <table:table-row table:style-name="ro1">
          <table:table-cell office:value-type="string">
            <text:p>Slopestyle - An Interactive Learning Cube (USA)</text:p>
          </table:table-cell>
          <table:table-cell office:value-type="float" office:value="1994">
            <text:p>1994</text:p>
          </table:table-cell>
          <table:table-cell office:value-type="string">
            <text:p>ESRB - E (Everyone)</text:p>
          </table:table-cell>
          <table:table-cell office:value-type="string">
            <text:p>Slopestyle - An Interactive Learning Cube</text:p>
          </table:table-cell>
          <table:table-cell table:number-columns-repeated="2" office:value-type="string">
            <text:p>L3 Interactive</text:p>
          </table:table-cell>
          <table:table-cell office:value-type="string">
            <text:p>Puzzle</text:p>
          </table:table-cell>
          <table:table-cell office:value-type="string">
            <text:p>3.3</text:p>
          </table:table-cell>
          <table:table-cell office:value-type="string">
            <text:p>1 Player</text:p>
          </table:table-cell>
          <table:table-cell office:value-type="string">
            <text:p>Before Snowboarding was a staple of the video game industry. This interactive title was realesed for the 3DO. But instead of ticking off everything on the slope,this is an enteractive learning cube concentrating on the learningaspect of the sport. Dont expect any actual game play from this title</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Slopestyle - An Interactive Learning Cube (USA)&quot;&gt; &lt;year&gt;1994&lt;/year&gt; &lt;rating&gt;ESRB - E (Everyone)&lt;/rating&gt; &lt;title&gt;Slopestyle - An Interactive Learning Cube&lt;/title&gt; &lt;pub&gt;L3 Interactive&lt;/pub&gt; &lt;dev&gt;L3 Interactive&lt;/dev&gt; &lt;genre&gt;Puzzle&lt;/genre&gt; &lt;score&gt;3.3&lt;/score&gt; &lt;player&gt;1 Player&lt;/player&gt; &lt;story&gt;Before Snowboarding was a staple of the video game industry. This interactive title was realesed for the 3DO. But instead of ticking off everything on the slope,this is an enteractive learning cube concentrating on the learningaspect of the sport. Dont expect any actual game play from this title&lt;/story&gt; &lt;/game&gt;">
            <text:p>&lt;game name="Slopestyle - An Interactive Learning Cube (USA)"&gt; &lt;year&gt;1994&lt;/year&gt; &lt;rating&gt;ESRB - E (Everyone)&lt;/rating&gt; &lt;title&gt;Slopestyle - An Interactive Learning Cube&lt;/title&gt; &lt;pub&gt;L3 Interactive&lt;/pub&gt; &lt;dev&gt;L3 Interactive&lt;/dev&gt; &lt;genre&gt;Puzzle&lt;/genre&gt; &lt;score&gt;3.3&lt;/score&gt; &lt;player&gt;1 Player&lt;/player&gt; &lt;story&gt;Before Snowboarding was a staple of the video game industry. This interactive title was realesed for the 3DO. But instead of ticking off everything on the slope,this is an enteractive learning cube concentrating on the learningaspect of the sport. Dont expect any actual game play from this title&lt;/story&gt; &lt;/game&gt;</text:p>
          </table:table-cell>
          <table:table-cell table:number-columns-repeated="1012"/>
        </table:table-row>
        <table:table-row table:style-name="ro1">
          <table:table-cell office:value-type="string">
            <text:p>Snow Job Starring Tracy Scoggins (Disc 1) (USA)</text:p>
          </table:table-cell>
          <table:table-cell office:value-type="float" office:value="1995">
            <text:p>1995</text:p>
          </table:table-cell>
          <table:table-cell office:value-type="string">
            <text:p>ESRB - T (Teen)</text:p>
          </table:table-cell>
          <table:table-cell office:value-type="string">
            <text:p>Snow Job Starring Tracy Scoggins Disc 1</text:p>
          </table:table-cell>
          <table:table-cell office:value-type="string">
            <text:p>3DO Company, The</text:p>
          </table:table-cell>
          <table:table-cell office:value-type="string">
            <text:p>Studio 3DO</text:p>
          </table:table-cell>
          <table:table-cell office:value-type="string">
            <text:p>Adventure</text:p>
          </table:table-cell>
          <table:table-cell office:value-type="string">
            <text:p>2.0</text:p>
          </table:table-cell>
          <table:table-cell office:value-type="string">
            <text:p>1 Player</text:p>
          </table:table-cell>
          <table:table-cell office:value-type="string">
            <text:p>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Snow Job Starring Tracy Scoggins (Disc 1) (USA)&quot;&gt; &lt;year&gt;1995&lt;/year&gt; &lt;rating&gt;ESRB - T (Teen)&lt;/rating&gt; &lt;title&gt;Snow Job Starring Tracy Scoggins Disc 1&lt;/title&gt; &lt;pub&gt;3DO Company, The&lt;/pub&gt; &lt;dev&gt;Studio 3DO&lt;/dev&gt; &lt;genre&gt;Adventure&lt;/genre&gt; &lt;score&gt;2.0&lt;/score&gt; &lt;player&gt;1 Player&lt;/player&gt; &lt;story&gt;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lt;/story&gt; &lt;/game&gt;">
            <text:p>&lt;game name="Snow Job Starring Tracy Scoggins (Disc 1) (USA)"&gt; &lt;year&gt;1995&lt;/year&gt; &lt;rating&gt;ESRB - T (Teen)&lt;/rating&gt; &lt;title&gt;Snow Job Starring Tracy Scoggins Disc 1&lt;/title&gt; &lt;pub&gt;3DO Company, The&lt;/pub&gt; &lt;dev&gt;Studio 3DO&lt;/dev&gt; &lt;genre&gt;Adventure&lt;/genre&gt; &lt;score&gt;2.0&lt;/score&gt; &lt;player&gt;1 Player&lt;/player&gt; &lt;story&gt;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lt;/story&gt; &lt;/game&gt;</text:p>
          </table:table-cell>
          <table:table-cell table:number-columns-repeated="1012"/>
        </table:table-row>
        <table:table-row table:style-name="ro1">
          <table:table-cell office:value-type="string">
            <text:p>Snow Job Starring Tracy Scoggins (Disc 2) (USA)</text:p>
          </table:table-cell>
          <table:table-cell office:value-type="float" office:value="1995">
            <text:p>1995</text:p>
          </table:table-cell>
          <table:table-cell office:value-type="string">
            <text:p>ESRB - T (Teen)</text:p>
          </table:table-cell>
          <table:table-cell office:value-type="string">
            <text:p>Snow Job Starring Tracy Scoggins Disc 2</text:p>
          </table:table-cell>
          <table:table-cell office:value-type="string">
            <text:p>3DO Company, The</text:p>
          </table:table-cell>
          <table:table-cell office:value-type="string">
            <text:p>Studio 3DO</text:p>
          </table:table-cell>
          <table:table-cell office:value-type="string">
            <text:p>Adventure</text:p>
          </table:table-cell>
          <table:table-cell office:value-type="string">
            <text:p>2.0</text:p>
          </table:table-cell>
          <table:table-cell office:value-type="string">
            <text:p>1 Player</text:p>
          </table:table-cell>
          <table:table-cell office:value-type="string">
            <text:p>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Snow Job Starring Tracy Scoggins (Disc 2) (USA)&quot;&gt; &lt;year&gt;1995&lt;/year&gt; &lt;rating&gt;ESRB - T (Teen)&lt;/rating&gt; &lt;title&gt;Snow Job Starring Tracy Scoggins Disc 2&lt;/title&gt; &lt;pub&gt;3DO Company, The&lt;/pub&gt; &lt;dev&gt;Studio 3DO&lt;/dev&gt; &lt;genre&gt;Adventure&lt;/genre&gt; &lt;score&gt;2.0&lt;/score&gt; &lt;player&gt;1 Player&lt;/player&gt; &lt;story&gt;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lt;/story&gt; &lt;/game&gt;">
            <text:p>&lt;game name="Snow Job Starring Tracy Scoggins (Disc 2) (USA)"&gt; &lt;year&gt;1995&lt;/year&gt; &lt;rating&gt;ESRB - T (Teen)&lt;/rating&gt; &lt;title&gt;Snow Job Starring Tracy Scoggins Disc 2&lt;/title&gt; &lt;pub&gt;3DO Company, The&lt;/pub&gt; &lt;dev&gt;Studio 3DO&lt;/dev&gt; &lt;genre&gt;Adventure&lt;/genre&gt; &lt;score&gt;2.0&lt;/score&gt; &lt;player&gt;1 Player&lt;/player&gt; &lt;story&gt;Murder. Drugs. Sex. Gangs. Guns. Welcome to the Big Apple. Your name is Jock LaMonte, a retired New York Cop. You are living peacefully in New Mexico when you find out your ex girlfriend, Lara Calabreze, assistant DA of the city, is on the hit list on a notorious mob boss who goes only by the name Snow Man. It is up to you to use your wits, guts, and charm to save Lara and put away the evil of New York City.****Snow Job is a point-and-click adventure and is played in the first-person, with the ability to see 360 degrees in a photorealistic world with FMV video. You must solve puzzles, converse with many characters, and fight your way through mini games. Gameplay consists of three screens, one to explore the environment in different directions from a fixed position, an inventory and also a map where new locations appear.&lt;/story&gt; &lt;/game&gt;</text:p>
          </table:table-cell>
          <table:table-cell table:number-columns-repeated="1012"/>
        </table:table-row>
        <table:table-row table:style-name="ro1">
          <table:table-cell office:value-type="string">
            <text:p>Soccer Kid (USA)</text:p>
          </table:table-cell>
          <table:table-cell office:value-type="float" office:value="1994">
            <text:p>1994</text:p>
          </table:table-cell>
          <table:table-cell office:value-type="string">
            <text:p>ESRB - E (Everyone)</text:p>
          </table:table-cell>
          <table:table-cell office:value-type="string">
            <text:p>Soccer Kid</text:p>
          </table:table-cell>
          <table:table-cell office:value-type="string">
            <text:p>Studio 3DO</text:p>
          </table:table-cell>
          <table:table-cell office:value-type="string">
            <text:p>Krisalis Software Ltd.</text:p>
          </table:table-cell>
          <table:table-cell office:value-type="string">
            <text:p>Adventure</text:p>
          </table:table-cell>
          <table:table-cell office:value-type="string">
            <text:p>3.6</text:p>
          </table:table-cell>
          <table:table-cell office:value-type="string">
            <text:p>1 Player</text:p>
          </table:table-cell>
          <table:table-cell office:value-type="string">
            <text:p>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Soccer Kid (USA)&quot;&gt; &lt;year&gt;1994&lt;/year&gt; &lt;rating&gt;ESRB - E (Everyone)&lt;/rating&gt; &lt;title&gt;Soccer Kid&lt;/title&gt; &lt;pub&gt;Studio 3DO&lt;/pub&gt; &lt;dev&gt;Krisalis Software Ltd.&lt;/dev&gt; &lt;genre&gt;Adventure&lt;/genre&gt; &lt;score&gt;3.6&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
            <text:p>&lt;game name="Soccer Kid (USA)"&gt; &lt;year&gt;1994&lt;/year&gt; &lt;rating&gt;ESRB - E (Everyone)&lt;/rating&gt; &lt;title&gt;Soccer Kid&lt;/title&gt; &lt;pub&gt;Studio 3DO&lt;/pub&gt; &lt;dev&gt;Krisalis Software Ltd.&lt;/dev&gt; &lt;genre&gt;Adventure&lt;/genre&gt; &lt;score&gt;3.6&lt;/score&gt; &lt;player&gt;1 Player&lt;/player&gt; &lt;story&gt;Aliens attempting to steal the World Cup have crashed as they tried to flee, and the Cup has been broken, its pieces scattered around the globe. As Soccer Kid, you must retrieve it. During your journey you will visit Britain, Italy, Russia, Japan, and finally the States.****Soccer Kid is a platform game with some unique elements. <text:s/>As the name implies, you have to kill your enemies with your ball. Football-style tricks of keeping the ball in the air and under control are especially useful - headers and overhead kicks can be played with practice. You gain access to the pieces by collecting 11 Player Cards across each world.****There is a saving feature that gives you the ability to save between each country (but not between individual levels).&lt;/story&gt; &lt;/game&gt;</text:p>
          </table:table-cell>
          <table:table-cell table:number-columns-repeated="1012"/>
        </table:table-row>
        <table:table-row table:style-name="ro1">
          <table:table-cell office:value-type="string">
            <text:p>Space Ace (USA)</text:p>
          </table:table-cell>
          <table:table-cell office:value-type="float" office:value="1995">
            <text:p>1995</text:p>
          </table:table-cell>
          <table:table-cell office:value-type="string">
            <text:p>ESRB - E (Everyone)</text:p>
          </table:table-cell>
          <table:table-cell office:value-type="string">
            <text:p>Space Ace</text:p>
          </table:table-cell>
          <table:table-cell table:number-columns-repeated="2" office:value-type="string">
            <text:p>ReadySoft Incorporated</text:p>
          </table:table-cell>
          <table:table-cell office:value-type="string">
            <text:p>Action</text:p>
          </table:table-cell>
          <table:table-cell office:value-type="string">
            <text:p>4.2</text:p>
          </table:table-cell>
          <table:table-cell office:value-type="string">
            <text:p>1 Player</text:p>
          </table:table-cell>
          <table:table-cell office:value-type="string">
            <text:p>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Space Ace (USA)&quot;&gt; &lt;year&gt;1995&lt;/year&gt; &lt;rating&gt;ESRB - E (Everyone)&lt;/rating&gt; &lt;title&gt;Space Ace&lt;/title&gt; &lt;pub&gt;ReadySoft Incorporated&lt;/pub&gt; &lt;dev&gt;ReadySoft Incorporated&lt;/dev&gt; &lt;genre&gt;Action&lt;/genre&gt; &lt;score&gt;4.2&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quot;Infanto Ray&quot;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
            <text:p>&lt;game name="Space Ace (USA)"&gt; &lt;year&gt;1995&lt;/year&gt; &lt;rating&gt;ESRB - E (Everyone)&lt;/rating&gt; &lt;title&gt;Space Ace&lt;/title&gt; &lt;pub&gt;ReadySoft Incorporated&lt;/pub&gt; &lt;dev&gt;ReadySoft Incorporated&lt;/dev&gt; &lt;genre&gt;Action&lt;/genre&gt; &lt;score&gt;4.2&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text:p>
          </table:table-cell>
          <table:table-cell table:number-columns-repeated="1012"/>
        </table:table-row>
        <table:table-row table:style-name="ro1">
          <table:table-cell office:value-type="string">
            <text:p>Space Hulk - Vengeance of the Blood Angels (USA)</text:p>
          </table:table-cell>
          <table:table-cell office:value-type="float" office:value="1995">
            <text:p>1995</text:p>
          </table:table-cell>
          <table:table-cell office:value-type="string">
            <text:p>ESRB - T (Teen)</text:p>
          </table:table-cell>
          <table:table-cell office:value-type="string">
            <text:p>Space Hulk - Vengeance of the Blood Angels</text:p>
          </table:table-cell>
          <table:table-cell office:value-type="string">
            <text:p>Electronic Arts, Inc.</text:p>
          </table:table-cell>
          <table:table-cell office:value-type="string">
            <text:p>Key Game</text:p>
          </table:table-cell>
          <table:table-cell office:value-type="string">
            <text:p>Action</text:p>
          </table:table-cell>
          <table:table-cell office:value-type="string">
            <text:p>3.6</text:p>
          </table:table-cell>
          <table:table-cell office:value-type="string">
            <text:p>1 Player</text:p>
          </table:table-cell>
          <table:table-cell office:value-type="string">
            <text:p>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Space Hulk - Vengeance of the Blood Angels (USA)&quot;&gt; &lt;year&gt;1995&lt;/year&gt; &lt;rating&gt;ESRB - T (Teen)&lt;/rating&gt; &lt;title&gt;Space Hulk - Vengeance of the Blood Angels&lt;/title&gt; &lt;pub&gt;Electronic Arts, Inc.&lt;/pub&gt; &lt;dev&gt;Key Game&lt;/dev&gt; &lt;genre&gt;Action&lt;/genre&gt; &lt;score&gt;3.6&lt;/score&gt; &lt;player&gt;1 Player&lt;/player&gt; &lt;story&gt;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lt;/story&gt; &lt;/game&gt;">
            <text:p>&lt;game name="Space Hulk - Vengeance of the Blood Angels (USA)"&gt; &lt;year&gt;1995&lt;/year&gt; &lt;rating&gt;ESRB - T (Teen)&lt;/rating&gt; &lt;title&gt;Space Hulk - Vengeance of the Blood Angels&lt;/title&gt; &lt;pub&gt;Electronic Arts, Inc.&lt;/pub&gt; &lt;dev&gt;Key Game&lt;/dev&gt; &lt;genre&gt;Action&lt;/genre&gt; &lt;score&gt;3.6&lt;/score&gt; &lt;player&gt;1 Player&lt;/player&gt; &lt;story&gt;Space Hulk: Vengeance of the Blood Angels is a mix of a First-Person-Shooter and a tactical fighting game. It is placed in the**Warhammer 40k background of the Games Workshop table top games. **It is the successor of the PC game Space Hulk from 1993 and it tells of the fight between the imperial Terminator Chapters and the Tyranid Gene Stealers.****You control up to ten Terminators. You give them orders in a tactical screen and/or take over one of them and then move in a 3D environment and fight the Gene Stealers just as in a First- Person-Shooter. So the game includes tactical planning and fighting in a good balance.&lt;/story&gt; &lt;/game&gt;</text:p>
          </table:table-cell>
          <table:table-cell table:number-columns-repeated="1012"/>
        </table:table-row>
        <table:table-row table:style-name="ro1">
          <table:table-cell office:value-type="string">
            <text:p>Space Pirates (USA)</text:p>
          </table:table-cell>
          <table:table-cell office:value-type="float" office:value="1994">
            <text:p>1994</text:p>
          </table:table-cell>
          <table:table-cell office:value-type="string">
            <text:p>ESRB - T (Teen)</text:p>
          </table:table-cell>
          <table:table-cell office:value-type="string">
            <text:p>Space Pirates</text:p>
          </table:table-cell>
          <table:table-cell table:number-columns-repeated="2" office:value-type="string">
            <text:p>American Laser Games, Inc.</text:p>
          </table:table-cell>
          <table:table-cell office:value-type="string">
            <text:p>Action</text:p>
          </table:table-cell>
          <table:table-cell office:value-type="string">
            <text:p>3.4</text:p>
          </table:table-cell>
          <table:table-cell office:value-type="string">
            <text:p>1-2 Players</text:p>
          </table:table-cell>
          <table:table-cell office:value-type="string">
            <text:p>Another in the series of slugfest games by American Laser Games is Space Pirates. While it resembles The Last Bounty Hunter and Drug Wars, it is science-fiction oriented and presents a space theme.</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Space Pirates (USA)&quot;&gt; &lt;year&gt;1994&lt;/year&gt; &lt;rating&gt;ESRB - T (Teen)&lt;/rating&gt; &lt;title&gt;Space Pirates&lt;/title&gt; &lt;pub&gt;American Laser Games, Inc.&lt;/pub&gt; &lt;dev&gt;American Laser Games, Inc.&lt;/dev&gt; &lt;genre&gt;Action&lt;/genre&gt; &lt;score&gt;3.4&lt;/score&gt; &lt;player&gt;1-2 Players&lt;/player&gt; &lt;story&gt;Another in the series of slugfest games by American Laser Games is Space Pirates. While it resembles The Last Bounty Hunter and Drug Wars, it is science-fiction oriented and presents a space theme.&lt;/story&gt; &lt;/game&gt;">
            <text:p>&lt;game name="Space Pirates (USA)"&gt; &lt;year&gt;1994&lt;/year&gt; &lt;rating&gt;ESRB - T (Teen)&lt;/rating&gt; &lt;title&gt;Space Pirates&lt;/title&gt; &lt;pub&gt;American Laser Games, Inc.&lt;/pub&gt; &lt;dev&gt;American Laser Games, Inc.&lt;/dev&gt; &lt;genre&gt;Action&lt;/genre&gt; &lt;score&gt;3.4&lt;/score&gt; &lt;player&gt;1-2 Players&lt;/player&gt; &lt;story&gt;Another in the series of slugfest games by American Laser Games is Space Pirates. While it resembles The Last Bounty Hunter and Drug Wars, it is science-fiction oriented and presents a space theme.&lt;/story&gt; &lt;/game&gt;</text:p>
          </table:table-cell>
          <table:table-cell table:number-columns-repeated="1012"/>
        </table:table-row>
        <table:table-row table:style-name="ro1">
          <table:table-cell office:value-type="string">
            <text:p>Space Shuttle (USA)</text:p>
          </table:table-cell>
          <table:table-cell office:value-type="float" office:value="1993">
            <text:p>1993</text:p>
          </table:table-cell>
          <table:table-cell office:value-type="string">
            <text:p>ESRB - E (Everyone)</text:p>
          </table:table-cell>
          <table:table-cell office:value-type="string">
            <text:p>Space Shuttle</text:p>
          </table:table-cell>
          <table:table-cell office:value-type="string">
            <text:p>Software Toolworks, Inc., The</text:p>
          </table:table-cell>
          <table:table-cell office:value-type="string">
            <text:p>Amazing Media</text:p>
          </table:table-cell>
          <table:table-cell office:value-type="string">
            <text:p>Action</text:p>
          </table:table-cell>
          <table:table-cell office:value-type="string">
            <text:p>3.5</text:p>
          </table:table-cell>
          <table:table-cell office:value-type="string">
            <text:p>1-2 Players</text:p>
          </table:table-cell>
          <table:table-cell office:value-type="string">
            <text:p>In Space Shuttle, the player can learn the history of the NASA's Space Shuttle program including the Enterprise, Discovery, Atlantis, Columbia, Challenger and the Endeavor. <text:s/>Players can learn the history of them including the astronauts, their missions and the outcome of each mission. <text:s/>Players can also train astronauts, launching them into space and watch them complete their mission and put their well earned training to good use. <text:s/>****The actually only gameplay consists of a first-person shooter where the player can get into a satellite and by using mounted lasers, blow away waves of space debris.</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Space Shuttle (USA)&quot;&gt; &lt;year&gt;1993&lt;/year&gt; &lt;rating&gt;ESRB - E (Everyone)&lt;/rating&gt; &lt;title&gt;Space Shuttle&lt;/title&gt; &lt;pub&gt;Software Toolworks, Inc., The&lt;/pub&gt; &lt;dev&gt;Amazing Media&lt;/dev&gt; &lt;genre&gt;Action&lt;/genre&gt; &lt;score&gt;3.5&lt;/score&gt; &lt;player&gt;1-2 Players&lt;/player&gt; &lt;story&gt;In Space Shuttle, the player can learn the history of the NASA's Space Shuttle program including the Enterprise, Discovery, Atlantis, Columbia, Challenger and the Endeavor.  Players can learn the history of them including the astronauts, their missions and the outcome of each mission.  Players can also train astronauts, launching them into space and watch them complete their mission and put their well earned training to good use.  ****The actually only gameplay consists of a first-person shooter where the player can get into a satellite and by using mounted lasers, blow away waves of space debris.&lt;/story&gt; &lt;/game&gt;">
            <text:p>&lt;game name="Space Shuttle (USA)"&gt; &lt;year&gt;1993&lt;/year&gt; &lt;rating&gt;ESRB - E (Everyone)&lt;/rating&gt; &lt;title&gt;Space Shuttle&lt;/title&gt; &lt;pub&gt;Software Toolworks, Inc., The&lt;/pub&gt; &lt;dev&gt;Amazing Media&lt;/dev&gt; &lt;genre&gt;Action&lt;/genre&gt; &lt;score&gt;3.5&lt;/score&gt; &lt;player&gt;1-2 Players&lt;/player&gt; &lt;story&gt;In Space Shuttle, the player can learn the history of the NASA's Space Shuttle program including the Enterprise, Discovery, Atlantis, Columbia, Challenger and the Endeavor. <text:s/>Players can learn the history of them including the astronauts, their missions and the outcome of each mission. <text:s/>Players can also train astronauts, launching them into space and watch them complete their mission and put their well earned training to good use. <text:s/>****The actually only gameplay consists of a first-person shooter where the player can get into a satellite and by using mounted lasers, blow away waves of space debris.&lt;/story&gt; &lt;/game&gt;</text:p>
          </table:table-cell>
          <table:table-cell table:number-columns-repeated="1012"/>
        </table:table-row>
        <table:table-row table:style-name="ro1">
          <table:table-cell office:value-type="string">
            <text:p>Star Control II (USA, Europe)</text:p>
          </table:table-cell>
          <table:table-cell office:value-type="float" office:value="1994">
            <text:p>1994</text:p>
          </table:table-cell>
          <table:table-cell office:value-type="string">
            <text:p>ESRB - T (Teen)</text:p>
          </table:table-cell>
          <table:table-cell office:value-type="string">
            <text:p>Star Control II</text:p>
          </table:table-cell>
          <table:table-cell office:value-type="string">
            <text:p>Accolade, Inc.</text:p>
          </table:table-cell>
          <table:table-cell office:value-type="string">
            <text:p>Crystal Dynamics, Inc.</text:p>
          </table:table-cell>
          <table:table-cell office:value-type="string">
            <text:p>Strategy</text:p>
          </table:table-cell>
          <table:table-cell office:value-type="string">
            <text:p>4.4</text:p>
          </table:table-cell>
          <table:table-cell office:value-type="string">
            <text:p>1-2 Players</text:p>
          </table:table-cell>
          <table:table-cell office:value-type="string">
            <text:p>Following the on-going war of the first Star Control game, the Alliance has lost. The Ur-Quan armada systematically hunts down the alliance races and imprisons them onto their homeworlds, including Earth. However unknown to the Ur-Quan, during the war, a small research vessel had been lost while sent to a distant star system looking for evidence of the ancient Precursor race. The survivors of this research team had come across the controls to a Starship factory and used it to build a Precursor supply vessel: one of the largest vessels in the galaxy. It's time for these Terrans to return to Earth...****Star Control II is a game based on exploration, space combat, diplomacy and resource gathering. Your main starship is the Precursor vessel and it can be used to travel between star systems. This uses fuel which must be processed in exchange for raw materials. In addition to providing fuel, raw materials can also be used to make purchases. You can use them to improve your starship, buy ships for your fleet, and hire crewmembers (who represent your ships' "health"). ****Raw materials are found on surfaces of planets throughout the galaxy; you have to send a landing module to the planet and then guide it around the surface as it picks up the materials you found earlier with your scanner. Each planet is unique in the type of minerals and metals it is formed of. Some planets are plagued by natural dangers such as lightning storms, earthquakes or lava which can damage or destroy your landing modules. Non-sentient lifeforms can also be found and stunned to obtain biological samples. Special installations, objects and ruins can also be found on certain planets. ****While in "deep space", your starship can approach any star you come across, and then you can guide your ship around its system and land on its planets and their moons. Space is treated as two-dimensional and presented in a top-down view. There is also a starmap available which shows the entire galaxy and allows you to set your ship on auto-pilot to any star. ****Throughout space are different alien civilizations. These are represented on the starmap by a sphere of influence. Within the sphere, the aliens have a controlling presence and their ships will venture freely. Outside the sphere, encounters are rarer. Aliens can be dealt with diplomatically, through a series of dialog options, or in combat. ****Combat utilizes the same engine as the first Star Control game, where action is controlled from a top view and influenced by the gravity of nearby planets. Each alien vessel is controlled uniquely and has unique abilities. Combat can also be played as a standalone game ("melee mode"), separate from the main storyline.</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Star Control II (USA, Europe)&quot;&gt; &lt;year&gt;1994&lt;/year&gt; &lt;rating&gt;ESRB - T (Teen)&lt;/rating&gt; &lt;title&gt;Star Control II&lt;/title&gt; &lt;pub&gt;Accolade, Inc.&lt;/pub&gt; &lt;dev&gt;Crystal Dynamics, Inc.&lt;/dev&gt; &lt;genre&gt;Strategy&lt;/genre&gt; &lt;score&gt;4.4&lt;/score&gt; &lt;player&gt;1-2 Players&lt;/player&gt; &lt;story&gt;Following the on-going war of the first Star Control game, the Alliance has lost. The Ur-Quan armada systematically hunts down the alliance races and imprisons them onto their homeworlds, including Earth. However unknown to the Ur-Quan, during the war, a small research vessel had been lost while sent to a distant star system looking for evidence of the ancient Precursor race. The survivors of this research team had come across the controls to a Starship factory and used it to build a Precursor supply vessel: one of the largest vessels in the galaxy. It's time for these Terrans to return to Earth...****Star Control II is a game based on exploration, space combat, diplomacy and resource gathering. Your main starship is the Precursor vessel and it can be used to travel between star systems. This uses fuel which must be processed in exchange for raw materials. In addition to providing fuel, raw materials can also be used to make purchases. You can use them to improve your starship, buy ships for your fleet, and hire crewmembers (who represent your ships' &quot;health&quot;). ****Raw materials are found on surfaces of planets throughout the galaxy; you have to send a landing module to the planet and then guide it around the surface as it picks up the materials you found earlier with your scanner. Each planet is unique in the type of minerals and metals it is formed of. Some planets are plagued by natural dangers such as lightning storms, earthquakes or lava which can damage or destroy your landing modules. Non-sentient lifeforms can also be found and stunned to obtain biological samples. Special installations, objects and ruins can also be found on certain planets. ****While in &quot;deep space&quot;, your starship can approach any star you come across, and then you can guide your ship around its system and land on its planets and their moons. Space is treated as two-dimensional and presented in a top-down view. There is also a starmap available which shows the entire galaxy and allows you to set your ship on auto-pilot to any star. ****Throughout space are different alien civilizations. These are represented on the starmap by a sphere of influence. Within the sphere, the aliens have a controlling presence and their ships will venture freely. Outside the sphere, encounters are rarer. Aliens can be dealt with diplomatically, through a series of dialog options, or in combat. ****Combat utilizes the same engine as the first Star Control game, where action is controlled from a top view and influenced by the gravity of nearby planets. Each alien vessel is controlled uniquely and has unique abilities. Combat can also be played as a standalone game (&quot;melee mode&quot;), separate from the main storyline.&lt;/story&gt; &lt;/game&gt;">
            <text:p>&lt;game name="Star Control II (USA, Europe)"&gt; &lt;year&gt;1994&lt;/year&gt; &lt;rating&gt;ESRB - T (Teen)&lt;/rating&gt; &lt;title&gt;Star Control II&lt;/title&gt; &lt;pub&gt;Accolade, Inc.&lt;/pub&gt; &lt;dev&gt;Crystal Dynamics, Inc.&lt;/dev&gt; &lt;genre&gt;Strategy&lt;/genre&gt; &lt;score&gt;4.4&lt;/score&gt; &lt;player&gt;1-2 Players&lt;/player&gt; &lt;story&gt;Following the on-going war of the first Star Control game, the Alliance has lost. The Ur-Quan armada systematically hunts down the alliance races and imprisons them onto their homeworlds, including Earth. However unknown to the Ur-Quan, during the war, a small research vessel had been lost while sent to a distant star system looking for evidence of the ancient Precursor race. The survivors of this research team had come across the controls to a Starship factory and used it to build a Precursor supply vessel: one of the largest vessels in the galaxy. It's time for these Terrans to return to Earth...****Star Control II is a game based on exploration, space combat, diplomacy and resource gathering. Your main starship is the Precursor vessel and it can be used to travel between star systems. This uses fuel which must be processed in exchange for raw materials. In addition to providing fuel, raw materials can also be used to make purchases. You can use them to improve your starship, buy ships for your fleet, and hire crewmembers (who represent your ships' "health"). ****Raw materials are found on surfaces of planets throughout the galaxy; you have to send a landing module to the planet and then guide it around the surface as it picks up the materials you found earlier with your scanner. Each planet is unique in the type of minerals and metals it is formed of. Some planets are plagued by natural dangers such as lightning storms, earthquakes or lava which can damage or destroy your landing modules. Non-sentient lifeforms can also be found and stunned to obtain biological samples. Special installations, objects and ruins can also be found on certain planets. ****While in "deep space", your starship can approach any star you come across, and then you can guide your ship around its system and land on its planets and their moons. Space is treated as two-dimensional and presented in a top-down view. There is also a starmap available which shows the entire galaxy and allows you to set your ship on auto-pilot to any star. ****Throughout space are different alien civilizations. These are represented on the starmap by a sphere of influence. Within the sphere, the aliens have a controlling presence and their ships will venture freely. Outside the sphere, encounters are rarer. Aliens can be dealt with diplomatically, through a series of dialog options, or in combat. ****Combat utilizes the same engine as the first Star Control game, where action is controlled from a top view and influenced by the gravity of nearby planets. Each alien vessel is controlled uniquely and has unique abilities. Combat can also be played as a standalone game ("melee mode"), separate from the main storyline.&lt;/story&gt; &lt;/game&gt;</text:p>
          </table:table-cell>
          <table:table-cell table:number-columns-repeated="1012"/>
        </table:table-row>
        <table:table-row table:style-name="ro1">
          <table:table-cell office:value-type="string">
            <text:p>Star Fighter (USA, Europe)</text:p>
          </table:table-cell>
          <table:table-cell office:value-type="float" office:value="1995">
            <text:p>1995</text:p>
          </table:table-cell>
          <table:table-cell office:value-type="string">
            <text:p>ESRB - E (Everyone)</text:p>
          </table:table-cell>
          <table:table-cell office:value-type="string">
            <text:p>Star Fighter</text:p>
          </table:table-cell>
          <table:table-cell office:value-type="string">
            <text:p>Studio 3DO</text:p>
          </table:table-cell>
          <table:table-cell office:value-type="string">
            <text:p>The World Federation Entertainments Network</text:p>
          </table:table-cell>
          <table:table-cell office:value-type="string">
            <text:p>Shooter</text:p>
          </table:table-cell>
          <table:table-cell office:value-type="string">
            <text:p>4.2</text:p>
          </table:table-cell>
          <table:table-cell office:value-type="string">
            <text:p>1 Player</text:p>
          </table:table-cell>
          <table:table-cell office:value-type="string">
            <text:p>3037. FedNet is now in control of the federation, and at an attempt to gain trust of the population following decades of corruption and warfare, the FedNet Space Corps were sent to the outermost planets to crush the small-time warlords still running the show there. After being "convinced"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Star Fighter (USA, Europe)&quot;&gt; &lt;year&gt;1995&lt;/year&gt; &lt;rating&gt;ESRB - E (Everyone)&lt;/rating&gt; &lt;title&gt;Star Fighter&lt;/title&gt; &lt;pub&gt;Studio 3DO&lt;/pub&gt; &lt;dev&gt;The World Federation Entertainments Network&lt;/dev&gt; &lt;genre&gt;Shooter&lt;/genre&gt; &lt;score&gt;4.2&lt;/score&gt; &lt;player&gt;1 Player&lt;/player&gt; &lt;story&gt;3037. FedNet is now in control of the federation, and at an attempt to gain trust of the population following decades of corruption and warfare, the FedNet Space Corps were sent to the outermost planets to crush the small-time warlords still running the show there. After being &quot;convinced&quot;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lt;/story&gt; &lt;/game&gt;">
            <text:p>&lt;game name="Star Fighter (USA, Europe)"&gt; &lt;year&gt;1995&lt;/year&gt; &lt;rating&gt;ESRB - E (Everyone)&lt;/rating&gt; &lt;title&gt;Star Fighter&lt;/title&gt; &lt;pub&gt;Studio 3DO&lt;/pub&gt; &lt;dev&gt;The World Federation Entertainments Network&lt;/dev&gt; &lt;genre&gt;Shooter&lt;/genre&gt; &lt;score&gt;4.2&lt;/score&gt; &lt;player&gt;1 Player&lt;/player&gt; &lt;story&gt;3037. FedNet is now in control of the federation, and at an attempt to gain trust of the population following decades of corruption and warfare, the FedNet Space Corps were sent to the outermost planets to crush the small-time warlords still running the show there. After being "convinced" to join them in a tour of duty, he is assigned to an elite flight group with the only purpose of testing the most cutting edge technology.****A remake of the original game of the same title released a few years before for the Acorn Archimedes platform, Starfighter 3000 features more detailed graphics (now all surfaces are texture-mapped and a fogging filter reduces clipping). Featuring 15 levels in 4 worlds, the player controls the Predator Mark-IV, a fighter ship capable of space and atmospheric flight. However, other than the handy boost button, the player has no control over the throttle, and must keep moving at all times. Two points of view are available: behind (better for acrobatics and general flying) and cockpit (accurate aiming and NOE flight). By picking up crystals the player is able to upgrade his craft and obtain more ammo, and by combining colours, get more powerful weapons, some also obtainable from parachute drops sent by FedNet.**One of the defining features of the game is using the laser (basic weapon) to terraform the map. As the game map is composed by tiles, some with higher or lower vertexes, can be leveled by simply firing repeatedly at the same area. This allows players to strategically avoid heavy defense turrets by simply collapsing a hill, or destroy an heavier turret by simply burrowing the ground beneath it.****The player starts the game with three lives, and earns one every 250k points. Losing all lives means a game over, but as there isn't a profile for each pilot (like in Tie Fighter), the game can be resumed freely from the last savegame.&lt;/story&gt; &lt;/game&gt;</text:p>
          </table:table-cell>
          <table:table-cell table:number-columns-repeated="1012"/>
        </table:table-row>
        <table:table-row table:style-name="ro1">
          <table:table-cell office:value-type="string">
            <text:p>Star Wars - Rebel Assault (USA, Europe)</text:p>
          </table:table-cell>
          <table:table-cell office:value-type="float" office:value="1993">
            <text:p>1993</text:p>
          </table:table-cell>
          <table:table-cell office:value-type="string">
            <text:p>ESRB - T (Teen)</text:p>
          </table:table-cell>
          <table:table-cell office:value-type="string">
            <text:p>Star Wars - Rebel Assault</text:p>
          </table:table-cell>
          <table:table-cell table:number-columns-repeated="2" office:value-type="string">
            <text:p>LucasArts Entertainment Company LLC</text:p>
          </table:table-cell>
          <table:table-cell office:value-type="string">
            <text:p>Action</text:p>
          </table:table-cell>
          <table:table-cell office:value-type="string">
            <text:p>4.0</text:p>
          </table:table-cell>
          <table:table-cell office:value-type="string">
            <text:p>1 Player</text:p>
          </table:table-cell>
          <table:table-cell office:value-type="string">
            <text:p>You play a Rebel space cadet and have various missions to complete: Flying starships, destroying Walkers, infiltrating an enemy base etc. <text:s/>All viewpoints and gameplay is through the use of motion video backdrops.</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Star Wars - Rebel Assault (USA, Europe)&quot;&gt; &lt;year&gt;1993&lt;/year&gt; &lt;rating&gt;ESRB - T (Teen)&lt;/rating&gt; &lt;title&gt;Star Wars - Rebel Assault&lt;/title&gt; &lt;pub&gt;LucasArts Entertainment Company LLC&lt;/pub&gt; &lt;dev&gt;LucasArts Entertainment Company LLC&lt;/dev&gt; &lt;genre&gt;Action&lt;/genre&gt; &lt;score&gt;4.0&lt;/score&gt; &lt;player&gt;1 Player&lt;/player&gt; &lt;story&gt;You play a Rebel space cadet and have various missions to complete: Flying starships, destroying Walkers, infiltrating an enemy base etc.  All viewpoints and gameplay is through the use of motion video backdrops.&lt;/story&gt; &lt;/game&gt;">
            <text:p>&lt;game name="Star Wars - Rebel Assault (USA, Europe)"&gt; &lt;year&gt;1993&lt;/year&gt; &lt;rating&gt;ESRB - T (Teen)&lt;/rating&gt; &lt;title&gt;Star Wars - Rebel Assault&lt;/title&gt; &lt;pub&gt;LucasArts Entertainment Company LLC&lt;/pub&gt; &lt;dev&gt;LucasArts Entertainment Company LLC&lt;/dev&gt; &lt;genre&gt;Action&lt;/genre&gt; &lt;score&gt;4.0&lt;/score&gt; &lt;player&gt;1 Player&lt;/player&gt; &lt;story&gt;You play a Rebel space cadet and have various missions to complete: Flying starships, destroying Walkers, infiltrating an enemy base etc. <text:s/>All viewpoints and gameplay is through the use of motion video backdrops.&lt;/story&gt; &lt;/game&gt;</text:p>
          </table:table-cell>
          <table:table-cell table:number-columns-repeated="1012"/>
        </table:table-row>
        <table:table-row table:style-name="ro1">
          <table:table-cell office:value-type="string">
            <text:p>StarBlade (USA)</text:p>
          </table:table-cell>
          <table:table-cell office:value-type="float" office:value="1994">
            <text:p>1994</text:p>
          </table:table-cell>
          <table:table-cell office:value-type="string">
            <text:p>ESRB - E (Everyone)</text:p>
          </table:table-cell>
          <table:table-cell office:value-type="string">
            <text:p>StarBlade</text:p>
          </table:table-cell>
          <table:table-cell office:value-type="string">
            <text:p>Panasonic Software Company</text:p>
          </table:table-cell>
          <table:table-cell office:value-type="string">
            <text:p>Namco Limited</text:p>
          </table:table-cell>
          <table:table-cell office:value-type="string">
            <text:p>Action</text:p>
          </table:table-cell>
          <table:table-cell office:value-type="string">
            <text:p>3.1</text:p>
          </table:table-cell>
          <table:table-cell office:value-type="string">
            <text:p>1 Player</text:p>
          </table:table-cell>
          <table:table-cell office:value-type="string">
            <text:p>Sitting in the gunner position of a "GeoSword"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StarBlade (USA)&quot;&gt; &lt;year&gt;1994&lt;/year&gt; &lt;rating&gt;ESRB - E (Everyone)&lt;/rating&gt; &lt;title&gt;StarBlade&lt;/title&gt; &lt;pub&gt;Panasonic Software Company&lt;/pub&gt; &lt;dev&gt;Namco Limited&lt;/dev&gt; &lt;genre&gt;Action&lt;/genre&gt; &lt;score&gt;3.1&lt;/score&gt; &lt;player&gt;1 Player&lt;/player&gt; &lt;story&gt;Sitting in the gunner position of a &quot;GeoSword&quot;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lt;/story&gt; &lt;/game&gt;">
            <text:p>&lt;game name="StarBlade (USA)"&gt; &lt;year&gt;1994&lt;/year&gt; &lt;rating&gt;ESRB - E (Everyone)&lt;/rating&gt; &lt;title&gt;StarBlade&lt;/title&gt; &lt;pub&gt;Panasonic Software Company&lt;/pub&gt; &lt;dev&gt;Namco Limited&lt;/dev&gt; &lt;genre&gt;Action&lt;/genre&gt; &lt;score&gt;3.1&lt;/score&gt; &lt;player&gt;1 Player&lt;/player&gt; &lt;story&gt;Sitting in the gunner position of a "GeoSword"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lt;/story&gt; &lt;/game&gt;</text:p>
          </table:table-cell>
          <table:table-cell table:number-columns-repeated="1012"/>
        </table:table-row>
        <table:table-row table:style-name="ro1">
          <table:table-cell office:value-type="string">
            <text:p>Stellar 7 - Draxon's Revenge (USA)</text:p>
          </table:table-cell>
          <table:table-cell office:value-type="float" office:value="1993">
            <text:p>1993</text:p>
          </table:table-cell>
          <table:table-cell office:value-type="string">
            <text:p>ESRB - E (Everyone)</text:p>
          </table:table-cell>
          <table:table-cell office:value-type="string">
            <text:p>Stellar 7 - Draxon's Revenge</text:p>
          </table:table-cell>
          <table:table-cell table:number-columns-repeated="2" office:value-type="string">
            <text:p>Dynamix, Inc.</text:p>
          </table:table-cell>
          <table:table-cell office:value-type="string">
            <text:p>Action</text:p>
          </table:table-cell>
          <table:table-cell office:value-type="string">
            <text:p>4.1</text:p>
          </table:table-cell>
          <table:table-cell office:value-type="string">
            <text:p>1 Player</text:p>
          </table:table-cell>
          <table:table-cell office:value-type="string">
            <text:p>A sequel/remake to Stellar 7, the classic sci-fi first person tank simulator.****Earth faces an alien invasion in the form of the evil Gir Draxon and his forces, and only you and your specially modified tank can stop them. ****The game puts you in the tank's cockpit as you traverse different alien landscapes shooting your weapons against all enemy forces you find in each level. Enemy tanks and turrets have the same firepower as you, so you must make use of the terrain and strafing tactics if you hope to survive.****The game features enhanced, texture-mapped polygonal graphics as well as 2D sprites for specific objects, and also makes use of full CD sound and music, including fully narrated cutscenes.</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Stellar 7 - Draxon's Revenge (USA)&quot;&gt; &lt;year&gt;1993&lt;/year&gt; &lt;rating&gt;ESRB - E (Everyone)&lt;/rating&gt; &lt;title&gt;Stellar 7 - Draxon's Revenge&lt;/title&gt; &lt;pub&gt;Dynamix, Inc.&lt;/pub&gt; &lt;dev&gt;Dynamix, Inc.&lt;/dev&gt; &lt;genre&gt;Action&lt;/genre&gt; &lt;score&gt;4.1&lt;/score&gt; &lt;player&gt;1 Player&lt;/player&gt; &lt;story&gt;A sequel/remake to Stellar 7, the classic sci-fi first person tank simulator.****Earth faces an alien invasion in the form of the evil Gir Draxon and his forces, and only you and your specially modified tank can stop them. ****The game puts you in the tank's cockpit as you traverse different alien landscapes shooting your weapons against all enemy forces you find in each level. Enemy tanks and turrets have the same firepower as you, so you must make use of the terrain and strafing tactics if you hope to survive.****The game features enhanced, texture-mapped polygonal graphics as well as 2D sprites for specific objects, and also makes use of full CD sound and music, including fully narrated cutscenes.&lt;/story&gt; &lt;/game&gt;">
            <text:p>&lt;game name="Stellar 7 - Draxon's Revenge (USA)"&gt; &lt;year&gt;1993&lt;/year&gt; &lt;rating&gt;ESRB - E (Everyone)&lt;/rating&gt; &lt;title&gt;Stellar 7 - Draxon's Revenge&lt;/title&gt; &lt;pub&gt;Dynamix, Inc.&lt;/pub&gt; &lt;dev&gt;Dynamix, Inc.&lt;/dev&gt; &lt;genre&gt;Action&lt;/genre&gt; &lt;score&gt;4.1&lt;/score&gt; &lt;player&gt;1 Player&lt;/player&gt; &lt;story&gt;A sequel/remake to Stellar 7, the classic sci-fi first person tank simulator.****Earth faces an alien invasion in the form of the evil Gir Draxon and his forces, and only you and your specially modified tank can stop them. ****The game puts you in the tank's cockpit as you traverse different alien landscapes shooting your weapons against all enemy forces you find in each level. Enemy tanks and turrets have the same firepower as you, so you must make use of the terrain and strafing tactics if you hope to survive.****The game features enhanced, texture-mapped polygonal graphics as well as 2D sprites for specific objects, and also makes use of full CD sound and music, including fully narrated cutscenes.&lt;/story&gt; &lt;/game&gt;</text:p>
          </table:table-cell>
          <table:table-cell table:number-columns-repeated="1012"/>
        </table:table-row>
        <table:table-row table:style-name="ro1">
          <table:table-cell office:value-type="string">
            <text:p>Strahl (USA)</text:p>
          </table:table-cell>
          <table:table-cell office:value-type="float" office:value="1995">
            <text:p>1995</text:p>
          </table:table-cell>
          <table:table-cell office:value-type="string">
            <text:p>ESRB - T (Teen)</text:p>
          </table:table-cell>
          <table:table-cell office:value-type="string">
            <text:p>Strahl</text:p>
          </table:table-cell>
          <table:table-cell office:value-type="string">
            <text:p>Panasonic Software Company</text:p>
          </table:table-cell>
          <table:table-cell office:value-type="string">
            <text:p>Media Entertainment Inc</text:p>
          </table:table-cell>
          <table:table-cell office:value-type="string">
            <text:p>Action</text:p>
          </table:table-cell>
          <table:table-cell office:value-type="string">
            <text:p>2.5</text:p>
          </table:table-cell>
          <table:table-cell office:value-type="string">
            <text:p>1 Player</text:p>
          </table:table-cell>
          <table:table-cell office:value-type="string">
            <text:p>In Strahl, the story takes place in a world where magic and monsters roam the land, terrorizing innocent villagers. <text:s/>The player takes control of a young warrior who sets out to root out the source of evil and bring peace and tranquility back to the land.****The gameplay is the same as Space Ace, Dragon's Lair and Time Gal where the player presses buttons at a certain time to either avoid obstacles or fight enemies in order to advance to the next screen. <text:s/>As the game progresses, the changes in the world are shown throughout the game depending on the actions of the player.****There are no difficulty settings to choose from. Players can choose from a couple of different scenes to begin at, with other scenes being unlocked as the previous ones are finished.</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Strahl (USA)&quot;&gt; &lt;year&gt;1995&lt;/year&gt; &lt;rating&gt;ESRB - T (Teen)&lt;/rating&gt; &lt;title&gt;Strahl&lt;/title&gt; &lt;pub&gt;Panasonic Software Company&lt;/pub&gt; &lt;dev&gt;Media Entertainment Inc&lt;/dev&gt; &lt;genre&gt;Action&lt;/genre&gt; &lt;score&gt;2.5&lt;/score&gt; &lt;player&gt;1 Player&lt;/player&gt; &lt;story&gt;In Strahl, the story takes place in a world where magic and monsters roam the land, terrorizing innocent villagers.  The player takes control of a young warrior who sets out to root out the source of evil and bring peace and tranquility back to the land.****The gameplay is the same as Space Ace, Dragon's Lair and Time Gal where the player presses buttons at a certain time to either avoid obstacles or fight enemies in order to advance to the next screen.  As the game progresses, the changes in the world are shown throughout the game depending on the actions of the player.****There are no difficulty settings to choose from. Players can choose from a couple of different scenes to begin at, with other scenes being unlocked as the previous ones are finished.&lt;/story&gt; &lt;/game&gt;">
            <text:p>&lt;game name="Strahl (USA)"&gt; &lt;year&gt;1995&lt;/year&gt; &lt;rating&gt;ESRB - T (Teen)&lt;/rating&gt; &lt;title&gt;Strahl&lt;/title&gt; &lt;pub&gt;Panasonic Software Company&lt;/pub&gt; &lt;dev&gt;Media Entertainment Inc&lt;/dev&gt; &lt;genre&gt;Action&lt;/genre&gt; &lt;score&gt;2.5&lt;/score&gt; &lt;player&gt;1 Player&lt;/player&gt; &lt;story&gt;In Strahl, the story takes place in a world where magic and monsters roam the land, terrorizing innocent villagers. <text:s/>The player takes control of a young warrior who sets out to root out the source of evil and bring peace and tranquility back to the land.****The gameplay is the same as Space Ace, Dragon's Lair and Time Gal where the player presses buttons at a certain time to either avoid obstacles or fight enemies in order to advance to the next screen. <text:s/>As the game progresses, the changes in the world are shown throughout the game depending on the actions of the player.****There are no difficulty settings to choose from. Players can choose from a couple of different scenes to begin at, with other scenes being unlocked as the previous ones are finished.&lt;/story&gt; &lt;/game&gt;</text:p>
          </table:table-cell>
          <table:table-cell table:number-columns-repeated="1012"/>
        </table:table-row>
        <table:table-row table:style-name="ro1">
          <table:table-cell office:value-type="string">
            <text:p>Striker - World Cup Special (Europe)</text:p>
          </table:table-cell>
          <table:table-cell office:value-type="float" office:value="1995">
            <text:p>1995</text:p>
          </table:table-cell>
          <table:table-cell office:value-type="string">
            <text:p>ESRB - E (Everyone)</text:p>
          </table:table-cell>
          <table:table-cell office:value-type="string">
            <text:p>Striker - World Cup Special</text:p>
          </table:table-cell>
          <table:table-cell office:value-type="string">
            <text:p>Panasonic Software Company</text:p>
          </table:table-cell>
          <table:table-cell office:value-type="string">
            <text:p>Rage Software</text:p>
          </table:table-cell>
          <table:table-cell office:value-type="string">
            <text:p>Sports/Soccer</text:p>
          </table:table-cell>
          <table:table-cell office:value-type="string">
            <text:p>3.8</text:p>
          </table:table-cell>
          <table:table-cell office:value-type="string">
            <text:p>1-2 Players</text:p>
          </table:table-cell>
          <table:table-cell office:value-type="string">
            <text:p>Striker: World Cup Special is a soccer game released exclusively in the UK by Rage Software in 1995. **World Cup tournaments with teams from 24 countries. **You can do pass, trap, sliding tackle, and more as a player. **Six parameters for each player give them realistic character. <text:s/></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Striker - World Cup Special (Europe)&quot;&gt; &lt;year&gt;1995&lt;/year&gt; &lt;rating&gt;ESRB - E (Everyone)&lt;/rating&gt; &lt;title&gt;Striker - World Cup Special&lt;/title&gt; &lt;pub&gt;Panasonic Software Company&lt;/pub&gt; &lt;dev&gt;Rage Software&lt;/dev&gt; &lt;genre&gt;Sports/Soccer&lt;/genre&gt; &lt;score&gt;3.8&lt;/score&gt; &lt;player&gt;1-2 Players&lt;/player&gt; &lt;story&gt;Striker: World Cup Special is a soccer game released exclusively in the UK by Rage Software in 1995. **World Cup tournaments with teams from 24 countries. **You can do pass, trap, sliding tackle, and more as a player. **Six parameters for each player give them realistic character.  &lt;/story&gt; &lt;/game&gt;">
            <text:p>&lt;game name="Striker - World Cup Special (Europe)"&gt; &lt;year&gt;1995&lt;/year&gt; &lt;rating&gt;ESRB - E (Everyone)&lt;/rating&gt; &lt;title&gt;Striker - World Cup Special&lt;/title&gt; &lt;pub&gt;Panasonic Software Company&lt;/pub&gt; &lt;dev&gt;Rage Software&lt;/dev&gt; &lt;genre&gt;Sports/Soccer&lt;/genre&gt; &lt;score&gt;3.8&lt;/score&gt; &lt;player&gt;1-2 Players&lt;/player&gt; &lt;story&gt;Striker: World Cup Special is a soccer game released exclusively in the UK by Rage Software in 1995. **World Cup tournaments with teams from 24 countries. **You can do pass, trap, sliding tackle, and more as a player. **Six parameters for each player give them realistic character. <text:s/>&lt;/story&gt; &lt;/game&gt;</text:p>
          </table:table-cell>
          <table:table-cell table:number-columns-repeated="1012"/>
        </table:table-row>
        <table:table-row table:style-name="ro1">
          <table:table-cell office:value-type="string">
            <text:p>Super Real Mahjong P.V (Japan)</text:p>
          </table:table-cell>
          <table:table-cell office:value-type="float" office:value="1995">
            <text:p>1995</text:p>
          </table:table-cell>
          <table:table-cell office:value-type="string">
            <text:p>ESRB - M (Mature)</text:p>
          </table:table-cell>
          <table:table-cell office:value-type="string">
            <text:p>Super Real Mahjong P.V</text:p>
          </table:table-cell>
          <table:table-cell table:number-columns-repeated="2" office:value-type="string">
            <text:p>SETA Corporation</text:p>
          </table:table-cell>
          <table:table-cell office:value-type="string">
            <text:p>Mahjong</text:p>
          </table:table-cell>
          <table:table-cell office:value-type="string">
            <text:p>1.8</text:p>
          </table:table-cell>
          <table:table-cell office:value-type="string">
            <text:p>1 Player</text:p>
          </table:table-cell>
          <table:table-cell office:value-type="string">
            <text:p>No Description Available!</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Super Real Mahjong P.V (Japan)&quot;&gt; &lt;year&gt;1995&lt;/year&gt; &lt;rating&gt;ESRB - M (Mature)&lt;/rating&gt; &lt;title&gt;Super Real Mahjong P.V&lt;/title&gt; &lt;pub&gt;SETA Corporation&lt;/pub&gt; &lt;dev&gt;SETA Corporation&lt;/dev&gt; &lt;genre&gt;Mahjong&lt;/genre&gt; &lt;score&gt;1.8&lt;/score&gt; &lt;player&gt;1 Player&lt;/player&gt; &lt;story&gt;No Description Available!&lt;/story&gt; &lt;/game&gt;">
            <text:p>&lt;game name="Super Real Mahjong P.V (Japan)"&gt; &lt;year&gt;1995&lt;/year&gt; &lt;rating&gt;ESRB - M (Mature)&lt;/rating&gt; &lt;title&gt;Super Real Mahjong P.V&lt;/title&gt; &lt;pub&gt;SETA Corporation&lt;/pub&gt; &lt;dev&gt;SETA Corporation&lt;/dev&gt; &lt;genre&gt;Mahjong&lt;/genre&gt; &lt;score&gt;1.8&lt;/score&gt; &lt;player&gt;1 Player&lt;/player&gt; &lt;story&gt;No Description Available!&lt;/story&gt; &lt;/game&gt;</text:p>
          </table:table-cell>
          <table:table-cell table:number-columns-repeated="1012"/>
        </table:table-row>
        <table:table-row table:style-name="ro1">
          <table:table-cell office:value-type="string">
            <text:p>Super Real Mahjong PIV + Aishou Shindan (Japan)</text:p>
          </table:table-cell>
          <table:table-cell office:value-type="float" office:value="1994">
            <text:p>1994</text:p>
          </table:table-cell>
          <table:table-cell office:value-type="string">
            <text:p>ESRB - M (Mature)</text:p>
          </table:table-cell>
          <table:table-cell office:value-type="string">
            <text:p>Super Real Mahjong PIV + Aishou Shindan</text:p>
          </table:table-cell>
          <table:table-cell table:number-columns-repeated="2" office:value-type="string">
            <text:p>SETA Corporation</text:p>
          </table:table-cell>
          <table:table-cell office:value-type="string">
            <text:p>Mahjong</text:p>
          </table:table-cell>
          <table:table-cell office:value-type="string">
            <text:p>2.1</text:p>
          </table:table-cell>
          <table:table-cell office:value-type="string">
            <text:p>1 Player</text:p>
          </table:table-cell>
          <table:table-cell office:value-type="string">
            <text:p>No Description Available!</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Super Real Mahjong PIV + Aishou Shindan (Japan)&quot;&gt; &lt;year&gt;1994&lt;/year&gt; &lt;rating&gt;ESRB - M (Mature)&lt;/rating&gt; &lt;title&gt;Super Real Mahjong PIV + Aishou Shindan&lt;/title&gt; &lt;pub&gt;SETA Corporation&lt;/pub&gt; &lt;dev&gt;SETA Corporation&lt;/dev&gt; &lt;genre&gt;Mahjong&lt;/genre&gt; &lt;score&gt;2.1&lt;/score&gt; &lt;player&gt;1 Player&lt;/player&gt; &lt;story&gt;No Description Available!&lt;/story&gt; &lt;/game&gt;">
            <text:p>&lt;game name="Super Real Mahjong PIV + Aishou Shindan (Japan)"&gt; &lt;year&gt;1994&lt;/year&gt; &lt;rating&gt;ESRB - M (Mature)&lt;/rating&gt; &lt;title&gt;Super Real Mahjong PIV + Aishou Shindan&lt;/title&gt; &lt;pub&gt;SETA Corporation&lt;/pub&gt; &lt;dev&gt;SETA Corporation&lt;/dev&gt; &lt;genre&gt;Mahjong&lt;/genre&gt; &lt;score&gt;2.1&lt;/score&gt; &lt;player&gt;1 Player&lt;/player&gt; &lt;story&gt;No Description Available!&lt;/story&gt; &lt;/game&gt;</text:p>
          </table:table-cell>
          <table:table-cell table:number-columns-repeated="1012"/>
        </table:table-row>
        <table:table-row table:style-name="ro1">
          <table:table-cell office:value-type="string">
            <text:p>Super Street Fighter II Turbo (USA)</text:p>
          </table:table-cell>
          <table:table-cell office:value-type="float" office:value="1994">
            <text:p>1994</text:p>
          </table:table-cell>
          <table:table-cell office:value-type="string">
            <text:p>ESRB - T (Teen)</text:p>
          </table:table-cell>
          <table:table-cell office:value-type="string">
            <text:p>Super Street Fighter II Turbo</text:p>
          </table:table-cell>
          <table:table-cell office:value-type="string">
            <text:p>Matsushita Electric Corporation of America</text:p>
          </table:table-cell>
          <table:table-cell office:value-type="string">
            <text:p>Capcom Co., Ltd.</text:p>
          </table:table-cell>
          <table:table-cell office:value-type="string">
            <text:p>Fighter</text:p>
          </table:table-cell>
          <table:table-cell office:value-type="string">
            <text:p>4.3</text:p>
          </table:table-cell>
          <table:table-cell office:value-type="string">
            <text:p>1-2 Players</text:p>
          </table:table-cell>
          <table:table-cell office:value-type="string">
            <text:p>Fighting game ported from the classic and wildly popular "Street Fighter 2" franchise. <text:s/>Choose from a variety of characters and use their fighting skills to beat opponents and become the world champion fighter.****Advantages over the original Street Fighter 2 include faster fighting speed, 4 new characters, new locations, and more balanced/streamlined moves for the original characters.</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Super Street Fighter II Turbo (USA)&quot;&gt; &lt;year&gt;1994&lt;/year&gt; &lt;rating&gt;ESRB - T (Teen)&lt;/rating&gt; &lt;title&gt;Super Street Fighter II Turbo&lt;/title&gt; &lt;pub&gt;Matsushita Electric Corporation of America&lt;/pub&gt; &lt;dev&gt;Capcom Co., Ltd.&lt;/dev&gt; &lt;genre&gt;Fighter&lt;/genre&gt; &lt;score&gt;4.3&lt;/score&gt; &lt;player&gt;1-2 Players&lt;/player&gt; &lt;story&gt;Fighting game ported from the classic and wildly popular &quot;Street Fighter 2&quot; franchise.  Choose from a variety of characters and use their fighting skills to beat opponents and become the world champion fighter.****Advantages over the original Street Fighter 2 include faster fighting speed, 4 new characters, new locations, and more balanced/streamlined moves for the original characters.&lt;/story&gt; &lt;/game&gt;">
            <text:p>&lt;game name="Super Street Fighter II Turbo (USA)"&gt; &lt;year&gt;1994&lt;/year&gt; &lt;rating&gt;ESRB - T (Teen)&lt;/rating&gt; &lt;title&gt;Super Street Fighter II Turbo&lt;/title&gt; &lt;pub&gt;Matsushita Electric Corporation of America&lt;/pub&gt; &lt;dev&gt;Capcom Co., Ltd.&lt;/dev&gt; &lt;genre&gt;Fighter&lt;/genre&gt; &lt;score&gt;4.3&lt;/score&gt; &lt;player&gt;1-2 Players&lt;/player&gt; &lt;story&gt;Fighting game ported from the classic and wildly popular "Street Fighter 2" franchise. <text:s/>Choose from a variety of characters and use their fighting skills to beat opponents and become the world champion fighter.****Advantages over the original Street Fighter 2 include faster fighting speed, 4 new characters, new locations, and more balanced/streamlined moves for the original characters.&lt;/story&gt; &lt;/game&gt;</text:p>
          </table:table-cell>
          <table:table-cell table:number-columns-repeated="1012"/>
        </table:table-row>
        <table:table-row table:style-name="ro1">
          <table:table-cell office:value-type="string">
            <text:p>Super Wing Commander (USA)</text:p>
          </table:table-cell>
          <table:table-cell office:value-type="float" office:value="1994">
            <text:p>1994</text:p>
          </table:table-cell>
          <table:table-cell office:value-type="string">
            <text:p>ESRB - T (Teen)</text:p>
          </table:table-cell>
          <table:table-cell office:value-type="string">
            <text:p>Super Wing Commander</text:p>
          </table:table-cell>
          <table:table-cell office:value-type="string">
            <text:p>Electronic Arts, Inc.</text:p>
          </table:table-cell>
          <table:table-cell office:value-type="string">
            <text:p>ORIGIN Systems, Inc.</text:p>
          </table:table-cell>
          <table:table-cell office:value-type="string">
            <text:p>Flying</text:p>
          </table:table-cell>
          <table:table-cell office:value-type="string">
            <text:p>4.2</text:p>
          </table:table-cell>
          <table:table-cell office:value-type="string">
            <text:p>1 Player</text:p>
          </table:table-cell>
          <table:table-cell office:value-type="string">
            <text:p>A remake of the first Wing Commander with all-new graphics and sound.****As in the original game, the player takes control of a young pilot on the carrier TCS Tiger's Claw to fly missions in the war against the Kilrathi.****Super Wing Commander includes the Vega campaign from the original game and the first Secret Missions add-on campaign. Exclusive to this version is a new campaign set between Secret Missions 1 and 2 where the Tiger's Claw must find and destroy the base where the Sivar dreadnought from Secret Missions 1 was developed.****The look of the original game has been completely redesigned, with ships and people looking completely different from the original. All dialogue is now heard through digitized speech.</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Super Wing Commander (USA)&quot;&gt; &lt;year&gt;1994&lt;/year&gt; &lt;rating&gt;ESRB - T (Teen)&lt;/rating&gt; &lt;title&gt;Super Wing Commander&lt;/title&gt; &lt;pub&gt;Electronic Arts, Inc.&lt;/pub&gt; &lt;dev&gt;ORIGIN Systems, Inc.&lt;/dev&gt; &lt;genre&gt;Flying&lt;/genre&gt; &lt;score&gt;4.2&lt;/score&gt; &lt;player&gt;1 Player&lt;/player&gt; &lt;story&gt;A remake of the first Wing Commander with all-new graphics and sound.****As in the original game, the player takes control of a young pilot on the carrier TCS Tiger's Claw to fly missions in the war against the Kilrathi.****Super Wing Commander includes the Vega campaign from the original game and the first Secret Missions add-on campaign. Exclusive to this version is a new campaign set between Secret Missions 1 and 2 where the Tiger's Claw must find and destroy the base where the Sivar dreadnought from Secret Missions 1 was developed.****The look of the original game has been completely redesigned, with ships and people looking completely different from the original. All dialogue is now heard through digitized speech.&lt;/story&gt; &lt;/game&gt;">
            <text:p>&lt;game name="Super Wing Commander (USA)"&gt; &lt;year&gt;1994&lt;/year&gt; &lt;rating&gt;ESRB - T (Teen)&lt;/rating&gt; &lt;title&gt;Super Wing Commander&lt;/title&gt; &lt;pub&gt;Electronic Arts, Inc.&lt;/pub&gt; &lt;dev&gt;ORIGIN Systems, Inc.&lt;/dev&gt; &lt;genre&gt;Flying&lt;/genre&gt; &lt;score&gt;4.2&lt;/score&gt; &lt;player&gt;1 Player&lt;/player&gt; &lt;story&gt;A remake of the first Wing Commander with all-new graphics and sound.****As in the original game, the player takes control of a young pilot on the carrier TCS Tiger's Claw to fly missions in the war against the Kilrathi.****Super Wing Commander includes the Vega campaign from the original game and the first Secret Missions add-on campaign. Exclusive to this version is a new campaign set between Secret Missions 1 and 2 where the Tiger's Claw must find and destroy the base where the Sivar dreadnought from Secret Missions 1 was developed.****The look of the original game has been completely redesigned, with ships and people looking completely different from the original. All dialogue is now heard through digitized speech.&lt;/story&gt; &lt;/game&gt;</text:p>
          </table:table-cell>
          <table:table-cell table:number-columns-repeated="1012"/>
        </table:table-row>
        <table:table-row table:style-name="ro1">
          <table:table-cell office:value-type="string">
            <text:p>Supreme Warrior - Ying Heung (Disc 1) (USA)</text:p>
          </table:table-cell>
          <table:table-cell office:value-type="float" office:value="1994">
            <text:p>1994</text:p>
          </table:table-cell>
          <table:table-cell office:value-type="string">
            <text:p>ESRB - M (Mature)</text:p>
          </table:table-cell>
          <table:table-cell office:value-type="string">
            <text:p>Supreme Warrior - Ying Heung Disc 1</text:p>
          </table:table-cell>
          <table:table-cell table:number-columns-repeated="2" office:value-type="string">
            <text:p>Digital Pictures, Inc.</text:p>
          </table:table-cell>
          <table:table-cell office:value-type="string">
            <text:p>Fighter</text:p>
          </table:table-cell>
          <table:table-cell office:value-type="string">
            <text:p>2.9</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Supreme Warrior - Ying Heung (Disc 1) (USA)&quot;&gt; &lt;year&gt;1994&lt;/year&gt; &lt;rating&gt;ESRB - M (Mature)&lt;/rating&gt; &lt;title&gt;Supreme Warrior - Ying Heung Disc 1&lt;/title&gt; &lt;pub&gt;Digital Pictures, Inc.&lt;/pub&gt; &lt;dev&gt;Digital Pictures, Inc.&lt;/dev&gt; &lt;genre&gt;Fighter&lt;/genre&gt; &lt;score&gt;2.9&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 Ying Heung (Disc 1) (USA)"&gt; &lt;year&gt;1994&lt;/year&gt; &lt;rating&gt;ESRB - M (Mature)&lt;/rating&gt; &lt;title&gt;Supreme Warrior - Ying Heung Disc 1&lt;/title&gt; &lt;pub&gt;Digital Pictures, Inc.&lt;/pub&gt; &lt;dev&gt;Digital Pictures, Inc.&lt;/dev&gt; &lt;genre&gt;Fighter&lt;/genre&gt; &lt;score&gt;2.9&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cell table:number-columns-repeated="1012"/>
        </table:table-row>
        <table:table-row table:style-name="ro1">
          <table:table-cell office:value-type="string">
            <text:p>Supreme Warrior - Ying Heung (Disc 2) (USA)</text:p>
          </table:table-cell>
          <table:table-cell office:value-type="float" office:value="1994">
            <text:p>1994</text:p>
          </table:table-cell>
          <table:table-cell office:value-type="string">
            <text:p>ESRB - M (Mature)</text:p>
          </table:table-cell>
          <table:table-cell office:value-type="string">
            <text:p>Supreme Warrior - Ying Heung Disc 2</text:p>
          </table:table-cell>
          <table:table-cell table:number-columns-repeated="2" office:value-type="string">
            <text:p>Digital Pictures, Inc.</text:p>
          </table:table-cell>
          <table:table-cell office:value-type="string">
            <text:p>Fighter</text:p>
          </table:table-cell>
          <table:table-cell office:value-type="string">
            <text:p>2.9</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Supreme Warrior - Ying Heung (Disc 2) (USA)&quot;&gt; &lt;year&gt;1994&lt;/year&gt; &lt;rating&gt;ESRB - M (Mature)&lt;/rating&gt; &lt;title&gt;Supreme Warrior - Ying Heung Disc 2&lt;/title&gt; &lt;pub&gt;Digital Pictures, Inc.&lt;/pub&gt; &lt;dev&gt;Digital Pictures, Inc.&lt;/dev&gt; &lt;genre&gt;Fighter&lt;/genre&gt; &lt;score&gt;2.9&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 Ying Heung (Disc 2) (USA)"&gt; &lt;year&gt;1994&lt;/year&gt; &lt;rating&gt;ESRB - M (Mature)&lt;/rating&gt; &lt;title&gt;Supreme Warrior - Ying Heung Disc 2&lt;/title&gt; &lt;pub&gt;Digital Pictures, Inc.&lt;/pub&gt; &lt;dev&gt;Digital Pictures, Inc.&lt;/dev&gt; &lt;genre&gt;Fighter&lt;/genre&gt; &lt;score&gt;2.9&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cell table:number-columns-repeated="1012"/>
        </table:table-row>
        <table:table-row table:style-name="ro1">
          <table:table-cell office:value-type="string">
            <text:p>Syndicate (USA)</text:p>
          </table:table-cell>
          <table:table-cell office:value-type="float" office:value="1995">
            <text:p>1995</text:p>
          </table:table-cell>
          <table:table-cell office:value-type="string">
            <text:p>ESRB - E (Everyone)</text:p>
          </table:table-cell>
          <table:table-cell office:value-type="string">
            <text:p>Syndicate</text:p>
          </table:table-cell>
          <table:table-cell office:value-type="string">
            <text:p>Electronic Arts, Inc.</text:p>
          </table:table-cell>
          <table:table-cell office:value-type="string">
            <text:p>Bullfrog Productions, Ltd.</text:p>
          </table:table-cell>
          <table:table-cell office:value-type="string">
            <text:p>Strategy</text:p>
          </table:table-cell>
          <table:table-cell office:value-type="string">
            <text:p>3.6</text:p>
          </table:table-cell>
          <table:table-cell office:value-type="string">
            <text:p>1 Player</text:p>
          </table:table-cell>
          <table:table-cell office:value-type="string">
            <text:p>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Syndicate (USA)&quot;&gt; &lt;year&gt;1995&lt;/year&gt; &lt;rating&gt;ESRB - E (Everyone)&lt;/rating&gt; &lt;title&gt;Syndicate&lt;/title&gt; &lt;pub&gt;Electronic Arts, Inc.&lt;/pub&gt; &lt;dev&gt;Bullfrog Productions, Ltd.&lt;/dev&gt; &lt;genre&gt;Strategy&lt;/genre&gt; &lt;score&gt;3.6&lt;/score&gt; &lt;player&gt;1 Player&lt;/player&gt; &lt;story&gt;In the future, the world is controlled by a handful of global corporations (syndicates).  You are the Marketing director (hit man) for one of these companies.  It is your job to take control away from the competitors.  The job is not one of diplomacy, but one of brute force and physical control.  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As you complete missions, you gain more funds to use for purchasing agents or researching upgrades and equipment.&lt;/story&gt; &lt;/game&gt;">
            <text:p>&lt;game name="Syndicate (USA)"&gt; &lt;year&gt;1995&lt;/year&gt; &lt;rating&gt;ESRB - E (Everyone)&lt;/rating&gt; &lt;title&gt;Syndicate&lt;/title&gt; &lt;pub&gt;Electronic Arts, Inc.&lt;/pub&gt; &lt;dev&gt;Bullfrog Productions, Ltd.&lt;/dev&gt; &lt;genre&gt;Strategy&lt;/genre&gt; &lt;score&gt;3.6&lt;/score&gt; &lt;player&gt;1 Player&lt;/player&gt; &lt;story&gt;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lt;/story&gt; &lt;/game&gt;</text:p>
          </table:table-cell>
          <table:table-cell table:number-columns-repeated="1012"/>
        </table:table-row>
        <table:table-row table:style-name="ro1">
          <table:table-cell office:value-type="string">
            <text:p>Taiketsu! Rumii Zu (Japan)</text:p>
          </table:table-cell>
          <table:table-cell office:value-type="float" office:value="1995">
            <text:p>1995</text:p>
          </table:table-cell>
          <table:table-cell office:value-type="string">
            <text:p>ESRB - E (Everyone)</text:p>
          </table:table-cell>
          <table:table-cell office:value-type="string">
            <text:p>Taiketsu! Rumii Zu</text:p>
          </table:table-cell>
          <table:table-cell table:number-columns-repeated="2" office:value-type="string">
            <text:p>Sanyo</text:p>
          </table:table-cell>
          <table:table-cell office:value-type="string">
            <text:p>Puzzle</text:p>
          </table:table-cell>
          <table:table-cell office:value-type="string">
            <text:p>4.0</text:p>
          </table:table-cell>
          <table:table-cell office:value-type="string">
            <text:p>1-4 Players</text:p>
          </table:table-cell>
          <table:table-cell office:value-type="string">
            <text:p>No Description Available!</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Taiketsu! Rumii Zu (Japan)&quot;&gt; &lt;year&gt;1995&lt;/year&gt; &lt;rating&gt;ESRB - E (Everyone)&lt;/rating&gt; &lt;title&gt;Taiketsu! Rumii Zu&lt;/title&gt; &lt;pub&gt;Sanyo&lt;/pub&gt; &lt;dev&gt;Sanyo&lt;/dev&gt; &lt;genre&gt;Puzzle&lt;/genre&gt; &lt;score&gt;4.0&lt;/score&gt; &lt;player&gt;1-4 Players&lt;/player&gt; &lt;story&gt;No Description Available!&lt;/story&gt; &lt;/game&gt;">
            <text:p>&lt;game name="Taiketsu! Rumii Zu (Japan)"&gt; &lt;year&gt;1995&lt;/year&gt; &lt;rating&gt;ESRB - E (Everyone)&lt;/rating&gt; &lt;title&gt;Taiketsu! Rumii Zu&lt;/title&gt; &lt;pub&gt;Sanyo&lt;/pub&gt; &lt;dev&gt;Sanyo&lt;/dev&gt; &lt;genre&gt;Puzzle&lt;/genre&gt; &lt;score&gt;4.0&lt;/score&gt; &lt;player&gt;1-4 Players&lt;/player&gt; &lt;story&gt;No Description Available!&lt;/story&gt; &lt;/game&gt;</text:p>
          </table:table-cell>
          <table:table-cell table:number-columns-repeated="1012"/>
        </table:table-row>
        <table:table-row table:style-name="ro1">
          <table:table-cell office:value-type="string">
            <text:p>Theme Park (USA)</text:p>
          </table:table-cell>
          <table:table-cell office:value-type="float" office:value="1994">
            <text:p>1994</text:p>
          </table:table-cell>
          <table:table-cell office:value-type="string">
            <text:p>ESRB - E (Everyone)</text:p>
          </table:table-cell>
          <table:table-cell office:value-type="string">
            <text:p>Theme Park</text:p>
          </table:table-cell>
          <table:table-cell office:value-type="string">
            <text:p>Electronic Arts, Inc.</text:p>
          </table:table-cell>
          <table:table-cell office:value-type="string">
            <text:p>Bullfrog Productions, Ltd.</text:p>
          </table:table-cell>
          <table:table-cell office:value-type="string">
            <text:p>Strategy</text:p>
          </table:table-cell>
          <table:table-cell office:value-type="string">
            <text:p>4.6</text:p>
          </table:table-cell>
          <table:table-cell office:value-type="string">
            <text:p>1 Player</text:p>
          </table:table-cell>
          <table:table-cell office:value-type="string">
            <text:p>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Theme Park (USA)&quot;&gt; &lt;year&gt;1994&lt;/year&gt; &lt;rating&gt;ESRB - E (Everyone)&lt;/rating&gt; &lt;title&gt;Theme Park&lt;/title&gt; &lt;pub&gt;Electronic Arts, Inc.&lt;/pub&gt; &lt;dev&gt;Bullfrog Productions, Ltd.&lt;/dev&gt; &lt;genre&gt;Strategy&lt;/genre&gt; &lt;score&gt;4.6&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
            <text:p>&lt;game name="Theme Park (USA)"&gt; &lt;year&gt;1994&lt;/year&gt; &lt;rating&gt;ESRB - E (Everyone)&lt;/rating&gt; &lt;title&gt;Theme Park&lt;/title&gt; &lt;pub&gt;Electronic Arts, Inc.&lt;/pub&gt; &lt;dev&gt;Bullfrog Productions, Ltd.&lt;/dev&gt; &lt;genre&gt;Strategy&lt;/genre&gt; &lt;score&gt;4.6&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text:p>
          </table:table-cell>
          <table:table-cell table:number-columns-repeated="1012"/>
        </table:table-row>
        <table:table-row table:style-name="ro1">
          <table:table-cell office:value-type="string">
            <text:p>Tokimeki Mahjong Paradise Special - Koi no Tenpai Beat (Japan)</text:p>
          </table:table-cell>
          <table:table-cell office:value-type="float" office:value="1996">
            <text:p>1996</text:p>
          </table:table-cell>
          <table:table-cell office:value-type="string">
            <text:p>ESRB - AO (Adults Only)</text:p>
          </table:table-cell>
          <table:table-cell office:value-type="string">
            <text:p>Tokimeki Mahjong Paradise Special - Koi no Tenpai Beat</text:p>
          </table:table-cell>
          <table:table-cell table:number-columns-repeated="2" office:value-type="string">
            <text:p>Sonnet</text:p>
          </table:table-cell>
          <table:table-cell office:value-type="string">
            <text:p>Mahjong</text:p>
          </table:table-cell>
          <table:table-cell office:value-type="string">
            <text:p>3.6</text:p>
          </table:table-cell>
          <table:table-cell office:value-type="string">
            <text:p>1 Player</text:p>
          </table:table-cell>
          <table:table-cell office:value-type="string">
            <text:p>No Description Available!</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Tokimeki Mahjong Paradise Special - Koi no Tenpai Beat (Japan)&quot;&gt; &lt;year&gt;1996&lt;/year&gt; &lt;rating&gt;ESRB - AO (Adults Only)&lt;/rating&gt; &lt;title&gt;Tokimeki Mahjong Paradise Special - Koi no Tenpai Beat&lt;/title&gt; &lt;pub&gt;Sonnet&lt;/pub&gt; &lt;dev&gt;Sonnet&lt;/dev&gt; &lt;genre&gt;Mahjong&lt;/genre&gt; &lt;score&gt;3.6&lt;/score&gt; &lt;player&gt;1 Player&lt;/player&gt; &lt;story&gt;No Description Available!&lt;/story&gt; &lt;/game&gt;">
            <text:p>&lt;game name="Tokimeki Mahjong Paradise Special - Koi no Tenpai Beat (Japan)"&gt; &lt;year&gt;1996&lt;/year&gt; &lt;rating&gt;ESRB - AO (Adults Only)&lt;/rating&gt; &lt;title&gt;Tokimeki Mahjong Paradise Special - Koi no Tenpai Beat&lt;/title&gt; &lt;pub&gt;Sonnet&lt;/pub&gt; &lt;dev&gt;Sonnet&lt;/dev&gt; &lt;genre&gt;Mahjong&lt;/genre&gt; &lt;score&gt;3.6&lt;/score&gt; &lt;player&gt;1 Player&lt;/player&gt; &lt;story&gt;No Description Available!&lt;/story&gt; &lt;/game&gt;</text:p>
          </table:table-cell>
          <table:table-cell table:number-columns-repeated="1012"/>
        </table:table-row>
        <table:table-row table:style-name="ro1">
          <table:table-cell office:value-type="string">
            <text:p>Toon Time...in the classroom (USA)</text:p>
          </table:table-cell>
          <table:table-cell office:value-type="float" office:value="1994">
            <text:p>1994</text:p>
          </table:table-cell>
          <table:table-cell office:value-type="string">
            <text:p>ESRB - E (Everyone)</text:p>
          </table:table-cell>
          <table:table-cell office:value-type="string">
            <text:p>Toon Time...in the classroom</text:p>
          </table:table-cell>
          <table:table-cell table:number-columns-repeated="2" office:value-type="string">
            <text:p>Videoact V LC</text:p>
          </table:table-cell>
          <table:table-cell office:value-type="string">
            <text:p>Puzzle</text:p>
          </table:table-cell>
          <table:table-cell office:value-type="string">
            <text:p>4.0</text:p>
          </table:table-cell>
          <table:table-cell office:value-type="string">
            <text:p>1 Player</text:p>
          </table:table-cell>
          <table:table-cell office:value-type="string">
            <text:p>Cartoons are more fun than ever! ToonTime provides multimedia entertainment for children, as well as adults who are still young at heart. ToonTime... In the Classroom brings to your television a whole new method of interactivity never before available. Select randomly from six classic full color cartoons: Tweety, Bugs Bunny, Daffy Duck, Popeye, Elmer Fudd and Superman, and play the chosen cartoon immediately (no more rewinding a videotape). Have fun manipulating the digitized cartoons by shrinking, enlarging, twisting and distorting them inside a classroom. Have more fun playing the cartoons on different classroom objects. Reshape and distort the objects as they bounce around the classroom.</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Toon Time...in the classroom (USA)&quot;&gt; &lt;year&gt;1994&lt;/year&gt; &lt;rating&gt;ESRB - E (Everyone)&lt;/rating&gt; &lt;title&gt;Toon Time...in the classroom&lt;/title&gt; &lt;pub&gt;Videoact V LC&lt;/pub&gt; &lt;dev&gt;Videoact V LC&lt;/dev&gt; &lt;genre&gt;Puzzle&lt;/genre&gt; &lt;score&gt;4.0&lt;/score&gt; &lt;player&gt;1 Player&lt;/player&gt; &lt;story&gt;Cartoons are more fun than ever! ToonTime provides multimedia entertainment for children, as well as adults who are still young at heart. ToonTime... In the Classroom brings to your television a whole new method of interactivity never before available. Select randomly from six classic full color cartoons: Tweety, Bugs Bunny, Daffy Duck, Popeye, Elmer Fudd and Superman, and play the chosen cartoon immediately (no more rewinding a videotape). Have fun manipulating the digitized cartoons by shrinking, enlarging, twisting and distorting them inside a classroom. Have more fun playing the cartoons on different classroom objects. Reshape and distort the objects as they bounce around the classroom.&lt;/story&gt; &lt;/game&gt;">
            <text:p>&lt;game name="Toon Time...in the classroom (USA)"&gt; &lt;year&gt;1994&lt;/year&gt; &lt;rating&gt;ESRB - E (Everyone)&lt;/rating&gt; &lt;title&gt;Toon Time...in the classroom&lt;/title&gt; &lt;pub&gt;Videoact V LC&lt;/pub&gt; &lt;dev&gt;Videoact V LC&lt;/dev&gt; &lt;genre&gt;Puzzle&lt;/genre&gt; &lt;score&gt;4.0&lt;/score&gt; &lt;player&gt;1 Player&lt;/player&gt; &lt;story&gt;Cartoons are more fun than ever! ToonTime provides multimedia entertainment for children, as well as adults who are still young at heart. ToonTime... In the Classroom brings to your television a whole new method of interactivity never before available. Select randomly from six classic full color cartoons: Tweety, Bugs Bunny, Daffy Duck, Popeye, Elmer Fudd and Superman, and play the chosen cartoon immediately (no more rewinding a videotape). Have fun manipulating the digitized cartoons by shrinking, enlarging, twisting and distorting them inside a classroom. Have more fun playing the cartoons on different classroom objects. Reshape and distort the objects as they bounce around the classroom.&lt;/story&gt; &lt;/game&gt;</text:p>
          </table:table-cell>
          <table:table-cell table:number-columns-repeated="1012"/>
        </table:table-row>
        <table:table-row table:style-name="ro1">
          <table:table-cell office:value-type="string">
            <text:p>Total Eclipse (USA)</text:p>
          </table:table-cell>
          <table:table-cell office:value-type="float" office:value="1993">
            <text:p>1993</text:p>
          </table:table-cell>
          <table:table-cell office:value-type="string">
            <text:p>ESRB - E (Everyone)</text:p>
          </table:table-cell>
          <table:table-cell office:value-type="string">
            <text:p>Total Eclipse</text:p>
          </table:table-cell>
          <table:table-cell table:number-columns-repeated="2" office:value-type="string">
            <text:p>Crystal Dynamics, Inc.</text:p>
          </table:table-cell>
          <table:table-cell office:value-type="string">
            <text:p>Action</text:p>
          </table:table-cell>
          <table:table-cell office:value-type="string">
            <text:p>3.3</text:p>
          </table:table-cell>
          <table:table-cell office:value-type="string">
            <text:p>1 Player</text:p>
          </table:table-cell>
          <table:table-cell office:value-type="string">
            <text:p>Total Eclipse is a futuristic 3D shooter set in 2099 where an alien race by the name of the Drak-Sai are out to destroy humanity by destroying Earth and the Sun. The player controls an aircraft called a FireWing through 20 missions with a perspective behind the craft where the player can manuever the ship up and down, left and right and the gameplay angled towards an on-rail shooter. <text:s/>Additionally, there are three different levels of power for each weapon that their craft can wield****The game is in the style of 3D textured mapping with the story is told through pre-rendered cut-scenes. <text:s/>The PlayStation version is essentially the same except for sped up gameplay and a password feature that allows the player to pick up and play at their choosing.</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Total Eclipse (USA)&quot;&gt; &lt;year&gt;1993&lt;/year&gt; &lt;rating&gt;ESRB - E (Everyone)&lt;/rating&gt; &lt;title&gt;Total Eclipse&lt;/title&gt; &lt;pub&gt;Crystal Dynamics, Inc.&lt;/pub&gt; &lt;dev&gt;Crystal Dynamics, Inc.&lt;/dev&gt; &lt;genre&gt;Action&lt;/genre&gt; &lt;score&gt;3.3&lt;/score&gt; &lt;player&gt;1 Player&lt;/player&gt; &lt;story&gt;Total Eclipse is a futuristic 3D shooter set in 2099 where an alien race by the name of the Drak-Sai are out to destroy humanity by destroying Earth and the Sun. The player controls an aircraft called a FireWing through 20 missions with a perspective behind the craft where the player can manuever the ship up and down, left and right and the gameplay angled towards an on-rail shooter.  Additionally, there are three different levels of power for each weapon that their craft can wield****The game is in the style of 3D textured mapping with the story is told through pre-rendered cut-scenes.  The PlayStation version is essentially the same except for sped up gameplay and a password feature that allows the player to pick up and play at their choosing.&lt;/story&gt; &lt;/game&gt;">
            <text:p>&lt;game name="Total Eclipse (USA)"&gt; &lt;year&gt;1993&lt;/year&gt; &lt;rating&gt;ESRB - E (Everyone)&lt;/rating&gt; &lt;title&gt;Total Eclipse&lt;/title&gt; &lt;pub&gt;Crystal Dynamics, Inc.&lt;/pub&gt; &lt;dev&gt;Crystal Dynamics, Inc.&lt;/dev&gt; &lt;genre&gt;Action&lt;/genre&gt; &lt;score&gt;3.3&lt;/score&gt; &lt;player&gt;1 Player&lt;/player&gt; &lt;story&gt;Total Eclipse is a futuristic 3D shooter set in 2099 where an alien race by the name of the Drak-Sai are out to destroy humanity by destroying Earth and the Sun. The player controls an aircraft called a FireWing through 20 missions with a perspective behind the craft where the player can manuever the ship up and down, left and right and the gameplay angled towards an on-rail shooter. <text:s/>Additionally, there are three different levels of power for each weapon that their craft can wield****The game is in the style of 3D textured mapping with the story is told through pre-rendered cut-scenes. <text:s/>The PlayStation version is essentially the same except for sped up gameplay and a password feature that allows the player to pick up and play at their choosing.&lt;/story&gt; &lt;/game&gt;</text:p>
          </table:table-cell>
          <table:table-cell table:number-columns-repeated="1012"/>
        </table:table-row>
        <table:table-row table:style-name="ro1">
          <table:table-cell office:value-type="string">
            <text:p>Totsugeki Kikan! Megadasu!! (Japan)</text:p>
          </table:table-cell>
          <table:table-cell office:value-type="float" office:value="1994">
            <text:p>1994</text:p>
          </table:table-cell>
          <table:table-cell office:value-type="string">
            <text:p>ESRB - E (Everyone)</text:p>
          </table:table-cell>
          <table:table-cell office:value-type="string">
            <text:p>Totsugeki Kikan! Megadasu!!</text:p>
          </table:table-cell>
          <table:table-cell table:number-columns-repeated="2" office:value-type="string">
            <text:p>WARP</text:p>
          </table:table-cell>
          <table:table-cell office:value-type="string">
            <text:p>Mini-Games</text:p>
          </table:table-cell>
          <table:table-cell office:value-type="string">
            <text:p>3.1</text:p>
          </table:table-cell>
          <table:table-cell office:value-type="string">
            <text:p>1 Player</text:p>
          </table:table-cell>
          <table:table-cell office:value-type="string">
            <text:p>No Description Available!</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Totsugeki Kikan! Megadasu!! (Japan)&quot;&gt; &lt;year&gt;1994&lt;/year&gt; &lt;rating&gt;ESRB - E (Everyone)&lt;/rating&gt; &lt;title&gt;Totsugeki Kikan! Megadasu!!&lt;/title&gt; &lt;pub&gt;WARP&lt;/pub&gt; &lt;dev&gt;WARP&lt;/dev&gt; &lt;genre&gt;Mini-Games&lt;/genre&gt; &lt;score&gt;3.1&lt;/score&gt; &lt;player&gt;1 Player&lt;/player&gt; &lt;story&gt;No Description Available!&lt;/story&gt; &lt;/game&gt;">
            <text:p>&lt;game name="Totsugeki Kikan! Megadasu!! (Japan)"&gt; &lt;year&gt;1994&lt;/year&gt; &lt;rating&gt;ESRB - E (Everyone)&lt;/rating&gt; &lt;title&gt;Totsugeki Kikan! Megadasu!!&lt;/title&gt; &lt;pub&gt;WARP&lt;/pub&gt; &lt;dev&gt;WARP&lt;/dev&gt; &lt;genre&gt;Mini-Games&lt;/genre&gt; &lt;score&gt;3.1&lt;/score&gt; &lt;player&gt;1 Player&lt;/player&gt; &lt;story&gt;No Description Available!&lt;/story&gt; &lt;/game&gt;</text:p>
          </table:table-cell>
          <table:table-cell table:number-columns-repeated="1012"/>
        </table:table-row>
        <table:table-row table:style-name="ro1">
          <table:table-cell office:value-type="string">
            <text:p>Trip'd (USA, Europe)</text:p>
          </table:table-cell>
          <table:table-cell office:value-type="float" office:value="1995">
            <text:p>1995</text:p>
          </table:table-cell>
          <table:table-cell office:value-type="string">
            <text:p>ESRB - T (Teen)</text:p>
          </table:table-cell>
          <table:table-cell office:value-type="string">
            <text:p>Trip'd</text:p>
          </table:table-cell>
          <table:table-cell office:value-type="string">
            <text:p>Panasonic Software Company</text:p>
          </table:table-cell>
          <table:table-cell office:value-type="string">
            <text:p>Warped Minds</text:p>
          </table:table-cell>
          <table:table-cell office:value-type="string">
            <text:p>Puzzle</text:p>
          </table:table-cell>
          <table:table-cell office:value-type="string">
            <text:p>3.4</text:p>
          </table:table-cell>
          <table:table-cell office:value-type="string">
            <text:p>1 Player</text:p>
          </table:table-cell>
          <table:table-cell office:value-type="string">
            <text:p>Trip'd is a falling block puzzle game similar to Puyo Puyo. <text:s/>Instead of blocks, alien eggs of multiple colors fall down and the player must arrange them in a line of four of the same color in order to dispose of them. <text:s/>However, if eggs of the same color are arranged into a square, they will hatch and form a giant alien that can instantly end the game for the player. <text:s/>Players must complete the stage within a certain time limit or prevent the eggs to reach the top of the screen or else their game will end. <text:s/>They also have the option to either play solo, against the computer or against a friend.</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Trip'd (USA, Europe)&quot;&gt; &lt;year&gt;1995&lt;/year&gt; &lt;rating&gt;ESRB - T (Teen)&lt;/rating&gt; &lt;title&gt;Trip'd&lt;/title&gt; &lt;pub&gt;Panasonic Software Company&lt;/pub&gt; &lt;dev&gt;Warped Minds&lt;/dev&gt; &lt;genre&gt;Puzzle&lt;/genre&gt; &lt;score&gt;3.4&lt;/score&gt; &lt;player&gt;1 Player&lt;/player&gt; &lt;story&gt;Trip'd is a falling block puzzle game similar to Puyo Puyo.  Instead of blocks, alien eggs of multiple colors fall down and the player must arrange them in a line of four of the same color in order to dispose of them.  However, if eggs of the same color are arranged into a square, they will hatch and form a giant alien that can instantly end the game for the player.  Players must complete the stage within a certain time limit or prevent the eggs to reach the top of the screen or else their game will end.  They also have the option to either play solo, against the computer or against a friend.&lt;/story&gt; &lt;/game&gt;">
            <text:p>&lt;game name="Trip'd (USA, Europe)"&gt; &lt;year&gt;1995&lt;/year&gt; &lt;rating&gt;ESRB - T (Teen)&lt;/rating&gt; &lt;title&gt;Trip'd&lt;/title&gt; &lt;pub&gt;Panasonic Software Company&lt;/pub&gt; &lt;dev&gt;Warped Minds&lt;/dev&gt; &lt;genre&gt;Puzzle&lt;/genre&gt; &lt;score&gt;3.4&lt;/score&gt; &lt;player&gt;1 Player&lt;/player&gt; &lt;story&gt;Trip'd is a falling block puzzle game similar to Puyo Puyo. <text:s/>Instead of blocks, alien eggs of multiple colors fall down and the player must arrange them in a line of four of the same color in order to dispose of them. <text:s/>However, if eggs of the same color are arranged into a square, they will hatch and form a giant alien that can instantly end the game for the player. <text:s/>Players must complete the stage within a certain time limit or prevent the eggs to reach the top of the screen or else their game will end. <text:s/>They also have the option to either play solo, against the computer or against a friend.&lt;/story&gt; &lt;/game&gt;</text:p>
          </table:table-cell>
          <table:table-cell table:number-columns-repeated="1012"/>
        </table:table-row>
        <table:table-row table:style-name="ro1">
          <table:table-cell office:value-type="string">
            <text:p>Twinkle Knights (Japan)</text:p>
          </table:table-cell>
          <table:table-cell office:value-type="float" office:value="1995">
            <text:p>1995</text:p>
          </table:table-cell>
          <table:table-cell office:value-type="string">
            <text:p>ESRB - AO (Adults Only)</text:p>
          </table:table-cell>
          <table:table-cell office:value-type="string">
            <text:p>Twinkle Knights</text:p>
          </table:table-cell>
          <table:table-cell office:value-type="string">
            <text:p>Interlas</text:p>
          </table:table-cell>
          <table:table-cell office:value-type="string">
            <text:p>Axes Art Amuse</text:p>
          </table:table-cell>
          <table:table-cell office:value-type="string">
            <text:p>Card Battle</text:p>
          </table:table-cell>
          <table:table-cell office:value-type="string">
            <text:p>2.4</text:p>
          </table:table-cell>
          <table:table-cell office:value-type="string">
            <text:p>1 Player</text:p>
          </table:table-cell>
          <table:table-cell office:value-type="string">
            <text:p>No Description Available!</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Twinkle Knights (Japan)&quot;&gt; &lt;year&gt;1995&lt;/year&gt; &lt;rating&gt;ESRB - AO (Adults Only)&lt;/rating&gt; &lt;title&gt;Twinkle Knights&lt;/title&gt; &lt;pub&gt;Interlas&lt;/pub&gt; &lt;dev&gt;Axes Art Amuse&lt;/dev&gt; &lt;genre&gt;Card Battle&lt;/genre&gt; &lt;score&gt;2.4&lt;/score&gt; &lt;player&gt;1 Player&lt;/player&gt; &lt;story&gt;No Description Available!&lt;/story&gt; &lt;/game&gt;">
            <text:p>&lt;game name="Twinkle Knights (Japan)"&gt; &lt;year&gt;1995&lt;/year&gt; &lt;rating&gt;ESRB - AO (Adults Only)&lt;/rating&gt; &lt;title&gt;Twinkle Knights&lt;/title&gt; &lt;pub&gt;Interlas&lt;/pub&gt; &lt;dev&gt;Axes Art Amuse&lt;/dev&gt; &lt;genre&gt;Card Battle&lt;/genre&gt; &lt;score&gt;2.4&lt;/score&gt; &lt;player&gt;1 Player&lt;/player&gt; &lt;story&gt;No Description Available!&lt;/story&gt; &lt;/game&gt;</text:p>
          </table:table-cell>
          <table:table-cell table:number-columns-repeated="1012"/>
        </table:table-row>
        <table:table-row table:style-name="ro1">
          <table:table-cell office:value-type="string">
            <text:p>Twisted - The Game Show (USA)</text:p>
          </table:table-cell>
          <table:table-cell office:value-type="float" office:value="1993">
            <text:p>1993</text:p>
          </table:table-cell>
          <table:table-cell office:value-type="string">
            <text:p>ESRB - T (Teen)</text:p>
          </table:table-cell>
          <table:table-cell office:value-type="string">
            <text:p>Twisted - The Game Show</text:p>
          </table:table-cell>
          <table:table-cell office:value-type="string">
            <text:p>Electronic Arts, Inc.</text:p>
          </table:table-cell>
          <table:table-cell office:value-type="string">
            <text:p>Studio 3DO</text:p>
          </table:table-cell>
          <table:table-cell office:value-type="string">
            <text:p>Game Show</text:p>
          </table:table-cell>
          <table:table-cell office:value-type="string">
            <text:p>4.2</text:p>
          </table:table-cell>
          <table:table-cell office:value-type="string">
            <text:p>1-4 Players</text:p>
          </table:table-cell>
          <table:table-cell office:value-type="string">
            <text:p>Similar to the You Don't Know Jack series of games, Twisted: The Game Show is a trivia challenge game for up to 4 players. The game offers a humorous mix of live character video and computer graphics.****After an introduction by the host Twink Fizzdale, you can select your personality by viewing video clips of the various characters egging you on to select them. You advance or retreat through the game board based on your responses to various puzzles, mini-games and trivia questions.</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Twisted - The Game Show (USA)&quot;&gt; &lt;year&gt;1993&lt;/year&gt; &lt;rating&gt;ESRB - T (Teen)&lt;/rating&gt; &lt;title&gt;Twisted - The Game Show&lt;/title&gt; &lt;pub&gt;Electronic Arts, Inc.&lt;/pub&gt; &lt;dev&gt;Studio 3DO&lt;/dev&gt; &lt;genre&gt;Game Show&lt;/genre&gt; &lt;score&gt;4.2&lt;/score&gt; &lt;player&gt;1-4 Players&lt;/player&gt; &lt;story&gt;Similar to the You Don't Know Jack series of games, Twisted: The Game Show is a trivia challenge game for up to 4 players. The game offers a humorous mix of live character video and computer graphics.****After an introduction by the host Twink Fizzdale, you can select your personality by viewing video clips of the various characters egging you on to select them. You advance or retreat through the game board based on your responses to various puzzles, mini-games and trivia questions.&lt;/story&gt; &lt;/game&gt;">
            <text:p>&lt;game name="Twisted - The Game Show (USA)"&gt; &lt;year&gt;1993&lt;/year&gt; &lt;rating&gt;ESRB - T (Teen)&lt;/rating&gt; &lt;title&gt;Twisted - The Game Show&lt;/title&gt; &lt;pub&gt;Electronic Arts, Inc.&lt;/pub&gt; &lt;dev&gt;Studio 3DO&lt;/dev&gt; &lt;genre&gt;Game Show&lt;/genre&gt; &lt;score&gt;4.2&lt;/score&gt; &lt;player&gt;1-4 Players&lt;/player&gt; &lt;story&gt;Similar to the You Don't Know Jack series of games, Twisted: The Game Show is a trivia challenge game for up to 4 players. The game offers a humorous mix of live character video and computer graphics.****After an introduction by the host Twink Fizzdale, you can select your personality by viewing video clips of the various characters egging you on to select them. You advance or retreat through the game board based on your responses to various puzzles, mini-games and trivia questions.&lt;/story&gt; &lt;/game&gt;</text:p>
          </table:table-cell>
          <table:table-cell table:number-columns-repeated="1012"/>
        </table:table-row>
        <table:table-row table:style-name="ro1">
          <table:table-cell office:value-type="string">
            <text:p>Uchuu Seifutsu Furopon-kun (Japan)</text:p>
          </table:table-cell>
          <table:table-cell office:value-type="float" office:value="1994">
            <text:p>1994</text:p>
          </table:table-cell>
          <table:table-cell office:value-type="string">
            <text:p>ESRB - E (Everyone)</text:p>
          </table:table-cell>
          <table:table-cell office:value-type="string">
            <text:p>Uchuu Seifutsu Furopon-kun</text:p>
          </table:table-cell>
          <table:table-cell office:value-type="string">
            <text:p>Panasonic Software Company</text:p>
          </table:table-cell>
          <table:table-cell office:value-type="string">
            <text:p>Warp Inc.</text:p>
          </table:table-cell>
          <table:table-cell office:value-type="string">
            <text:p>Board Games</text:p>
          </table:table-cell>
          <table:table-cell office:value-type="string">
            <text:p>3.5</text:p>
          </table:table-cell>
          <table:table-cell office:value-type="string">
            <text:p>1-2 Players</text:p>
          </table:table-cell>
          <table:table-cell office:value-type="string">
            <text:p>No Description Available!</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Uchuu Seifutsu Furopon-kun (Japan)&quot;&gt; &lt;year&gt;1994&lt;/year&gt; &lt;rating&gt;ESRB - E (Everyone)&lt;/rating&gt; &lt;title&gt;Uchuu Seifutsu Furopon-kun&lt;/title&gt; &lt;pub&gt;Panasonic Software Company&lt;/pub&gt; &lt;dev&gt;Warp Inc.&lt;/dev&gt; &lt;genre&gt;Board Games&lt;/genre&gt; &lt;score&gt;3.5&lt;/score&gt; &lt;player&gt;1-2 Players&lt;/player&gt; &lt;story&gt;No Description Available!&lt;/story&gt; &lt;/game&gt;">
            <text:p>&lt;game name="Uchuu Seifutsu Furopon-kun (Japan)"&gt; &lt;year&gt;1994&lt;/year&gt; &lt;rating&gt;ESRB - E (Everyone)&lt;/rating&gt; &lt;title&gt;Uchuu Seifutsu Furopon-kun&lt;/title&gt; &lt;pub&gt;Panasonic Software Company&lt;/pub&gt; &lt;dev&gt;Warp Inc.&lt;/dev&gt; &lt;genre&gt;Board Games&lt;/genre&gt; &lt;score&gt;3.5&lt;/score&gt; &lt;player&gt;1-2 Players&lt;/player&gt; &lt;story&gt;No Description Available!&lt;/story&gt; &lt;/game&gt;</text:p>
          </table:table-cell>
          <table:table-cell table:number-columns-repeated="1012"/>
        </table:table-row>
        <table:table-row table:style-name="ro1">
          <table:table-cell office:value-type="string">
            <text:p>Ultraman Powered (Japan)</text:p>
          </table:table-cell>
          <table:table-cell office:value-type="float" office:value="1994">
            <text:p>1994</text:p>
          </table:table-cell>
          <table:table-cell office:value-type="string">
            <text:p>ESRB - T (Teen)</text:p>
          </table:table-cell>
          <table:table-cell office:value-type="string">
            <text:p>Ultraman Powered</text:p>
          </table:table-cell>
          <table:table-cell office:value-type="string">
            <text:p>Bandai Co., Ltd.</text:p>
          </table:table-cell>
          <table:table-cell office:value-type="string">
            <text:p>Tose Co., Ltd.</text:p>
          </table:table-cell>
          <table:table-cell office:value-type="string">
            <text:p>Action</text:p>
          </table:table-cell>
          <table:table-cell office:value-type="string">
            <text:p>3.4</text:p>
          </table:table-cell>
          <table:table-cell office:value-type="string">
            <text:p>1-4 Players</text:p>
          </table:table-cell>
          <table:table-cell office:value-type="string">
            <text:p>The player is cast as Ultraman, a Japanese masked super hero who has to fight the weirdest creatures that arrived from somewhere to destroy everything. Some of them looks like giant dinosaurs and the others are too odd to describe. This title is a one-on-one fighting game. The player has the option to fight in versus mode or story mode. Also, a two-player mode is included, to battle against human opponents.</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Ultraman Powered (Japan)&quot;&gt; &lt;year&gt;1994&lt;/year&gt; &lt;rating&gt;ESRB - T (Teen)&lt;/rating&gt; &lt;title&gt;Ultraman Powered&lt;/title&gt; &lt;pub&gt;Bandai Co., Ltd.&lt;/pub&gt; &lt;dev&gt;Tose Co., Ltd.&lt;/dev&gt; &lt;genre&gt;Action&lt;/genre&gt; &lt;score&gt;3.4&lt;/score&gt; &lt;player&gt;1-4 Players&lt;/player&gt; &lt;story&gt;The player is cast as Ultraman, a Japanese masked super hero who has to fight the weirdest creatures that arrived from somewhere to destroy everything. Some of them looks like giant dinosaurs and the others are too odd to describe. This title is a one-on-one fighting game. The player has the option to fight in versus mode or story mode. Also, a two-player mode is included, to battle against human opponents.&lt;/story&gt; &lt;/game&gt;">
            <text:p>&lt;game name="Ultraman Powered (Japan)"&gt; &lt;year&gt;1994&lt;/year&gt; &lt;rating&gt;ESRB - T (Teen)&lt;/rating&gt; &lt;title&gt;Ultraman Powered&lt;/title&gt; &lt;pub&gt;Bandai Co., Ltd.&lt;/pub&gt; &lt;dev&gt;Tose Co., Ltd.&lt;/dev&gt; &lt;genre&gt;Action&lt;/genre&gt; &lt;score&gt;3.4&lt;/score&gt; &lt;player&gt;1-4 Players&lt;/player&gt; &lt;story&gt;The player is cast as Ultraman, a Japanese masked super hero who has to fight the weirdest creatures that arrived from somewhere to destroy everything. Some of them looks like giant dinosaurs and the others are too odd to describe. This title is a one-on-one fighting game. The player has the option to fight in versus mode or story mode. Also, a two-player mode is included, to battle against human opponents.&lt;/story&gt; &lt;/game&gt;</text:p>
          </table:table-cell>
          <table:table-cell table:number-columns-repeated="1012"/>
        </table:table-row>
        <table:table-row table:style-name="ro1">
          <table:table-cell office:value-type="string">
            <text:p>V Goal Soccer '96 (Japan)</text:p>
          </table:table-cell>
          <table:table-cell office:value-type="float" office:value="1996">
            <text:p>1996</text:p>
          </table:table-cell>
          <table:table-cell office:value-type="string">
            <text:p>ESRB - E (Everyone)</text:p>
          </table:table-cell>
          <table:table-cell office:value-type="string">
            <text:p>V Goal Soccer '96</text:p>
          </table:table-cell>
          <table:table-cell table:number-columns-repeated="2" office:value-type="string">
            <text:p>Tecmo, Ltd.</text:p>
          </table:table-cell>
          <table:table-cell office:value-type="string">
            <text:p>Sports/Soccer</text:p>
          </table:table-cell>
          <table:table-cell office:value-type="string">
            <text:p>4.0</text:p>
          </table:table-cell>
          <table:table-cell office:value-type="string">
            <text:p>1-2 Players</text:p>
          </table:table-cell>
          <table:table-cell office:value-type="string">
            <text:p>No Description Available!</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V Goal Soccer '96 (Japan)&quot;&gt; &lt;year&gt;1996&lt;/year&gt; &lt;rating&gt;ESRB - E (Everyone)&lt;/rating&gt; &lt;title&gt;V Goal Soccer '96&lt;/title&gt; &lt;pub&gt;Tecmo, Ltd.&lt;/pub&gt; &lt;dev&gt;Tecmo, Ltd.&lt;/dev&gt; &lt;genre&gt;Sports/Soccer&lt;/genre&gt; &lt;score&gt;4.0&lt;/score&gt; &lt;player&gt;1-2 Players&lt;/player&gt; &lt;story&gt;No Description Available!&lt;/story&gt; &lt;/game&gt;">
            <text:p>&lt;game name="V Goal Soccer '96 (Japan)"&gt; &lt;year&gt;1996&lt;/year&gt; &lt;rating&gt;ESRB - E (Everyone)&lt;/rating&gt; &lt;title&gt;V Goal Soccer '96&lt;/title&gt; &lt;pub&gt;Tecmo, Ltd.&lt;/pub&gt; &lt;dev&gt;Tecmo, Ltd.&lt;/dev&gt; &lt;genre&gt;Sports/Soccer&lt;/genre&gt; &lt;score&gt;4.0&lt;/score&gt; &lt;player&gt;1-2 Players&lt;/player&gt; &lt;story&gt;No Description Available!&lt;/story&gt; &lt;/game&gt;</text:p>
          </table:table-cell>
          <table:table-cell table:number-columns-repeated="1012"/>
        </table:table-row>
        <table:table-row table:style-name="ro1">
          <table:table-cell office:value-type="string">
            <text:p>Virtuoso (USA)</text:p>
          </table:table-cell>
          <table:table-cell office:value-type="float" office:value="1995">
            <text:p>1995</text:p>
          </table:table-cell>
          <table:table-cell office:value-type="string">
            <text:p>ESRB - T (Teen)</text:p>
          </table:table-cell>
          <table:table-cell office:value-type="string">
            <text:p>Virtuoso</text:p>
          </table:table-cell>
          <table:table-cell office:value-type="string">
            <text:p>Data East Corporation</text:p>
          </table:table-cell>
          <table:table-cell office:value-type="string">
            <text:p>Motivetime Ltd.</text:p>
          </table:table-cell>
          <table:table-cell office:value-type="string">
            <text:p>Action</text:p>
          </table:table-cell>
          <table:table-cell office:value-type="string">
            <text:p>3.0</text:p>
          </table:table-cell>
          <table:table-cell office:value-type="string">
            <text:p>1-4 Players</text:p>
          </table:table-cell>
          <table:table-cell office:value-type="string">
            <text:p>Fight all sorts of virtual enemies as Our Hero, a rock star. <text:s/>Your shotgun is your only friend as you travel from world to world fighting enemies in 3rd-person 3D.</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Virtuoso (USA)&quot;&gt; &lt;year&gt;1995&lt;/year&gt; &lt;rating&gt;ESRB - T (Teen)&lt;/rating&gt; &lt;title&gt;Virtuoso&lt;/title&gt; &lt;pub&gt;Data East Corporation&lt;/pub&gt; &lt;dev&gt;Motivetime Ltd.&lt;/dev&gt; &lt;genre&gt;Action&lt;/genre&gt; &lt;score&gt;3.0&lt;/score&gt; &lt;player&gt;1-4 Players&lt;/player&gt; &lt;story&gt;Fight all sorts of virtual enemies as Our Hero, a rock star.  Your shotgun is your only friend as you travel from world to world fighting enemies in 3rd-person 3D.&lt;/story&gt; &lt;/game&gt;">
            <text:p>&lt;game name="Virtuoso (USA)"&gt; &lt;year&gt;1995&lt;/year&gt; &lt;rating&gt;ESRB - T (Teen)&lt;/rating&gt; &lt;title&gt;Virtuoso&lt;/title&gt; &lt;pub&gt;Data East Corporation&lt;/pub&gt; &lt;dev&gt;Motivetime Ltd.&lt;/dev&gt; &lt;genre&gt;Action&lt;/genre&gt; &lt;score&gt;3.0&lt;/score&gt; &lt;player&gt;1-4 Players&lt;/player&gt; &lt;story&gt;Fight all sorts of virtual enemies as Our Hero, a rock star. <text:s/>Your shotgun is your only friend as you travel from world to world fighting enemies in 3rd-person 3D.&lt;/story&gt; &lt;/game&gt;</text:p>
          </table:table-cell>
          <table:table-cell table:number-columns-repeated="1012"/>
        </table:table-row>
        <table:table-row table:style-name="ro1">
          <table:table-cell office:value-type="string">
            <text:p>VR Stalker (USA)</text:p>
          </table:table-cell>
          <table:table-cell office:value-type="float" office:value="1994">
            <text:p>1994</text:p>
          </table:table-cell>
          <table:table-cell office:value-type="string">
            <text:p>ESRB - E (Everyone)</text:p>
          </table:table-cell>
          <table:table-cell office:value-type="string">
            <text:p>VR Stalker</text:p>
          </table:table-cell>
          <table:table-cell office:value-type="string">
            <text:p>American Laser Games, Inc.</text:p>
          </table:table-cell>
          <table:table-cell office:value-type="string">
            <text:p>Morpheus Interactive, Inc.</text:p>
          </table:table-cell>
          <table:table-cell office:value-type="string">
            <text:p>Action</text:p>
          </table:table-cell>
          <table:table-cell office:value-type="string">
            <text:p>2.8</text:p>
          </table:table-cell>
          <table:table-cell office:value-type="string">
            <text:p>1 Player</text:p>
          </table:table-cell>
          <table:table-cell office:value-type="string">
            <text:p>Sometime in the near future, the United States has come under attack by a mysterious threat. <text:s/>After New York and Los Angeles are destroyed, many Americans have formed an underground resistance to fight off the attackers using a VR Simulator to control their planes to keep their fighters alive. <text:s/>The player has been recruited and is codenamed "Stalker" to defend the U.S. and bring back peace and order.****There are 15 missions in all, where the player has to complete certain objectives, such as destroy a certain amount of enemies or defend certain targets. <text:s/>The planes are mostly modern age such as the A-10 Warthog. The player can choose to use either the plane's machine guns or missiles to bring down enemy targets.</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VR Stalker (USA)&quot;&gt; &lt;year&gt;1994&lt;/year&gt; &lt;rating&gt;ESRB - E (Everyone)&lt;/rating&gt; &lt;title&gt;VR Stalker&lt;/title&gt; &lt;pub&gt;American Laser Games, Inc.&lt;/pub&gt; &lt;dev&gt;Morpheus Interactive, Inc.&lt;/dev&gt; &lt;genre&gt;Action&lt;/genre&gt; &lt;score&gt;2.8&lt;/score&gt; &lt;player&gt;1 Player&lt;/player&gt; &lt;story&gt;Sometime in the near future, the United States has come under attack by a mysterious threat.  After New York and Los Angeles are destroyed, many Americans have formed an underground resistance to fight off the attackers using a VR Simulator to control their planes to keep their fighters alive.  The player has been recruited and is codenamed &quot;Stalker&quot; to defend the U.S. and bring back peace and order.****There are 15 missions in all, where the player has to complete certain objectives, such as destroy a certain amount of enemies or defend certain targets.  The planes are mostly modern age such as the A-10 Warthog. The player can choose to use either the plane's machine guns or missiles to bring down enemy targets.&lt;/story&gt; &lt;/game&gt;">
            <text:p>&lt;game name="VR Stalker (USA)"&gt; &lt;year&gt;1994&lt;/year&gt; &lt;rating&gt;ESRB - E (Everyone)&lt;/rating&gt; &lt;title&gt;VR Stalker&lt;/title&gt; &lt;pub&gt;American Laser Games, Inc.&lt;/pub&gt; &lt;dev&gt;Morpheus Interactive, Inc.&lt;/dev&gt; &lt;genre&gt;Action&lt;/genre&gt; &lt;score&gt;2.8&lt;/score&gt; &lt;player&gt;1 Player&lt;/player&gt; &lt;story&gt;Sometime in the near future, the United States has come under attack by a mysterious threat. <text:s/>After New York and Los Angeles are destroyed, many Americans have formed an underground resistance to fight off the attackers using a VR Simulator to control their planes to keep their fighters alive. <text:s/>The player has been recruited and is codenamed "Stalker" to defend the U.S. and bring back peace and order.****There are 15 missions in all, where the player has to complete certain objectives, such as destroy a certain amount of enemies or defend certain targets. <text:s/>The planes are mostly modern age such as the A-10 Warthog. The player can choose to use either the plane's machine guns or missiles to bring down enemy targets.&lt;/story&gt; &lt;/game&gt;</text:p>
          </table:table-cell>
          <table:table-cell table:number-columns-repeated="1012"/>
        </table:table-row>
        <table:table-row table:style-name="ro1">
          <table:table-cell office:value-type="string">
            <text:p>Waialae Country Club (USA)</text:p>
          </table:table-cell>
          <table:table-cell office:value-type="float" office:value="1994">
            <text:p>1994</text:p>
          </table:table-cell>
          <table:table-cell office:value-type="string">
            <text:p>ESRB - E (Everyone)</text:p>
          </table:table-cell>
          <table:table-cell office:value-type="string">
            <text:p>Waialae Country Club</text:p>
          </table:table-cell>
          <table:table-cell office:value-type="string">
            <text:p>Panasonic Interactive Media</text:p>
          </table:table-cell>
          <table:table-cell office:value-type="string">
            <text:p>T&amp;E Soft, Inc.</text:p>
          </table:table-cell>
          <table:table-cell office:value-type="string">
            <text:p>Sports/Golf</text:p>
          </table:table-cell>
          <table:table-cell office:value-type="string">
            <text:p>3.4</text:p>
          </table:table-cell>
          <table:table-cell office:value-type="string">
            <text:p>1 Player</text:p>
          </table:table-cell>
          <table:table-cell office:value-type="string">
            <text:p>Grab your clubs and head for the first tee. This golf sim recreates the world famous Hawaiian Waialae Golf Course, noted for lots of bunkers and very fast greens. You can choose your golfer, assign him a caddy, pick your set of clubs and adjust the power, putting, technical, recovery and wind game stats to suit your personal preference. The game offers a practice training mode, a tournament mode and the ability to challenge your friends in a stroke match. Oddly, this game was not sanctioned by the PGA and assumes that the golfer is always male.</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Waialae Country Club (USA)&quot;&gt; &lt;year&gt;1994&lt;/year&gt; &lt;rating&gt;ESRB - E (Everyone)&lt;/rating&gt; &lt;title&gt;Waialae Country Club&lt;/title&gt; &lt;pub&gt;Panasonic Interactive Media&lt;/pub&gt; &lt;dev&gt;T&amp;E Soft, Inc.&lt;/dev&gt; &lt;genre&gt;Sports/Golf&lt;/genre&gt; &lt;score&gt;3.4&lt;/score&gt; &lt;player&gt;1 Player&lt;/player&gt; &lt;story&gt;Grab your clubs and head for the first tee. This golf sim recreates the world famous Hawaiian Waialae Golf Course, noted for lots of bunkers and very fast greens. You can choose your golfer, assign him a caddy, pick your set of clubs and adjust the power, putting, technical, recovery and wind game stats to suit your personal preference. The game offers a practice training mode, a tournament mode and the ability to challenge your friends in a stroke match. Oddly, this game was not sanctioned by the PGA and assumes that the golfer is always male.&lt;/story&gt; &lt;/game&gt;">
            <text:p>&lt;game name="Waialae Country Club (USA)"&gt; &lt;year&gt;1994&lt;/year&gt; &lt;rating&gt;ESRB - E (Everyone)&lt;/rating&gt; &lt;title&gt;Waialae Country Club&lt;/title&gt; &lt;pub&gt;Panasonic Interactive Media&lt;/pub&gt; &lt;dev&gt;T&amp;E Soft, Inc.&lt;/dev&gt; &lt;genre&gt;Sports/Golf&lt;/genre&gt; &lt;score&gt;3.4&lt;/score&gt; &lt;player&gt;1 Player&lt;/player&gt; &lt;story&gt;Grab your clubs and head for the first tee. This golf sim recreates the world famous Hawaiian Waialae Golf Course, noted for lots of bunkers and very fast greens. You can choose your golfer, assign him a caddy, pick your set of clubs and adjust the power, putting, technical, recovery and wind game stats to suit your personal preference. The game offers a practice training mode, a tournament mode and the ability to challenge your friends in a stroke match. Oddly, this game was not sanctioned by the PGA and assumes that the golfer is always male.&lt;/story&gt; &lt;/game&gt;</text:p>
          </table:table-cell>
          <table:table-cell table:number-columns-repeated="1012"/>
        </table:table-row>
        <table:table-row table:style-name="ro1">
          <table:table-cell office:value-type="string">
            <text:p>Way of the Warrior (USA)</text:p>
          </table:table-cell>
          <table:table-cell office:value-type="float" office:value="1994">
            <text:p>1994</text:p>
          </table:table-cell>
          <table:table-cell office:value-type="string">
            <text:p>ESRB - T (Teen)</text:p>
          </table:table-cell>
          <table:table-cell office:value-type="string">
            <text:p>Way of the Warrior</text:p>
          </table:table-cell>
          <table:table-cell office:value-type="string">
            <text:p>Universal Interactive Inc.</text:p>
          </table:table-cell>
          <table:table-cell office:value-type="string">
            <text:p>Naughty Dog, Inc.</text:p>
          </table:table-cell>
          <table:table-cell office:value-type="string">
            <text:p>Fighter</text:p>
          </table:table-cell>
          <table:table-cell office:value-type="string">
            <text:p>2.0</text:p>
          </table:table-cell>
          <table:table-cell office:value-type="string">
            <text:p>1-2 Players</text:p>
          </table:table-cell>
          <table:table-cell office:value-type="string">
            <text:p>Way of the Warrior is a 2d fighting game that features digitized graphics of real fighters, 3d rendered backgrounds and zoom effects. Players have to defeat 9 of the world's greatest warriors, plus a 'shadow' match, and a dragon to finally wins the opportunity to dethrone the champion.</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Way of the Warrior (USA)&quot;&gt; &lt;year&gt;1994&lt;/year&gt; &lt;rating&gt;ESRB - T (Teen)&lt;/rating&gt; &lt;title&gt;Way of the Warrior&lt;/title&gt; &lt;pub&gt;Universal Interactive Inc.&lt;/pub&gt; &lt;dev&gt;Naughty Dog, Inc.&lt;/dev&gt; &lt;genre&gt;Fighter&lt;/genre&gt; &lt;score&gt;2.0&lt;/score&gt; &lt;player&gt;1-2 Players&lt;/player&gt; &lt;story&gt;Way of the Warrior is a 2d fighting game that features digitized graphics of real fighters, 3d rendered backgrounds and zoom effects. Players have to defeat 9 of the world's greatest warriors, plus a 'shadow' match, and a dragon to finally wins the opportunity to dethrone the champion.&lt;/story&gt; &lt;/game&gt;">
            <text:p>&lt;game name="Way of the Warrior (USA)"&gt; &lt;year&gt;1994&lt;/year&gt; &lt;rating&gt;ESRB - T (Teen)&lt;/rating&gt; &lt;title&gt;Way of the Warrior&lt;/title&gt; &lt;pub&gt;Universal Interactive Inc.&lt;/pub&gt; &lt;dev&gt;Naughty Dog, Inc.&lt;/dev&gt; &lt;genre&gt;Fighter&lt;/genre&gt; &lt;score&gt;2.0&lt;/score&gt; &lt;player&gt;1-2 Players&lt;/player&gt; &lt;story&gt;Way of the Warrior is a 2d fighting game that features digitized graphics of real fighters, 3d rendered backgrounds and zoom effects. Players have to defeat 9 of the world's greatest warriors, plus a 'shadow' match, and a dragon to finally wins the opportunity to dethrone the champion.&lt;/story&gt; &lt;/game&gt;</text:p>
          </table:table-cell>
          <table:table-cell table:number-columns-repeated="1012"/>
        </table:table-row>
        <table:table-row table:style-name="ro1">
          <table:table-cell office:value-type="string">
            <text:p>Who Shot Johnny Rock (USA)</text:p>
          </table:table-cell>
          <table:table-cell office:value-type="float" office:value="1994">
            <text:p>1994</text:p>
          </table:table-cell>
          <table:table-cell office:value-type="string">
            <text:p>ESRB - T (Teen)</text:p>
          </table:table-cell>
          <table:table-cell office:value-type="string">
            <text:p>Who Shot Johnny Rock</text:p>
          </table:table-cell>
          <table:table-cell table:number-columns-repeated="2" office:value-type="string">
            <text:p>American Laser Games, Inc.</text:p>
          </table:table-cell>
          <table:table-cell office:value-type="string">
            <text:p>Action</text:p>
          </table:table-cell>
          <table:table-cell office:value-type="string">
            <text:p>4.1</text:p>
          </table:table-cell>
          <table:table-cell office:value-type="string">
            <text:p>1-2 Players</text:p>
          </table:table-cell>
          <table:table-cell office:value-type="string">
            <text:p>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Who Shot Johnny Rock (USA)&quot;&gt; &lt;year&gt;1994&lt;/year&gt; &lt;rating&gt;ESRB - T (Teen)&lt;/rating&gt; &lt;title&gt;Who Shot Johnny Rock&lt;/title&gt; &lt;pub&gt;American Laser Games, Inc.&lt;/pub&gt; &lt;dev&gt;American Laser Games, Inc.&lt;/dev&gt; &lt;genre&gt;Action&lt;/genre&gt; &lt;score&gt;4.1&lt;/score&gt; &lt;player&gt;1-2 Players&lt;/player&gt; &lt;story&gt;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lt;/story&gt; &lt;/game&gt;">
            <text:p>&lt;game name="Who Shot Johnny Rock (USA)"&gt; &lt;year&gt;1994&lt;/year&gt; &lt;rating&gt;ESRB - T (Teen)&lt;/rating&gt; &lt;title&gt;Who Shot Johnny Rock&lt;/title&gt; &lt;pub&gt;American Laser Games, Inc.&lt;/pub&gt; &lt;dev&gt;American Laser Games, Inc.&lt;/dev&gt; &lt;genre&gt;Action&lt;/genre&gt; &lt;score&gt;4.1&lt;/score&gt; &lt;player&gt;1-2 Players&lt;/player&gt; &lt;story&gt;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lt;/story&gt; &lt;/game&gt;</text:p>
          </table:table-cell>
          <table:table-cell table:number-columns-repeated="1012"/>
        </table:table-row>
        <table:table-row table:style-name="ro1">
          <table:table-cell office:value-type="string">
            <text:p>Wicked 18 (USA)</text:p>
          </table:table-cell>
          <table:table-cell office:value-type="float" office:value="1994">
            <text:p>1994</text:p>
          </table:table-cell>
          <table:table-cell office:value-type="string">
            <text:p>ESRB - E (Everyone)</text:p>
          </table:table-cell>
          <table:table-cell office:value-type="string">
            <text:p>Wicked 18</text:p>
          </table:table-cell>
          <table:table-cell office:value-type="string">
            <text:p>Panasonic Interactive Media</text:p>
          </table:table-cell>
          <table:table-cell office:value-type="string">
            <text:p>T&amp;E Soft, Inc.</text:p>
          </table:table-cell>
          <table:table-cell office:value-type="string">
            <text:p>Sports/Golf</text:p>
          </table:table-cell>
          <table:table-cell office:value-type="string">
            <text:p>3.0</text:p>
          </table:table-cell>
          <table:table-cell office:value-type="string">
            <text:p>1-2 Players</text:p>
          </table:table-cell>
          <table:table-cell office:value-type="string">
            <text:p>Wicked 18 is a golf game with a twist. <text:s/>The player takes control of a golfer on the most extreme 18 holes of golf with tall mountains, canyons and various objects and obstacles ready to stop the player at any time.****There are four different game modes to choose from: Stroke, Match, Skin and Tournament with the ability to play against three other friends in a heated match. <text:s/>There is also a battery back-up that saves the players progress after each hole is completed.</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Wicked 18 (USA)&quot;&gt; &lt;year&gt;1994&lt;/year&gt; &lt;rating&gt;ESRB - E (Everyone)&lt;/rating&gt; &lt;title&gt;Wicked 18&lt;/title&gt; &lt;pub&gt;Panasonic Interactive Media&lt;/pub&gt; &lt;dev&gt;T&amp;E Soft, Inc.&lt;/dev&gt; &lt;genre&gt;Sports/Golf&lt;/genre&gt; &lt;score&gt;3.0&lt;/score&gt; &lt;player&gt;1-2 Players&lt;/player&gt; &lt;story&gt;Wicked 18 is a golf game with a twist.  The player takes control of a golfer on the most extreme 18 holes of golf with tall mountains, canyons and various objects and obstacles ready to stop the player at any time.****There are four different game modes to choose from: Stroke, Match, Skin and Tournament with the ability to play against three other friends in a heated match.  There is also a battery back-up that saves the players progress after each hole is completed.&lt;/story&gt; &lt;/game&gt;">
            <text:p>&lt;game name="Wicked 18 (USA)"&gt; &lt;year&gt;1994&lt;/year&gt; &lt;rating&gt;ESRB - E (Everyone)&lt;/rating&gt; &lt;title&gt;Wicked 18&lt;/title&gt; &lt;pub&gt;Panasonic Interactive Media&lt;/pub&gt; &lt;dev&gt;T&amp;E Soft, Inc.&lt;/dev&gt; &lt;genre&gt;Sports/Golf&lt;/genre&gt; &lt;score&gt;3.0&lt;/score&gt; &lt;player&gt;1-2 Players&lt;/player&gt; &lt;story&gt;Wicked 18 is a golf game with a twist. <text:s/>The player takes control of a golfer on the most extreme 18 holes of golf with tall mountains, canyons and various objects and obstacles ready to stop the player at any time.****There are four different game modes to choose from: Stroke, Match, Skin and Tournament with the ability to play against three other friends in a heated match. <text:s/>There is also a battery back-up that saves the players progress after each hole is completed.&lt;/story&gt; &lt;/game&gt;</text:p>
          </table:table-cell>
          <table:table-cell table:number-columns-repeated="1012"/>
        </table:table-row>
        <table:table-row table:style-name="ro1">
          <table:table-cell office:value-type="string">
            <text:p>Wing Commander III - Heart of the Tiger (Disc 1) (USA)</text:p>
          </table:table-cell>
          <table:table-cell office:value-type="float" office:value="1995">
            <text:p>1995</text:p>
          </table:table-cell>
          <table:table-cell office:value-type="string">
            <text:p>ESRB - T (Teen)</text:p>
          </table:table-cell>
          <table:table-cell office:value-type="string">
            <text:p>Wing Commander III - Heart of the Tiger Disc 1</text:p>
          </table:table-cell>
          <table:table-cell table:number-columns-repeated="2" office:value-type="string">
            <text:p>ORIGIN Systems, Inc.</text:p>
          </table:table-cell>
          <table:table-cell office:value-type="string">
            <text:p>Flying</text:p>
          </table:table-cell>
          <table:table-cell office:value-type="string">
            <text:p>4.3</text:p>
          </table:table-cell>
          <table:table-cell office:value-type="string">
            <text:p>1 Player</text:p>
          </table:table-cell>
          <table:table-cell office:value-type="string">
            <text:p>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Wing Commander III - Heart of the Tiger (Disc 1) (USA)&quot;&gt; &lt;year&gt;1995&lt;/year&gt; &lt;rating&gt;ESRB - T (Teen)&lt;/rating&gt; &lt;title&gt;Wing Commander III - Heart of the Tiger Disc 1&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
            <text:p>&lt;game name="Wing Commander III - Heart of the Tiger (Disc 1) (USA)"&gt; &lt;year&gt;1995&lt;/year&gt; &lt;rating&gt;ESRB - T (Teen)&lt;/rating&gt; &lt;title&gt;Wing Commander III - Heart of the Tiger Disc 1&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text:p>
          </table:table-cell>
          <table:table-cell table:number-columns-repeated="1012"/>
        </table:table-row>
        <table:table-row table:style-name="ro1">
          <table:table-cell office:value-type="string">
            <text:p>Wing Commander III - Heart of the Tiger (Disc 2) (USA)</text:p>
          </table:table-cell>
          <table:table-cell office:value-type="float" office:value="1995">
            <text:p>1995</text:p>
          </table:table-cell>
          <table:table-cell office:value-type="string">
            <text:p>ESRB - T (Teen)</text:p>
          </table:table-cell>
          <table:table-cell office:value-type="string">
            <text:p>Wing Commander III - Heart of the Tiger Disc 2</text:p>
          </table:table-cell>
          <table:table-cell table:number-columns-repeated="2" office:value-type="string">
            <text:p>ORIGIN Systems, Inc.</text:p>
          </table:table-cell>
          <table:table-cell office:value-type="string">
            <text:p>Flying</text:p>
          </table:table-cell>
          <table:table-cell office:value-type="string">
            <text:p>4.3</text:p>
          </table:table-cell>
          <table:table-cell office:value-type="string">
            <text:p>1 Player</text:p>
          </table:table-cell>
          <table:table-cell office:value-type="string">
            <text:p>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Wing Commander III - Heart of the Tiger (Disc 2) (USA)&quot;&gt; &lt;year&gt;1995&lt;/year&gt; &lt;rating&gt;ESRB - T (Teen)&lt;/rating&gt; &lt;title&gt;Wing Commander III - Heart of the Tiger Disc 2&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
            <text:p>&lt;game name="Wing Commander III - Heart of the Tiger (Disc 2) (USA)"&gt; &lt;year&gt;1995&lt;/year&gt; &lt;rating&gt;ESRB - T (Teen)&lt;/rating&gt; &lt;title&gt;Wing Commander III - Heart of the Tiger Disc 2&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text:p>
          </table:table-cell>
          <table:table-cell table:number-columns-repeated="1012"/>
        </table:table-row>
        <table:table-row table:style-name="ro1">
          <table:table-cell office:value-type="string">
            <text:p>Wing Commander III - Heart of the Tiger (Disc 3) (USA)</text:p>
          </table:table-cell>
          <table:table-cell office:value-type="float" office:value="1995">
            <text:p>1995</text:p>
          </table:table-cell>
          <table:table-cell office:value-type="string">
            <text:p>ESRB - T (Teen)</text:p>
          </table:table-cell>
          <table:table-cell office:value-type="string">
            <text:p>Wing Commander III - Heart of the Tiger Disc 3</text:p>
          </table:table-cell>
          <table:table-cell table:number-columns-repeated="2" office:value-type="string">
            <text:p>ORIGIN Systems, Inc.</text:p>
          </table:table-cell>
          <table:table-cell office:value-type="string">
            <text:p>Flying</text:p>
          </table:table-cell>
          <table:table-cell office:value-type="string">
            <text:p>4.3</text:p>
          </table:table-cell>
          <table:table-cell office:value-type="string">
            <text:p>1 Player</text:p>
          </table:table-cell>
          <table:table-cell office:value-type="string">
            <text:p>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Wing Commander III - Heart of the Tiger (Disc 3) (USA)&quot;&gt; &lt;year&gt;1995&lt;/year&gt; &lt;rating&gt;ESRB - T (Teen)&lt;/rating&gt; &lt;title&gt;Wing Commander III - Heart of the Tiger Disc 3&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
            <text:p>&lt;game name="Wing Commander III - Heart of the Tiger (Disc 3) (USA)"&gt; &lt;year&gt;1995&lt;/year&gt; &lt;rating&gt;ESRB - T (Teen)&lt;/rating&gt; &lt;title&gt;Wing Commander III - Heart of the Tiger Disc 3&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text:p>
          </table:table-cell>
          <table:table-cell table:number-columns-repeated="1012"/>
        </table:table-row>
        <table:table-row table:style-name="ro1">
          <table:table-cell office:value-type="string">
            <text:p>Wing Commander III - Heart of the Tiger (Disc 4) (USA)</text:p>
          </table:table-cell>
          <table:table-cell office:value-type="float" office:value="1995">
            <text:p>1995</text:p>
          </table:table-cell>
          <table:table-cell office:value-type="string">
            <text:p>ESRB - T (Teen)</text:p>
          </table:table-cell>
          <table:table-cell office:value-type="string">
            <text:p>Wing Commander III - Heart of the Tiger Disc 4</text:p>
          </table:table-cell>
          <table:table-cell table:number-columns-repeated="2" office:value-type="string">
            <text:p>ORIGIN Systems, Inc.</text:p>
          </table:table-cell>
          <table:table-cell office:value-type="string">
            <text:p>Flying</text:p>
          </table:table-cell>
          <table:table-cell office:value-type="string">
            <text:p>4.3</text:p>
          </table:table-cell>
          <table:table-cell office:value-type="string">
            <text:p>1 Player</text:p>
          </table:table-cell>
          <table:table-cell office:value-type="string">
            <text:p>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Wing Commander III - Heart of the Tiger (Disc 4) (USA)&quot;&gt; &lt;year&gt;1995&lt;/year&gt; &lt;rating&gt;ESRB - T (Teen)&lt;/rating&gt; &lt;title&gt;Wing Commander III - Heart of the Tiger Disc 4&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
            <text:p>&lt;game name="Wing Commander III - Heart of the Tiger (Disc 4) (USA)"&gt; &lt;year&gt;1995&lt;/year&gt; &lt;rating&gt;ESRB - T (Teen)&lt;/rating&gt; &lt;title&gt;Wing Commander III - Heart of the Tiger Disc 4&lt;/title&gt; &lt;pub&gt;ORIGIN Systems, Inc.&lt;/pub&gt; &lt;dev&gt;ORIGIN Systems, Inc.&lt;/dev&gt; &lt;genre&gt;Flying&lt;/genre&gt; &lt;score&gt;4.3&lt;/score&gt; &lt;player&gt;1 Player&lt;/player&gt; &lt;story&gt;The war against the Kilrathi is going badly for the Confederation. Its flagship, the Concordia, has been destroyed, battles are lost on all fronts. War hero Colonel Christopher Blair is transferred to the old carrier Victory. Take the role of Blair and ensure the success of the Confederation's last-ditch attempt for victory: the destruction of the Kilrathi homeworld . . ****Wing Commander III has the usual mix of space battles and cinematic storytelling. Changes from the first two games include SVGA graphics, the use of texture-mapped polygons instead of bitmaps for spaceflight sequences and real Hollywood actors appearing in the cinematic scenes.&lt;/story&gt; &lt;/game&gt;</text:p>
          </table:table-cell>
          <table:table-cell table:number-columns-repeated="1012"/>
        </table:table-row>
        <table:table-row table:style-name="ro1">
          <table:table-cell office:value-type="string">
            <text:p>Wolfenstein 3D (USA)</text:p>
          </table:table-cell>
          <table:table-cell office:value-type="float" office:value="1994">
            <text:p>1994</text:p>
          </table:table-cell>
          <table:table-cell office:value-type="string">
            <text:p>ESRB - M (Mature)</text:p>
          </table:table-cell>
          <table:table-cell office:value-type="string">
            <text:p>Wolfenstein 3D</text:p>
          </table:table-cell>
          <table:table-cell office:value-type="string">
            <text:p>Interplay Productions, Inc.</text:p>
          </table:table-cell>
          <table:table-cell office:value-type="string">
            <text:p>id Software, Inc.</text:p>
          </table:table-cell>
          <table:table-cell office:value-type="string">
            <text:p>Action</text:p>
          </table:table-cell>
          <table:table-cell office:value-type="string">
            <text:p>4.3</text:p>
          </table:table-cell>
          <table:table-cell office:value-type="string">
            <text:p>1 Player</text:p>
          </table:table-cell>
          <table:table-cell office:value-type="string">
            <text:p>Inspired by the top-down infiltration game Castle Wolfenstein, this episodic first-person shooter (FPS) puts the player in the boots of <text:s/>B.J. Blazkowicz, an allied spy. There are six episodes (the first distributed complete as shareware), the second, and the third available after registration and the three final missions (which happen before the events of the first episode) available in the "Nocturnal Missions" pack. However, they do not need to be played in sequence to be enjoyed!****In the first episode (Escape from Wolfenstein), B.J. was captured, but overpowered a guard with the help of a concealed knife and managed to get out of his cell. Throughout the next nine levels the player guides B.J. searching for an escape from Wolfenstein, guarded by Hans Grosse. After returning to Allied territory, B.J. is given the instructions to Operation: Eisenfaust, where he has to stop Dr. Schabbs and his army of mutant prototypes before they are released into the battlefields. The final mission (Die, Führer, Die!) has a simple goal: infiltrate the bunker under the Reichstag, and terminate Hitler (in a robotic suit) himself. The Nocturnal Missions are focused on the Nazi plans for chemical warfare, and start with Dark Secret, where B.J. hunts for lead researcher Dr. Otto Giftmacher. It's followed by Trail of the Madman, where the goal is capturing the war plans guarded by Gretel Grosse, and the final episode Confrontation, where B.J. meets General Fettgesicht, the planner for the chemical assault.****Each episode has nine levels (eight regular and a final boss level), plus a secret level activated by an hidden switch somewhere in the eight first levels. Regular levels often feature a maze-like appearance or large areas with many enemies (the number of them on each area depends on the difficulty level), where the player must reach the exit elevator. To do so, he must kill the enemies (while it's possible to move behind the guards' backs and even there's a slight bonus in attacking them from behind, most enemies have to be dealt with by fire power), and depending on the level, activate "push walls" and/or get silver and golden keys to open certain doors.****Many objects can be found in a level, from medikits, chicken meals, and even dog food (to restore health), ammo and treasures, which solely exist for points. There are four weapons (knife, pistol, machine gun and Gatling), all of them using the same bullets except the knife. The knife and the pistol are given at the start of the level, while the machine gun is either found (usually in secret areas) or picked up from SS troopers and the Gatling is always dropped somewhere in the level. There are five kinds of enemies (excluding bosses) - Dogs (fast, but more a nuisance than life-threatening), Army Soldiers (dressed in regular brown outfit, not very powerful but usually found in large groups), Officers (dressed in white, armed with a very accurate pistol and tough to kill), SS Troopers (blue attire, armed with a machine gun and tough to kill), and Mutants (the rarest and toughest of regular enemies, pale-skinned troopers with green clothes and a machine gun stuck in their chest).****Unlike modern FPS games, the player has a number of lives and once the player loses the last life, the game ends. To win extra lives, the player has to either find the 1-up item in the level or get 20,000 points (by killing enemies and capturing treasures or completing a level below the 'par' time while killing all enemies, finding all secrets by pushing walls, and collecting all treasure points).</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Wolfenstein 3D (USA)&quot;&gt; &lt;year&gt;1994&lt;/year&gt; &lt;rating&gt;ESRB - M (Mature)&lt;/rating&gt; &lt;title&gt;Wolfenstein 3D&lt;/title&gt; &lt;pub&gt;Interplay Productions, Inc.&lt;/pub&gt; &lt;dev&gt;id Software, Inc.&lt;/dev&gt; &lt;genre&gt;Action&lt;/genre&gt; &lt;score&gt;4.3&lt;/score&gt; &lt;player&gt;1 Player&lt;/player&gt; &lt;story&gt;Inspired by the top-down infiltration game Castle Wolfenstein, this episodic first-person shooter (FPS) puts the player in the boots of  B.J. Blazkowicz, an allied spy. There are six episodes (the first distributed complete as shareware), the second, and the third available after registration and the three final missions (which happen before the events of the first episode) available in the &quot;Nocturnal Missions&quot; pack. However, they do not need to be played in sequence to be enjoyed!****In the first episode (Escape from Wolfenstein), B.J. was captured, but overpowered a guard with the help of a concealed knife and managed to get out of his cell. Throughout the next nine levels the player guides B.J. searching for an escape from Wolfenstein, guarded by Hans Grosse. After returning to Allied territory, B.J. is given the instructions to Operation: Eisenfaust, where he has to stop Dr. Schabbs and his army of mutant prototypes before they are released into the battlefields. The final mission (Die, Führer, Die!) has a simple goal: infiltrate the bunker under the Reichstag, and terminate Hitler (in a robotic suit) himself. The Nocturnal Missions are focused on the Nazi plans for chemical warfare, and start with Dark Secret, where B.J. hunts for lead researcher Dr. Otto Giftmacher. It's followed by Trail of the Madman, where the goal is capturing the war plans guarded by Gretel Grosse, and the final episode Confrontation, where B.J. meets General Fettgesicht, the planner for the chemical assault.****Each episode has nine levels (eight regular and a final boss level), plus a secret level activated by an hidden switch somewhere in the eight first levels. Regular levels often feature a maze-like appearance or large areas with many enemies (the number of them on each area depends on the difficulty level), where the player must reach the exit elevator. To do so, he must kill the enemies (while it's possible to move behind the guards' backs and even there's a slight bonus in attacking them from behind, most enemies have to be dealt with by fire power), and depending on the level, activate &quot;push walls&quot; and/or get silver and golden keys to open certain doors.****Many objects can be found in a level, from medikits, chicken meals, and even dog food (to restore health), ammo and treasures, which solely exist for points. There are four weapons (knife, pistol, machine gun and Gatling), all of them using the same bullets except the knife. The knife and the pistol are given at the start of the level, while the machine gun is either found (usually in secret areas) or picked up from SS troopers and the Gatling is always dropped somewhere in the level. There are five kinds of enemies (excluding bosses) - Dogs (fast, but more a nuisance than life-threatening), Army Soldiers (dressed in regular brown outfit, not very powerful but usually found in large groups), Officers (dressed in white, armed with a very accurate pistol and tough to kill), SS Troopers (blue attire, armed with a machine gun and tough to kill), and Mutants (the rarest and toughest of regular enemies, pale-skinned troopers with green clothes and a machine gun stuck in their chest).****Unlike modern FPS games, the player has a number of lives and once the player loses the last life, the game ends. To win extra lives, the player has to either find the 1-up item in the level or get 20,000 points (by killing enemies and capturing treasures or completing a level below the 'par' time while killing all enemies, finding all secrets by pushing walls, and collecting all treasure points).&lt;/story&gt; &lt;/game&gt;">
            <text:p>&lt;game name="Wolfenstein 3D (USA)"&gt; &lt;year&gt;1994&lt;/year&gt; &lt;rating&gt;ESRB - M (Mature)&lt;/rating&gt; &lt;title&gt;Wolfenstein 3D&lt;/title&gt; &lt;pub&gt;Interplay Productions, Inc.&lt;/pub&gt; &lt;dev&gt;id Software, Inc.&lt;/dev&gt; &lt;genre&gt;Action&lt;/genre&gt; &lt;score&gt;4.3&lt;/score&gt; &lt;player&gt;1 Player&lt;/player&gt; &lt;story&gt;Inspired by the top-down infiltration game Castle Wolfenstein, this episodic first-person shooter (FPS) puts the player in the boots of <text:s/>B.J. Blazkowicz, an allied spy. There are six episodes (the first distributed complete as shareware), the second, and the third available after registration and the three final missions (which happen before the events of the first episode) available in the "Nocturnal Missions" pack. However, they do not need to be played in sequence to be enjoyed!****In the first episode (Escape from Wolfenstein), B.J. was captured, but overpowered a guard with the help of a concealed knife and managed to get out of his cell. Throughout the next nine levels the player guides B.J. searching for an escape from Wolfenstein, guarded by Hans Grosse. After returning to Allied territory, B.J. is given the instructions to Operation: Eisenfaust, where he has to stop Dr. Schabbs and his army of mutant prototypes before they are released into the battlefields. The final mission (Die, Führer, Die!) has a simple goal: infiltrate the bunker under the Reichstag, and terminate Hitler (in a robotic suit) himself. The Nocturnal Missions are focused on the Nazi plans for chemical warfare, and start with Dark Secret, where B.J. hunts for lead researcher Dr. Otto Giftmacher. It's followed by Trail of the Madman, where the goal is capturing the war plans guarded by Gretel Grosse, and the final episode Confrontation, where B.J. meets General Fettgesicht, the planner for the chemical assault.****Each episode has nine levels (eight regular and a final boss level), plus a secret level activated by an hidden switch somewhere in the eight first levels. Regular levels often feature a maze-like appearance or large areas with many enemies (the number of them on each area depends on the difficulty level), where the player must reach the exit elevator. To do so, he must kill the enemies (while it's possible to move behind the guards' backs and even there's a slight bonus in attacking them from behind, most enemies have to be dealt with by fire power), and depending on the level, activate "push walls" and/or get silver and golden keys to open certain doors.****Many objects can be found in a level, from medikits, chicken meals, and even dog food (to restore health), ammo and treasures, which solely exist for points. There are four weapons (knife, pistol, machine gun and Gatling), all of them using the same bullets except the knife. The knife and the pistol are given at the start of the level, while the machine gun is either found (usually in secret areas) or picked up from SS troopers and the Gatling is always dropped somewhere in the level. There are five kinds of enemies (excluding bosses) - Dogs (fast, but more a nuisance than life-threatening), Army Soldiers (dressed in regular brown outfit, not very powerful but usually found in large groups), Officers (dressed in white, armed with a very accurate pistol and tough to kill), SS Troopers (blue attire, armed with a machine gun and tough to kill), and Mutants (the rarest and toughest of regular enemies, pale-skinned troopers with green clothes and a machine gun stuck in their chest).****Unlike modern FPS games, the player has a number of lives and once the player loses the last life, the game ends. To win extra lives, the player has to either find the 1-up item in the level or get 20,000 points (by killing enemies and capturing treasures or completing a level below the 'par' time while killing all enemies, finding all secrets by pushing walls, and collecting all treasure points).&lt;/story&gt; &lt;/game&gt;</text:p>
          </table:table-cell>
          <table:table-cell table:number-columns-repeated="1012"/>
        </table:table-row>
        <table:table-row table:style-name="ro1">
          <table:table-cell office:value-type="string">
            <text:p>World Cup Golf - Hyatt Dorado Beach (USA)</text:p>
          </table:table-cell>
          <table:table-cell office:value-type="float" office:value="1994">
            <text:p>1994</text:p>
          </table:table-cell>
          <table:table-cell office:value-type="string">
            <text:p>ESRB - E (Everyone)</text:p>
          </table:table-cell>
          <table:table-cell office:value-type="string">
            <text:p>World Cup Golf - Hyatt Dorado Beach</text:p>
          </table:table-cell>
          <table:table-cell office:value-type="string">
            <text:p>U.S. Gold Ltd.</text:p>
          </table:table-cell>
          <table:table-cell office:value-type="string">
            <text:p>Arc Developments</text:p>
          </table:table-cell>
          <table:table-cell office:value-type="string">
            <text:p>Sports/Golf</text:p>
          </table:table-cell>
          <table:table-cell office:value-type="string">
            <text:p>3.9</text:p>
          </table:table-cell>
          <table:table-cell office:value-type="string">
            <text:p>1 Player</text:p>
          </table:table-cell>
          <table:table-cell office:value-type="string">
            <text:p>World Cup Golf takes the player to Puerto Rico's own Hyatt Dorado Beach Golf Course as they can choose from a bevy of fictional golfers or create their own in 18 rounds of golf. <text:s/>There are 15 types of tournaments to choose from including skins, medal and stableford to name a few. Players can also practice their swing on the driving range.****Players can also customize weather conditions as well as choose from a plethora of camera shots including the "Ball Cam" that follows the ball to its location. <text:s/>Like many golf games, a meter is used to determine the accuracy and the power of the players swing and also features in-game commentary.</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World Cup Golf - Hyatt Dorado Beach (USA)&quot;&gt; &lt;year&gt;1994&lt;/year&gt; &lt;rating&gt;ESRB - E (Everyone)&lt;/rating&gt; &lt;title&gt;World Cup Golf - Hyatt Dorado Beach&lt;/title&gt; &lt;pub&gt;U.S. Gold Ltd.&lt;/pub&gt; &lt;dev&gt;Arc Developments&lt;/dev&gt; &lt;genre&gt;Sports/Golf&lt;/genre&gt; &lt;score&gt;3.9&lt;/score&gt; &lt;player&gt;1 Player&lt;/player&gt; &lt;story&gt;World Cup Golf takes the player to Puerto Rico's own Hyatt Dorado Beach Golf Course as they can choose from a bevy of fictional golfers or create their own in 18 rounds of golf.  There are 15 types of tournaments to choose from including skins, medal and stableford to name a few. Players can also practice their swing on the driving range.****Players can also customize weather conditions as well as choose from a plethora of camera shots including the &quot;Ball Cam&quot; that follows the ball to its location.  Like many golf games, a meter is used to determine the accuracy and the power of the players swing and also features in-game commentary.&lt;/story&gt; &lt;/game&gt;">
            <text:p>&lt;game name="World Cup Golf - Hyatt Dorado Beach (USA)"&gt; &lt;year&gt;1994&lt;/year&gt; &lt;rating&gt;ESRB - E (Everyone)&lt;/rating&gt; &lt;title&gt;World Cup Golf - Hyatt Dorado Beach&lt;/title&gt; &lt;pub&gt;U.S. Gold Ltd.&lt;/pub&gt; &lt;dev&gt;Arc Developments&lt;/dev&gt; &lt;genre&gt;Sports/Golf&lt;/genre&gt; &lt;score&gt;3.9&lt;/score&gt; &lt;player&gt;1 Player&lt;/player&gt; &lt;story&gt;World Cup Golf takes the player to Puerto Rico's own Hyatt Dorado Beach Golf Course as they can choose from a bevy of fictional golfers or create their own in 18 rounds of golf. <text:s/>There are 15 types of tournaments to choose from including skins, medal and stableford to name a few. Players can also practice their swing on the driving range.****Players can also customize weather conditions as well as choose from a plethora of camera shots including the "Ball Cam" that follows the ball to its location. <text:s/>Like many golf games, a meter is used to determine the accuracy and the power of the players swing and also features in-game commentary.&lt;/story&gt; &lt;/game&gt;</text:p>
          </table:table-cell>
          <table:table-cell table:number-columns-repeated="1012"/>
        </table:table-row>
        <table:table-row table:style-name="ro1">
          <table:table-cell office:value-type="string">
            <text:p>Yuu Yuu Hakusho (Japan)</text:p>
          </table:table-cell>
          <table:table-cell office:value-type="float" office:value="1994">
            <text:p>1994</text:p>
          </table:table-cell>
          <table:table-cell office:value-type="string">
            <text:p>ESRB - T (Teen)</text:p>
          </table:table-cell>
          <table:table-cell office:value-type="string">
            <text:p>Yuu Yuu Hakusho</text:p>
          </table:table-cell>
          <table:table-cell office:value-type="string">
            <text:p>Hudson Soft</text:p>
          </table:table-cell>
          <table:table-cell office:value-type="string">
            <text:p>Tomy</text:p>
          </table:table-cell>
          <table:table-cell office:value-type="string">
            <text:p>Fighter</text:p>
          </table:table-cell>
          <table:table-cell office:value-type="string">
            <text:p>4.3</text:p>
          </table:table-cell>
          <table:table-cell office:value-type="string">
            <text:p>1-2 Players</text:p>
          </table:table-cell>
          <table:table-cell office:value-type="string">
            <text:p>No Description Available!</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Yuu Yuu Hakusho (Japan)&quot;&gt; &lt;year&gt;1994&lt;/year&gt; &lt;rating&gt;ESRB - T (Teen)&lt;/rating&gt; &lt;title&gt;Yuu Yuu Hakusho&lt;/title&gt; &lt;pub&gt;Hudson Soft&lt;/pub&gt; &lt;dev&gt;Tomy&lt;/dev&gt; &lt;genre&gt;Fighter&lt;/genre&gt; &lt;score&gt;4.3&lt;/score&gt; &lt;player&gt;1-2 Players&lt;/player&gt; &lt;story&gt;No Description Available!&lt;/story&gt; &lt;/game&gt;">
            <text:p>&lt;game name="Yuu Yuu Hakusho (Japan)"&gt; &lt;year&gt;1994&lt;/year&gt; &lt;rating&gt;ESRB - T (Teen)&lt;/rating&gt; &lt;title&gt;Yuu Yuu Hakusho&lt;/title&gt; &lt;pub&gt;Hudson Soft&lt;/pub&gt; &lt;dev&gt;Tomy&lt;/dev&gt; &lt;genre&gt;Fighter&lt;/genre&gt; &lt;score&gt;4.3&lt;/score&gt; &lt;player&gt;1-2 Players&lt;/player&gt; &lt;story&gt;No Description Available!&lt;/story&gt; &lt;/game&gt;</text:p>
          </table:table-cell>
          <table:table-cell table:number-columns-repeated="1012"/>
        </table:table-row>
        <table:table-row table:style-name="ro1">
          <table:table-cell office:value-type="string">
            <text:p>Zhadnost - The Peoples Party (USA, Europe)</text:p>
          </table:table-cell>
          <table:table-cell office:value-type="float" office:value="1995">
            <text:p>1995</text:p>
          </table:table-cell>
          <table:table-cell office:value-type="string">
            <text:p>ESRB - E (Everyone)</text:p>
          </table:table-cell>
          <table:table-cell office:value-type="string">
            <text:p>Zhadnost - The Peoples Party</text:p>
          </table:table-cell>
          <table:table-cell table:number-columns-repeated="2" office:value-type="string">
            <text:p>Studio 3DO</text:p>
          </table:table-cell>
          <table:table-cell office:value-type="string">
            <text:p>Puzzle</text:p>
          </table:table-cell>
          <table:table-cell office:value-type="string">
            <text:p>3.5</text:p>
          </table:table-cell>
          <table:table-cell office:value-type="string">
            <text:p>1-4 Players</text:p>
          </table:table-cell>
          <table:table-cell office:value-type="string">
            <text:p>Welcome to Zhadnost the "Most popular game on Bizzarnian state run television"! Bizzarnia, a small communist nation has kidnapped contestants for this its favourite game show and is playing them against each other to compete for their freedom. <text:s/>****In this party game for two to four people you will be in near constant action. You will play mini-games with such names as Propaganda, and Eye Spy. Try to force your opponents into harder games and uncover secrets about their characters. <text:s/>All characters are live action including the host.</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Zhadnost - The Peoples Party (USA, Europe)&quot;&gt; &lt;year&gt;1995&lt;/year&gt; &lt;rating&gt;ESRB - E (Everyone)&lt;/rating&gt; &lt;title&gt;Zhadnost - The Peoples Party&lt;/title&gt; &lt;pub&gt;Studio 3DO&lt;/pub&gt; &lt;dev&gt;Studio 3DO&lt;/dev&gt; &lt;genre&gt;Puzzle&lt;/genre&gt; &lt;score&gt;3.5&lt;/score&gt; &lt;player&gt;1-4 Players&lt;/player&gt; &lt;story&gt;Welcome to Zhadnost the &quot;Most popular game on Bizzarnian state run television&quot;! Bizzarnia, a small communist nation has kidnapped contestants for this its favourite game show and is playing them against each other to compete for their freedom.  ****In this party game for two to four people you will be in near constant action. You will play mini-games with such names as Propaganda, and Eye Spy. Try to force your opponents into harder games and uncover secrets about their characters.  All characters are live action including the host.&lt;/story&gt; &lt;/game&gt;">
            <text:p>&lt;game name="Zhadnost - The Peoples Party (USA, Europe)"&gt; &lt;year&gt;1995&lt;/year&gt; &lt;rating&gt;ESRB - E (Everyone)&lt;/rating&gt; &lt;title&gt;Zhadnost - The Peoples Party&lt;/title&gt; &lt;pub&gt;Studio 3DO&lt;/pub&gt; &lt;dev&gt;Studio 3DO&lt;/dev&gt; &lt;genre&gt;Puzzle&lt;/genre&gt; &lt;score&gt;3.5&lt;/score&gt; &lt;player&gt;1-4 Players&lt;/player&gt; &lt;story&gt;Welcome to Zhadnost the "Most popular game on Bizzarnian state run television"! Bizzarnia, a small communist nation has kidnapped contestants for this its favourite game show and is playing them against each other to compete for their freedom. <text:s/>****In this party game for two to four people you will be in near constant action. You will play mini-games with such names as Propaganda, and Eye Spy. Try to force your opponents into harder games and uncover secrets about their characters. <text:s/>All characters are live action including the host.&lt;/story&gt; &lt;/game&gt;</text:p>
          </table:table-cell>
          <table:table-cell table:number-columns-repeated="1012"/>
        </table:table-row>
        <table:table-row table:style-name="ro1" table:number-rows-repeated="1048359">
          <table:table-cell table:number-columns-repeated="1023"/>
        </table:table-row>
        <table:table-row table:style-name="ro1">
          <table:table-cell table:number-columns-repeated="1023"/>
        </table:table-row>
      </table:table>
      <table:database-ranges>
        <table:database-range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1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2T22:15:46.43</dc:date>
    <meta:editing-duration>PT1H37M48S</meta:editing-duration>
    <meta:editing-cycles>11</meta:editing-cycles>
    <meta:document-statistic meta:table-count="1" meta:cell-count="2376" meta:object-count="0"/>
  </office:meta>
</office:document-meta>
</file>